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531cm"/>
    </style:style>
    <style:style style:name="co2" style:family="table-column">
      <style:table-column-properties fo:break-before="auto" style:column-width="2.858cm"/>
    </style:style>
    <style:style style:name="co3" style:family="table-column">
      <style:table-column-properties fo:break-before="auto" style:column-width="2.665cm"/>
    </style:style>
    <style:style style:name="co4" style:family="table-column">
      <style:table-column-properties fo:break-before="auto" style:column-width="3.306cm"/>
    </style:style>
    <style:style style:name="co5" style:family="table-column">
      <style:table-column-properties fo:break-before="auto" style:column-width="2.729cm"/>
    </style:style>
    <style:style style:name="co6" style:family="table-column">
      <style:table-column-properties fo:break-before="auto" style:column-width="3.339cm"/>
    </style:style>
    <style:style style:name="co7" style:family="table-column">
      <style:table-column-properties fo:break-before="auto" style:column-width="2.76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number-columns-repeated="4" table:default-cell-style-name="Default"/>
        <table:table-column table:style-name="co2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row table:style-name="ro1">
          <table:table-cell/>
          <table:table-cell office:value-type="string" calcext:value-type="string">
            <text:p>ccp</text:p>
          </table:table-cell>
          <table:table-cell office:value-type="string" calcext:value-type="string">
            <text:p>cddce</text:p>
          </table:table-cell>
          <table:table-cell office:value-type="string" calcext:value-type="string">
            <text:p>cdtor</text:p>
          </table:table-cell>
          <table:table-cell office:value-type="string" calcext:value-type="string">
            <text:p>copyprop</text:p>
          </table:table-cell>
          <table:table-cell office:value-type="string" calcext:value-type="string">
            <text:p>copyrename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devirt</text:p>
          </table:table-cell>
          <table:table-cell office:value-type="string" calcext:value-type="string">
            <text:p>ealias</text:p>
          </table:table-cell>
          <table:table-cell office:value-type="string" calcext:value-type="string">
            <text:p>early_optimizations</text:p>
          </table:table-cell>
          <table:table-cell office:value-type="string" calcext:value-type="string">
            <text:p>ehcleanup</text:p>
          </table:table-cell>
          <table:table-cell office:value-type="string" calcext:value-type="string">
            <text:p>einline</text:p>
          </table:table-cell>
          <table:table-cell office:value-type="string" calcext:value-type="string">
            <text:p>eipa_sra</text:p>
          </table:table-cell>
          <table:table-cell office:value-type="string" calcext:value-type="string">
            <text:p>emutls</text:p>
          </table:table-cell>
          <table:table-cell office:value-type="string" calcext:value-type="string">
            <text:p>esra</text:p>
          </table:table-cell>
          <table:table-cell office:value-type="string" calcext:value-type="string">
            <text:p>fnsplit</text:p>
          </table:table-cell>
          <table:table-cell office:value-type="string" calcext:value-type="string">
            <text:p>forwprop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increase_alignment</text:p>
          </table:table-cell>
          <table:table-cell office:value-type="string" calcext:value-type="string">
            <text:p>inline</text:p>
          </table:table-cell>
          <table:table-cell office:value-type="string" calcext:value-type="string">
            <text:p>inline_param</text:p>
          </table:table-cell>
          <table:table-cell office:value-type="string" calcext:value-type="string">
            <text:p>local-pure-const</text:p>
          </table:table-cell>
          <table:table-cell office:value-type="string" calcext:value-type="string">
            <text:p>mergephi</text:p>
          </table:table-cell>
          <table:table-cell office:value-type="string" calcext:value-type="string">
            <text:p>profile</text:p>
          </table:table-cell>
          <table:table-cell office:value-type="string" calcext:value-type="string">
            <text:p>profile_estimate</text:p>
          </table:table-cell>
          <table:table-cell office:value-type="string" calcext:value-type="string">
            <text:p>release_ssa</text:p>
          </table:table-cell>
          <table:table-cell office:value-type="string" calcext:value-type="string">
            <text:p>switchconv</text:p>
          </table:table-cell>
          <table:table-cell office:value-type="string" calcext:value-type="string">
            <text:p>tailr</text:p>
          </table:table-cell>
          <table:table-cell office:value-type="string" calcext:value-type="string">
            <text:p>tmipa</text:p>
          </table:table-cell>
          <table:table-cell office:value-type="string" calcext:value-type="string">
            <text:p>whole-program</text:p>
          </table:table-cell>
        </table:table-row>
        <table:table-row table:style-name="ro1">
          <table:table-cell office:value-type="string" calcext:value-type="string">
            <text:p>2dfir</text:p>
          </table:table-cell>
          <table:table-cell office:value-type="float" office:value="-0.450898811319678" calcext:value-type="float">
            <text:p>-0.4508988113</text:p>
          </table:table-cell>
          <table:table-cell office:value-type="float" office:value="1.37082759218768" calcext:value-type="float">
            <text:p>1.3708275922</text:p>
          </table:table-cell>
          <table:table-cell office:value-type="float" office:value="-0.0433541737040159" calcext:value-type="float">
            <text:p>-0.0433541737</text:p>
          </table:table-cell>
          <table:table-cell office:value-type="float" office:value="0.902570167624397" calcext:value-type="float">
            <text:p>0.9025701676</text:p>
          </table:table-cell>
          <table:table-cell office:value-type="float" office:value="1.54309799392916" calcext:value-type="float">
            <text:p>1.5430979939</text:p>
          </table:table-cell>
          <table:table-cell office:value-type="float" office:value="-0.00550953659001504" calcext:value-type="float">
            <text:p>-0.0055095366</text:p>
          </table:table-cell>
          <table:table-cell office:value-type="float" office:value="-0.41561457875802" calcext:value-type="float">
            <text:p>-0.4156145788</text:p>
          </table:table-cell>
          <table:table-cell office:value-type="float" office:value="-0.251397793841551" calcext:value-type="float">
            <text:p>-0.2513977938</text:p>
          </table:table-cell>
          <table:table-cell office:value-type="float" office:value="-2.47743682074603" calcext:value-type="float">
            <text:p>-2.4774368207</text:p>
          </table:table-cell>
          <table:table-cell office:value-type="float" office:value="1.06335142400242" calcext:value-type="float">
            <text:p>1.063351424</text:p>
          </table:table-cell>
          <table:table-cell office:value-type="float" office:value="0.934604005075125" calcext:value-type="float">
            <text:p>0.9346040051</text:p>
          </table:table-cell>
          <table:table-cell office:value-type="float" office:value="0.72515326234623" calcext:value-type="float">
            <text:p>0.7251532623</text:p>
          </table:table-cell>
          <table:table-cell office:value-type="float" office:value="0.0193313052503345" calcext:value-type="float">
            <text:p>0.0193313053</text:p>
          </table:table-cell>
          <table:table-cell office:value-type="float" office:value="-0.0756837456490832" calcext:value-type="float">
            <text:p>-0.0756837456</text:p>
          </table:table-cell>
          <table:table-cell office:value-type="float" office:value="1.73958698636862" calcext:value-type="float">
            <text:p>1.7395869864</text:p>
          </table:table-cell>
          <table:table-cell office:value-type="float" office:value="1.19445963628658" calcext:value-type="float">
            <text:p>1.1944596363</text:p>
          </table:table-cell>
          <table:table-cell office:value-type="float" office:value="0.0741890395044301" calcext:value-type="float">
            <text:p>0.0741890395</text:p>
          </table:table-cell>
          <table:table-cell office:value-type="float" office:value="-2.50211743492179" calcext:value-type="float">
            <text:p>-2.5021174349</text:p>
          </table:table-cell>
          <table:table-cell office:value-type="float" office:value="-1.05248965878118" calcext:value-type="float">
            <text:p>-1.0524896588</text:p>
          </table:table-cell>
          <table:table-cell office:value-type="float" office:value="0.352357823609242" calcext:value-type="float">
            <text:p>0.3523578236</text:p>
          </table:table-cell>
          <table:table-cell office:value-type="float" office:value="-1.23837351808918" calcext:value-type="float">
            <text:p>-1.2383735181</text:p>
          </table:table-cell>
          <table:table-cell office:value-type="float" office:value="0.73266618661199" calcext:value-type="float">
            <text:p>0.7326661866</text:p>
          </table:table-cell>
          <table:table-cell office:value-type="float" office:value="-0.0350495425178456" calcext:value-type="float">
            <text:p>-0.0350495425</text:p>
          </table:table-cell>
          <table:table-cell office:value-type="float" office:value="-0.585481571363339" calcext:value-type="float">
            <text:p>-0.5854815714</text:p>
          </table:table-cell>
          <table:table-cell office:value-type="float" office:value="0.344347262155949" calcext:value-type="float">
            <text:p>0.3443472622</text:p>
          </table:table-cell>
          <table:table-cell office:value-type="float" office:value="0.351900670446415" calcext:value-type="float">
            <text:p>0.3519006704</text:p>
          </table:table-cell>
          <table:table-cell office:value-type="float" office:value="-0.970380057513486" calcext:value-type="float">
            <text:p>-0.9703800575</text:p>
          </table:table-cell>
          <table:table-cell office:value-type="float" office:value="-1.61098586847411" calcext:value-type="float">
            <text:p>-1.6109858685</text:p>
          </table:table-cell>
          <table:table-cell office:value-type="float" office:value="0.683658057277535" calcext:value-type="float">
            <text:p>0.6836580573</text:p>
          </table:table-cell>
        </table:table-row>
        <table:table-row table:style-name="ro1">
          <table:table-cell office:value-type="string" calcext:value-type="string">
            <text:p>aha-compress</text:p>
          </table:table-cell>
          <table:table-cell office:value-type="float" office:value="-0.243152579145647" calcext:value-type="float">
            <text:p>-0.2431525791</text:p>
          </table:table-cell>
          <table:table-cell office:value-type="float" office:value="1.32953194647506" calcext:value-type="float">
            <text:p>1.3295319465</text:p>
          </table:table-cell>
          <table:table-cell office:value-type="float" office:value="-0.0635238681096204" calcext:value-type="float">
            <text:p>-0.0635238681</text:p>
          </table:table-cell>
          <table:table-cell office:value-type="float" office:value="0.0258538782931159" calcext:value-type="float">
            <text:p>0.0258538783</text:p>
          </table:table-cell>
          <table:table-cell office:value-type="float" office:value="0.696489308253645" calcext:value-type="float">
            <text:p>0.6964893083</text:p>
          </table:table-cell>
          <table:table-cell office:value-type="float" office:value="-0.0367005797308814" calcext:value-type="float">
            <text:p>-0.0367005797</text:p>
          </table:table-cell>
          <table:table-cell office:value-type="float" office:value="-0.405743958620847" calcext:value-type="float">
            <text:p>-0.4057439586</text:p>
          </table:table-cell>
          <table:table-cell office:value-type="float" office:value="-0.0159041907705444" calcext:value-type="float">
            <text:p>-0.0159041908</text:p>
          </table:table-cell>
          <table:table-cell office:value-type="float" office:value="-2.27417057579753" calcext:value-type="float">
            <text:p>-2.2741705758</text:p>
          </table:table-cell>
          <table:table-cell office:value-type="float" office:value="1.00508979442933" calcext:value-type="float">
            <text:p>1.0050897944</text:p>
          </table:table-cell>
          <table:table-cell office:value-type="float" office:value="0.657718655502185" calcext:value-type="float">
            <text:p>0.6577186555</text:p>
          </table:table-cell>
          <table:table-cell office:value-type="float" office:value="0.458415395859477" calcext:value-type="float">
            <text:p>0.4584153959</text:p>
          </table:table-cell>
          <table:table-cell office:value-type="float" office:value="-0.00733192238983894" calcext:value-type="float">
            <text:p>-0.0073319224</text:p>
          </table:table-cell>
          <table:table-cell office:value-type="float" office:value="-0.0205531566049733" calcext:value-type="float">
            <text:p>-0.0205531566</text:p>
          </table:table-cell>
          <table:table-cell office:value-type="float" office:value="1.65586659806367" calcext:value-type="float">
            <text:p>1.6558665981</text:p>
          </table:table-cell>
          <table:table-cell office:value-type="float" office:value="1.15029189651191" calcext:value-type="float">
            <text:p>1.1502918965</text:p>
          </table:table-cell>
          <table:table-cell office:value-type="float" office:value="0.880171102498574" calcext:value-type="float">
            <text:p>0.8801711025</text:p>
          </table:table-cell>
          <table:table-cell office:value-type="float" office:value="-2.5084818950263" calcext:value-type="float">
            <text:p>-2.508481895</text:p>
          </table:table-cell>
          <table:table-cell office:value-type="float" office:value="-0.991885810844387" calcext:value-type="float">
            <text:p>-0.9918858108</text:p>
          </table:table-cell>
          <table:table-cell office:value-type="float" office:value="0.323103228307802" calcext:value-type="float">
            <text:p>0.3231032283</text:p>
          </table:table-cell>
          <table:table-cell office:value-type="float" office:value="-1.17745258128318" calcext:value-type="float">
            <text:p>-1.1774525813</text:p>
          </table:table-cell>
          <table:table-cell office:value-type="float" office:value="0.757296655853077" calcext:value-type="float">
            <text:p>0.7572966559</text:p>
          </table:table-cell>
          <table:table-cell office:value-type="float" office:value="-0.0927344870941906" calcext:value-type="float">
            <text:p>-0.0927344871</text:p>
          </table:table-cell>
          <table:table-cell office:value-type="float" office:value="0.0485886220582872" calcext:value-type="float">
            <text:p>0.0485886221</text:p>
          </table:table-cell>
          <table:table-cell office:value-type="float" office:value="0.415570673260888" calcext:value-type="float">
            <text:p>0.4155706733</text:p>
          </table:table-cell>
          <table:table-cell office:value-type="float" office:value="0.124284242022782" calcext:value-type="float">
            <text:p>0.124284242</text:p>
          </table:table-cell>
          <table:table-cell office:value-type="float" office:value="-0.264765663398442" calcext:value-type="float">
            <text:p>-0.2647656634</text:p>
          </table:table-cell>
          <table:table-cell office:value-type="float" office:value="-1.64459687883809" calcext:value-type="float">
            <text:p>-1.6445968788</text:p>
          </table:table-cell>
          <table:table-cell office:value-type="float" office:value="0.695336088574656" calcext:value-type="float">
            <text:p>0.6953360886</text:p>
          </table:table-cell>
        </table:table-row>
        <table:table-row table:style-name="ro1">
          <table:table-cell office:value-type="string" calcext:value-type="string">
            <text:p>aha-mont64</text:p>
          </table:table-cell>
          <table:table-cell office:value-type="float" office:value="-25.2357219657598" calcext:value-type="float">
            <text:p>-25.2357219658</text:p>
          </table:table-cell>
          <table:table-cell office:value-type="float" office:value="-7.504208390836" calcext:value-type="float">
            <text:p>-7.5042083908</text:p>
          </table:table-cell>
          <table:table-cell office:value-type="float" office:value="0.447480009608625" calcext:value-type="float">
            <text:p>0.4474800096</text:p>
          </table:table-cell>
          <table:table-cell office:value-type="float" office:value="-2.26692811362619" calcext:value-type="float">
            <text:p>-2.2669281136</text:p>
          </table:table-cell>
          <table:table-cell office:value-type="float" office:value="3.17496835499026" calcext:value-type="float">
            <text:p>3.174968355</text:p>
          </table:table-cell>
          <table:table-cell office:value-type="float" office:value="0.400650980542859" calcext:value-type="float">
            <text:p>0.4006509805</text:p>
          </table:table-cell>
          <table:table-cell office:value-type="float" office:value="0.139487938257102" calcext:value-type="float">
            <text:p>0.1394879383</text:p>
          </table:table-cell>
          <table:table-cell office:value-type="float" office:value="4.31001425544159" calcext:value-type="float">
            <text:p>4.3100142554</text:p>
          </table:table-cell>
          <table:table-cell office:value-type="float" office:value="-5.7266312282667" calcext:value-type="float">
            <text:p>-5.7266312283</text:p>
          </table:table-cell>
          <table:table-cell office:value-type="float" office:value="0.297898570165297" calcext:value-type="float">
            <text:p>0.2978985702</text:p>
          </table:table-cell>
          <table:table-cell office:value-type="float" office:value="7.72586102707851" calcext:value-type="float">
            <text:p>7.7258610271</text:p>
          </table:table-cell>
          <table:table-cell office:value-type="float" office:value="2.42876796522504" calcext:value-type="float">
            <text:p>2.4287679652</text:p>
          </table:table-cell>
          <table:table-cell office:value-type="float" office:value="-0.262567122715525" calcext:value-type="float">
            <text:p>-0.2625671227</text:p>
          </table:table-cell>
          <table:table-cell office:value-type="float" office:value="-2.05441659621747" calcext:value-type="float">
            <text:p>-2.0544165962</text:p>
          </table:table-cell>
          <table:table-cell office:value-type="float" office:value="1.20418869588954" calcext:value-type="float">
            <text:p>1.2041886959</text:p>
          </table:table-cell>
          <table:table-cell office:value-type="float" office:value="3.98688685726225" calcext:value-type="float">
            <text:p>3.9868868573</text:p>
          </table:table-cell>
          <table:table-cell office:value-type="float" office:value="-5.81204722662119" calcext:value-type="float">
            <text:p>-5.8120472266</text:p>
          </table:table-cell>
          <table:table-cell office:value-type="float" office:value="-1.80972272575248" calcext:value-type="float">
            <text:p>-1.8097227258</text:p>
          </table:table-cell>
          <table:table-cell office:value-type="float" office:value="-0.78514813961712" calcext:value-type="float">
            <text:p>-0.7851481396</text:p>
          </table:table-cell>
          <table:table-cell office:value-type="float" office:value="-1.76520751412018" calcext:value-type="float">
            <text:p>-1.7652075141</text:p>
          </table:table-cell>
          <table:table-cell office:value-type="float" office:value="-1.34061206309544" calcext:value-type="float">
            <text:p>-1.3406120631</text:p>
          </table:table-cell>
          <table:table-cell office:value-type="float" office:value="-5.0290213310431" calcext:value-type="float">
            <text:p>-5.029021331</text:p>
          </table:table-cell>
          <table:table-cell office:value-type="float" office:value="0.328449859008015" calcext:value-type="float">
            <text:p>0.328449859</text:p>
          </table:table-cell>
          <table:table-cell office:value-type="float" office:value="1.03193815580254" calcext:value-type="float">
            <text:p>1.0319381558</text:p>
          </table:table-cell>
          <table:table-cell office:value-type="float" office:value="0.810581679956436" calcext:value-type="float">
            <text:p>0.81058168</text:p>
          </table:table-cell>
          <table:table-cell office:value-type="float" office:value="2.49341613716552" calcext:value-type="float">
            <text:p>2.4934161372</text:p>
          </table:table-cell>
          <table:table-cell office:value-type="float" office:value="-9.11873498441552" calcext:value-type="float">
            <text:p>-9.1187349844</text:p>
          </table:table-cell>
          <table:table-cell office:value-type="float" office:value="-2.11679638494225" calcext:value-type="float">
            <text:p>-2.1167963849</text:p>
          </table:table-cell>
          <table:table-cell office:value-type="float" office:value="0.0425715984057909" calcext:value-type="float">
            <text:p>0.0425715984</text:p>
          </table:table-cell>
        </table:table-row>
        <table:table-row table:style-name="ro1">
          <table:table-cell office:value-type="string" calcext:value-type="string">
            <text:p>bs</text:p>
          </table:table-cell>
          <table:table-cell office:value-type="float" office:value="-0.465927255689369" calcext:value-type="float">
            <text:p>-0.4659272557</text:p>
          </table:table-cell>
          <table:table-cell office:value-type="float" office:value="1.44690600052591" calcext:value-type="float">
            <text:p>1.4469060005</text:p>
          </table:table-cell>
          <table:table-cell office:value-type="float" office:value="0.178839902616398" calcext:value-type="float">
            <text:p>0.1788399026</text:p>
          </table:table-cell>
          <table:table-cell office:value-type="float" office:value="-6.56209484999413" calcext:value-type="float">
            <text:p>-6.56209485</text:p>
          </table:table-cell>
          <table:table-cell office:value-type="float" office:value="0.703961591687241" calcext:value-type="float">
            <text:p>0.7039615917</text:p>
          </table:table-cell>
          <table:table-cell office:value-type="float" office:value="0.0822132565455964" calcext:value-type="float">
            <text:p>0.0822132565</text:p>
          </table:table-cell>
          <table:table-cell office:value-type="float" office:value="-0.398521150440808" calcext:value-type="float">
            <text:p>-0.3985211504</text:p>
          </table:table-cell>
          <table:table-cell office:value-type="float" office:value="0.0169276627147919" calcext:value-type="float">
            <text:p>0.0169276627</text:p>
          </table:table-cell>
          <table:table-cell office:value-type="float" office:value="-2.24372569853484" calcext:value-type="float">
            <text:p>-2.2437256985</text:p>
          </table:table-cell>
          <table:table-cell office:value-type="float" office:value="-0.68200268213461" calcext:value-type="float">
            <text:p>-0.6820026821</text:p>
          </table:table-cell>
          <table:table-cell office:value-type="float" office:value="-4.00316495439036" calcext:value-type="float">
            <text:p>-4.0031649544</text:p>
          </table:table-cell>
          <table:table-cell office:value-type="float" office:value="0.271139142008977" calcext:value-type="float">
            <text:p>0.271139142</text:p>
          </table:table-cell>
          <table:table-cell office:value-type="float" office:value="-1.83930095935786" calcext:value-type="float">
            <text:p>-1.8393009594</text:p>
          </table:table-cell>
          <table:table-cell office:value-type="float" office:value="-5.07779406999087" calcext:value-type="float">
            <text:p>-5.07779407</text:p>
          </table:table-cell>
          <table:table-cell office:value-type="float" office:value="-0.101103491657165" calcext:value-type="float">
            <text:p>-0.1011034917</text:p>
          </table:table-cell>
          <table:table-cell office:value-type="float" office:value="1.04300794849463" calcext:value-type="float">
            <text:p>1.0430079485</text:p>
          </table:table-cell>
          <table:table-cell office:value-type="float" office:value="-6.47471948413011" calcext:value-type="float">
            <text:p>-6.4747194841</text:p>
          </table:table-cell>
          <table:table-cell office:value-type="float" office:value="-2.51498102906199" calcext:value-type="float">
            <text:p>-2.5149810291</text:p>
          </table:table-cell>
          <table:table-cell office:value-type="float" office:value="-0.98392700349594" calcext:value-type="float">
            <text:p>-0.9839270035</text:p>
          </table:table-cell>
          <table:table-cell office:value-type="float" office:value="-2.92507439953189" calcext:value-type="float">
            <text:p>-2.9250743995</text:p>
          </table:table-cell>
          <table:table-cell office:value-type="float" office:value="-1.4030615937201" calcext:value-type="float">
            <text:p>-1.4030615937</text:p>
          </table:table-cell>
          <table:table-cell office:value-type="float" office:value="-4.42534074657716" calcext:value-type="float">
            <text:p>-4.4253407466</text:p>
          </table:table-cell>
          <table:table-cell office:value-type="float" office:value="0.0954592286232908" calcext:value-type="float">
            <text:p>0.0954592286</text:p>
          </table:table-cell>
          <table:table-cell office:value-type="float" office:value="4.69264272092271" calcext:value-type="float">
            <text:p>4.6926427209</text:p>
          </table:table-cell>
          <table:table-cell office:value-type="float" office:value="0.48279326572906" calcext:value-type="float">
            <text:p>0.4827932657</text:p>
          </table:table-cell>
          <table:table-cell office:value-type="float" office:value="0.0640180819204964" calcext:value-type="float">
            <text:p>0.0640180819</text:p>
          </table:table-cell>
          <table:table-cell office:value-type="float" office:value="-0.409947029361434" calcext:value-type="float">
            <text:p>-0.4099470294</text:p>
          </table:table-cell>
          <table:table-cell office:value-type="float" office:value="-1.72601197141355" calcext:value-type="float">
            <text:p>-1.7260119714</text:p>
          </table:table-cell>
          <table:table-cell office:value-type="float" office:value="-1.18857813680903" calcext:value-type="float">
            <text:p>-1.1885781368</text:p>
          </table:table-cell>
        </table:table-row>
        <table:table-row table:style-name="ro1">
          <table:table-cell office:value-type="string" calcext:value-type="string">
            <text:p>bubblesort</text:p>
          </table:table-cell>
          <table:table-cell office:value-type="float" office:value="-0.338916378293325" calcext:value-type="float">
            <text:p>-0.3389163783</text:p>
          </table:table-cell>
          <table:table-cell office:value-type="float" office:value="1.34655456068927" calcext:value-type="float">
            <text:p>1.3465545607</text:p>
          </table:table-cell>
          <table:table-cell office:value-type="float" office:value="-0.0329947754492199" calcext:value-type="float">
            <text:p>-0.0329947754</text:p>
          </table:table-cell>
          <table:table-cell office:value-type="float" office:value="-0.594701951353736" calcext:value-type="float">
            <text:p>-0.5947019514</text:p>
          </table:table-cell>
          <table:table-cell office:value-type="float" office:value="0.857801170415151" calcext:value-type="float">
            <text:p>0.8578011704</text:p>
          </table:table-cell>
          <table:table-cell office:value-type="float" office:value="-0.110391109299175" calcext:value-type="float">
            <text:p>-0.1103911093</text:p>
          </table:table-cell>
          <table:table-cell office:value-type="float" office:value="-0.296998080670764" calcext:value-type="float">
            <text:p>-0.2969980807</text:p>
          </table:table-cell>
          <table:table-cell office:value-type="float" office:value="0.0532423575934392" calcext:value-type="float">
            <text:p>0.0532423576</text:p>
          </table:table-cell>
          <table:table-cell office:value-type="float" office:value="-0.504645360461209" calcext:value-type="float">
            <text:p>-0.5046453605</text:p>
          </table:table-cell>
          <table:table-cell office:value-type="float" office:value="1.03645289483435" calcext:value-type="float">
            <text:p>1.0364528948</text:p>
          </table:table-cell>
          <table:table-cell office:value-type="float" office:value="1.13002919069988" calcext:value-type="float">
            <text:p>1.1300291907</text:p>
          </table:table-cell>
          <table:table-cell office:value-type="float" office:value="0.443378518279832" calcext:value-type="float">
            <text:p>0.4433785183</text:p>
          </table:table-cell>
          <table:table-cell office:value-type="float" office:value="0.121947615372549" calcext:value-type="float">
            <text:p>0.1219476154</text:p>
          </table:table-cell>
          <table:table-cell office:value-type="float" office:value="-0.0433493119375056" calcext:value-type="float">
            <text:p>-0.0433493119</text:p>
          </table:table-cell>
          <table:table-cell office:value-type="float" office:value="1.75032663574376" calcext:value-type="float">
            <text:p>1.7503266357</text:p>
          </table:table-cell>
          <table:table-cell office:value-type="float" office:value="1.08046860207628" calcext:value-type="float">
            <text:p>1.0804686021</text:p>
          </table:table-cell>
          <table:table-cell office:value-type="float" office:value="-0.104099088007728" calcext:value-type="float">
            <text:p>-0.104099088</text:p>
          </table:table-cell>
          <table:table-cell office:value-type="float" office:value="-2.45372346016326" calcext:value-type="float">
            <text:p>-2.4537234602</text:p>
          </table:table-cell>
          <table:table-cell office:value-type="float" office:value="-0.969789425622288" calcext:value-type="float">
            <text:p>-0.9697894256</text:p>
          </table:table-cell>
          <table:table-cell office:value-type="float" office:value="0.400291617743582" calcext:value-type="float">
            <text:p>0.4002916177</text:p>
          </table:table-cell>
          <table:table-cell office:value-type="float" office:value="-0.664064419752067" calcext:value-type="float">
            <text:p>-0.6640644198</text:p>
          </table:table-cell>
          <table:table-cell office:value-type="float" office:value="0.776796506823349" calcext:value-type="float">
            <text:p>0.7767965068</text:p>
          </table:table-cell>
          <table:table-cell office:value-type="float" office:value="0.0292883235683573" calcext:value-type="float">
            <text:p>0.0292883236</text:p>
          </table:table-cell>
          <table:table-cell office:value-type="float" office:value="1.24559824984591" calcext:value-type="float">
            <text:p>1.2455982498</text:p>
          </table:table-cell>
          <table:table-cell office:value-type="float" office:value="0.343968633231957" calcext:value-type="float">
            <text:p>0.3439686332</text:p>
          </table:table-cell>
          <table:table-cell office:value-type="float" office:value="0.0284985397327559" calcext:value-type="float">
            <text:p>0.0284985397</text:p>
          </table:table-cell>
          <table:table-cell office:value-type="float" office:value="-0.187489322202761" calcext:value-type="float">
            <text:p>-0.1874893222</text:p>
          </table:table-cell>
          <table:table-cell office:value-type="float" office:value="-1.02112174978041" calcext:value-type="float">
            <text:p>-1.0211217498</text:p>
          </table:table-cell>
          <table:table-cell office:value-type="float" office:value="0.689964419092111" calcext:value-type="float">
            <text:p>0.6899644191</text:p>
          </table:table-cell>
        </table:table-row>
        <table:table-row table:style-name="ro1">
          <table:table-cell office:value-type="string" calcext:value-type="string">
            <text:p>cnt</text:p>
          </table:table-cell>
          <table:table-cell office:value-type="float" office:value="-0.345406154407883" calcext:value-type="float">
            <text:p>-0.3454061544</text:p>
          </table:table-cell>
          <table:table-cell office:value-type="float" office:value="1.37642653510448" calcext:value-type="float">
            <text:p>1.3764265351</text:p>
          </table:table-cell>
          <table:table-cell office:value-type="float" office:value="0.0663040936196153" calcext:value-type="float">
            <text:p>0.0663040936</text:p>
          </table:table-cell>
          <table:table-cell office:value-type="float" office:value="0.207766520746796" calcext:value-type="float">
            <text:p>0.2077665207</text:p>
          </table:table-cell>
          <table:table-cell office:value-type="float" office:value="0.713572977307934" calcext:value-type="float">
            <text:p>0.7135729773</text:p>
          </table:table-cell>
          <table:table-cell office:value-type="float" office:value="0.164762638528225" calcext:value-type="float">
            <text:p>0.1647626385</text:p>
          </table:table-cell>
          <table:table-cell office:value-type="float" office:value="-0.334035875850139" calcext:value-type="float">
            <text:p>-0.3340358759</text:p>
          </table:table-cell>
          <table:table-cell office:value-type="float" office:value="-0.0860659085028376" calcext:value-type="float">
            <text:p>-0.0860659085</text:p>
          </table:table-cell>
          <table:table-cell office:value-type="float" office:value="-1.60757021497034" calcext:value-type="float">
            <text:p>-1.607570215</text:p>
          </table:table-cell>
          <table:table-cell office:value-type="float" office:value="1.00479008183068" calcext:value-type="float">
            <text:p>1.0047900818</text:p>
          </table:table-cell>
          <table:table-cell office:value-type="float" office:value="-2.33258225054726" calcext:value-type="float">
            <text:p>-2.3325822505</text:p>
          </table:table-cell>
          <table:table-cell office:value-type="float" office:value="0.337197580610915" calcext:value-type="float">
            <text:p>0.3371975806</text:p>
          </table:table-cell>
          <table:table-cell office:value-type="float" office:value="-0.112701141521231" calcext:value-type="float">
            <text:p>-0.1127011415</text:p>
          </table:table-cell>
          <table:table-cell office:value-type="float" office:value="0.0031211683868012" calcext:value-type="float">
            <text:p>0.0031211684</text:p>
          </table:table-cell>
          <table:table-cell office:value-type="float" office:value="1.68607032223833" calcext:value-type="float">
            <text:p>1.6860703222</text:p>
          </table:table-cell>
          <table:table-cell office:value-type="float" office:value="1.05679423233586" calcext:value-type="float">
            <text:p>1.0567942323</text:p>
          </table:table-cell>
          <table:table-cell office:value-type="float" office:value="0.0530258935822508" calcext:value-type="float">
            <text:p>0.0530258936</text:p>
          </table:table-cell>
          <table:table-cell office:value-type="float" office:value="-2.42527082227847" calcext:value-type="float">
            <text:p>-2.4252708223</text:p>
          </table:table-cell>
          <table:table-cell office:value-type="float" office:value="-1.0012895720883" calcext:value-type="float">
            <text:p>-1.0012895721</text:p>
          </table:table-cell>
          <table:table-cell office:value-type="float" office:value="0.517810054577161" calcext:value-type="float">
            <text:p>0.5178100546</text:p>
          </table:table-cell>
          <table:table-cell office:value-type="float" office:value="-0.991989547860701" calcext:value-type="float">
            <text:p>-0.9919895479</text:p>
          </table:table-cell>
          <table:table-cell office:value-type="float" office:value="0.731430047274489" calcext:value-type="float">
            <text:p>0.7314300473</text:p>
          </table:table-cell>
          <table:table-cell office:value-type="float" office:value="-0.01023369915538" calcext:value-type="float">
            <text:p>-0.0102336992</text:p>
          </table:table-cell>
          <table:table-cell office:value-type="float" office:value="0.173332316360927" calcext:value-type="float">
            <text:p>0.1733323164</text:p>
          </table:table-cell>
          <table:table-cell office:value-type="float" office:value="0.482425436368943" calcext:value-type="float">
            <text:p>0.4824254364</text:p>
          </table:table-cell>
          <table:table-cell office:value-type="float" office:value="0.0967566734075983" calcext:value-type="float">
            <text:p>0.0967566734</text:p>
          </table:table-cell>
          <table:table-cell office:value-type="float" office:value="-0.506747673027415" calcext:value-type="float">
            <text:p>-0.506747673</text:p>
          </table:table-cell>
          <table:table-cell office:value-type="float" office:value="-1.41523208284031" calcext:value-type="float">
            <text:p>-1.4152320828</text:p>
          </table:table-cell>
          <table:table-cell office:value-type="float" office:value="0.660266036311517" calcext:value-type="float">
            <text:p>0.6602660363</text:p>
          </table:table-cell>
        </table:table-row>
        <table:table-row table:style-name="ro1">
          <table:table-cell office:value-type="string" calcext:value-type="string">
            <text:p>cover</text:p>
          </table:table-cell>
          <table:table-cell office:value-type="float" office:value="-0.319218516181005" calcext:value-type="float">
            <text:p>-0.3192185162</text:p>
          </table:table-cell>
          <table:table-cell office:value-type="float" office:value="1.42017677786572" calcext:value-type="float">
            <text:p>1.4201767779</text:p>
          </table:table-cell>
          <table:table-cell office:value-type="float" office:value="-0.0881955356176377" calcext:value-type="float">
            <text:p>-0.0881955356</text:p>
          </table:table-cell>
          <table:table-cell office:value-type="float" office:value="2.22179543549728" calcext:value-type="float">
            <text:p>2.2217954355</text:p>
          </table:table-cell>
          <table:table-cell office:value-type="float" office:value="0.92464680607646" calcext:value-type="float">
            <text:p>0.9246468061</text:p>
          </table:table-cell>
          <table:table-cell office:value-type="float" office:value="0.0260097999300619" calcext:value-type="float">
            <text:p>0.0260097999</text:p>
          </table:table-cell>
          <table:table-cell office:value-type="float" office:value="-0.225373644818303" calcext:value-type="float">
            <text:p>-0.2253736448</text:p>
          </table:table-cell>
          <table:table-cell office:value-type="float" office:value="-0.0603835129862622" calcext:value-type="float">
            <text:p>-0.060383513</text:p>
          </table:table-cell>
          <table:table-cell office:value-type="float" office:value="-7.64820596889389" calcext:value-type="float">
            <text:p>-7.6482059689</text:p>
          </table:table-cell>
          <table:table-cell office:value-type="float" office:value="0.876576429421198" calcext:value-type="float">
            <text:p>0.8765764294</text:p>
          </table:table-cell>
          <table:table-cell office:value-type="float" office:value="1.03433493109434" calcext:value-type="float">
            <text:p>1.0343349311</text:p>
          </table:table-cell>
          <table:table-cell office:value-type="float" office:value="0.352719190840383" calcext:value-type="float">
            <text:p>0.3527191908</text:p>
          </table:table-cell>
          <table:table-cell office:value-type="float" office:value="0.0265190586594093" calcext:value-type="float">
            <text:p>0.0265190587</text:p>
          </table:table-cell>
          <table:table-cell office:value-type="float" office:value="-0.17678545134426" calcext:value-type="float">
            <text:p>-0.1767854513</text:p>
          </table:table-cell>
          <table:table-cell office:value-type="float" office:value="1.80344690035837" calcext:value-type="float">
            <text:p>1.8034469004</text:p>
          </table:table-cell>
          <table:table-cell office:value-type="float" office:value="1.04838051139822" calcext:value-type="float">
            <text:p>1.0483805114</text:p>
          </table:table-cell>
          <table:table-cell office:value-type="float" office:value="2.09840270118808" calcext:value-type="float">
            <text:p>2.0984027012</text:p>
          </table:table-cell>
          <table:table-cell office:value-type="float" office:value="-2.52606513569258" calcext:value-type="float">
            <text:p>-2.5260651357</text:p>
          </table:table-cell>
          <table:table-cell office:value-type="float" office:value="-1.08960679429764" calcext:value-type="float">
            <text:p>-1.0896067943</text:p>
          </table:table-cell>
          <table:table-cell office:value-type="float" office:value="0.394313480148895" calcext:value-type="float">
            <text:p>0.3943134801</text:p>
          </table:table-cell>
          <table:table-cell office:value-type="float" office:value="-2.98894389341776" calcext:value-type="float">
            <text:p>-2.9889438934</text:p>
          </table:table-cell>
          <table:table-cell office:value-type="float" office:value="0.822527372345578" calcext:value-type="float">
            <text:p>0.8225273723</text:p>
          </table:table-cell>
          <table:table-cell office:value-type="float" office:value="0.0563380377605643" calcext:value-type="float">
            <text:p>0.0563380378</text:p>
          </table:table-cell>
          <table:table-cell office:value-type="float" office:value="-3.73603919458115" calcext:value-type="float">
            <text:p>-3.7360391946</text:p>
          </table:table-cell>
          <table:table-cell office:value-type="float" office:value="0.419882361395183" calcext:value-type="float">
            <text:p>0.4198823614</text:p>
          </table:table-cell>
          <table:table-cell office:value-type="float" office:value="0.113068082407434" calcext:value-type="float">
            <text:p>0.1130680824</text:p>
          </table:table-cell>
          <table:table-cell office:value-type="float" office:value="-0.275003266746842" calcext:value-type="float">
            <text:p>-0.2750032667</text:p>
          </table:table-cell>
          <table:table-cell office:value-type="float" office:value="-3.36396578797125" calcext:value-type="float">
            <text:p>-3.363965788</text:p>
          </table:table-cell>
          <table:table-cell office:value-type="float" office:value="0.592851797699114" calcext:value-type="float">
            <text:p>0.5928517977</text:p>
          </table:table-cell>
        </table:table-row>
        <table:table-row table:style-name="ro1">
          <table:table-cell office:value-type="string" calcext:value-type="string">
            <text:p>crc</text:p>
          </table:table-cell>
          <table:table-cell office:value-type="float" office:value="-1.7034170117735" calcext:value-type="float">
            <text:p>-1.7034170118</text:p>
          </table:table-cell>
          <table:table-cell office:value-type="float" office:value="1.26349672655974" calcext:value-type="float">
            <text:p>1.2634967266</text:p>
          </table:table-cell>
          <table:table-cell office:value-type="float" office:value="-0.305723757735705" calcext:value-type="float">
            <text:p>-0.3057237577</text:p>
          </table:table-cell>
          <table:table-cell office:value-type="float" office:value="2.39763343471619" calcext:value-type="float">
            <text:p>2.3976334347</text:p>
          </table:table-cell>
          <table:table-cell office:value-type="float" office:value="1.56719763810154" calcext:value-type="float">
            <text:p>1.5671976381</text:p>
          </table:table-cell>
          <table:table-cell office:value-type="float" office:value="-0.300320553381249" calcext:value-type="float">
            <text:p>-0.3003205534</text:p>
          </table:table-cell>
          <table:table-cell office:value-type="float" office:value="-0.209829450957265" calcext:value-type="float">
            <text:p>-0.209829451</text:p>
          </table:table-cell>
          <table:table-cell office:value-type="float" office:value="-0.814506430634543" calcext:value-type="float">
            <text:p>-0.8145064306</text:p>
          </table:table-cell>
          <table:table-cell office:value-type="float" office:value="-5.04357873854515" calcext:value-type="float">
            <text:p>-5.0435787385</text:p>
          </table:table-cell>
          <table:table-cell office:value-type="float" office:value="0.482552270794962" calcext:value-type="float">
            <text:p>0.4825522708</text:p>
          </table:table-cell>
          <table:table-cell office:value-type="float" office:value="1.12369546730088" calcext:value-type="float">
            <text:p>1.1236954673</text:p>
          </table:table-cell>
          <table:table-cell office:value-type="float" office:value="0.676195862546168" calcext:value-type="float">
            <text:p>0.6761958625</text:p>
          </table:table-cell>
          <table:table-cell office:value-type="float" office:value="-0.623687367380753" calcext:value-type="float">
            <text:p>-0.6236873674</text:p>
          </table:table-cell>
          <table:table-cell office:value-type="float" office:value="0.238052748089851" calcext:value-type="float">
            <text:p>0.2380527481</text:p>
          </table:table-cell>
          <table:table-cell office:value-type="float" office:value="1.23849110342175" calcext:value-type="float">
            <text:p>1.2384911034</text:p>
          </table:table-cell>
          <table:table-cell office:value-type="float" office:value="5.17970950086" calcext:value-type="float">
            <text:p>5.1797095009</text:p>
          </table:table-cell>
          <table:table-cell office:value-type="float" office:value="0.318123171975494" calcext:value-type="float">
            <text:p>0.318123172</text:p>
          </table:table-cell>
          <table:table-cell office:value-type="float" office:value="-2.8607884307422" calcext:value-type="float">
            <text:p>-2.8607884307</text:p>
          </table:table-cell>
          <table:table-cell office:value-type="float" office:value="-0.921247617142534" calcext:value-type="float">
            <text:p>-0.9212476171</text:p>
          </table:table-cell>
          <table:table-cell office:value-type="float" office:value="0.29744250292916" calcext:value-type="float">
            <text:p>0.2974425029</text:p>
          </table:table-cell>
          <table:table-cell office:value-type="float" office:value="-2.28059100849108" calcext:value-type="float">
            <text:p>-2.2805910085</text:p>
          </table:table-cell>
          <table:table-cell office:value-type="float" office:value="0.961235240163308" calcext:value-type="float">
            <text:p>0.9612352402</text:p>
          </table:table-cell>
          <table:table-cell office:value-type="float" office:value="0.0278349579915924" calcext:value-type="float">
            <text:p>0.027834958</text:p>
          </table:table-cell>
          <table:table-cell office:value-type="float" office:value="-2.78416480732686" calcext:value-type="float">
            <text:p>-2.7841648073</text:p>
          </table:table-cell>
          <table:table-cell office:value-type="float" office:value="0.158179173919776" calcext:value-type="float">
            <text:p>0.1581791739</text:p>
          </table:table-cell>
          <table:table-cell office:value-type="float" office:value="1.33528386204706" calcext:value-type="float">
            <text:p>1.335283862</text:p>
          </table:table-cell>
          <table:table-cell office:value-type="float" office:value="-0.774490208012958" calcext:value-type="float">
            <text:p>-0.774490208</text:p>
          </table:table-cell>
          <table:table-cell office:value-type="float" office:value="-2.67714454475802" calcext:value-type="float">
            <text:p>-2.6771445448</text:p>
          </table:table-cell>
          <table:table-cell office:value-type="float" office:value="0.190443142378337" calcext:value-type="float">
            <text:p>0.1904431424</text:p>
          </table:table-cell>
        </table:table-row>
        <table:table-row table:style-name="ro1">
          <table:table-cell office:value-type="string" calcext:value-type="string">
            <text:p>crc32</text:p>
          </table:table-cell>
          <table:table-cell office:value-type="float" office:value="-0.303543112530531" calcext:value-type="float">
            <text:p>-0.3035431125</text:p>
          </table:table-cell>
          <table:table-cell office:value-type="float" office:value="1.58000223327538" calcext:value-type="float">
            <text:p>1.5800022333</text:p>
          </table:table-cell>
          <table:table-cell office:value-type="float" office:value="-0.00714365140267611" calcext:value-type="float">
            <text:p>-0.0071436514</text:p>
          </table:table-cell>
          <table:table-cell office:value-type="float" office:value="-0.342237384235533" calcext:value-type="float">
            <text:p>-0.3422373842</text:p>
          </table:table-cell>
          <table:table-cell office:value-type="float" office:value="0.954302319163535" calcext:value-type="float">
            <text:p>0.9543023192</text:p>
          </table:table-cell>
          <table:table-cell office:value-type="float" office:value="-0.0962603467034555" calcext:value-type="float">
            <text:p>-0.0962603467</text:p>
          </table:table-cell>
          <table:table-cell office:value-type="float" office:value="-0.453574448135604" calcext:value-type="float">
            <text:p>-0.4535744481</text:p>
          </table:table-cell>
          <table:table-cell office:value-type="float" office:value="0.135793457384308" calcext:value-type="float">
            <text:p>0.1357934574</text:p>
          </table:table-cell>
          <table:table-cell office:value-type="float" office:value="-0.96800221479471" calcext:value-type="float">
            <text:p>-0.9680022148</text:p>
          </table:table-cell>
          <table:table-cell office:value-type="float" office:value="1.16675996172073" calcext:value-type="float">
            <text:p>1.1667599617</text:p>
          </table:table-cell>
          <table:table-cell office:value-type="float" office:value="0.960606780114648" calcext:value-type="float">
            <text:p>0.9606067801</text:p>
          </table:table-cell>
          <table:table-cell office:value-type="float" office:value="0.423092364228226" calcext:value-type="float">
            <text:p>0.4230923642</text:p>
          </table:table-cell>
          <table:table-cell office:value-type="float" office:value="0.112332842878426" calcext:value-type="float">
            <text:p>0.1123328429</text:p>
          </table:table-cell>
          <table:table-cell office:value-type="float" office:value="-0.233557345292862" calcext:value-type="float">
            <text:p>-0.2335573453</text:p>
          </table:table-cell>
          <table:table-cell office:value-type="float" office:value="1.9265573387656" calcext:value-type="float">
            <text:p>1.9265573388</text:p>
          </table:table-cell>
          <table:table-cell office:value-type="float" office:value="1.22012611171148" calcext:value-type="float">
            <text:p>1.2201261117</text:p>
          </table:table-cell>
          <table:table-cell office:value-type="float" office:value="-0.26226028333887" calcext:value-type="float">
            <text:p>-0.2622602833</text:p>
          </table:table-cell>
          <table:table-cell office:value-type="float" office:value="-2.66350591272916" calcext:value-type="float">
            <text:p>-2.6635059127</text:p>
          </table:table-cell>
          <table:table-cell office:value-type="float" office:value="-1.17063277486308" calcext:value-type="float">
            <text:p>-1.1706327749</text:p>
          </table:table-cell>
          <table:table-cell office:value-type="float" office:value="0.376781614991737" calcext:value-type="float">
            <text:p>0.376781615</text:p>
          </table:table-cell>
          <table:table-cell office:value-type="float" office:value="-0.647703987406893" calcext:value-type="float">
            <text:p>-0.6477039874</text:p>
          </table:table-cell>
          <table:table-cell office:value-type="float" office:value="0.600860605511892" calcext:value-type="float">
            <text:p>0.6008606055</text:p>
          </table:table-cell>
          <table:table-cell office:value-type="float" office:value="-0.0248364947168454" calcext:value-type="float">
            <text:p>-0.0248364947</text:p>
          </table:table-cell>
          <table:table-cell office:value-type="float" office:value="1.2491575371737" calcext:value-type="float">
            <text:p>1.2491575372</text:p>
          </table:table-cell>
          <table:table-cell office:value-type="float" office:value="0.296440048233654" calcext:value-type="float">
            <text:p>0.2964400482</text:p>
          </table:table-cell>
          <table:table-cell office:value-type="float" office:value="0.2416406067579" calcext:value-type="float">
            <text:p>0.2416406068</text:p>
          </table:table-cell>
          <table:table-cell office:value-type="float" office:value="-0.191231032857532" calcext:value-type="float">
            <text:p>-0.1912310329</text:p>
          </table:table-cell>
          <table:table-cell office:value-type="float" office:value="-0.950748033987582" calcext:value-type="float">
            <text:p>-0.950748034</text:p>
          </table:table-cell>
          <table:table-cell office:value-type="float" office:value="0.668994110990774" calcext:value-type="float">
            <text:p>0.668994111</text:p>
          </table:table-cell>
        </table:table-row>
        <table:table-row table:style-name="ro1">
          <table:table-cell office:value-type="string" calcext:value-type="string">
            <text:p>ctl-stack</text:p>
          </table:table-cell>
          <table:table-cell office:value-type="float" office:value="0.135391155406223" calcext:value-type="float">
            <text:p>0.1353911554</text:p>
          </table:table-cell>
          <table:table-cell office:value-type="float" office:value="1.51606377725014" calcext:value-type="float">
            <text:p>1.5160637773</text:p>
          </table:table-cell>
          <table:table-cell office:value-type="float" office:value="-0.17338311788787" calcext:value-type="float">
            <text:p>-0.1733831179</text:p>
          </table:table-cell>
          <table:table-cell office:value-type="float" office:value="1.45523786340383" calcext:value-type="float">
            <text:p>1.4552378634</text:p>
          </table:table-cell>
          <table:table-cell office:value-type="float" office:value="0.635513857486224" calcext:value-type="float">
            <text:p>0.6355138575</text:p>
          </table:table-cell>
          <table:table-cell office:value-type="float" office:value="0.0526172822399495" calcext:value-type="float">
            <text:p>0.0526172822</text:p>
          </table:table-cell>
          <table:table-cell office:value-type="float" office:value="-0.318683468084758" calcext:value-type="float">
            <text:p>-0.3186834681</text:p>
          </table:table-cell>
          <table:table-cell office:value-type="float" office:value="0.0340293433421374" calcext:value-type="float">
            <text:p>0.0340293433</text:p>
          </table:table-cell>
          <table:table-cell office:value-type="float" office:value="-2.49028105751571" calcext:value-type="float">
            <text:p>-2.4902810575</text:p>
          </table:table-cell>
          <table:table-cell office:value-type="float" office:value="0.770904504956942" calcext:value-type="float">
            <text:p>0.770904505</text:p>
          </table:table-cell>
          <table:table-cell office:value-type="float" office:value="1.24077412731866" calcext:value-type="float">
            <text:p>1.2407741273</text:p>
          </table:table-cell>
          <table:table-cell office:value-type="float" office:value="0.331191534701408" calcext:value-type="float">
            <text:p>0.3311915347</text:p>
          </table:table-cell>
          <table:table-cell office:value-type="float" office:value="-0.2159447425471" calcext:value-type="float">
            <text:p>-0.2159447425</text:p>
          </table:table-cell>
          <table:table-cell office:value-type="float" office:value="0.262347424611282" calcext:value-type="float">
            <text:p>0.2623474246</text:p>
          </table:table-cell>
          <table:table-cell office:value-type="float" office:value="1.3598369671231" calcext:value-type="float">
            <text:p>1.3598369671</text:p>
          </table:table-cell>
          <table:table-cell office:value-type="float" office:value="0.780584383615845" calcext:value-type="float">
            <text:p>0.7805843836</text:p>
          </table:table-cell>
          <table:table-cell office:value-type="float" office:value="0.594666630745409" calcext:value-type="float">
            <text:p>0.5946666307</text:p>
          </table:table-cell>
          <table:table-cell office:value-type="float" office:value="-2.30076785048877" calcext:value-type="float">
            <text:p>-2.3007678505</text:p>
          </table:table-cell>
          <table:table-cell office:value-type="float" office:value="-0.890725037486922" calcext:value-type="float">
            <text:p>-0.8907250375</text:p>
          </table:table-cell>
          <table:table-cell office:value-type="float" office:value="0.543823169608407" calcext:value-type="float">
            <text:p>0.5438231696</text:p>
          </table:table-cell>
          <table:table-cell office:value-type="float" office:value="-1.27189519114965" calcext:value-type="float">
            <text:p>-1.2718951911</text:p>
          </table:table-cell>
          <table:table-cell office:value-type="float" office:value="0.905635752193746" calcext:value-type="float">
            <text:p>0.9056357522</text:p>
          </table:table-cell>
          <table:table-cell office:value-type="float" office:value="-0.0610758745972109" calcext:value-type="float">
            <text:p>-0.0610758746</text:p>
          </table:table-cell>
          <table:table-cell office:value-type="float" office:value="-1.33300951717965" calcext:value-type="float">
            <text:p>-1.3330095172</text:p>
          </table:table-cell>
          <table:table-cell office:value-type="float" office:value="0.350639565306988" calcext:value-type="float">
            <text:p>0.3506395653</text:p>
          </table:table-cell>
          <table:table-cell office:value-type="float" office:value="-0.0988326128023377" calcext:value-type="float">
            <text:p>-0.0988326128</text:p>
          </table:table-cell>
          <table:table-cell office:value-type="float" office:value="-0.323038119084009" calcext:value-type="float">
            <text:p>-0.3230381191</text:p>
          </table:table-cell>
          <table:table-cell office:value-type="float" office:value="-1.74173134643713" calcext:value-type="float">
            <text:p>-1.7417313464</text:p>
          </table:table-cell>
          <table:table-cell office:value-type="float" office:value="0.438260332521026" calcext:value-type="float">
            <text:p>0.4382603325</text:p>
          </table:table-cell>
        </table:table-row>
        <table:table-row table:style-name="ro1">
          <table:table-cell office:value-type="string" calcext:value-type="string">
            <text:p>ctl-string</text:p>
          </table:table-cell>
          <table:table-cell office:value-type="float" office:value="-0.410864942781654" calcext:value-type="float">
            <text:p>-0.4108649428</text:p>
          </table:table-cell>
          <table:table-cell office:value-type="float" office:value="1.3985161164872" calcext:value-type="float">
            <text:p>1.3985161165</text:p>
          </table:table-cell>
          <table:table-cell office:value-type="float" office:value="-0.0813674943439166" calcext:value-type="float">
            <text:p>-0.0813674943</text:p>
          </table:table-cell>
          <table:table-cell office:value-type="float" office:value="0.395455885294355" calcext:value-type="float">
            <text:p>0.3954558853</text:p>
          </table:table-cell>
          <table:table-cell office:value-type="float" office:value="0.755518530117549" calcext:value-type="float">
            <text:p>0.7555185301</text:p>
          </table:table-cell>
          <table:table-cell office:value-type="float" office:value="-0.114575427532498" calcext:value-type="float">
            <text:p>-0.1145754275</text:p>
          </table:table-cell>
          <table:table-cell office:value-type="float" office:value="-0.423035235985238" calcext:value-type="float">
            <text:p>-0.423035236</text:p>
          </table:table-cell>
          <table:table-cell office:value-type="float" office:value="0.182987640085469" calcext:value-type="float">
            <text:p>0.1829876401</text:p>
          </table:table-cell>
          <table:table-cell office:value-type="float" office:value="-3.07251760068741" calcext:value-type="float">
            <text:p>-3.0725176007</text:p>
          </table:table-cell>
          <table:table-cell office:value-type="float" office:value="1.13744214144767" calcext:value-type="float">
            <text:p>1.1374421414</text:p>
          </table:table-cell>
          <table:table-cell office:value-type="float" office:value="0.811402304572055" calcext:value-type="float">
            <text:p>0.8114023046</text:p>
          </table:table-cell>
          <table:table-cell office:value-type="float" office:value="0.593654437666765" calcext:value-type="float">
            <text:p>0.5936544377</text:p>
          </table:table-cell>
          <table:table-cell office:value-type="float" office:value="-0.0568727007297019" calcext:value-type="float">
            <text:p>-0.0568727007</text:p>
          </table:table-cell>
          <table:table-cell office:value-type="float" office:value="-0.0102121792785931" calcext:value-type="float">
            <text:p>-0.0102121793</text:p>
          </table:table-cell>
          <table:table-cell office:value-type="float" office:value="1.67481724572446" calcext:value-type="float">
            <text:p>1.6748172457</text:p>
          </table:table-cell>
          <table:table-cell office:value-type="float" office:value="1.16110968182537" calcext:value-type="float">
            <text:p>1.1611096818</text:p>
          </table:table-cell>
          <table:table-cell office:value-type="float" office:value="-1.5620630573515" calcext:value-type="float">
            <text:p>-1.5620630574</text:p>
          </table:table-cell>
          <table:table-cell office:value-type="float" office:value="-2.5976612306466" calcext:value-type="float">
            <text:p>-2.5976612306</text:p>
          </table:table-cell>
          <table:table-cell office:value-type="float" office:value="-0.893503402559268" calcext:value-type="float">
            <text:p>-0.8935034026</text:p>
          </table:table-cell>
          <table:table-cell office:value-type="float" office:value="0.402142625868678" calcext:value-type="float">
            <text:p>0.4021426259</text:p>
          </table:table-cell>
          <table:table-cell office:value-type="float" office:value="-1.40060185545311" calcext:value-type="float">
            <text:p>-1.4006018555</text:p>
          </table:table-cell>
          <table:table-cell office:value-type="float" office:value="0.706496272041568" calcext:value-type="float">
            <text:p>0.706496272</text:p>
          </table:table-cell>
          <table:table-cell office:value-type="float" office:value="-0.114479997242272" calcext:value-type="float">
            <text:p>-0.1144799972</text:p>
          </table:table-cell>
          <table:table-cell office:value-type="float" office:value="-0.338444894420628" calcext:value-type="float">
            <text:p>-0.3384448944</text:p>
          </table:table-cell>
          <table:table-cell office:value-type="float" office:value="0.360860046150632" calcext:value-type="float">
            <text:p>0.3608600462</text:p>
          </table:table-cell>
          <table:table-cell office:value-type="float" office:value="0.143317097731447" calcext:value-type="float">
            <text:p>0.1433170977</text:p>
          </table:table-cell>
          <table:table-cell office:value-type="float" office:value="-0.306683915410711" calcext:value-type="float">
            <text:p>-0.3066839154</text:p>
          </table:table-cell>
          <table:table-cell office:value-type="float" office:value="-1.80919147311846" calcext:value-type="float">
            <text:p>-1.8091914731</text:p>
          </table:table-cell>
          <table:table-cell office:value-type="float" office:value="0.779327853250873" calcext:value-type="float">
            <text:p>0.7793278533</text:p>
          </table:table-cell>
        </table:table-row>
        <table:table-row table:style-name="ro1">
          <table:table-cell office:value-type="string" calcext:value-type="string">
            <text:p>ctl-vector</text:p>
          </table:table-cell>
          <table:table-cell office:value-type="float" office:value="-1.56377042298888" calcext:value-type="float">
            <text:p>-1.563770423</text:p>
          </table:table-cell>
          <table:table-cell office:value-type="float" office:value="0.084684342213437" calcext:value-type="float">
            <text:p>0.0846843422</text:p>
          </table:table-cell>
          <table:table-cell office:value-type="float" office:value="0.0627666501833322" calcext:value-type="float">
            <text:p>0.0627666502</text:p>
          </table:table-cell>
          <table:table-cell office:value-type="float" office:value="-0.197847635947705" calcext:value-type="float">
            <text:p>-0.1978476359</text:p>
          </table:table-cell>
          <table:table-cell office:value-type="float" office:value="0.600523115609802" calcext:value-type="float">
            <text:p>0.6005231156</text:p>
          </table:table-cell>
          <table:table-cell office:value-type="float" office:value="0.227712347865461" calcext:value-type="float">
            <text:p>0.2277123479</text:p>
          </table:table-cell>
          <table:table-cell office:value-type="float" office:value="-0.158180093261559" calcext:value-type="float">
            <text:p>-0.1581800933</text:p>
          </table:table-cell>
          <table:table-cell office:value-type="float" office:value="-0.136521323004676" calcext:value-type="float">
            <text:p>-0.136521323</text:p>
          </table:table-cell>
          <table:table-cell office:value-type="float" office:value="-5.07547690256868" calcext:value-type="float">
            <text:p>-5.0754769026</text:p>
          </table:table-cell>
          <table:table-cell office:value-type="float" office:value="1.08767784795767" calcext:value-type="float">
            <text:p>1.087677848</text:p>
          </table:table-cell>
          <table:table-cell office:value-type="float" office:value="-15.2286238317294" calcext:value-type="float">
            <text:p>-15.2286238317</text:p>
          </table:table-cell>
          <table:table-cell office:value-type="float" office:value="0.534428269312148" calcext:value-type="float">
            <text:p>0.5344282693</text:p>
          </table:table-cell>
          <table:table-cell office:value-type="float" office:value="-0.191335782926721" calcext:value-type="float">
            <text:p>-0.1913357829</text:p>
          </table:table-cell>
          <table:table-cell office:value-type="float" office:value="-0.329261438088384" calcext:value-type="float">
            <text:p>-0.3292614381</text:p>
          </table:table-cell>
          <table:table-cell office:value-type="float" office:value="1.57317587258906" calcext:value-type="float">
            <text:p>1.5731758726</text:p>
          </table:table-cell>
          <table:table-cell office:value-type="float" office:value="-0.0909874046200325" calcext:value-type="float">
            <text:p>-0.0909874046</text:p>
          </table:table-cell>
          <table:table-cell office:value-type="float" office:value="4.62852710469229" calcext:value-type="float">
            <text:p>4.6285271047</text:p>
          </table:table-cell>
          <table:table-cell office:value-type="float" office:value="-2.39554414684732" calcext:value-type="float">
            <text:p>-2.3955441468</text:p>
          </table:table-cell>
          <table:table-cell office:value-type="float" office:value="-0.764923971454558" calcext:value-type="float">
            <text:p>-0.7649239715</text:p>
          </table:table-cell>
          <table:table-cell office:value-type="float" office:value="0.864016728450133" calcext:value-type="float">
            <text:p>0.8640167285</text:p>
          </table:table-cell>
          <table:table-cell office:value-type="float" office:value="-1.85454667188073" calcext:value-type="float">
            <text:p>-1.8545466719</text:p>
          </table:table-cell>
          <table:table-cell office:value-type="float" office:value="0.349701987492575" calcext:value-type="float">
            <text:p>0.3497019875</text:p>
          </table:table-cell>
          <table:table-cell office:value-type="float" office:value="-0.0327233465814803" calcext:value-type="float">
            <text:p>-0.0327233466</text:p>
          </table:table-cell>
          <table:table-cell office:value-type="float" office:value="-0.715289036947885" calcext:value-type="float">
            <text:p>-0.7152890369</text:p>
          </table:table-cell>
          <table:table-cell office:value-type="float" office:value="0.642649533101429" calcext:value-type="float">
            <text:p>0.6426495331</text:p>
          </table:table-cell>
          <table:table-cell office:value-type="float" office:value="-1.19196707098813" calcext:value-type="float">
            <text:p>-1.191967071</text:p>
          </table:table-cell>
          <table:table-cell office:value-type="float" office:value="-0.728111416773272" calcext:value-type="float">
            <text:p>-0.7281114168</text:p>
          </table:table-cell>
          <table:table-cell office:value-type="float" office:value="-2.23355207591067" calcext:value-type="float">
            <text:p>-2.2335520759</text:p>
          </table:table-cell>
          <table:table-cell office:value-type="float" office:value="0.924663199361431" calcext:value-type="float">
            <text:p>0.9246631994</text:p>
          </table:table-cell>
        </table:table-row>
        <table:table-row table:style-name="ro1">
          <table:table-cell office:value-type="string" calcext:value-type="string">
            <text:p>dijkstra</text:p>
          </table:table-cell>
          <table:table-cell office:value-type="float" office:value="-0.370240047325163" calcext:value-type="float">
            <text:p>-0.3702400473</text:p>
          </table:table-cell>
          <table:table-cell office:value-type="float" office:value="1.18977351772943" calcext:value-type="float">
            <text:p>1.1897735177</text:p>
          </table:table-cell>
          <table:table-cell office:value-type="float" office:value="0.00208604931133855" calcext:value-type="float">
            <text:p>0.0020860493</text:p>
          </table:table-cell>
          <table:table-cell office:value-type="float" office:value="0.315123495419815" calcext:value-type="float">
            <text:p>0.3151234954</text:p>
          </table:table-cell>
          <table:table-cell office:value-type="float" office:value="0.64180634515297" calcext:value-type="float">
            <text:p>0.6418063452</text:p>
          </table:table-cell>
          <table:table-cell office:value-type="float" office:value="0.0659143075693823" calcext:value-type="float">
            <text:p>0.0659143076</text:p>
          </table:table-cell>
          <table:table-cell office:value-type="float" office:value="-0.213735823865542" calcext:value-type="float">
            <text:p>-0.2137358239</text:p>
          </table:table-cell>
          <table:table-cell office:value-type="float" office:value="-0.0807725338624954" calcext:value-type="float">
            <text:p>-0.0807725339</text:p>
          </table:table-cell>
          <table:table-cell office:value-type="float" office:value="-1.477414452692" calcext:value-type="float">
            <text:p>-1.4774144527</text:p>
          </table:table-cell>
          <table:table-cell office:value-type="float" office:value="0.700111591842837" calcext:value-type="float">
            <text:p>0.7001115918</text:p>
          </table:table-cell>
          <table:table-cell office:value-type="float" office:value="0.920299431938966" calcext:value-type="float">
            <text:p>0.9202994319</text:p>
          </table:table-cell>
          <table:table-cell office:value-type="float" office:value="0.328716190661649" calcext:value-type="float">
            <text:p>0.3287161907</text:p>
          </table:table-cell>
          <table:table-cell office:value-type="float" office:value="-0.240241955161948" calcext:value-type="float">
            <text:p>-0.2402419552</text:p>
          </table:table-cell>
          <table:table-cell office:value-type="float" office:value="0.00638417511734116" calcext:value-type="float">
            <text:p>0.0063841751</text:p>
          </table:table-cell>
          <table:table-cell office:value-type="float" office:value="1.38637201565722" calcext:value-type="float">
            <text:p>1.3863720157</text:p>
          </table:table-cell>
          <table:table-cell office:value-type="float" office:value="1.04736000461429" calcext:value-type="float">
            <text:p>1.0473600046</text:p>
          </table:table-cell>
          <table:table-cell office:value-type="float" office:value="0.472557043290463" calcext:value-type="float">
            <text:p>0.4725570433</text:p>
          </table:table-cell>
          <table:table-cell office:value-type="float" office:value="-2.26262904440353" calcext:value-type="float">
            <text:p>-2.2626290444</text:p>
          </table:table-cell>
          <table:table-cell office:value-type="float" office:value="-0.871697422542019" calcext:value-type="float">
            <text:p>-0.8716974225</text:p>
          </table:table-cell>
          <table:table-cell office:value-type="float" office:value="0.347640417412014" calcext:value-type="float">
            <text:p>0.3476404174</text:p>
          </table:table-cell>
          <table:table-cell office:value-type="float" office:value="-0.88913612252815" calcext:value-type="float">
            <text:p>-0.8891361225</text:p>
          </table:table-cell>
          <table:table-cell office:value-type="float" office:value="0.745454466450184" calcext:value-type="float">
            <text:p>0.7454544665</text:p>
          </table:table-cell>
          <table:table-cell office:value-type="float" office:value="0.0991839405560235" calcext:value-type="float">
            <text:p>0.0991839406</text:p>
          </table:table-cell>
          <table:table-cell office:value-type="float" office:value="0.101375905420893" calcext:value-type="float">
            <text:p>0.1013759054</text:p>
          </table:table-cell>
          <table:table-cell office:value-type="float" office:value="0.475153047806328" calcext:value-type="float">
            <text:p>0.4751530478</text:p>
          </table:table-cell>
          <table:table-cell office:value-type="float" office:value="0.106785582383021" calcext:value-type="float">
            <text:p>0.1067855824</text:p>
          </table:table-cell>
          <table:table-cell office:value-type="float" office:value="-0.295145199025679" calcext:value-type="float">
            <text:p>-0.295145199</text:p>
          </table:table-cell>
          <table:table-cell office:value-type="float" office:value="-1.31264654403846" calcext:value-type="float">
            <text:p>-1.312646544</text:p>
          </table:table-cell>
          <table:table-cell office:value-type="float" office:value="0.347661978491794" calcext:value-type="float">
            <text:p>0.3476619785</text:p>
          </table:table-cell>
        </table:table-row>
        <table:table-row table:style-name="ro1">
          <table:table-cell office:value-type="string" calcext:value-type="string">
            <text:p>dtoa</text:p>
          </table:table-cell>
          <table:table-cell office:value-type="float" office:value="-4.87425100061908" calcext:value-type="float">
            <text:p>-4.8742510006</text:p>
          </table:table-cell>
          <table:table-cell office:value-type="float" office:value="-2.34561064351066" calcext:value-type="float">
            <text:p>-2.3456106435</text:p>
          </table:table-cell>
          <table:table-cell office:value-type="float" office:value="-0.569581846870319" calcext:value-type="float">
            <text:p>-0.5695818469</text:p>
          </table:table-cell>
          <table:table-cell office:value-type="float" office:value="-0.0602348183932237" calcext:value-type="float">
            <text:p>-0.0602348184</text:p>
          </table:table-cell>
          <table:table-cell office:value-type="float" office:value="1.7950946205119" calcext:value-type="float">
            <text:p>1.7950946205</text:p>
          </table:table-cell>
          <table:table-cell office:value-type="float" office:value="-0.604508943754854" calcext:value-type="float">
            <text:p>-0.6045089438</text:p>
          </table:table-cell>
          <table:table-cell office:value-type="float" office:value="-0.0699032652860373" calcext:value-type="float">
            <text:p>-0.0699032653</text:p>
          </table:table-cell>
          <table:table-cell office:value-type="float" office:value="0.260256031082914" calcext:value-type="float">
            <text:p>0.2602560311</text:p>
          </table:table-cell>
          <table:table-cell office:value-type="float" office:value="-4.95833035905584" calcext:value-type="float">
            <text:p>-4.9583303591</text:p>
          </table:table-cell>
          <table:table-cell office:value-type="float" office:value="1.19293315722448" calcext:value-type="float">
            <text:p>1.1929331572</text:p>
          </table:table-cell>
          <table:table-cell office:value-type="float" office:value="2.39091274546616" calcext:value-type="float">
            <text:p>2.3909127455</text:p>
          </table:table-cell>
          <table:table-cell office:value-type="float" office:value="1.6037399148211" calcext:value-type="float">
            <text:p>1.6037399148</text:p>
          </table:table-cell>
          <table:table-cell office:value-type="float" office:value="0.217270034124838" calcext:value-type="float">
            <text:p>0.2172700341</text:p>
          </table:table-cell>
          <table:table-cell office:value-type="float" office:value="-3.65682057274103" calcext:value-type="float">
            <text:p>-3.6568205727</text:p>
          </table:table-cell>
          <table:table-cell office:value-type="float" office:value="1.96146803391929" calcext:value-type="float">
            <text:p>1.9614680339</text:p>
          </table:table-cell>
          <table:table-cell office:value-type="float" office:value="0.185517175292278" calcext:value-type="float">
            <text:p>0.1855171753</text:p>
          </table:table-cell>
          <table:table-cell office:value-type="float" office:value="-1.66061386534489" calcext:value-type="float">
            <text:p>-1.6606138653</text:p>
          </table:table-cell>
          <table:table-cell office:value-type="float" office:value="-2.98336331521313" calcext:value-type="float">
            <text:p>-2.9833633152</text:p>
          </table:table-cell>
          <table:table-cell office:value-type="float" office:value="-0.822589969814117" calcext:value-type="float">
            <text:p>-0.8225899698</text:p>
          </table:table-cell>
          <table:table-cell office:value-type="float" office:value="2.0782555781036" calcext:value-type="float">
            <text:p>2.0782555781</text:p>
          </table:table-cell>
          <table:table-cell office:value-type="float" office:value="-0.29470318030668" calcext:value-type="float">
            <text:p>-0.2947031803</text:p>
          </table:table-cell>
          <table:table-cell office:value-type="float" office:value="-2.72993311506483" calcext:value-type="float">
            <text:p>-2.7299331151</text:p>
          </table:table-cell>
          <table:table-cell office:value-type="float" office:value="0.145527892441673" calcext:value-type="float">
            <text:p>0.1455278924</text:p>
          </table:table-cell>
          <table:table-cell office:value-type="float" office:value="1.26651445574298" calcext:value-type="float">
            <text:p>1.2665144557</text:p>
          </table:table-cell>
          <table:table-cell office:value-type="float" office:value="-0.0632370033453127" calcext:value-type="float">
            <text:p>-0.0632370033</text:p>
          </table:table-cell>
          <table:table-cell office:value-type="float" office:value="2.9947471826277" calcext:value-type="float">
            <text:p>2.9947471826</text:p>
          </table:table-cell>
          <table:table-cell office:value-type="float" office:value="1.19065431446834" calcext:value-type="float">
            <text:p>1.1906543145</text:p>
          </table:table-cell>
          <table:table-cell office:value-type="float" office:value="-0.828296668269608" calcext:value-type="float">
            <text:p>-0.8282966683</text:p>
          </table:table-cell>
          <table:table-cell office:value-type="float" office:value="0.858671495540023" calcext:value-type="float">
            <text:p>0.8586714955</text:p>
          </table:table-cell>
        </table:table-row>
        <table:table-row table:style-name="ro1">
          <table:table-cell office:value-type="string" calcext:value-type="string">
            <text:p>duff</text:p>
          </table:table-cell>
          <table:table-cell office:value-type="float" office:value="-0.459856665533633" calcext:value-type="float">
            <text:p>-0.4598566655</text:p>
          </table:table-cell>
          <table:table-cell office:value-type="float" office:value="1.46885444911459" calcext:value-type="float">
            <text:p>1.4688544491</text:p>
          </table:table-cell>
          <table:table-cell office:value-type="float" office:value="-0.0109671681761994" calcext:value-type="float">
            <text:p>-0.0109671682</text:p>
          </table:table-cell>
          <table:table-cell office:value-type="float" office:value="1.36160567950636" calcext:value-type="float">
            <text:p>1.3616056795</text:p>
          </table:table-cell>
          <table:table-cell office:value-type="float" office:value="1.10134030124165" calcext:value-type="float">
            <text:p>1.1013403012</text:p>
          </table:table-cell>
          <table:table-cell office:value-type="float" office:value="-0.0584559100416067" calcext:value-type="float">
            <text:p>-0.05845591</text:p>
          </table:table-cell>
          <table:table-cell office:value-type="float" office:value="-0.213036713146274" calcext:value-type="float">
            <text:p>-0.2130367131</text:p>
          </table:table-cell>
          <table:table-cell office:value-type="float" office:value="1.32938946476772" calcext:value-type="float">
            <text:p>1.3293894648</text:p>
          </table:table-cell>
          <table:table-cell office:value-type="float" office:value="-3.74387602229991" calcext:value-type="float">
            <text:p>-3.7438760223</text:p>
          </table:table-cell>
          <table:table-cell office:value-type="float" office:value="0.918899119290991" calcext:value-type="float">
            <text:p>0.9188991193</text:p>
          </table:table-cell>
          <table:table-cell office:value-type="float" office:value="1.2390826508891" calcext:value-type="float">
            <text:p>1.2390826509</text:p>
          </table:table-cell>
          <table:table-cell office:value-type="float" office:value="-0.916383086216384" calcext:value-type="float">
            <text:p>-0.9163830862</text:p>
          </table:table-cell>
          <table:table-cell office:value-type="float" office:value="0.00194610732477372" calcext:value-type="float">
            <text:p>0.0019461073</text:p>
          </table:table-cell>
          <table:table-cell office:value-type="float" office:value="-0.201191774722791" calcext:value-type="float">
            <text:p>-0.2011917747</text:p>
          </table:table-cell>
          <table:table-cell office:value-type="float" office:value="1.82428419972645" calcext:value-type="float">
            <text:p>1.8242841997</text:p>
          </table:table-cell>
          <table:table-cell office:value-type="float" office:value="1.11166927815187" calcext:value-type="float">
            <text:p>1.1116692782</text:p>
          </table:table-cell>
          <table:table-cell office:value-type="float" office:value="1.2606602815031" calcext:value-type="float">
            <text:p>1.2606602815</text:p>
          </table:table-cell>
          <table:table-cell office:value-type="float" office:value="-2.58089963841621" calcext:value-type="float">
            <text:p>-2.5808996384</text:p>
          </table:table-cell>
          <table:table-cell office:value-type="float" office:value="-1.06618819740653" calcext:value-type="float">
            <text:p>-1.0661881974</text:p>
          </table:table-cell>
          <table:table-cell office:value-type="float" office:value="0.278537297683043" calcext:value-type="float">
            <text:p>0.2785372977</text:p>
          </table:table-cell>
          <table:table-cell office:value-type="float" office:value="-1.50230169625386" calcext:value-type="float">
            <text:p>-1.5023016963</text:p>
          </table:table-cell>
          <table:table-cell office:value-type="float" office:value="0.867448128767951" calcext:value-type="float">
            <text:p>0.8674481288</text:p>
          </table:table-cell>
          <table:table-cell office:value-type="float" office:value="-0.00181425581979542" calcext:value-type="float">
            <text:p>-0.0018142558</text:p>
          </table:table-cell>
          <table:table-cell office:value-type="float" office:value="-1.09119337570687" calcext:value-type="float">
            <text:p>-1.0911933757</text:p>
          </table:table-cell>
          <table:table-cell office:value-type="float" office:value="0.555576446748661" calcext:value-type="float">
            <text:p>0.5555764467</text:p>
          </table:table-cell>
          <table:table-cell office:value-type="float" office:value="0.0839833628816781" calcext:value-type="float">
            <text:p>0.0839833629</text:p>
          </table:table-cell>
          <table:table-cell office:value-type="float" office:value="-0.52575929298423" calcext:value-type="float">
            <text:p>-0.525759293</text:p>
          </table:table-cell>
          <table:table-cell office:value-type="float" office:value="-1.97533834663335" calcext:value-type="float">
            <text:p>-1.9753383466</text:p>
          </table:table-cell>
          <table:table-cell office:value-type="float" office:value="0.706742825436227" calcext:value-type="float">
            <text:p>0.7067428254</text:p>
          </table:table-cell>
        </table:table-row>
        <table:table-row table:style-name="ro1">
          <table:table-cell office:value-type="string" calcext:value-type="string">
            <text:p>edn</text:p>
          </table:table-cell>
          <table:table-cell office:value-type="float" office:value="-0.236658116373011" calcext:value-type="float">
            <text:p>-0.2366581164</text:p>
          </table:table-cell>
          <table:table-cell office:value-type="float" office:value="1.4389441012942" calcext:value-type="float">
            <text:p>1.4389441013</text:p>
          </table:table-cell>
          <table:table-cell office:value-type="float" office:value="-0.17285461723123" calcext:value-type="float">
            <text:p>-0.1728546172</text:p>
          </table:table-cell>
          <table:table-cell office:value-type="float" office:value="0.97724939534239" calcext:value-type="float">
            <text:p>0.9772493953</text:p>
          </table:table-cell>
          <table:table-cell office:value-type="float" office:value="0.972769957500013" calcext:value-type="float">
            <text:p>0.9727699575</text:p>
          </table:table-cell>
          <table:table-cell office:value-type="float" office:value="-0.189749953181456" calcext:value-type="float">
            <text:p>-0.1897499532</text:p>
          </table:table-cell>
          <table:table-cell office:value-type="float" office:value="-0.320591103137843" calcext:value-type="float">
            <text:p>-0.3205911031</text:p>
          </table:table-cell>
          <table:table-cell office:value-type="float" office:value="0.0391987611997993" calcext:value-type="float">
            <text:p>0.0391987612</text:p>
          </table:table-cell>
          <table:table-cell office:value-type="float" office:value="-1.82527097650389" calcext:value-type="float">
            <text:p>-1.8252709765</text:p>
          </table:table-cell>
          <table:table-cell office:value-type="float" office:value="1.06315900389649" calcext:value-type="float">
            <text:p>1.0631590039</text:p>
          </table:table-cell>
          <table:table-cell office:value-type="float" office:value="0.837726129216029" calcext:value-type="float">
            <text:p>0.8377261292</text:p>
          </table:table-cell>
          <table:table-cell office:value-type="float" office:value="0.575520709558186" calcext:value-type="float">
            <text:p>0.5755207096</text:p>
          </table:table-cell>
          <table:table-cell office:value-type="float" office:value="0.195508055141589" calcext:value-type="float">
            <text:p>0.1955080551</text:p>
          </table:table-cell>
          <table:table-cell office:value-type="float" office:value="-0.248228535138908" calcext:value-type="float">
            <text:p>-0.2482285351</text:p>
          </table:table-cell>
          <table:table-cell office:value-type="float" office:value="1.95194028896005" calcext:value-type="float">
            <text:p>1.951940289</text:p>
          </table:table-cell>
          <table:table-cell office:value-type="float" office:value="1.25407032796355" calcext:value-type="float">
            <text:p>1.254070328</text:p>
          </table:table-cell>
          <table:table-cell office:value-type="float" office:value="-0.0345786183178323" calcext:value-type="float">
            <text:p>-0.0345786183</text:p>
          </table:table-cell>
          <table:table-cell office:value-type="float" office:value="-2.65822478864791" calcext:value-type="float">
            <text:p>-2.6582247886</text:p>
          </table:table-cell>
          <table:table-cell office:value-type="float" office:value="-1.17551224924951" calcext:value-type="float">
            <text:p>-1.1755122492</text:p>
          </table:table-cell>
          <table:table-cell office:value-type="float" office:value="0.0962989417553355" calcext:value-type="float">
            <text:p>0.0962989418</text:p>
          </table:table-cell>
          <table:table-cell office:value-type="float" office:value="-1.97953997421904" calcext:value-type="float">
            <text:p>-1.9795399742</text:p>
          </table:table-cell>
          <table:table-cell office:value-type="float" office:value="0.677402315288997" calcext:value-type="float">
            <text:p>0.6774023153</text:p>
          </table:table-cell>
          <table:table-cell office:value-type="float" office:value="-0.086353738292973" calcext:value-type="float">
            <text:p>-0.0863537383</text:p>
          </table:table-cell>
          <table:table-cell office:value-type="float" office:value="-1.54690798606341" calcext:value-type="float">
            <text:p>-1.5469079861</text:p>
          </table:table-cell>
          <table:table-cell office:value-type="float" office:value="0.338638538366652" calcext:value-type="float">
            <text:p>0.3386385384</text:p>
          </table:table-cell>
          <table:table-cell office:value-type="float" office:value="0.190792490852437" calcext:value-type="float">
            <text:p>0.1907924909</text:p>
          </table:table-cell>
          <table:table-cell office:value-type="float" office:value="-0.126856568031676" calcext:value-type="float">
            <text:p>-0.126856568</text:p>
          </table:table-cell>
          <table:table-cell office:value-type="float" office:value="-2.40229033204843" calcext:value-type="float">
            <text:p>-2.402290332</text:p>
          </table:table-cell>
          <table:table-cell office:value-type="float" office:value="0.793972574988658" calcext:value-type="float">
            <text:p>0.793972575</text:p>
          </table:table-cell>
        </table:table-row>
        <table:table-row table:style-name="ro1">
          <table:table-cell office:value-type="string" calcext:value-type="string">
            <text:p>expint</text:p>
          </table:table-cell>
          <table:table-cell office:value-type="float" office:value="-0.389806405672523" calcext:value-type="float">
            <text:p>-0.3898064057</text:p>
          </table:table-cell>
          <table:table-cell office:value-type="float" office:value="1.91330260222927" calcext:value-type="float">
            <text:p>1.9133026022</text:p>
          </table:table-cell>
          <table:table-cell office:value-type="float" office:value="-0.105005672864039" calcext:value-type="float">
            <text:p>-0.1050056729</text:p>
          </table:table-cell>
          <table:table-cell office:value-type="float" office:value="-0.0679345265575693" calcext:value-type="float">
            <text:p>-0.0679345266</text:p>
          </table:table-cell>
          <table:table-cell office:value-type="float" office:value="0.566940363529136" calcext:value-type="float">
            <text:p>0.5669403635</text:p>
          </table:table-cell>
          <table:table-cell office:value-type="float" office:value="0.0998688171320864" calcext:value-type="float">
            <text:p>0.0998688171</text:p>
          </table:table-cell>
          <table:table-cell office:value-type="float" office:value="-0.479263782002439" calcext:value-type="float">
            <text:p>-0.479263782</text:p>
          </table:table-cell>
          <table:table-cell office:value-type="float" office:value="0.00395550321030348" calcext:value-type="float">
            <text:p>0.0039555032</text:p>
          </table:table-cell>
          <table:table-cell office:value-type="float" office:value="-0.873529586624495" calcext:value-type="float">
            <text:p>-0.8735295866</text:p>
          </table:table-cell>
          <table:table-cell office:value-type="float" office:value="1.55367961050142" calcext:value-type="float">
            <text:p>1.5536796105</text:p>
          </table:table-cell>
          <table:table-cell office:value-type="float" office:value="1.05120303322823" calcext:value-type="float">
            <text:p>1.0512030332</text:p>
          </table:table-cell>
          <table:table-cell office:value-type="float" office:value="0.618930753269777" calcext:value-type="float">
            <text:p>0.6189307533</text:p>
          </table:table-cell>
          <table:table-cell office:value-type="float" office:value="0.26524989601971" calcext:value-type="float">
            <text:p>0.265249896</text:p>
          </table:table-cell>
          <table:table-cell office:value-type="float" office:value="-0.080934862208356" calcext:value-type="float">
            <text:p>-0.0809348622</text:p>
          </table:table-cell>
          <table:table-cell office:value-type="float" office:value="2.24139882808506" calcext:value-type="float">
            <text:p>2.2413988281</text:p>
          </table:table-cell>
          <table:table-cell office:value-type="float" office:value="0.640352549376724" calcext:value-type="float">
            <text:p>0.6403525494</text:p>
          </table:table-cell>
          <table:table-cell office:value-type="float" office:value="-0.509053162097958" calcext:value-type="float">
            <text:p>-0.5090531621</text:p>
          </table:table-cell>
          <table:table-cell office:value-type="float" office:value="-2.62679362431984" calcext:value-type="float">
            <text:p>-2.6267936243</text:p>
          </table:table-cell>
          <table:table-cell office:value-type="float" office:value="-1.11022915362927" calcext:value-type="float">
            <text:p>-1.1102291536</text:p>
          </table:table-cell>
          <table:table-cell office:value-type="float" office:value="0.805631789039508" calcext:value-type="float">
            <text:p>0.805631789</text:p>
          </table:table-cell>
          <table:table-cell office:value-type="float" office:value="-0.392623487727343" calcext:value-type="float">
            <text:p>-0.3926234877</text:p>
          </table:table-cell>
          <table:table-cell office:value-type="float" office:value="0.359634620884404" calcext:value-type="float">
            <text:p>0.3596346209</text:p>
          </table:table-cell>
          <table:table-cell office:value-type="float" office:value="-0.131057477487407" calcext:value-type="float">
            <text:p>-0.1310574775</text:p>
          </table:table-cell>
          <table:table-cell office:value-type="float" office:value="1.13283386664331" calcext:value-type="float">
            <text:p>1.1328338666</text:p>
          </table:table-cell>
          <table:table-cell office:value-type="float" office:value="0.345123631807454" calcext:value-type="float">
            <text:p>0.3451236318</text:p>
          </table:table-cell>
          <table:table-cell office:value-type="float" office:value="0.417075395274175" calcext:value-type="float">
            <text:p>0.4170753953</text:p>
          </table:table-cell>
          <table:table-cell office:value-type="float" office:value="-0.0836726195007255" calcext:value-type="float">
            <text:p>-0.0836726195</text:p>
          </table:table-cell>
          <table:table-cell office:value-type="float" office:value="-0.804918222477822" calcext:value-type="float">
            <text:p>-0.8049182225</text:p>
          </table:table-cell>
          <table:table-cell office:value-type="float" office:value="1.16727288053179" calcext:value-type="float">
            <text:p>1.1672728805</text:p>
          </table:table-cell>
        </table:table-row>
        <table:table-row table:style-name="ro1">
          <table:table-cell office:value-type="string" calcext:value-type="string">
            <text:p>fac</text:p>
          </table:table-cell>
          <table:table-cell office:value-type="float" office:value="-0.605746007033775" calcext:value-type="float">
            <text:p>-0.605746007</text:p>
          </table:table-cell>
          <table:table-cell office:value-type="float" office:value="4.65184437207423" calcext:value-type="float">
            <text:p>4.6518443721</text:p>
          </table:table-cell>
          <table:table-cell office:value-type="float" office:value="-0.518310988445573" calcext:value-type="float">
            <text:p>-0.5183109884</text:p>
          </table:table-cell>
          <table:table-cell office:value-type="float" office:value="0.631006937326338" calcext:value-type="float">
            <text:p>0.6310069373</text:p>
          </table:table-cell>
          <table:table-cell office:value-type="float" office:value="1.20613435949958" calcext:value-type="float">
            <text:p>1.2061343595</text:p>
          </table:table-cell>
          <table:table-cell office:value-type="float" office:value="-0.645923058792255" calcext:value-type="float">
            <text:p>-0.6459230588</text:p>
          </table:table-cell>
          <table:table-cell office:value-type="float" office:value="-0.232990214668489" calcext:value-type="float">
            <text:p>-0.2329902147</text:p>
          </table:table-cell>
          <table:table-cell office:value-type="float" office:value="0.0916960080951676" calcext:value-type="float">
            <text:p>0.0916960081</text:p>
          </table:table-cell>
          <table:table-cell office:value-type="float" office:value="-5.93382486279138" calcext:value-type="float">
            <text:p>-5.9338248628</text:p>
          </table:table-cell>
          <table:table-cell office:value-type="float" office:value="1.20425901309607" calcext:value-type="float">
            <text:p>1.2042590131</text:p>
          </table:table-cell>
          <table:table-cell office:value-type="float" office:value="-6.11696079217243" calcext:value-type="float">
            <text:p>-6.1169607922</text:p>
          </table:table-cell>
          <table:table-cell office:value-type="float" office:value="-0.0107702216871331" calcext:value-type="float">
            <text:p>-0.0107702217</text:p>
          </table:table-cell>
          <table:table-cell office:value-type="float" office:value="0.815581230964319" calcext:value-type="float">
            <text:p>0.815581231</text:p>
          </table:table-cell>
          <table:table-cell office:value-type="float" office:value="-0.707407379285069" calcext:value-type="float">
            <text:p>-0.7074073793</text:p>
          </table:table-cell>
          <table:table-cell office:value-type="float" office:value="1.93939935174565" calcext:value-type="float">
            <text:p>1.9393993517</text:p>
          </table:table-cell>
          <table:table-cell office:value-type="float" office:value="1.48302256177724" calcext:value-type="float">
            <text:p>1.4830225618</text:p>
          </table:table-cell>
          <table:table-cell office:value-type="float" office:value="1.1765239044597" calcext:value-type="float">
            <text:p>1.1765239045</text:p>
          </table:table-cell>
          <table:table-cell office:value-type="float" office:value="-2.84279161292032" calcext:value-type="float">
            <text:p>-2.8427916129</text:p>
          </table:table-cell>
          <table:table-cell office:value-type="float" office:value="-1.31608371124344" calcext:value-type="float">
            <text:p>-1.3160837112</text:p>
          </table:table-cell>
          <table:table-cell office:value-type="float" office:value="0.0430554423622631" calcext:value-type="float">
            <text:p>0.0430554424</text:p>
          </table:table-cell>
          <table:table-cell office:value-type="float" office:value="-1.92729337840804" calcext:value-type="float">
            <text:p>-1.9272933784</text:p>
          </table:table-cell>
          <table:table-cell office:value-type="float" office:value="0.804174662202694" calcext:value-type="float">
            <text:p>0.8041746622</text:p>
          </table:table-cell>
          <table:table-cell office:value-type="float" office:value="0.241694576349719" calcext:value-type="float">
            <text:p>0.2416945763</text:p>
          </table:table-cell>
          <table:table-cell office:value-type="float" office:value="-1.20774906282825" calcext:value-type="float">
            <text:p>-1.2077490628</text:p>
          </table:table-cell>
          <table:table-cell office:value-type="float" office:value="0.0147584888021305" calcext:value-type="float">
            <text:p>0.0147584888</text:p>
          </table:table-cell>
          <table:table-cell office:value-type="float" office:value="-0.887174339153939" calcext:value-type="float">
            <text:p>-0.8871743392</text:p>
          </table:table-cell>
          <table:table-cell office:value-type="float" office:value="-40.0383204769261" calcext:value-type="float">
            <text:p>-40.0383204769</text:p>
          </table:table-cell>
          <table:table-cell office:value-type="float" office:value="-2.29240923506714" calcext:value-type="float">
            <text:p>-2.2924092351</text:p>
          </table:table-cell>
          <table:table-cell office:value-type="float" office:value="0.738022983891573" calcext:value-type="float">
            <text:p>0.7380229839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float" office:value="-0.665628443518688" calcext:value-type="float">
            <text:p>-0.6656284435</text:p>
          </table:table-cell>
          <table:table-cell office:value-type="float" office:value="-51.3321744493849" calcext:value-type="float">
            <text:p>-51.3321744494</text:p>
          </table:table-cell>
          <table:table-cell office:value-type="float" office:value="0.591841472479382" calcext:value-type="float">
            <text:p>0.5918414725</text:p>
          </table:table-cell>
          <table:table-cell office:value-type="float" office:value="-0.525012777503952" calcext:value-type="float">
            <text:p>-0.5250127775</text:p>
          </table:table-cell>
          <table:table-cell office:value-type="float" office:value="0.894505275909587" calcext:value-type="float">
            <text:p>0.8945052759</text:p>
          </table:table-cell>
          <table:table-cell office:value-type="float" office:value="-0.0318809855052084" calcext:value-type="float">
            <text:p>-0.0318809855</text:p>
          </table:table-cell>
          <table:table-cell office:value-type="float" office:value="-0.914994155466799" calcext:value-type="float">
            <text:p>-0.9149941555</text:p>
          </table:table-cell>
          <table:table-cell office:value-type="float" office:value="-0.0156540858168001" calcext:value-type="float">
            <text:p>-0.0156540858</text:p>
          </table:table-cell>
          <table:table-cell office:value-type="float" office:value="-2.29555739512769" calcext:value-type="float">
            <text:p>-2.2955573951</text:p>
          </table:table-cell>
          <table:table-cell office:value-type="float" office:value="1.42393039976302" calcext:value-type="float">
            <text:p>1.4239303998</text:p>
          </table:table-cell>
          <table:table-cell office:value-type="float" office:value="0.952784586805756" calcext:value-type="float">
            <text:p>0.9527845868</text:p>
          </table:table-cell>
          <table:table-cell office:value-type="float" office:value="0.10542411323626" calcext:value-type="float">
            <text:p>0.1054241132</text:p>
          </table:table-cell>
          <table:table-cell office:value-type="float" office:value="-0.108723799083518" calcext:value-type="float">
            <text:p>-0.1087237991</text:p>
          </table:table-cell>
          <table:table-cell office:value-type="float" office:value="-0.486561334787646" calcext:value-type="float">
            <text:p>-0.4865613348</text:p>
          </table:table-cell>
          <table:table-cell office:value-type="float" office:value="2.37980130955192" calcext:value-type="float">
            <text:p>2.3798013096</text:p>
          </table:table-cell>
          <table:table-cell office:value-type="float" office:value="1.02409613372952" calcext:value-type="float">
            <text:p>1.0240961337</text:p>
          </table:table-cell>
          <table:table-cell office:value-type="float" office:value="0.221818469277623" calcext:value-type="float">
            <text:p>0.2218184693</text:p>
          </table:table-cell>
          <table:table-cell office:value-type="float" office:value="-2.57737261019379" calcext:value-type="float">
            <text:p>-2.5773726102</text:p>
          </table:table-cell>
          <table:table-cell office:value-type="float" office:value="-1.83807966342809" calcext:value-type="float">
            <text:p>-1.8380796634</text:p>
          </table:table-cell>
          <table:table-cell office:value-type="float" office:value="-0.256005428901512" calcext:value-type="float">
            <text:p>-0.2560054289</text:p>
          </table:table-cell>
          <table:table-cell office:value-type="float" office:value="-1.00819345034743" calcext:value-type="float">
            <text:p>-1.0081934503</text:p>
          </table:table-cell>
          <table:table-cell office:value-type="float" office:value="0.419245136195183" calcext:value-type="float">
            <text:p>0.4192451362</text:p>
          </table:table-cell>
          <table:table-cell office:value-type="float" office:value="-0.369037133600151" calcext:value-type="float">
            <text:p>-0.3690371336</text:p>
          </table:table-cell>
          <table:table-cell office:value-type="float" office:value="1.58245068421571" calcext:value-type="float">
            <text:p>1.5824506842</text:p>
          </table:table-cell>
          <table:table-cell office:value-type="float" office:value="1.03841038848195" calcext:value-type="float">
            <text:p>1.0384103885</text:p>
          </table:table-cell>
          <table:table-cell office:value-type="float" office:value="1.56783194511247" calcext:value-type="float">
            <text:p>1.5678319451</text:p>
          </table:table-cell>
          <table:table-cell office:value-type="float" office:value="-0.735464849043087" calcext:value-type="float">
            <text:p>-0.735464849</text:p>
          </table:table-cell>
          <table:table-cell office:value-type="float" office:value="-1.42226571830383" calcext:value-type="float">
            <text:p>-1.4222657183</text:p>
          </table:table-cell>
          <table:table-cell office:value-type="float" office:value="0.835874762589483" calcext:value-type="float">
            <text:p>0.8358747626</text:p>
          </table:table-cell>
        </table:table-row>
        <table:table-row table:style-name="ro1">
          <table:table-cell office:value-type="string" calcext:value-type="string">
            <text:p>fdct</text:p>
          </table:table-cell>
          <table:table-cell office:value-type="float" office:value="-0.223650957816536" calcext:value-type="float">
            <text:p>-0.2236509578</text:p>
          </table:table-cell>
          <table:table-cell office:value-type="float" office:value="1.03507210668404" calcext:value-type="float">
            <text:p>1.0350721067</text:p>
          </table:table-cell>
          <table:table-cell office:value-type="float" office:value="-0.290348734648759" calcext:value-type="float">
            <text:p>-0.2903487346</text:p>
          </table:table-cell>
          <table:table-cell office:value-type="float" office:value="-0.642602919647975" calcext:value-type="float">
            <text:p>-0.6426029196</text:p>
          </table:table-cell>
          <table:table-cell office:value-type="float" office:value="0.546939913250751" calcext:value-type="float">
            <text:p>0.5469399133</text:p>
          </table:table-cell>
          <table:table-cell office:value-type="float" office:value="-0.155552812245374" calcext:value-type="float">
            <text:p>-0.1555528122</text:p>
          </table:table-cell>
          <table:table-cell office:value-type="float" office:value="-0.188960325973375" calcext:value-type="float">
            <text:p>-0.188960326</text:p>
          </table:table-cell>
          <table:table-cell office:value-type="float" office:value="-0.0452507047602067" calcext:value-type="float">
            <text:p>-0.0452507048</text:p>
          </table:table-cell>
          <table:table-cell office:value-type="float" office:value="-0.759927885060032" calcext:value-type="float">
            <text:p>-0.7599278851</text:p>
          </table:table-cell>
          <table:table-cell office:value-type="float" office:value="0.882956085187451" calcext:value-type="float">
            <text:p>0.8829560852</text:p>
          </table:table-cell>
          <table:table-cell office:value-type="float" office:value="0.794126503821296" calcext:value-type="float">
            <text:p>0.7941265038</text:p>
          </table:table-cell>
          <table:table-cell office:value-type="float" office:value="0.463389951143553" calcext:value-type="float">
            <text:p>0.4633899511</text:p>
          </table:table-cell>
          <table:table-cell office:value-type="float" office:value="0.0960632525891594" calcext:value-type="float">
            <text:p>0.0960632526</text:p>
          </table:table-cell>
          <table:table-cell office:value-type="float" office:value="0.073455347062315" calcext:value-type="float">
            <text:p>0.0734553471</text:p>
          </table:table-cell>
          <table:table-cell office:value-type="float" office:value="1.50786777868191" calcext:value-type="float">
            <text:p>1.5078677787</text:p>
          </table:table-cell>
          <table:table-cell office:value-type="float" office:value="1.25512078100523" calcext:value-type="float">
            <text:p>1.255120781</text:p>
          </table:table-cell>
          <table:table-cell office:value-type="float" office:value="-0.752997233254743" calcext:value-type="float">
            <text:p>-0.7529972333</text:p>
          </table:table-cell>
          <table:table-cell office:value-type="float" office:value="-2.28403497503359" calcext:value-type="float">
            <text:p>-2.284034975</text:p>
          </table:table-cell>
          <table:table-cell office:value-type="float" office:value="-0.855319130899482" calcext:value-type="float">
            <text:p>-0.8553191309</text:p>
          </table:table-cell>
          <table:table-cell office:value-type="float" office:value="0.0945400982478476" calcext:value-type="float">
            <text:p>0.0945400982</text:p>
          </table:table-cell>
          <table:table-cell office:value-type="float" office:value="-0.573909424535231" calcext:value-type="float">
            <text:p>-0.5739094245</text:p>
          </table:table-cell>
          <table:table-cell office:value-type="float" office:value="0.744069479707333" calcext:value-type="float">
            <text:p>0.7440694797</text:p>
          </table:table-cell>
          <table:table-cell office:value-type="float" office:value="-0.176571034290659" calcext:value-type="float">
            <text:p>-0.1765710343</text:p>
          </table:table-cell>
          <table:table-cell office:value-type="float" office:value="1.0551086495515" calcext:value-type="float">
            <text:p>1.0551086496</text:p>
          </table:table-cell>
          <table:table-cell office:value-type="float" office:value="0.445389045517837" calcext:value-type="float">
            <text:p>0.4453890455</text:p>
          </table:table-cell>
          <table:table-cell office:value-type="float" office:value="0.0752183169797102" calcext:value-type="float">
            <text:p>0.075218317</text:p>
          </table:table-cell>
          <table:table-cell office:value-type="float" office:value="-0.0606362868665329" calcext:value-type="float">
            <text:p>-0.0606362869</text:p>
          </table:table-cell>
          <table:table-cell office:value-type="float" office:value="-1.19713643302969" calcext:value-type="float">
            <text:p>-1.197136433</text:p>
          </table:table-cell>
          <table:table-cell office:value-type="float" office:value="0.794881963392659" calcext:value-type="float">
            <text:p>0.7948819634</text:p>
          </table:table-cell>
        </table:table-row>
        <table:table-row table:style-name="ro1">
          <table:table-cell office:value-type="string" calcext:value-type="string">
            <text:p>fft</text:p>
          </table:table-cell>
          <table:table-cell office:value-type="float" office:value="-7.40176331591894" calcext:value-type="float">
            <text:p>-7.4017633159</text:p>
          </table:table-cell>
          <table:table-cell office:value-type="float" office:value="2.62054281714137" calcext:value-type="float">
            <text:p>2.6205428171</text:p>
          </table:table-cell>
          <table:table-cell office:value-type="float" office:value="-0.0696035317090401" calcext:value-type="float">
            <text:p>-0.0696035317</text:p>
          </table:table-cell>
          <table:table-cell office:value-type="float" office:value="-7.4701588050352" calcext:value-type="float">
            <text:p>-7.470158805</text:p>
          </table:table-cell>
          <table:table-cell office:value-type="float" office:value="0.894588005658482" calcext:value-type="float">
            <text:p>0.8945880057</text:p>
          </table:table-cell>
          <table:table-cell office:value-type="float" office:value="0.0554390022701914" calcext:value-type="float">
            <text:p>0.0554390023</text:p>
          </table:table-cell>
          <table:table-cell office:value-type="float" office:value="-0.288083564024531" calcext:value-type="float">
            <text:p>-0.288083564</text:p>
          </table:table-cell>
          <table:table-cell office:value-type="float" office:value="-0.04691544439673" calcext:value-type="float">
            <text:p>-0.0469154444</text:p>
          </table:table-cell>
          <table:table-cell office:value-type="float" office:value="0.316957520395398" calcext:value-type="float">
            <text:p>0.3169575204</text:p>
          </table:table-cell>
          <table:table-cell office:value-type="float" office:value="0.970216674090007" calcext:value-type="float">
            <text:p>0.9702166741</text:p>
          </table:table-cell>
          <table:table-cell office:value-type="float" office:value="0.948974643543707" calcext:value-type="float">
            <text:p>0.9489746435</text:p>
          </table:table-cell>
          <table:table-cell office:value-type="float" office:value="0.443089531636077" calcext:value-type="float">
            <text:p>0.4430895316</text:p>
          </table:table-cell>
          <table:table-cell office:value-type="float" office:value="-0.0251332379575337" calcext:value-type="float">
            <text:p>-0.025133238</text:p>
          </table:table-cell>
          <table:table-cell office:value-type="float" office:value="-0.303564597805941" calcext:value-type="float">
            <text:p>-0.3035645978</text:p>
          </table:table-cell>
          <table:table-cell office:value-type="float" office:value="1.89282852669139" calcext:value-type="float">
            <text:p>1.8928285267</text:p>
          </table:table-cell>
          <table:table-cell office:value-type="float" office:value="0.244960148521435" calcext:value-type="float">
            <text:p>0.2449601485</text:p>
          </table:table-cell>
          <table:table-cell office:value-type="float" office:value="-1.12673537863643" calcext:value-type="float">
            <text:p>-1.1267353786</text:p>
          </table:table-cell>
          <table:table-cell office:value-type="float" office:value="-2.59788075142269" calcext:value-type="float">
            <text:p>-2.5978807514</text:p>
          </table:table-cell>
          <table:table-cell office:value-type="float" office:value="-1.18787343761997" calcext:value-type="float">
            <text:p>-1.1878734376</text:p>
          </table:table-cell>
          <table:table-cell office:value-type="float" office:value="0.195787870649053" calcext:value-type="float">
            <text:p>0.1957878706</text:p>
          </table:table-cell>
          <table:table-cell office:value-type="float" office:value="-0.406148636451589" calcext:value-type="float">
            <text:p>-0.4061486365</text:p>
          </table:table-cell>
          <table:table-cell office:value-type="float" office:value="0.620199202490728" calcext:value-type="float">
            <text:p>0.6201992025</text:p>
          </table:table-cell>
          <table:table-cell office:value-type="float" office:value="-0.174838385016926" calcext:value-type="float">
            <text:p>-0.174838385</text:p>
          </table:table-cell>
          <table:table-cell office:value-type="float" office:value="6.43484070727793" calcext:value-type="float">
            <text:p>6.4348407073</text:p>
          </table:table-cell>
          <table:table-cell office:value-type="float" office:value="0.454339341472785" calcext:value-type="float">
            <text:p>0.4543393415</text:p>
          </table:table-cell>
          <table:table-cell office:value-type="float" office:value="8.15165650332547" calcext:value-type="float">
            <text:p>8.1516565033</text:p>
          </table:table-cell>
          <table:table-cell office:value-type="float" office:value="-0.469360360013553" calcext:value-type="float">
            <text:p>-0.46936036</text:p>
          </table:table-cell>
          <table:table-cell office:value-type="float" office:value="-1.15220835052693" calcext:value-type="float">
            <text:p>-1.1522083505</text:p>
          </table:table-cell>
          <table:table-cell office:value-type="float" office:value="0.863549979894552" calcext:value-type="float">
            <text:p>0.8635499799</text:p>
          </table:table-cell>
        </table:table-row>
        <table:table-row table:style-name="ro1">
          <table:table-cell office:value-type="string" calcext:value-type="string">
            <text:p>insertsort</text:p>
          </table:table-cell>
          <table:table-cell office:value-type="float" office:value="-0.363194207648183" calcext:value-type="float">
            <text:p>-0.3631942076</text:p>
          </table:table-cell>
          <table:table-cell office:value-type="float" office:value="1.48911371782028" calcext:value-type="float">
            <text:p>1.4891137178</text:p>
          </table:table-cell>
          <table:table-cell office:value-type="float" office:value="-0.00823241304887559" calcext:value-type="float">
            <text:p>-0.008232413</text:p>
          </table:table-cell>
          <table:table-cell office:value-type="float" office:value="0.0896005753110585" calcext:value-type="float">
            <text:p>0.0896005753</text:p>
          </table:table-cell>
          <table:table-cell office:value-type="float" office:value="0.918256822604181" calcext:value-type="float">
            <text:p>0.9182568226</text:p>
          </table:table-cell>
          <table:table-cell office:value-type="float" office:value="-0.0876746278462612" calcext:value-type="float">
            <text:p>-0.0876746278</text:p>
          </table:table-cell>
          <table:table-cell office:value-type="float" office:value="-0.350981907324397" calcext:value-type="float">
            <text:p>-0.3509819073</text:p>
          </table:table-cell>
          <table:table-cell office:value-type="float" office:value="0.084155674700631" calcext:value-type="float">
            <text:p>0.0841556747</text:p>
          </table:table-cell>
          <table:table-cell office:value-type="float" office:value="-2.52819416797491" calcext:value-type="float">
            <text:p>-2.528194168</text:p>
          </table:table-cell>
          <table:table-cell office:value-type="float" office:value="1.06333690884642" calcext:value-type="float">
            <text:p>1.0633369088</text:p>
          </table:table-cell>
          <table:table-cell office:value-type="float" office:value="1.0555946594979" calcext:value-type="float">
            <text:p>1.0555946595</text:p>
          </table:table-cell>
          <table:table-cell office:value-type="float" office:value="0.487059501780125" calcext:value-type="float">
            <text:p>0.4870595018</text:p>
          </table:table-cell>
          <table:table-cell office:value-type="float" office:value="0.0497922489593653" calcext:value-type="float">
            <text:p>0.049792249</text:p>
          </table:table-cell>
          <table:table-cell office:value-type="float" office:value="-0.112288980227113" calcext:value-type="float">
            <text:p>-0.1122889802</text:p>
          </table:table-cell>
          <table:table-cell office:value-type="float" office:value="1.83410132913761" calcext:value-type="float">
            <text:p>1.8341013291</text:p>
          </table:table-cell>
          <table:table-cell office:value-type="float" office:value="1.12093916383953" calcext:value-type="float">
            <text:p>1.1209391638</text:p>
          </table:table-cell>
          <table:table-cell office:value-type="float" office:value="0.291051020333702" calcext:value-type="float">
            <text:p>0.2910510203</text:p>
          </table:table-cell>
          <table:table-cell office:value-type="float" office:value="-2.57690805875512" calcext:value-type="float">
            <text:p>-2.5769080588</text:p>
          </table:table-cell>
          <table:table-cell office:value-type="float" office:value="-1.10571637707032" calcext:value-type="float">
            <text:p>-1.1057163771</text:p>
          </table:table-cell>
          <table:table-cell office:value-type="float" office:value="0.354999173255218" calcext:value-type="float">
            <text:p>0.3549991733</text:p>
          </table:table-cell>
          <table:table-cell office:value-type="float" office:value="-1.35705883596418" calcext:value-type="float">
            <text:p>-1.357058836</text:p>
          </table:table-cell>
          <table:table-cell office:value-type="float" office:value="0.663952705305383" calcext:value-type="float">
            <text:p>0.6639527053</text:p>
          </table:table-cell>
          <table:table-cell office:value-type="float" office:value="-0.0300967861213909" calcext:value-type="float">
            <text:p>-0.0300967861</text:p>
          </table:table-cell>
          <table:table-cell office:value-type="float" office:value="-0.0399068805005477" calcext:value-type="float">
            <text:p>-0.0399068805</text:p>
          </table:table-cell>
          <table:table-cell office:value-type="float" office:value="0.426185064892391" calcext:value-type="float">
            <text:p>0.4261850649</text:p>
          </table:table-cell>
          <table:table-cell office:value-type="float" office:value="0.138632904793298" calcext:value-type="float">
            <text:p>0.1386329048</text:p>
          </table:table-cell>
          <table:table-cell office:value-type="float" office:value="-0.280284931909262" calcext:value-type="float">
            <text:p>-0.2802849319</text:p>
          </table:table-cell>
          <table:table-cell office:value-type="float" office:value="-1.74855389470503" calcext:value-type="float">
            <text:p>-1.7485538947</text:p>
          </table:table-cell>
          <table:table-cell office:value-type="float" office:value="0.743285596489156" calcext:value-type="float">
            <text:p>0.7432855965</text:p>
          </table:table-cell>
        </table:table-row>
        <table:table-row table:style-name="ro1">
          <table:table-cell office:value-type="string" calcext:value-type="string">
            <text:p>janne_complex</text:p>
          </table:table-cell>
          <table:table-cell office:value-type="float" office:value="-0.327305221249289" calcext:value-type="float">
            <text:p>-0.3273052212</text:p>
          </table:table-cell>
          <table:table-cell office:value-type="float" office:value="1.50221797571331" calcext:value-type="float">
            <text:p>1.5022179757</text:p>
          </table:table-cell>
          <table:table-cell office:value-type="float" office:value="-0.0988162487850153" calcext:value-type="float">
            <text:p>-0.0988162488</text:p>
          </table:table-cell>
          <table:table-cell office:value-type="float" office:value="0.372365144796181" calcext:value-type="float">
            <text:p>0.3723651448</text:p>
          </table:table-cell>
          <table:table-cell office:value-type="float" office:value="0.931563376175746" calcext:value-type="float">
            <text:p>0.9315633762</text:p>
          </table:table-cell>
          <table:table-cell office:value-type="float" office:value="-0.100063952945721" calcext:value-type="float">
            <text:p>-0.1000639529</text:p>
          </table:table-cell>
          <table:table-cell office:value-type="float" office:value="-0.403563382978864" calcext:value-type="float">
            <text:p>-0.403563383</text:p>
          </table:table-cell>
          <table:table-cell office:value-type="float" office:value="0.137874026082853" calcext:value-type="float">
            <text:p>0.1378740261</text:p>
          </table:table-cell>
          <table:table-cell office:value-type="float" office:value="-3.09799409308031" calcext:value-type="float">
            <text:p>-3.0979940931</text:p>
          </table:table-cell>
          <table:table-cell office:value-type="float" office:value="1.08393970822699" calcext:value-type="float">
            <text:p>1.0839397082</text:p>
          </table:table-cell>
          <table:table-cell office:value-type="float" office:value="0.0303221321844739" calcext:value-type="float">
            <text:p>0.0303221322</text:p>
          </table:table-cell>
          <table:table-cell office:value-type="float" office:value="0.558756139238542" calcext:value-type="float">
            <text:p>0.5587561392</text:p>
          </table:table-cell>
          <table:table-cell office:value-type="float" office:value="0.0115292338319537" calcext:value-type="float">
            <text:p>0.0115292338</text:p>
          </table:table-cell>
          <table:table-cell office:value-type="float" office:value="-0.0511673587113323" calcext:value-type="float">
            <text:p>-0.0511673587</text:p>
          </table:table-cell>
          <table:table-cell office:value-type="float" office:value="1.79835387242184" calcext:value-type="float">
            <text:p>1.7983538724</text:p>
          </table:table-cell>
          <table:table-cell office:value-type="float" office:value="1.13261312141335" calcext:value-type="float">
            <text:p>1.1326131214</text:p>
          </table:table-cell>
          <table:table-cell office:value-type="float" office:value="0.409477255672137" calcext:value-type="float">
            <text:p>0.4094772557</text:p>
          </table:table-cell>
          <table:table-cell office:value-type="float" office:value="-2.66070005081571" calcext:value-type="float">
            <text:p>-2.6607000508</text:p>
          </table:table-cell>
          <table:table-cell office:value-type="float" office:value="-1.12999637079671" calcext:value-type="float">
            <text:p>-1.1299963708</text:p>
          </table:table-cell>
          <table:table-cell office:value-type="float" office:value="0.25169518610706" calcext:value-type="float">
            <text:p>0.2516951861</text:p>
          </table:table-cell>
          <table:table-cell office:value-type="float" office:value="-1.3949390700281" calcext:value-type="float">
            <text:p>-1.39493907</text:p>
          </table:table-cell>
          <table:table-cell office:value-type="float" office:value="0.710906819730007" calcext:value-type="float">
            <text:p>0.7109068197</text:p>
          </table:table-cell>
          <table:table-cell office:value-type="float" office:value="-0.060932679671515" calcext:value-type="float">
            <text:p>-0.0609326797</text:p>
          </table:table-cell>
          <table:table-cell office:value-type="float" office:value="-0.320351824318647" calcext:value-type="float">
            <text:p>-0.3203518243</text:p>
          </table:table-cell>
          <table:table-cell office:value-type="float" office:value="0.349400924936655" calcext:value-type="float">
            <text:p>0.3494009249</text:p>
          </table:table-cell>
          <table:table-cell office:value-type="float" office:value="0.169458065825515" calcext:value-type="float">
            <text:p>0.1694580658</text:p>
          </table:table-cell>
          <table:table-cell office:value-type="float" office:value="-0.239288364041253" calcext:value-type="float">
            <text:p>-0.239288364</text:p>
          </table:table-cell>
          <table:table-cell office:value-type="float" office:value="-1.79276434246234" calcext:value-type="float">
            <text:p>-1.7927643425</text:p>
          </table:table-cell>
          <table:table-cell office:value-type="float" office:value="0.759700304140098" calcext:value-type="float">
            <text:p>0.7597003041</text:p>
          </table:table-cell>
        </table:table-row>
        <table:table-row table:style-name="ro1">
          <table:table-cell office:value-type="string" calcext:value-type="string">
            <text:p>jfdctint</text:p>
          </table:table-cell>
          <table:table-cell office:value-type="float" office:value="-0.259219948632603" calcext:value-type="float">
            <text:p>-0.2592199486</text:p>
          </table:table-cell>
          <table:table-cell office:value-type="float" office:value="1.30330958094906" calcext:value-type="float">
            <text:p>1.3033095809</text:p>
          </table:table-cell>
          <table:table-cell office:value-type="float" office:value="-0.0449499390187745" calcext:value-type="float">
            <text:p>-0.044949939</text:p>
          </table:table-cell>
          <table:table-cell office:value-type="float" office:value="-0.470679301252034" calcext:value-type="float">
            <text:p>-0.4706793013</text:p>
          </table:table-cell>
          <table:table-cell office:value-type="float" office:value="0.852069859723157" calcext:value-type="float">
            <text:p>0.8520698597</text:p>
          </table:table-cell>
          <table:table-cell office:value-type="float" office:value="0.0113560895809883" calcext:value-type="float">
            <text:p>0.0113560896</text:p>
          </table:table-cell>
          <table:table-cell office:value-type="float" office:value="-0.284104968808418" calcext:value-type="float">
            <text:p>-0.2841049688</text:p>
          </table:table-cell>
          <table:table-cell office:value-type="float" office:value="0.0111515271057896" calcext:value-type="float">
            <text:p>0.0111515271</text:p>
          </table:table-cell>
          <table:table-cell office:value-type="float" office:value="0.0221429617772714" calcext:value-type="float">
            <text:p>0.0221429618</text:p>
          </table:table-cell>
          <table:table-cell office:value-type="float" office:value="1.07030939243255" calcext:value-type="float">
            <text:p>1.0703093924</text:p>
          </table:table-cell>
          <table:table-cell office:value-type="float" office:value="1.17482657161508" calcext:value-type="float">
            <text:p>1.1748265716</text:p>
          </table:table-cell>
          <table:table-cell office:value-type="float" office:value="0.530234028501797" calcext:value-type="float">
            <text:p>0.5302340285</text:p>
          </table:table-cell>
          <table:table-cell office:value-type="float" office:value="-0.0525073709712235" calcext:value-type="float">
            <text:p>-0.052507371</text:p>
          </table:table-cell>
          <table:table-cell office:value-type="float" office:value="-0.0306335005589239" calcext:value-type="float">
            <text:p>-0.0306335006</text:p>
          </table:table-cell>
          <table:table-cell office:value-type="float" office:value="1.83797800423134" calcext:value-type="float">
            <text:p>1.8379780042</text:p>
          </table:table-cell>
          <table:table-cell office:value-type="float" office:value="1.16459834546523" calcext:value-type="float">
            <text:p>1.1645983455</text:p>
          </table:table-cell>
          <table:table-cell office:value-type="float" office:value="-0.489446926535568" calcext:value-type="float">
            <text:p>-0.4894469265</text:p>
          </table:table-cell>
          <table:table-cell office:value-type="float" office:value="-2.61981044409846" calcext:value-type="float">
            <text:p>-2.6198104441</text:p>
          </table:table-cell>
          <table:table-cell office:value-type="float" office:value="-1.06435347926629" calcext:value-type="float">
            <text:p>-1.0643534793</text:p>
          </table:table-cell>
          <table:table-cell office:value-type="float" office:value="0.415524088934813" calcext:value-type="float">
            <text:p>0.4155240889</text:p>
          </table:table-cell>
          <table:table-cell office:value-type="float" office:value="-0.381696250826503" calcext:value-type="float">
            <text:p>-0.3816962508</text:p>
          </table:table-cell>
          <table:table-cell office:value-type="float" office:value="0.77333417852748" calcext:value-type="float">
            <text:p>0.7733341785</text:p>
          </table:table-cell>
          <table:table-cell office:value-type="float" office:value="0.0153867891525036" calcext:value-type="float">
            <text:p>0.0153867892</text:p>
          </table:table-cell>
          <table:table-cell office:value-type="float" office:value="1.54718630933118" calcext:value-type="float">
            <text:p>1.5471863093</text:p>
          </table:table-cell>
          <table:table-cell office:value-type="float" office:value="0.484903971900546" calcext:value-type="float">
            <text:p>0.4849039719</text:p>
          </table:table-cell>
          <table:table-cell office:value-type="float" office:value="-0.0874634677283799" calcext:value-type="float">
            <text:p>-0.0874634677</text:p>
          </table:table-cell>
          <table:table-cell office:value-type="float" office:value="-0.353146829003801" calcext:value-type="float">
            <text:p>-0.353146829</text:p>
          </table:table-cell>
          <table:table-cell office:value-type="float" office:value="-0.887935479469248" calcext:value-type="float">
            <text:p>-0.8879354795</text:p>
          </table:table-cell>
          <table:table-cell office:value-type="float" office:value="0.794178857841556" calcext:value-type="float">
            <text:p>0.7941788578</text:p>
          </table:table-cell>
        </table:table-row>
        <table:table-row table:style-name="ro1">
          <table:table-cell office:value-type="string" calcext:value-type="string">
            <text:p>lcdnum</text:p>
          </table:table-cell>
          <table:table-cell office:value-type="float" office:value="-16.8706054279795" calcext:value-type="float">
            <text:p>-16.870605428</text:p>
          </table:table-cell>
          <table:table-cell office:value-type="float" office:value="-2.35357602409633" calcext:value-type="float">
            <text:p>-2.3535760241</text:p>
          </table:table-cell>
          <table:table-cell office:value-type="float" office:value="0.115350424846863" calcext:value-type="float">
            <text:p>0.1153504248</text:p>
          </table:table-cell>
          <table:table-cell office:value-type="float" office:value="-15.6130152676504" calcext:value-type="float">
            <text:p>-15.6130152677</text:p>
          </table:table-cell>
          <table:table-cell office:value-type="float" office:value="-1.38521043731712" calcext:value-type="float">
            <text:p>-1.3852104373</text:p>
          </table:table-cell>
          <table:table-cell office:value-type="float" office:value="0.308614218854444" calcext:value-type="float">
            <text:p>0.3086142189</text:p>
          </table:table-cell>
          <table:table-cell office:value-type="float" office:value="-0.237466875554302" calcext:value-type="float">
            <text:p>-0.2374668756</text:p>
          </table:table-cell>
          <table:table-cell office:value-type="float" office:value="-2.42245753907872" calcext:value-type="float">
            <text:p>-2.4224575391</text:p>
          </table:table-cell>
          <table:table-cell office:value-type="float" office:value="-8.93033584805343" calcext:value-type="float">
            <text:p>-8.9303358481</text:p>
          </table:table-cell>
          <table:table-cell office:value-type="float" office:value="0.984743297259952" calcext:value-type="float">
            <text:p>0.9847432973</text:p>
          </table:table-cell>
          <table:table-cell office:value-type="float" office:value="-1.14483702211199" calcext:value-type="float">
            <text:p>-1.1448370221</text:p>
          </table:table-cell>
          <table:table-cell office:value-type="float" office:value="-1.78878230905777" calcext:value-type="float">
            <text:p>-1.7887823091</text:p>
          </table:table-cell>
          <table:table-cell office:value-type="float" office:value="-0.0133769442157536" calcext:value-type="float">
            <text:p>-0.0133769442</text:p>
          </table:table-cell>
          <table:table-cell office:value-type="float" office:value="-2.53478766546558" calcext:value-type="float">
            <text:p>-2.5347876655</text:p>
          </table:table-cell>
          <table:table-cell office:value-type="float" office:value="2.0238976427306" calcext:value-type="float">
            <text:p>2.0238976427</text:p>
          </table:table-cell>
          <table:table-cell office:value-type="float" office:value="-2.90744640018237" calcext:value-type="float">
            <text:p>-2.9074464002</text:p>
          </table:table-cell>
          <table:table-cell office:value-type="float" office:value="-2.62376151285072" calcext:value-type="float">
            <text:p>-2.6237615129</text:p>
          </table:table-cell>
          <table:table-cell office:value-type="float" office:value="-2.60390443738323" calcext:value-type="float">
            <text:p>-2.6039044374</text:p>
          </table:table-cell>
          <table:table-cell office:value-type="float" office:value="-1.22139602495694" calcext:value-type="float">
            <text:p>-1.221396025</text:p>
          </table:table-cell>
          <table:table-cell office:value-type="float" office:value="-1.35243944188083" calcext:value-type="float">
            <text:p>-1.3524394419</text:p>
          </table:table-cell>
          <table:table-cell office:value-type="float" office:value="-1.90217391848777" calcext:value-type="float">
            <text:p>-1.9021739185</text:p>
          </table:table-cell>
          <table:table-cell office:value-type="float" office:value="-1.50936964046661" calcext:value-type="float">
            <text:p>-1.5093696405</text:p>
          </table:table-cell>
          <table:table-cell office:value-type="float" office:value="-0.148361280475387" calcext:value-type="float">
            <text:p>-0.1483612805</text:p>
          </table:table-cell>
          <table:table-cell office:value-type="float" office:value="11.0722968500828" calcext:value-type="float">
            <text:p>11.0722968501</text:p>
          </table:table-cell>
          <table:table-cell office:value-type="float" office:value="0.643357455941667" calcext:value-type="float">
            <text:p>0.6433574559</text:p>
          </table:table-cell>
          <table:table-cell office:value-type="float" office:value="11.0145499799106" calcext:value-type="float">
            <text:p>11.0145499799</text:p>
          </table:table-cell>
          <table:table-cell office:value-type="float" office:value="-2.74676961018694" calcext:value-type="float">
            <text:p>-2.7467696102</text:p>
          </table:table-cell>
          <table:table-cell office:value-type="float" office:value="-2.76275914851333" calcext:value-type="float">
            <text:p>-2.7627591485</text:p>
          </table:table-cell>
          <table:table-cell office:value-type="float" office:value="0.951529949855014" calcext:value-type="float">
            <text:p>0.9515299499</text:p>
          </table:table-cell>
        </table:table-row>
        <table:table-row table:style-name="ro1">
          <table:table-cell office:value-type="string" calcext:value-type="string">
            <text:p>levenshtein</text:p>
          </table:table-cell>
          <table:table-cell office:value-type="float" office:value="-0.890781936491947" calcext:value-type="float">
            <text:p>-0.8907819365</text:p>
          </table:table-cell>
          <table:table-cell office:value-type="float" office:value="1.05849937123553" calcext:value-type="float">
            <text:p>1.0584993712</text:p>
          </table:table-cell>
          <table:table-cell office:value-type="float" office:value="0.387875156558684" calcext:value-type="float">
            <text:p>0.3878751566</text:p>
          </table:table-cell>
          <table:table-cell office:value-type="float" office:value="3.56743902226136" calcext:value-type="float">
            <text:p>3.5674390223</text:p>
          </table:table-cell>
          <table:table-cell office:value-type="float" office:value="1.50410859205534" calcext:value-type="float">
            <text:p>1.5041085921</text:p>
          </table:table-cell>
          <table:table-cell office:value-type="float" office:value="0.140574427364933" calcext:value-type="float">
            <text:p>0.1405744274</text:p>
          </table:table-cell>
          <table:table-cell office:value-type="float" office:value="-0.739408164347314" calcext:value-type="float">
            <text:p>-0.7394081643</text:p>
          </table:table-cell>
          <table:table-cell office:value-type="float" office:value="0.629912568321271" calcext:value-type="float">
            <text:p>0.6299125683</text:p>
          </table:table-cell>
          <table:table-cell office:value-type="float" office:value="-6.58106105877525" calcext:value-type="float">
            <text:p>-6.5810610588</text:p>
          </table:table-cell>
          <table:table-cell office:value-type="float" office:value="0.442664813238067" calcext:value-type="float">
            <text:p>0.4426648132</text:p>
          </table:table-cell>
          <table:table-cell office:value-type="float" office:value="1.74441343318151" calcext:value-type="float">
            <text:p>1.7444134332</text:p>
          </table:table-cell>
          <table:table-cell office:value-type="float" office:value="0.99279252947468" calcext:value-type="float">
            <text:p>0.9927925295</text:p>
          </table:table-cell>
          <table:table-cell office:value-type="float" office:value="-0.485071708375187" calcext:value-type="float">
            <text:p>-0.4850717084</text:p>
          </table:table-cell>
          <table:table-cell office:value-type="float" office:value="0.595246980790833" calcext:value-type="float">
            <text:p>0.5952469808</text:p>
          </table:table-cell>
          <table:table-cell office:value-type="float" office:value="1.27544503432593" calcext:value-type="float">
            <text:p>1.2754450343</text:p>
          </table:table-cell>
          <table:table-cell office:value-type="float" office:value="0.71369975539104" calcext:value-type="float">
            <text:p>0.7136997554</text:p>
          </table:table-cell>
          <table:table-cell office:value-type="float" office:value="-3.46230597045469" calcext:value-type="float">
            <text:p>-3.4623059705</text:p>
          </table:table-cell>
          <table:table-cell office:value-type="float" office:value="-2.30708136258786" calcext:value-type="float">
            <text:p>-2.3070813626</text:p>
          </table:table-cell>
          <table:table-cell office:value-type="float" office:value="-1.54854788293554" calcext:value-type="float">
            <text:p>-1.5485478829</text:p>
          </table:table-cell>
          <table:table-cell office:value-type="float" office:value="-0.404749136560079" calcext:value-type="float">
            <text:p>-0.4047491366</text:p>
          </table:table-cell>
          <table:table-cell office:value-type="float" office:value="-4.80609518130111" calcext:value-type="float">
            <text:p>-4.8060951813</text:p>
          </table:table-cell>
          <table:table-cell office:value-type="float" office:value="0.446336265947686" calcext:value-type="float">
            <text:p>0.4463362659</text:p>
          </table:table-cell>
          <table:table-cell office:value-type="float" office:value="-0.38444751937677" calcext:value-type="float">
            <text:p>-0.3844475194</text:p>
          </table:table-cell>
          <table:table-cell office:value-type="float" office:value="-6.55356336990218" calcext:value-type="float">
            <text:p>-6.5535633699</text:p>
          </table:table-cell>
          <table:table-cell office:value-type="float" office:value="0.850104603991875" calcext:value-type="float">
            <text:p>0.850104604</text:p>
          </table:table-cell>
          <table:table-cell office:value-type="float" office:value="-0.450506588014479" calcext:value-type="float">
            <text:p>-0.450506588</text:p>
          </table:table-cell>
          <table:table-cell office:value-type="float" office:value="0.36275328137062" calcext:value-type="float">
            <text:p>0.3627532814</text:p>
          </table:table-cell>
          <table:table-cell office:value-type="float" office:value="-5.24083848305619" calcext:value-type="float">
            <text:p>-5.2408384831</text:p>
          </table:table-cell>
          <table:table-cell office:value-type="float" office:value="0.121466789488028" calcext:value-type="float">
            <text:p>0.1214667895</text:p>
          </table:table-cell>
        </table:table-row>
        <table:table-row table:style-name="ro1">
          <table:table-cell office:value-type="string" calcext:value-type="string">
            <text:p>lms</text:p>
          </table:table-cell>
          <table:table-cell office:value-type="float" office:value="-0.487297138092103" calcext:value-type="float">
            <text:p>-0.4872971381</text:p>
          </table:table-cell>
          <table:table-cell office:value-type="float" office:value="1.57980333676782" calcext:value-type="float">
            <text:p>1.5798033368</text:p>
          </table:table-cell>
          <table:table-cell office:value-type="float" office:value="-0.0409402912112504" calcext:value-type="float">
            <text:p>-0.0409402912</text:p>
          </table:table-cell>
          <table:table-cell office:value-type="float" office:value="-0.503884937298428" calcext:value-type="float">
            <text:p>-0.5038849373</text:p>
          </table:table-cell>
          <table:table-cell office:value-type="float" office:value="1.00867491932946" calcext:value-type="float">
            <text:p>1.0086749193</text:p>
          </table:table-cell>
          <table:table-cell office:value-type="float" office:value="-0.0529512974818177" calcext:value-type="float">
            <text:p>-0.0529512975</text:p>
          </table:table-cell>
          <table:table-cell office:value-type="float" office:value="-0.412297036051429" calcext:value-type="float">
            <text:p>-0.4122970361</text:p>
          </table:table-cell>
          <table:table-cell office:value-type="float" office:value="-0.00304744992157483" calcext:value-type="float">
            <text:p>-0.0030474499</text:p>
          </table:table-cell>
          <table:table-cell office:value-type="float" office:value="-1.20922740576704" calcext:value-type="float">
            <text:p>-1.2092274058</text:p>
          </table:table-cell>
          <table:table-cell office:value-type="float" office:value="1.15055843761762" calcext:value-type="float">
            <text:p>1.1505584376</text:p>
          </table:table-cell>
          <table:table-cell office:value-type="float" office:value="1.01253564198223" calcext:value-type="float">
            <text:p>1.012535642</text:p>
          </table:table-cell>
          <table:table-cell office:value-type="float" office:value="0.504163369187273" calcext:value-type="float">
            <text:p>0.5041633692</text:p>
          </table:table-cell>
          <table:table-cell office:value-type="float" office:value="0.0847977895986226" calcext:value-type="float">
            <text:p>0.0847977896</text:p>
          </table:table-cell>
          <table:table-cell office:value-type="float" office:value="-0.118919932568257" calcext:value-type="float">
            <text:p>-0.1189199326</text:p>
          </table:table-cell>
          <table:table-cell office:value-type="float" office:value="1.88199673108378" calcext:value-type="float">
            <text:p>1.8819967311</text:p>
          </table:table-cell>
          <table:table-cell office:value-type="float" office:value="0.914817974212379" calcext:value-type="float">
            <text:p>0.9148179742</text:p>
          </table:table-cell>
          <table:table-cell office:value-type="float" office:value="-2.94087924610091" calcext:value-type="float">
            <text:p>-2.9408792461</text:p>
          </table:table-cell>
          <table:table-cell office:value-type="float" office:value="-2.48721196787132" calcext:value-type="float">
            <text:p>-2.4872119679</text:p>
          </table:table-cell>
          <table:table-cell office:value-type="float" office:value="-1.10141337232419" calcext:value-type="float">
            <text:p>-1.1014133723</text:p>
          </table:table-cell>
          <table:table-cell office:value-type="float" office:value="0.395511793456712" calcext:value-type="float">
            <text:p>0.3955117935</text:p>
          </table:table-cell>
          <table:table-cell office:value-type="float" office:value="-0.873715272817348" calcext:value-type="float">
            <text:p>-0.8737152728</text:p>
          </table:table-cell>
          <table:table-cell office:value-type="float" office:value="0.640997457716759" calcext:value-type="float">
            <text:p>0.6409974577</text:p>
          </table:table-cell>
          <table:table-cell office:value-type="float" office:value="-0.0169874074562278" calcext:value-type="float">
            <text:p>-0.0169874075</text:p>
          </table:table-cell>
          <table:table-cell office:value-type="float" office:value="0.856499518671372" calcext:value-type="float">
            <text:p>0.8564995187</text:p>
          </table:table-cell>
          <table:table-cell office:value-type="float" office:value="0.367065353808724" calcext:value-type="float">
            <text:p>0.3670653538</text:p>
          </table:table-cell>
          <table:table-cell office:value-type="float" office:value="0.257537600936886" calcext:value-type="float">
            <text:p>0.2575376009</text:p>
          </table:table-cell>
          <table:table-cell office:value-type="float" office:value="-0.281730333524165" calcext:value-type="float">
            <text:p>-0.2817303335</text:p>
          </table:table-cell>
          <table:table-cell office:value-type="float" office:value="-1.29913853507989" calcext:value-type="float">
            <text:p>-1.2991385351</text:p>
          </table:table-cell>
          <table:table-cell office:value-type="float" office:value="0.749176168331683" calcext:value-type="float">
            <text:p>0.7491761683</text:p>
          </table:table-cell>
        </table:table-row>
        <table:table-row table:style-name="ro1">
          <table:table-cell office:value-type="string" calcext:value-type="string">
            <text:p>ludcmp</text:p>
          </table:table-cell>
          <table:table-cell office:value-type="float" office:value="-0.576828521523" calcext:value-type="float">
            <text:p>-0.5768285215</text:p>
          </table:table-cell>
          <table:table-cell office:value-type="float" office:value="1.68075421271342" calcext:value-type="float">
            <text:p>1.6807542127</text:p>
          </table:table-cell>
          <table:table-cell office:value-type="float" office:value="-0.00982891162777766" calcext:value-type="float">
            <text:p>-0.0098289116</text:p>
          </table:table-cell>
          <table:table-cell office:value-type="float" office:value="-0.150340249325094" calcext:value-type="float">
            <text:p>-0.1503402493</text:p>
          </table:table-cell>
          <table:table-cell office:value-type="float" office:value="0.756470932056962" calcext:value-type="float">
            <text:p>0.7564709321</text:p>
          </table:table-cell>
          <table:table-cell office:value-type="float" office:value="-0.0688670304886674" calcext:value-type="float">
            <text:p>-0.0688670305</text:p>
          </table:table-cell>
          <table:table-cell office:value-type="float" office:value="-0.390718466267429" calcext:value-type="float">
            <text:p>-0.3907184663</text:p>
          </table:table-cell>
          <table:table-cell office:value-type="float" office:value="0.097715435569714" calcext:value-type="float">
            <text:p>0.0977154356</text:p>
          </table:table-cell>
          <table:table-cell office:value-type="float" office:value="-1.06506933316181" calcext:value-type="float">
            <text:p>-1.0650693332</text:p>
          </table:table-cell>
          <table:table-cell office:value-type="float" office:value="1.03896548512269" calcext:value-type="float">
            <text:p>1.0389654851</text:p>
          </table:table-cell>
          <table:table-cell office:value-type="float" office:value="0.91128831328183" calcext:value-type="float">
            <text:p>0.9112883133</text:p>
          </table:table-cell>
          <table:table-cell office:value-type="float" office:value="0.440168248287799" calcext:value-type="float">
            <text:p>0.4401682483</text:p>
          </table:table-cell>
          <table:table-cell office:value-type="float" office:value="0.00389972188063421" calcext:value-type="float">
            <text:p>0.0038997219</text:p>
          </table:table-cell>
          <table:table-cell office:value-type="float" office:value="-0.180474609778846" calcext:value-type="float">
            <text:p>-0.1804746098</text:p>
          </table:table-cell>
          <table:table-cell office:value-type="float" office:value="1.7668546293444" calcext:value-type="float">
            <text:p>1.7668546293</text:p>
          </table:table-cell>
          <table:table-cell office:value-type="float" office:value="0.951844726230325" calcext:value-type="float">
            <text:p>0.9518447262</text:p>
          </table:table-cell>
          <table:table-cell office:value-type="float" office:value="-0.298887724853276" calcext:value-type="float">
            <text:p>-0.2988877249</text:p>
          </table:table-cell>
          <table:table-cell office:value-type="float" office:value="-2.53322407370562" calcext:value-type="float">
            <text:p>-2.5332240737</text:p>
          </table:table-cell>
          <table:table-cell office:value-type="float" office:value="-1.05387833693026" calcext:value-type="float">
            <text:p>-1.0538783369</text:p>
          </table:table-cell>
          <table:table-cell office:value-type="float" office:value="0.333169000023711" calcext:value-type="float">
            <text:p>0.333169</text:p>
          </table:table-cell>
          <table:table-cell office:value-type="float" office:value="-0.872013291906567" calcext:value-type="float">
            <text:p>-0.8720132919</text:p>
          </table:table-cell>
          <table:table-cell office:value-type="float" office:value="0.562660487193405" calcext:value-type="float">
            <text:p>0.5626604872</text:p>
          </table:table-cell>
          <table:table-cell office:value-type="float" office:value="0.055500042024153" calcext:value-type="float">
            <text:p>0.055500042</text:p>
          </table:table-cell>
          <table:table-cell office:value-type="float" office:value="0.730171032925482" calcext:value-type="float">
            <text:p>0.7301710329</text:p>
          </table:table-cell>
          <table:table-cell office:value-type="float" office:value="0.372898126179055" calcext:value-type="float">
            <text:p>0.3728981262</text:p>
          </table:table-cell>
          <table:table-cell office:value-type="float" office:value="0.427577171054948" calcext:value-type="float">
            <text:p>0.4275771711</text:p>
          </table:table-cell>
          <table:table-cell office:value-type="float" office:value="-0.32652039554616" calcext:value-type="float">
            <text:p>-0.3265203955</text:p>
          </table:table-cell>
          <table:table-cell office:value-type="float" office:value="-1.25005334960397" calcext:value-type="float">
            <text:p>-1.2500533496</text:p>
          </table:table-cell>
          <table:table-cell office:value-type="float" office:value="0.628849848816074" calcext:value-type="float">
            <text:p>0.6288498488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-0.606969293425752" calcext:value-type="float">
            <text:p>-0.6069692934</text:p>
          </table:table-cell>
          <table:table-cell office:value-type="float" office:value="0.889924674516731" calcext:value-type="float">
            <text:p>0.8899246745</text:p>
          </table:table-cell>
          <table:table-cell office:value-type="float" office:value="-0.112245620501061" calcext:value-type="float">
            <text:p>-0.1122456205</text:p>
          </table:table-cell>
          <table:table-cell office:value-type="float" office:value="-3.58199882486893" calcext:value-type="float">
            <text:p>-3.5819988249</text:p>
          </table:table-cell>
          <table:table-cell office:value-type="float" office:value="0.839242895865607" calcext:value-type="float">
            <text:p>0.8392428959</text:p>
          </table:table-cell>
          <table:table-cell office:value-type="float" office:value="0.163653893634149" calcext:value-type="float">
            <text:p>0.1636538936</text:p>
          </table:table-cell>
          <table:table-cell office:value-type="float" office:value="-0.286215739576138" calcext:value-type="float">
            <text:p>-0.2862157396</text:p>
          </table:table-cell>
          <table:table-cell office:value-type="float" office:value="-0.121364320634474" calcext:value-type="float">
            <text:p>-0.1213643206</text:p>
          </table:table-cell>
          <table:table-cell office:value-type="float" office:value="-4.75859992952542" calcext:value-type="float">
            <text:p>-4.7585999295</text:p>
          </table:table-cell>
          <table:table-cell office:value-type="float" office:value="0.691192281684417" calcext:value-type="float">
            <text:p>0.6911922817</text:p>
          </table:table-cell>
          <table:table-cell office:value-type="float" office:value="-1.2322618154041" calcext:value-type="float">
            <text:p>-1.2322618154</text:p>
          </table:table-cell>
          <table:table-cell office:value-type="float" office:value="0.13383543198008" calcext:value-type="float">
            <text:p>0.133835432</text:p>
          </table:table-cell>
          <table:table-cell office:value-type="float" office:value="0.0341727484600261" calcext:value-type="float">
            <text:p>0.0341727485</text:p>
          </table:table-cell>
          <table:table-cell office:value-type="float" office:value="-1.8053778786594" calcext:value-type="float">
            <text:p>-1.8053778787</text:p>
          </table:table-cell>
          <table:table-cell office:value-type="float" office:value="1.66287410581451" calcext:value-type="float">
            <text:p>1.6628741058</text:p>
          </table:table-cell>
          <table:table-cell office:value-type="float" office:value="1.36268508500835" calcext:value-type="float">
            <text:p>1.362685085</text:p>
          </table:table-cell>
          <table:table-cell office:value-type="float" office:value="-2.3445947378973" calcext:value-type="float">
            <text:p>-2.3445947379</text:p>
          </table:table-cell>
          <table:table-cell office:value-type="float" office:value="-2.24465283731766" calcext:value-type="float">
            <text:p>-2.2446528373</text:p>
          </table:table-cell>
          <table:table-cell office:value-type="float" office:value="-1.21379973306174" calcext:value-type="float">
            <text:p>-1.2137997331</text:p>
          </table:table-cell>
          <table:table-cell office:value-type="float" office:value="-1.79869416621092" calcext:value-type="float">
            <text:p>-1.7986941662</text:p>
          </table:table-cell>
          <table:table-cell office:value-type="float" office:value="-0.932421040028693" calcext:value-type="float">
            <text:p>-0.93242104</text:p>
          </table:table-cell>
          <table:table-cell office:value-type="float" office:value="-0.747403957949362" calcext:value-type="float">
            <text:p>-0.7474039579</text:p>
          </table:table-cell>
          <table:table-cell office:value-type="float" office:value="0.171693571658078" calcext:value-type="float">
            <text:p>0.1716935717</text:p>
          </table:table-cell>
          <table:table-cell office:value-type="float" office:value="2.51391044435159" calcext:value-type="float">
            <text:p>2.5139104444</text:p>
          </table:table-cell>
          <table:table-cell office:value-type="float" office:value="0.283784926785056" calcext:value-type="float">
            <text:p>0.2837849268</text:p>
          </table:table-cell>
          <table:table-cell office:value-type="float" office:value="0.794627368748747" calcext:value-type="float">
            <text:p>0.7946273687</text:p>
          </table:table-cell>
          <table:table-cell office:value-type="float" office:value="-0.0709474684953784" calcext:value-type="float">
            <text:p>-0.0709474685</text:p>
          </table:table-cell>
          <table:table-cell office:value-type="float" office:value="-1.32778340577627" calcext:value-type="float">
            <text:p>-1.3277834058</text:p>
          </table:table-cell>
          <table:table-cell office:value-type="float" office:value="0.306855527653171" calcext:value-type="float">
            <text:p>0.3068555277</text:p>
          </table:table-cell>
        </table:table-row>
        <table:table-row table:style-name="ro1">
          <table:table-cell office:value-type="string" calcext:value-type="string">
            <text:p>minver</text:p>
          </table:table-cell>
          <table:table-cell office:value-type="float" office:value="-0.350483296101705" calcext:value-type="float">
            <text:p>-0.3504832961</text:p>
          </table:table-cell>
          <table:table-cell office:value-type="float" office:value="1.59690541765802" calcext:value-type="float">
            <text:p>1.5969054177</text:p>
          </table:table-cell>
          <table:table-cell office:value-type="float" office:value="-0.013144616304727" calcext:value-type="float">
            <text:p>-0.0131446163</text:p>
          </table:table-cell>
          <table:table-cell office:value-type="float" office:value="0.506870206581078" calcext:value-type="float">
            <text:p>0.5068702066</text:p>
          </table:table-cell>
          <table:table-cell office:value-type="float" office:value="1.00915401055281" calcext:value-type="float">
            <text:p>1.0091540106</text:p>
          </table:table-cell>
          <table:table-cell office:value-type="float" office:value="-0.0675788130568817" calcext:value-type="float">
            <text:p>-0.0675788131</text:p>
          </table:table-cell>
          <table:table-cell office:value-type="float" office:value="-0.414802499707413" calcext:value-type="float">
            <text:p>-0.4148024997</text:p>
          </table:table-cell>
          <table:table-cell office:value-type="float" office:value="0.176710595823779" calcext:value-type="float">
            <text:p>0.1767105958</text:p>
          </table:table-cell>
          <table:table-cell office:value-type="float" office:value="-3.08094460855799" calcext:value-type="float">
            <text:p>-3.0809446086</text:p>
          </table:table-cell>
          <table:table-cell office:value-type="float" office:value="1.01904105091303" calcext:value-type="float">
            <text:p>1.0190410509</text:p>
          </table:table-cell>
          <table:table-cell office:value-type="float" office:value="0.916693247769378" calcext:value-type="float">
            <text:p>0.9166932478</text:p>
          </table:table-cell>
          <table:table-cell office:value-type="float" office:value="0.267627865195979" calcext:value-type="float">
            <text:p>0.2676278652</text:p>
          </table:table-cell>
          <table:table-cell office:value-type="float" office:value="0.0459668769693154" calcext:value-type="float">
            <text:p>0.045966877</text:p>
          </table:table-cell>
          <table:table-cell office:value-type="float" office:value="-0.271695543705842" calcext:value-type="float">
            <text:p>-0.2716955437</text:p>
          </table:table-cell>
          <table:table-cell office:value-type="float" office:value="1.87247063579816" calcext:value-type="float">
            <text:p>1.8724706358</text:p>
          </table:table-cell>
          <table:table-cell office:value-type="float" office:value="1.14654710050204" calcext:value-type="float">
            <text:p>1.1465471005</text:p>
          </table:table-cell>
          <table:table-cell office:value-type="float" office:value="0.594490749599244" calcext:value-type="float">
            <text:p>0.5944907496</text:p>
          </table:table-cell>
          <table:table-cell office:value-type="float" office:value="-2.62957523864441" calcext:value-type="float">
            <text:p>-2.6295752386</text:p>
          </table:table-cell>
          <table:table-cell office:value-type="float" office:value="-1.22434014919793" calcext:value-type="float">
            <text:p>-1.2243401492</text:p>
          </table:table-cell>
          <table:table-cell office:value-type="float" office:value="0.324202440949188" calcext:value-type="float">
            <text:p>0.3242024409</text:p>
          </table:table-cell>
          <table:table-cell office:value-type="float" office:value="-1.41125419698065" calcext:value-type="float">
            <text:p>-1.411254197</text:p>
          </table:table-cell>
          <table:table-cell office:value-type="float" office:value="0.570671851195773" calcext:value-type="float">
            <text:p>0.5706718512</text:p>
          </table:table-cell>
          <table:table-cell office:value-type="float" office:value="0.0629545287156192" calcext:value-type="float">
            <text:p>0.0629545287</text:p>
          </table:table-cell>
          <table:table-cell office:value-type="float" office:value="-0.338162608399818" calcext:value-type="float">
            <text:p>-0.3381626084</text:p>
          </table:table-cell>
          <table:table-cell office:value-type="float" office:value="0.414940240758703" calcext:value-type="float">
            <text:p>0.4149402408</text:p>
          </table:table-cell>
          <table:table-cell office:value-type="float" office:value="0.180584489984844" calcext:value-type="float">
            <text:p>0.18058449</text:p>
          </table:table-cell>
          <table:table-cell office:value-type="float" office:value="-0.277631517017831" calcext:value-type="float">
            <text:p>-0.277631517</text:p>
          </table:table-cell>
          <table:table-cell office:value-type="float" office:value="-1.77398305941978" calcext:value-type="float">
            <text:p>-1.7739830594</text:p>
          </table:table-cell>
          <table:table-cell office:value-type="float" office:value="0.642616212721936" calcext:value-type="float">
            <text:p>0.6426162127</text:p>
          </table:table-cell>
        </table:table-row>
        <table:table-row table:style-name="ro1">
          <table:table-cell office:value-type="string" calcext:value-type="string">
            <text:p>nbody</text:p>
          </table:table-cell>
          <table:table-cell office:value-type="float" office:value="-0.530519599079124" calcext:value-type="float">
            <text:p>-0.5305195991</text:p>
          </table:table-cell>
          <table:table-cell office:value-type="float" office:value="-3.87236131139618" calcext:value-type="float">
            <text:p>-3.8723613114</text:p>
          </table:table-cell>
          <table:table-cell office:value-type="float" office:value="0.0390490684575123" calcext:value-type="float">
            <text:p>0.0390490685</text:p>
          </table:table-cell>
          <table:table-cell office:value-type="float" office:value="0.192885224641756" calcext:value-type="float">
            <text:p>0.1928852246</text:p>
          </table:table-cell>
          <table:table-cell office:value-type="float" office:value="0.828750741196572" calcext:value-type="float">
            <text:p>0.8287507412</text:p>
          </table:table-cell>
          <table:table-cell office:value-type="float" office:value="0.00950481098222069" calcext:value-type="float">
            <text:p>0.009504811</text:p>
          </table:table-cell>
          <table:table-cell office:value-type="float" office:value="-0.374457841557583" calcext:value-type="float">
            <text:p>-0.3744578416</text:p>
          </table:table-cell>
          <table:table-cell office:value-type="float" office:value="0.130870788625161" calcext:value-type="float">
            <text:p>0.1308707886</text:p>
          </table:table-cell>
          <table:table-cell office:value-type="float" office:value="-0.818616612976495" calcext:value-type="float">
            <text:p>-0.818616613</text:p>
          </table:table-cell>
          <table:table-cell office:value-type="float" office:value="1.1393136928592" calcext:value-type="float">
            <text:p>1.1393136929</text:p>
          </table:table-cell>
          <table:table-cell office:value-type="float" office:value="1.04917513082558" calcext:value-type="float">
            <text:p>1.0491751308</text:p>
          </table:table-cell>
          <table:table-cell office:value-type="float" office:value="0.511138362280312" calcext:value-type="float">
            <text:p>0.5111383623</text:p>
          </table:table-cell>
          <table:table-cell office:value-type="float" office:value="-0.0440358836892106" calcext:value-type="float">
            <text:p>-0.0440358837</text:p>
          </table:table-cell>
          <table:table-cell office:value-type="float" office:value="-0.0774343417872814" calcext:value-type="float">
            <text:p>-0.0774343418</text:p>
          </table:table-cell>
          <table:table-cell office:value-type="float" office:value="1.79018207187323" calcext:value-type="float">
            <text:p>1.7901820719</text:p>
          </table:table-cell>
          <table:table-cell office:value-type="float" office:value="0.883916449336323" calcext:value-type="float">
            <text:p>0.8839164493</text:p>
          </table:table-cell>
          <table:table-cell office:value-type="float" office:value="-0.403729550560458" calcext:value-type="float">
            <text:p>-0.4037295506</text:p>
          </table:table-cell>
          <table:table-cell office:value-type="float" office:value="-2.50719235929648" calcext:value-type="float">
            <text:p>-2.5071923593</text:p>
          </table:table-cell>
          <table:table-cell office:value-type="float" office:value="-1.03014123661536" calcext:value-type="float">
            <text:p>-1.0301412366</text:p>
          </table:table-cell>
          <table:table-cell office:value-type="float" office:value="0.290412327863504" calcext:value-type="float">
            <text:p>0.2904123279</text:p>
          </table:table-cell>
          <table:table-cell office:value-type="float" office:value="-0.750463168211003" calcext:value-type="float">
            <text:p>-0.7504631682</text:p>
          </table:table-cell>
          <table:table-cell office:value-type="float" office:value="0.565802655799832" calcext:value-type="float">
            <text:p>0.5658026558</text:p>
          </table:table-cell>
          <table:table-cell office:value-type="float" office:value="-0.0428290649622677" calcext:value-type="float">
            <text:p>-0.042829065</text:p>
          </table:table-cell>
          <table:table-cell office:value-type="float" office:value="0.634174220464917" calcext:value-type="float">
            <text:p>0.6341742205</text:p>
          </table:table-cell>
          <table:table-cell office:value-type="float" office:value="0.547331040142353" calcext:value-type="float">
            <text:p>0.5473310401</text:p>
          </table:table-cell>
          <table:table-cell office:value-type="float" office:value="0.333511964839355" calcext:value-type="float">
            <text:p>0.3335119648</text:p>
          </table:table-cell>
          <table:table-cell office:value-type="float" office:value="-0.34139909499543" calcext:value-type="float">
            <text:p>-0.341399095</text:p>
          </table:table-cell>
          <table:table-cell office:value-type="float" office:value="-1.22958210799776" calcext:value-type="float">
            <text:p>-1.229582108</text:p>
          </table:table-cell>
          <table:table-cell office:value-type="float" office:value="0.83863037043413" calcext:value-type="float">
            <text:p>0.8386303704</text:p>
          </table:table-cell>
        </table:table-row>
        <table:table-row table:style-name="ro1">
          <table:table-cell office:value-type="string" calcext:value-type="string">
            <text:p>ndes</text:p>
          </table:table-cell>
          <table:table-cell office:value-type="float" office:value="-3.94619851868171" calcext:value-type="float">
            <text:p>-3.9461985187</text:p>
          </table:table-cell>
          <table:table-cell office:value-type="float" office:value="-2.170891471714" calcext:value-type="float">
            <text:p>-2.1708914717</text:p>
          </table:table-cell>
          <table:table-cell office:value-type="float" office:value="0.0207967734052081" calcext:value-type="float">
            <text:p>0.0207967734</text:p>
          </table:table-cell>
          <table:table-cell office:value-type="float" office:value="-3.10209064719752" calcext:value-type="float">
            <text:p>-3.1020906472</text:p>
          </table:table-cell>
          <table:table-cell office:value-type="float" office:value="-2.15877233293909" calcext:value-type="float">
            <text:p>-2.1587723329</text:p>
          </table:table-cell>
          <table:table-cell office:value-type="float" office:value="0.165485351074099" calcext:value-type="float">
            <text:p>0.1654853511</text:p>
          </table:table-cell>
          <table:table-cell office:value-type="float" office:value="-0.139014259918504" calcext:value-type="float">
            <text:p>-0.1390142599</text:p>
          </table:table-cell>
          <table:table-cell office:value-type="float" office:value="-3.27998627499727" calcext:value-type="float">
            <text:p>-3.279986275</text:p>
          </table:table-cell>
          <table:table-cell office:value-type="float" office:value="-7.4521885313407" calcext:value-type="float">
            <text:p>-7.4521885313</text:p>
          </table:table-cell>
          <table:table-cell office:value-type="float" office:value="0.917537126526703" calcext:value-type="float">
            <text:p>0.9175371265</text:p>
          </table:table-cell>
          <table:table-cell office:value-type="float" office:value="-8.07689044121175" calcext:value-type="float">
            <text:p>-8.0768904412</text:p>
          </table:table-cell>
          <table:table-cell office:value-type="float" office:value="-3.20886008853259" calcext:value-type="float">
            <text:p>-3.2088600885</text:p>
          </table:table-cell>
          <table:table-cell office:value-type="float" office:value="-0.103857564188038" calcext:value-type="float">
            <text:p>-0.1038575642</text:p>
          </table:table-cell>
          <table:table-cell office:value-type="float" office:value="-5.8894311424908" calcext:value-type="float">
            <text:p>-5.8894311425</text:p>
          </table:table-cell>
          <table:table-cell office:value-type="float" office:value="1.57199790951015" calcext:value-type="float">
            <text:p>1.5719979095</text:p>
          </table:table-cell>
          <table:table-cell office:value-type="float" office:value="-0.60585025203407" calcext:value-type="float">
            <text:p>-0.605850252</text:p>
          </table:table-cell>
          <table:table-cell office:value-type="float" office:value="-3.22406841415034" calcext:value-type="float">
            <text:p>-3.2240684142</text:p>
          </table:table-cell>
          <table:table-cell office:value-type="float" office:value="-2.27446668455189" calcext:value-type="float">
            <text:p>-2.2744666846</text:p>
          </table:table-cell>
          <table:table-cell office:value-type="float" office:value="-0.800601764291615" calcext:value-type="float">
            <text:p>-0.8006017643</text:p>
          </table:table-cell>
          <table:table-cell office:value-type="float" office:value="-1.34509872750891" calcext:value-type="float">
            <text:p>-1.3450987275</text:p>
          </table:table-cell>
          <table:table-cell office:value-type="float" office:value="-1.27409295757284" calcext:value-type="float">
            <text:p>-1.2740929576</text:p>
          </table:table-cell>
          <table:table-cell office:value-type="float" office:value="-5.00725837724757" calcext:value-type="float">
            <text:p>-5.0072583772</text:p>
          </table:table-cell>
          <table:table-cell office:value-type="float" office:value="0.183547350403303" calcext:value-type="float">
            <text:p>0.1835473504</text:p>
          </table:table-cell>
          <table:table-cell office:value-type="float" office:value="1.96919756286751" calcext:value-type="float">
            <text:p>1.9691975629</text:p>
          </table:table-cell>
          <table:table-cell office:value-type="float" office:value="0.554984815442012" calcext:value-type="float">
            <text:p>0.5549848154</text:p>
          </table:table-cell>
          <table:table-cell office:value-type="float" office:value="-3.1878452718217" calcext:value-type="float">
            <text:p>-3.1878452718</text:p>
          </table:table-cell>
          <table:table-cell office:value-type="float" office:value="-3.8146155950075" calcext:value-type="float">
            <text:p>-3.814615595</text:p>
          </table:table-cell>
          <table:table-cell office:value-type="float" office:value="-1.7040434305481" calcext:value-type="float">
            <text:p>-1.7040434305</text:p>
          </table:table-cell>
          <table:table-cell office:value-type="float" office:value="0.574170445643656" calcext:value-type="float">
            <text:p>0.5741704456</text:p>
          </table:table-cell>
        </table:table-row>
        <table:table-row table:style-name="ro1">
          <table:table-cell office:value-type="string" calcext:value-type="string">
            <text:p>nettle-arcfour</text:p>
          </table:table-cell>
          <table:table-cell office:value-type="float" office:value="-0.335067671503784" calcext:value-type="float">
            <text:p>-0.3350676715</text:p>
          </table:table-cell>
          <table:table-cell office:value-type="float" office:value="1.6054041093268" calcext:value-type="float">
            <text:p>1.6054041093</text:p>
          </table:table-cell>
          <table:table-cell office:value-type="float" office:value="-0.188586987395841" calcext:value-type="float">
            <text:p>-0.1885869874</text:p>
          </table:table-cell>
          <table:table-cell office:value-type="float" office:value="0.180697142528293" calcext:value-type="float">
            <text:p>0.1806971425</text:p>
          </table:table-cell>
          <table:table-cell office:value-type="float" office:value="0.998453277197081" calcext:value-type="float">
            <text:p>0.9984532772</text:p>
          </table:table-cell>
          <table:table-cell office:value-type="float" office:value="-0.192540478542026" calcext:value-type="float">
            <text:p>-0.1925404785</text:p>
          </table:table-cell>
          <table:table-cell office:value-type="float" office:value="-0.514785556384739" calcext:value-type="float">
            <text:p>-0.5147855564</text:p>
          </table:table-cell>
          <table:table-cell office:value-type="float" office:value="-0.0336297072820055" calcext:value-type="float">
            <text:p>-0.0336297073</text:p>
          </table:table-cell>
          <table:table-cell office:value-type="float" office:value="-2.05856055689066" calcext:value-type="float">
            <text:p>-2.0585605569</text:p>
          </table:table-cell>
          <table:table-cell office:value-type="float" office:value="1.11707347289898" calcext:value-type="float">
            <text:p>1.1170734729</text:p>
          </table:table-cell>
          <table:table-cell office:value-type="float" office:value="0.941722702206965" calcext:value-type="float">
            <text:p>0.9417227022</text:p>
          </table:table-cell>
          <table:table-cell office:value-type="float" office:value="0.643685296661071" calcext:value-type="float">
            <text:p>0.6436852967</text:p>
          </table:table-cell>
          <table:table-cell office:value-type="float" office:value="0.211819919862841" calcext:value-type="float">
            <text:p>0.2118199199</text:p>
          </table:table-cell>
          <table:table-cell office:value-type="float" office:value="-0.236258161479265" calcext:value-type="float">
            <text:p>-0.2362581615</text:p>
          </table:table-cell>
          <table:table-cell office:value-type="float" office:value="1.85077700913604" calcext:value-type="float">
            <text:p>1.8507770091</text:p>
          </table:table-cell>
          <table:table-cell office:value-type="float" office:value="1.17865075090016" calcext:value-type="float">
            <text:p>1.1786507509</text:p>
          </table:table-cell>
          <table:table-cell office:value-type="float" office:value="-0.0702877282776879" calcext:value-type="float">
            <text:p>-0.0702877283</text:p>
          </table:table-cell>
          <table:table-cell office:value-type="float" office:value="-2.59102644725311" calcext:value-type="float">
            <text:p>-2.5910264473</text:p>
          </table:table-cell>
          <table:table-cell office:value-type="float" office:value="-1.20697814500981" calcext:value-type="float">
            <text:p>-1.206978145</text:p>
          </table:table-cell>
          <table:table-cell office:value-type="float" office:value="0.417932279007352" calcext:value-type="float">
            <text:p>0.417932279</text:p>
          </table:table-cell>
          <table:table-cell office:value-type="float" office:value="-1.10151068426944" calcext:value-type="float">
            <text:p>-1.1015106843</text:p>
          </table:table-cell>
          <table:table-cell office:value-type="float" office:value="0.523184225672378" calcext:value-type="float">
            <text:p>0.5231842257</text:p>
          </table:table-cell>
          <table:table-cell office:value-type="float" office:value="0.0576732938983631" calcext:value-type="float">
            <text:p>0.0576732939</text:p>
          </table:table-cell>
          <table:table-cell office:value-type="float" office:value="0.251888622082689" calcext:value-type="float">
            <text:p>0.2518886221</text:p>
          </table:table-cell>
          <table:table-cell office:value-type="float" office:value="0.344912934945661" calcext:value-type="float">
            <text:p>0.3449129349</text:p>
          </table:table-cell>
          <table:table-cell office:value-type="float" office:value="0.287639450388484" calcext:value-type="float">
            <text:p>0.2876394504</text:p>
          </table:table-cell>
          <table:table-cell office:value-type="float" office:value="-0.222234665950782" calcext:value-type="float">
            <text:p>-0.222234666</text:p>
          </table:table-cell>
          <table:table-cell office:value-type="float" office:value="-1.33523023400959" calcext:value-type="float">
            <text:p>-1.335230234</text:p>
          </table:table-cell>
          <table:table-cell office:value-type="float" office:value="0.819847602363144" calcext:value-type="float">
            <text:p>0.8198476024</text:p>
          </table:table-cell>
        </table:table-row>
        <table:table-row table:style-name="ro1">
          <table:table-cell office:value-type="string" calcext:value-type="string">
            <text:p>nettle-des</text:p>
          </table:table-cell>
          <table:table-cell office:value-type="float" office:value="-0.325791364390242" calcext:value-type="float">
            <text:p>-0.3257913644</text:p>
          </table:table-cell>
          <table:table-cell office:value-type="float" office:value="1.55772691278979" calcext:value-type="float">
            <text:p>1.5577269128</text:p>
          </table:table-cell>
          <table:table-cell office:value-type="float" office:value="-0.0927844518213787" calcext:value-type="float">
            <text:p>-0.0927844518</text:p>
          </table:table-cell>
          <table:table-cell office:value-type="float" office:value="-1.68743339718597" calcext:value-type="float">
            <text:p>-1.6874333972</text:p>
          </table:table-cell>
          <table:table-cell office:value-type="float" office:value="0.799756370756179" calcext:value-type="float">
            <text:p>0.7997563708</text:p>
          </table:table-cell>
          <table:table-cell office:value-type="float" office:value="0.0405368830763132" calcext:value-type="float">
            <text:p>0.0405368831</text:p>
          </table:table-cell>
          <table:table-cell office:value-type="float" office:value="-0.508227509043061" calcext:value-type="float">
            <text:p>-0.508227509</text:p>
          </table:table-cell>
          <table:table-cell office:value-type="float" office:value="0.0787589924247953" calcext:value-type="float">
            <text:p>0.0787589924</text:p>
          </table:table-cell>
          <table:table-cell office:value-type="float" office:value="3.22790506611166" calcext:value-type="float">
            <text:p>3.2279050661</text:p>
          </table:table-cell>
          <table:table-cell office:value-type="float" office:value="-0.67818733161831" calcext:value-type="float">
            <text:p>-0.6781873316</text:p>
          </table:table-cell>
          <table:table-cell office:value-type="float" office:value="-6.26299695321561" calcext:value-type="float">
            <text:p>-6.2629969532</text:p>
          </table:table-cell>
          <table:table-cell office:value-type="float" office:value="0.469895556544967" calcext:value-type="float">
            <text:p>0.4698955565</text:p>
          </table:table-cell>
          <table:table-cell office:value-type="float" office:value="-1.73745329316288" calcext:value-type="float">
            <text:p>-1.7374532932</text:p>
          </table:table-cell>
          <table:table-cell office:value-type="float" office:value="1.74405519651849" calcext:value-type="float">
            <text:p>1.7440551965</text:p>
          </table:table-cell>
          <table:table-cell office:value-type="float" office:value="0.00700358829383889" calcext:value-type="float">
            <text:p>0.0070035883</text:p>
          </table:table-cell>
          <table:table-cell office:value-type="float" office:value="0.910537204747908" calcext:value-type="float">
            <text:p>0.9105372047</text:p>
          </table:table-cell>
          <table:table-cell office:value-type="float" office:value="-1.80012318370256" calcext:value-type="float">
            <text:p>-1.8001231837</text:p>
          </table:table-cell>
          <table:table-cell office:value-type="float" office:value="-2.45610071337895" calcext:value-type="float">
            <text:p>-2.4561007134</text:p>
          </table:table-cell>
          <table:table-cell office:value-type="float" office:value="-1.20986270539931" calcext:value-type="float">
            <text:p>-1.2098627054</text:p>
          </table:table-cell>
          <table:table-cell office:value-type="float" office:value="-2.94851794130748" calcext:value-type="float">
            <text:p>-2.9485179413</text:p>
          </table:table-cell>
          <table:table-cell office:value-type="float" office:value="0.619373226806284" calcext:value-type="float">
            <text:p>0.6193732268</text:p>
          </table:table-cell>
          <table:table-cell office:value-type="float" office:value="2.43551347202009" calcext:value-type="float">
            <text:p>2.435513472</text:p>
          </table:table-cell>
          <table:table-cell office:value-type="float" office:value="0.0240587235690922" calcext:value-type="float">
            <text:p>0.0240587236</text:p>
          </table:table-cell>
          <table:table-cell office:value-type="float" office:value="3.70163422421132" calcext:value-type="float">
            <text:p>3.7016342242</text:p>
          </table:table-cell>
          <table:table-cell office:value-type="float" office:value="0.338977072135015" calcext:value-type="float">
            <text:p>0.3389770721</text:p>
          </table:table-cell>
          <table:table-cell office:value-type="float" office:value="0.241665013084463" calcext:value-type="float">
            <text:p>0.2416650131</text:p>
          </table:table-cell>
          <table:table-cell office:value-type="float" office:value="-0.304471874550712" calcext:value-type="float">
            <text:p>-0.3044718746</text:p>
          </table:table-cell>
          <table:table-cell office:value-type="float" office:value="0.392424583182482" calcext:value-type="float">
            <text:p>0.3924245832</text:p>
          </table:table-cell>
          <table:table-cell office:value-type="float" office:value="-0.890354751336262" calcext:value-type="float">
            <text:p>-0.8903547513</text:p>
          </table:table-cell>
        </table:table-row>
        <table:table-row table:style-name="ro1">
          <table:table-cell office:value-type="string" calcext:value-type="string">
            <text:p>nettle-md5</text:p>
          </table:table-cell>
          <table:table-cell office:value-type="float" office:value="-0.442544630658592" calcext:value-type="float">
            <text:p>-0.4425446307</text:p>
          </table:table-cell>
          <table:table-cell office:value-type="float" office:value="1.28855147170793" calcext:value-type="float">
            <text:p>1.2885514717</text:p>
          </table:table-cell>
          <table:table-cell office:value-type="float" office:value="-0.0755760936262964" calcext:value-type="float">
            <text:p>-0.0755760936</text:p>
          </table:table-cell>
          <table:table-cell office:value-type="float" office:value="-0.493091914623078" calcext:value-type="float">
            <text:p>-0.4930919146</text:p>
          </table:table-cell>
          <table:table-cell office:value-type="float" office:value="0.535998971577285" calcext:value-type="float">
            <text:p>0.5359989716</text:p>
          </table:table-cell>
          <table:table-cell office:value-type="float" office:value="-0.00420070892954032" calcext:value-type="float">
            <text:p>-0.0042007089</text:p>
          </table:table-cell>
          <table:table-cell office:value-type="float" office:value="-0.284497072477415" calcext:value-type="float">
            <text:p>-0.2844970725</text:p>
          </table:table-cell>
          <table:table-cell office:value-type="float" office:value="-0.131874580997917" calcext:value-type="float">
            <text:p>-0.131874581</text:p>
          </table:table-cell>
          <table:table-cell office:value-type="float" office:value="-0.0768332738542907" calcext:value-type="float">
            <text:p>-0.0768332739</text:p>
          </table:table-cell>
          <table:table-cell office:value-type="float" office:value="0.910232226738156" calcext:value-type="float">
            <text:p>0.9102322267</text:p>
          </table:table-cell>
          <table:table-cell office:value-type="float" office:value="1.15292273059099" calcext:value-type="float">
            <text:p>1.1529227306</text:p>
          </table:table-cell>
          <table:table-cell office:value-type="float" office:value="0.330629942855746" calcext:value-type="float">
            <text:p>0.3306299429</text:p>
          </table:table-cell>
          <table:table-cell office:value-type="float" office:value="0.0493801136723724" calcext:value-type="float">
            <text:p>0.0493801137</text:p>
          </table:table-cell>
          <table:table-cell office:value-type="float" office:value="0.103817943061978" calcext:value-type="float">
            <text:p>0.1038179431</text:p>
          </table:table-cell>
          <table:table-cell office:value-type="float" office:value="1.57662396942622" calcext:value-type="float">
            <text:p>1.5766239694</text:p>
          </table:table-cell>
          <table:table-cell office:value-type="float" office:value="0.883758676308289" calcext:value-type="float">
            <text:p>0.8837586763</text:p>
          </table:table-cell>
          <table:table-cell office:value-type="float" office:value="0.537349951434816" calcext:value-type="float">
            <text:p>0.5373499514</text:p>
          </table:table-cell>
          <table:table-cell office:value-type="float" office:value="-2.17554391523959" calcext:value-type="float">
            <text:p>-2.1755439152</text:p>
          </table:table-cell>
          <table:table-cell office:value-type="float" office:value="-0.928396219664117" calcext:value-type="float">
            <text:p>-0.9283962197</text:p>
          </table:table-cell>
          <table:table-cell office:value-type="float" office:value="0.639169543605644" calcext:value-type="float">
            <text:p>0.6391695436</text:p>
          </table:table-cell>
          <table:table-cell office:value-type="float" office:value="-0.598134491630592" calcext:value-type="float">
            <text:p>-0.5981344916</text:p>
          </table:table-cell>
          <table:table-cell office:value-type="float" office:value="0.747472006315086" calcext:value-type="float">
            <text:p>0.7474720063</text:p>
          </table:table-cell>
          <table:table-cell office:value-type="float" office:value="0.173098770534446" calcext:value-type="float">
            <text:p>0.1730987705</text:p>
          </table:table-cell>
          <table:table-cell office:value-type="float" office:value="1.1541008637207" calcext:value-type="float">
            <text:p>1.1541008637</text:p>
          </table:table-cell>
          <table:table-cell office:value-type="float" office:value="0.487030498470094" calcext:value-type="float">
            <text:p>0.4870304985</text:p>
          </table:table-cell>
          <table:table-cell office:value-type="float" office:value="0.144363557930957" calcext:value-type="float">
            <text:p>0.1443635579</text:p>
          </table:table-cell>
          <table:table-cell office:value-type="float" office:value="-0.294584991118216" calcext:value-type="float">
            <text:p>-0.2945849911</text:p>
          </table:table-cell>
          <table:table-cell office:value-type="float" office:value="-0.863679980180972" calcext:value-type="float">
            <text:p>-0.8636799802</text:p>
          </table:table-cell>
          <table:table-cell office:value-type="float" office:value="0.716467372674323" calcext:value-type="float">
            <text:p>0.7164673727</text:p>
          </table:table-cell>
        </table:table-row>
        <table:table-row table:style-name="ro1">
          <table:table-cell office:value-type="string" calcext:value-type="string">
            <text:p>newlib-exp</text:p>
          </table:table-cell>
          <table:table-cell office:value-type="float" office:value="-0.257782961644349" calcext:value-type="float">
            <text:p>-0.2577829616</text:p>
          </table:table-cell>
          <table:table-cell office:value-type="float" office:value="1.699015818806" calcext:value-type="float">
            <text:p>1.6990158188</text:p>
          </table:table-cell>
          <table:table-cell office:value-type="float" office:value="-0.227952446128708" calcext:value-type="float">
            <text:p>-0.2279524461</text:p>
          </table:table-cell>
          <table:table-cell office:value-type="float" office:value="-0.0341838616690096" calcext:value-type="float">
            <text:p>-0.0341838617</text:p>
          </table:table-cell>
          <table:table-cell office:value-type="float" office:value="0.736225918957693" calcext:value-type="float">
            <text:p>0.736225919</text:p>
          </table:table-cell>
          <table:table-cell office:value-type="float" office:value="-0.218042311537994" calcext:value-type="float">
            <text:p>-0.2180423115</text:p>
          </table:table-cell>
          <table:table-cell office:value-type="float" office:value="-0.536845621356534" calcext:value-type="float">
            <text:p>-0.5368456214</text:p>
          </table:table-cell>
          <table:table-cell office:value-type="float" office:value="-0.0462506319266675" calcext:value-type="float">
            <text:p>-0.0462506319</text:p>
          </table:table-cell>
          <table:table-cell office:value-type="float" office:value="-0.906600762931898" calcext:value-type="float">
            <text:p>-0.9066007629</text:p>
          </table:table-cell>
          <table:table-cell office:value-type="float" office:value="0.994270103484888" calcext:value-type="float">
            <text:p>0.9942701035</text:p>
          </table:table-cell>
          <table:table-cell office:value-type="float" office:value="1.163318948895" calcext:value-type="float">
            <text:p>1.1633189489</text:p>
          </table:table-cell>
          <table:table-cell office:value-type="float" office:value="0.599304532740626" calcext:value-type="float">
            <text:p>0.5993045327</text:p>
          </table:table-cell>
          <table:table-cell office:value-type="float" office:value="0.211014347395984" calcext:value-type="float">
            <text:p>0.2110143474</text:p>
          </table:table-cell>
          <table:table-cell office:value-type="float" office:value="-0.363536177323009" calcext:value-type="float">
            <text:p>-0.3635361773</text:p>
          </table:table-cell>
          <table:table-cell office:value-type="float" office:value="1.722414885082" calcext:value-type="float">
            <text:p>1.7224148851</text:p>
          </table:table-cell>
          <table:table-cell office:value-type="float" office:value="1.06111627941852" calcext:value-type="float">
            <text:p>1.0611162794</text:p>
          </table:table-cell>
          <table:table-cell office:value-type="float" office:value="-1.3033387255853" calcext:value-type="float">
            <text:p>-1.3033387256</text:p>
          </table:table-cell>
          <table:table-cell office:value-type="float" office:value="-2.45097268817486" calcext:value-type="float">
            <text:p>-2.4509726882</text:p>
          </table:table-cell>
          <table:table-cell office:value-type="float" office:value="-1.24999309979286" calcext:value-type="float">
            <text:p>-1.2499930998</text:p>
          </table:table-cell>
          <table:table-cell office:value-type="float" office:value="0.522588747575361" calcext:value-type="float">
            <text:p>0.5225887476</text:p>
          </table:table-cell>
          <table:table-cell office:value-type="float" office:value="-0.538831910407871" calcext:value-type="float">
            <text:p>-0.5388319104</text:p>
          </table:table-cell>
          <table:table-cell office:value-type="float" office:value="0.366645805261759" calcext:value-type="float">
            <text:p>0.3666458053</text:p>
          </table:table-cell>
          <table:table-cell office:value-type="float" office:value="-0.00540820519491677" calcext:value-type="float">
            <text:p>-0.0054082052</text:p>
          </table:table-cell>
          <table:table-cell office:value-type="float" office:value="1.10941132837241" calcext:value-type="float">
            <text:p>1.1094113284</text:p>
          </table:table-cell>
          <table:table-cell office:value-type="float" office:value="0.446698231161557" calcext:value-type="float">
            <text:p>0.4466982312</text:p>
          </table:table-cell>
          <table:table-cell office:value-type="float" office:value="0.298588272812815" calcext:value-type="float">
            <text:p>0.2985882728</text:p>
          </table:table-cell>
          <table:table-cell office:value-type="float" office:value="-0.0909951661236797" calcext:value-type="float">
            <text:p>-0.0909951661</text:p>
          </table:table-cell>
          <table:table-cell office:value-type="float" office:value="-0.814831000283635" calcext:value-type="float">
            <text:p>-0.8148310003</text:p>
          </table:table-cell>
          <table:table-cell office:value-type="float" office:value="0.92345198822291" calcext:value-type="float">
            <text:p>0.9234519882</text:p>
          </table:table-cell>
        </table:table-row>
        <table:table-row table:style-name="ro1">
          <table:table-cell office:value-type="string" calcext:value-type="string">
            <text:p>newlib-mod</text:p>
          </table:table-cell>
          <table:table-cell office:value-type="float" office:value="-0.521901618857912" calcext:value-type="float">
            <text:p>-0.5219016189</text:p>
          </table:table-cell>
          <table:table-cell office:value-type="float" office:value="-2.43399149754313" calcext:value-type="float">
            <text:p>-2.4339914975</text:p>
          </table:table-cell>
          <table:table-cell office:value-type="float" office:value="-0.211080364293519" calcext:value-type="float">
            <text:p>-0.2110803643</text:p>
          </table:table-cell>
          <table:table-cell office:value-type="float" office:value="-4.06031016380866" calcext:value-type="float">
            <text:p>-4.0603101638</text:p>
          </table:table-cell>
          <table:table-cell office:value-type="float" office:value="1.83292813313151" calcext:value-type="float">
            <text:p>1.8329281331</text:p>
          </table:table-cell>
          <table:table-cell office:value-type="float" office:value="-0.0762674603940536" calcext:value-type="float">
            <text:p>-0.0762674604</text:p>
          </table:table-cell>
          <table:table-cell office:value-type="float" office:value="-0.433627123598803" calcext:value-type="float">
            <text:p>-0.4336271236</text:p>
          </table:table-cell>
          <table:table-cell office:value-type="float" office:value="0.977772271219104" calcext:value-type="float">
            <text:p>0.9777722712</text:p>
          </table:table-cell>
          <table:table-cell office:value-type="float" office:value="0.550083301536463" calcext:value-type="float">
            <text:p>0.5500833015</text:p>
          </table:table-cell>
          <table:table-cell office:value-type="float" office:value="0.931328227512181" calcext:value-type="float">
            <text:p>0.9313282275</text:p>
          </table:table-cell>
          <table:table-cell office:value-type="float" office:value="0.996259083458843" calcext:value-type="float">
            <text:p>0.9962590835</text:p>
          </table:table-cell>
          <table:table-cell office:value-type="float" office:value="-0.43494890296868" calcext:value-type="float">
            <text:p>-0.434948903</text:p>
          </table:table-cell>
          <table:table-cell office:value-type="float" office:value="-0.0987777050599266" calcext:value-type="float">
            <text:p>-0.0987777051</text:p>
          </table:table-cell>
          <table:table-cell office:value-type="float" office:value="0.149687676582591" calcext:value-type="float">
            <text:p>0.1496876766</text:p>
          </table:table-cell>
          <table:table-cell office:value-type="float" office:value="1.70652233342606" calcext:value-type="float">
            <text:p>1.7065223334</text:p>
          </table:table-cell>
          <table:table-cell office:value-type="float" office:value="11.0078931774802" calcext:value-type="float">
            <text:p>11.0078931775</text:p>
          </table:table-cell>
          <table:table-cell office:value-type="float" office:value="0.835849238535167" calcext:value-type="float">
            <text:p>0.8358492385</text:p>
          </table:table-cell>
          <table:table-cell office:value-type="float" office:value="-2.49500491855118" calcext:value-type="float">
            <text:p>-2.4950049186</text:p>
          </table:table-cell>
          <table:table-cell office:value-type="float" office:value="-1.1734606412223" calcext:value-type="float">
            <text:p>-1.1734606412</text:p>
          </table:table-cell>
          <table:table-cell office:value-type="float" office:value="0.50051887484745" calcext:value-type="float">
            <text:p>0.5005188748</text:p>
          </table:table-cell>
          <table:table-cell office:value-type="float" office:value="-0.111446649205573" calcext:value-type="float">
            <text:p>-0.1114466492</text:p>
          </table:table-cell>
          <table:table-cell office:value-type="float" office:value="0.949234425844885" calcext:value-type="float">
            <text:p>0.9492344258</text:p>
          </table:table-cell>
          <table:table-cell office:value-type="float" office:value="0.00580148794628662" calcext:value-type="float">
            <text:p>0.0058014879</text:p>
          </table:table-cell>
          <table:table-cell office:value-type="float" office:value="4.29778838066597" calcext:value-type="float">
            <text:p>4.2977883807</text:p>
          </table:table-cell>
          <table:table-cell office:value-type="float" office:value="0.296880641196509" calcext:value-type="float">
            <text:p>0.2968806412</text:p>
          </table:table-cell>
          <table:table-cell office:value-type="float" office:value="0.395701837589469" calcext:value-type="float">
            <text:p>0.3957018376</text:p>
          </table:table-cell>
          <table:table-cell office:value-type="float" office:value="-1.15983824370208" calcext:value-type="float">
            <text:p>-1.1598382437</text:p>
          </table:table-cell>
          <table:table-cell office:value-type="float" office:value="-0.47781178886705" calcext:value-type="float">
            <text:p>-0.4778117889</text:p>
          </table:table-cell>
          <table:table-cell office:value-type="float" office:value="0.647321106139213" calcext:value-type="float">
            <text:p>0.6473211061</text:p>
          </table:table-cell>
        </table:table-row>
        <table:table-row table:style-name="ro1">
          <table:table-cell office:value-type="string" calcext:value-type="string">
            <text:p>newlib-sqrt</text:p>
          </table:table-cell>
          <table:table-cell office:value-type="float" office:value="-1.21452697239764" calcext:value-type="float">
            <text:p>-1.2145269724</text:p>
          </table:table-cell>
          <table:table-cell office:value-type="float" office:value="2.42374520192015" calcext:value-type="float">
            <text:p>2.4237452019</text:p>
          </table:table-cell>
          <table:table-cell office:value-type="float" office:value="-0.127805027614774" calcext:value-type="float">
            <text:p>-0.1278050276</text:p>
          </table:table-cell>
          <table:table-cell office:value-type="float" office:value="-1.02986123952424" calcext:value-type="float">
            <text:p>-1.0298612395</text:p>
          </table:table-cell>
          <table:table-cell office:value-type="float" office:value="0.766471503384144" calcext:value-type="float">
            <text:p>0.7664715034</text:p>
          </table:table-cell>
          <table:table-cell office:value-type="float" office:value="-0.049263995791783" calcext:value-type="float">
            <text:p>-0.0492639958</text:p>
          </table:table-cell>
          <table:table-cell office:value-type="float" office:value="-0.409947465551905" calcext:value-type="float">
            <text:p>-0.4099474656</text:p>
          </table:table-cell>
          <table:table-cell office:value-type="float" office:value="-0.109804501663252" calcext:value-type="float">
            <text:p>-0.1098045017</text:p>
          </table:table-cell>
          <table:table-cell office:value-type="float" office:value="-0.186015788103083" calcext:value-type="float">
            <text:p>-0.1860157881</text:p>
          </table:table-cell>
          <table:table-cell office:value-type="float" office:value="0.937424731567276" calcext:value-type="float">
            <text:p>0.9374247316</text:p>
          </table:table-cell>
          <table:table-cell office:value-type="float" office:value="1.01691291210038" calcext:value-type="float">
            <text:p>1.0169129121</text:p>
          </table:table-cell>
          <table:table-cell office:value-type="float" office:value="0.428326908739255" calcext:value-type="float">
            <text:p>0.4283269087</text:p>
          </table:table-cell>
          <table:table-cell office:value-type="float" office:value="0.110431390681403" calcext:value-type="float">
            <text:p>0.1104313907</text:p>
          </table:table-cell>
          <table:table-cell office:value-type="float" office:value="-0.158601425573872" calcext:value-type="float">
            <text:p>-0.1586014256</text:p>
          </table:table-cell>
          <table:table-cell office:value-type="float" office:value="1.75187442101023" calcext:value-type="float">
            <text:p>1.751874421</text:p>
          </table:table-cell>
          <table:table-cell office:value-type="float" office:value="0.234524776159023" calcext:value-type="float">
            <text:p>0.2345247762</text:p>
          </table:table-cell>
          <table:table-cell office:value-type="float" office:value="-1.0138693998896" calcext:value-type="float">
            <text:p>-1.0138693999</text:p>
          </table:table-cell>
          <table:table-cell office:value-type="float" office:value="-2.48838234263028" calcext:value-type="float">
            <text:p>-2.4883823426</text:p>
          </table:table-cell>
          <table:table-cell office:value-type="float" office:value="-1.17423283045779" calcext:value-type="float">
            <text:p>-1.1742328305</text:p>
          </table:table-cell>
          <table:table-cell office:value-type="float" office:value="0.436551183036304" calcext:value-type="float">
            <text:p>0.436551183</text:p>
          </table:table-cell>
          <table:table-cell office:value-type="float" office:value="-0.773790481220107" calcext:value-type="float">
            <text:p>-0.7737904812</text:p>
          </table:table-cell>
          <table:table-cell office:value-type="float" office:value="0.664035028152678" calcext:value-type="float">
            <text:p>0.6640350282</text:p>
          </table:table-cell>
          <table:table-cell office:value-type="float" office:value="0.0634940697044255" calcext:value-type="float">
            <text:p>0.0634940697</text:p>
          </table:table-cell>
          <table:table-cell office:value-type="float" office:value="1.45449692728884" calcext:value-type="float">
            <text:p>1.4544969273</text:p>
          </table:table-cell>
          <table:table-cell office:value-type="float" office:value="0.522029214382414" calcext:value-type="float">
            <text:p>0.5220292144</text:p>
          </table:table-cell>
          <table:table-cell office:value-type="float" office:value="1.14228111093197" calcext:value-type="float">
            <text:p>1.1422811109</text:p>
          </table:table-cell>
          <table:table-cell office:value-type="float" office:value="-0.192583879914527" calcext:value-type="float">
            <text:p>-0.1925838799</text:p>
          </table:table-cell>
          <table:table-cell office:value-type="float" office:value="-1.09786987933867" calcext:value-type="float">
            <text:p>-1.0978698793</text:p>
          </table:table-cell>
          <table:table-cell office:value-type="float" office:value="0.762344031959384" calcext:value-type="float">
            <text:p>0.762344032</text:p>
          </table:table-cell>
        </table:table-row>
        <table:table-row table:style-name="ro1">
          <table:table-cell office:value-type="string" calcext:value-type="string">
            <text:p>prime</text:p>
          </table:table-cell>
          <table:table-cell office:value-type="float" office:value="-0.407589811343914" calcext:value-type="float">
            <text:p>-0.4075898113</text:p>
          </table:table-cell>
          <table:table-cell office:value-type="float" office:value="1.53381372335117" calcext:value-type="float">
            <text:p>1.5338137234</text:p>
          </table:table-cell>
          <table:table-cell office:value-type="float" office:value="-0.26862809630329" calcext:value-type="float">
            <text:p>-0.2686280963</text:p>
          </table:table-cell>
          <table:table-cell office:value-type="float" office:value="-0.207202284280018" calcext:value-type="float">
            <text:p>-0.2072022843</text:p>
          </table:table-cell>
          <table:table-cell office:value-type="float" office:value="0.726049801916264" calcext:value-type="float">
            <text:p>0.7260498019</text:p>
          </table:table-cell>
          <table:table-cell office:value-type="float" office:value="-0.0773249503978786" calcext:value-type="float">
            <text:p>-0.0773249504</text:p>
          </table:table-cell>
          <table:table-cell office:value-type="float" office:value="-0.532895583473601" calcext:value-type="float">
            <text:p>-0.5328955835</text:p>
          </table:table-cell>
          <table:table-cell office:value-type="float" office:value="0.0500320554963497" calcext:value-type="float">
            <text:p>0.0500320555</text:p>
          </table:table-cell>
          <table:table-cell office:value-type="float" office:value="-1.10921777340522" calcext:value-type="float">
            <text:p>-1.1092177734</text:p>
          </table:table-cell>
          <table:table-cell office:value-type="float" office:value="0.961033979427846" calcext:value-type="float">
            <text:p>0.9610339794</text:p>
          </table:table-cell>
          <table:table-cell office:value-type="float" office:value="1.37897073145713" calcext:value-type="float">
            <text:p>1.3789707315</text:p>
          </table:table-cell>
          <table:table-cell office:value-type="float" office:value="0.582462314161231" calcext:value-type="float">
            <text:p>0.5824623142</text:p>
          </table:table-cell>
          <table:table-cell office:value-type="float" office:value="0.0482981968977329" calcext:value-type="float">
            <text:p>0.0482981969</text:p>
          </table:table-cell>
          <table:table-cell office:value-type="float" office:value="-0.0407225117618052" calcext:value-type="float">
            <text:p>-0.0407225118</text:p>
          </table:table-cell>
          <table:table-cell office:value-type="float" office:value="1.61829547381552" calcext:value-type="float">
            <text:p>1.6182954738</text:p>
          </table:table-cell>
          <table:table-cell office:value-type="float" office:value="0.92983084096501" calcext:value-type="float">
            <text:p>0.929830841</text:p>
          </table:table-cell>
          <table:table-cell office:value-type="float" office:value="-0.373413222020828" calcext:value-type="float">
            <text:p>-0.373413222</text:p>
          </table:table-cell>
          <table:table-cell office:value-type="float" office:value="-2.51026254112696" calcext:value-type="float">
            <text:p>-2.5102625411</text:p>
          </table:table-cell>
          <table:table-cell office:value-type="float" office:value="-1.11230979725237" calcext:value-type="float">
            <text:p>-1.1123097973</text:p>
          </table:table-cell>
          <table:table-cell office:value-type="float" office:value="0.524561026341063" calcext:value-type="float">
            <text:p>0.5245610263</text:p>
          </table:table-cell>
          <table:table-cell office:value-type="float" office:value="-0.872868913173306" calcext:value-type="float">
            <text:p>-0.8728689132</text:p>
          </table:table-cell>
          <table:table-cell office:value-type="float" office:value="0.534118456404934" calcext:value-type="float">
            <text:p>0.5341184564</text:p>
          </table:table-cell>
          <table:table-cell office:value-type="float" office:value="0.086361041601763" calcext:value-type="float">
            <text:p>0.0863610416</text:p>
          </table:table-cell>
          <table:table-cell office:value-type="float" office:value="0.770044071368673" calcext:value-type="float">
            <text:p>0.7700440714</text:p>
          </table:table-cell>
          <table:table-cell office:value-type="float" office:value="0.39323787209381" calcext:value-type="float">
            <text:p>0.3932378721</text:p>
          </table:table-cell>
          <table:table-cell office:value-type="float" office:value="0.3073672670877" calcext:value-type="float">
            <text:p>0.3073672671</text:p>
          </table:table-cell>
          <table:table-cell office:value-type="float" office:value="-0.16756731701731" calcext:value-type="float">
            <text:p>-0.167567317</text:p>
          </table:table-cell>
          <table:table-cell office:value-type="float" office:value="-1.00762529623982" calcext:value-type="float">
            <text:p>-1.0076252962</text:p>
          </table:table-cell>
          <table:table-cell office:value-type="float" office:value="0.862578055176943" calcext:value-type="float">
            <text:p>0.8625780552</text:p>
          </table:table-cell>
        </table:table-row>
        <table:table-row table:style-name="ro1">
          <table:table-cell office:value-type="string" calcext:value-type="string">
            <text:p>qurt</text:p>
          </table:table-cell>
          <table:table-cell office:value-type="float" office:value="-0.236769974523722" calcext:value-type="float">
            <text:p>-0.2367699745</text:p>
          </table:table-cell>
          <table:table-cell office:value-type="float" office:value="1.49942717476973" calcext:value-type="float">
            <text:p>1.4994271748</text:p>
          </table:table-cell>
          <table:table-cell office:value-type="float" office:value="-0.180994613261893" calcext:value-type="float">
            <text:p>-0.1809946133</text:p>
          </table:table-cell>
          <table:table-cell office:value-type="float" office:value="-0.642183170628319" calcext:value-type="float">
            <text:p>-0.6421831706</text:p>
          </table:table-cell>
          <table:table-cell office:value-type="float" office:value="0.980597267623491" calcext:value-type="float">
            <text:p>0.9805972676</text:p>
          </table:table-cell>
          <table:table-cell office:value-type="float" office:value="-0.156511590140114" calcext:value-type="float">
            <text:p>-0.1565115901</text:p>
          </table:table-cell>
          <table:table-cell office:value-type="float" office:value="-0.526809838016338" calcext:value-type="float">
            <text:p>-0.526809838</text:p>
          </table:table-cell>
          <table:table-cell office:value-type="float" office:value="-0.032920348991938" calcext:value-type="float">
            <text:p>-0.032920349</text:p>
          </table:table-cell>
          <table:table-cell office:value-type="float" office:value="-0.642530708169532" calcext:value-type="float">
            <text:p>-0.6425307082</text:p>
          </table:table-cell>
          <table:table-cell office:value-type="float" office:value="0.975765873852354" calcext:value-type="float">
            <text:p>0.9757658739</text:p>
          </table:table-cell>
          <table:table-cell office:value-type="float" office:value="0.916856975475802" calcext:value-type="float">
            <text:p>0.9168569755</text:p>
          </table:table-cell>
          <table:table-cell office:value-type="float" office:value="0.489111005679765" calcext:value-type="float">
            <text:p>0.4891110057</text:p>
          </table:table-cell>
          <table:table-cell office:value-type="float" office:value="0.259645813606574" calcext:value-type="float">
            <text:p>0.2596458136</text:p>
          </table:table-cell>
          <table:table-cell office:value-type="float" office:value="-0.137633036768082" calcext:value-type="float">
            <text:p>-0.1376330368</text:p>
          </table:table-cell>
          <table:table-cell office:value-type="float" office:value="1.6658091040854" calcext:value-type="float">
            <text:p>1.6658091041</text:p>
          </table:table-cell>
          <table:table-cell office:value-type="float" office:value="1.26909550176939" calcext:value-type="float">
            <text:p>1.2690955018</text:p>
          </table:table-cell>
          <table:table-cell office:value-type="float" office:value="-0.213452620776589" calcext:value-type="float">
            <text:p>-0.2134526208</text:p>
          </table:table-cell>
          <table:table-cell office:value-type="float" office:value="-2.41245240283962" calcext:value-type="float">
            <text:p>-2.4124524028</text:p>
          </table:table-cell>
          <table:table-cell office:value-type="float" office:value="-1.17021524818704" calcext:value-type="float">
            <text:p>-1.1702152482</text:p>
          </table:table-cell>
          <table:table-cell office:value-type="float" office:value="0.294190877562615" calcext:value-type="float">
            <text:p>0.2941908776</text:p>
          </table:table-cell>
          <table:table-cell office:value-type="float" office:value="-0.652983903234051" calcext:value-type="float">
            <text:p>-0.6529839032</text:p>
          </table:table-cell>
          <table:table-cell office:value-type="float" office:value="0.604799838804571" calcext:value-type="float">
            <text:p>0.6047998388</text:p>
          </table:table-cell>
          <table:table-cell office:value-type="float" office:value="-0.0424840460509458" calcext:value-type="float">
            <text:p>-0.0424840461</text:p>
          </table:table-cell>
          <table:table-cell office:value-type="float" office:value="1.2953521581468" calcext:value-type="float">
            <text:p>1.2953521581</text:p>
          </table:table-cell>
          <table:table-cell office:value-type="float" office:value="0.504009850883207" calcext:value-type="float">
            <text:p>0.5040098509</text:p>
          </table:table-cell>
          <table:table-cell office:value-type="float" office:value="0.221455300300377" calcext:value-type="float">
            <text:p>0.2214553003</text:p>
          </table:table-cell>
          <table:table-cell office:value-type="float" office:value="-0.110066016928941" calcext:value-type="float">
            <text:p>-0.1100660169</text:p>
          </table:table-cell>
          <table:table-cell office:value-type="float" office:value="-0.987023875663003" calcext:value-type="float">
            <text:p>-0.9870238757</text:p>
          </table:table-cell>
          <table:table-cell office:value-type="float" office:value="0.901739533756394" calcext:value-type="float">
            <text:p>0.9017395338</text:p>
          </table:table-cell>
        </table:table-row>
        <table:table-row table:style-name="ro1">
          <table:table-cell office:value-type="string" calcext:value-type="string">
            <text:p>recursion</text:p>
          </table:table-cell>
          <table:table-cell office:value-type="float" office:value="-0.470186318081274" calcext:value-type="float">
            <text:p>-0.4701863181</text:p>
          </table:table-cell>
          <table:table-cell office:value-type="float" office:value="1.46532962843857" calcext:value-type="float">
            <text:p>1.4653296284</text:p>
          </table:table-cell>
          <table:table-cell office:value-type="float" office:value="-0.316353649643404" calcext:value-type="float">
            <text:p>-0.3163536496</text:p>
          </table:table-cell>
          <table:table-cell office:value-type="float" office:value="0.153323011156131" calcext:value-type="float">
            <text:p>0.1533230112</text:p>
          </table:table-cell>
          <table:table-cell office:value-type="float" office:value="0.57647561577273" calcext:value-type="float">
            <text:p>0.5764756158</text:p>
          </table:table-cell>
          <table:table-cell office:value-type="float" office:value="-0.351493090350921" calcext:value-type="float">
            <text:p>-0.3514930904</text:p>
          </table:table-cell>
          <table:table-cell office:value-type="float" office:value="0.181002124588445" calcext:value-type="float">
            <text:p>0.1810021246</text:p>
          </table:table-cell>
          <table:table-cell office:value-type="float" office:value="-0.397333786490256" calcext:value-type="float">
            <text:p>-0.3973337865</text:p>
          </table:table-cell>
          <table:table-cell office:value-type="float" office:value="-2.55504321868372" calcext:value-type="float">
            <text:p>-2.5550432187</text:p>
          </table:table-cell>
          <table:table-cell office:value-type="float" office:value="1.1360983922995" calcext:value-type="float">
            <text:p>1.1360983923</text:p>
          </table:table-cell>
          <table:table-cell office:value-type="float" office:value="0.787013949008067" calcext:value-type="float">
            <text:p>0.787013949</text:p>
          </table:table-cell>
          <table:table-cell office:value-type="float" office:value="2.24813287607349" calcext:value-type="float">
            <text:p>2.2481328761</text:p>
          </table:table-cell>
          <table:table-cell office:value-type="float" office:value="0.587684991288768" calcext:value-type="float">
            <text:p>0.5876849913</text:p>
          </table:table-cell>
          <table:table-cell office:value-type="float" office:value="-0.504993515755177" calcext:value-type="float">
            <text:p>-0.5049935158</text:p>
          </table:table-cell>
          <table:table-cell office:value-type="float" office:value="1.94901494181159" calcext:value-type="float">
            <text:p>1.9490149418</text:p>
          </table:table-cell>
          <table:table-cell office:value-type="float" office:value="1.15238453298789" calcext:value-type="float">
            <text:p>1.152384533</text:p>
          </table:table-cell>
          <table:table-cell office:value-type="float" office:value="0.28273677665808" calcext:value-type="float">
            <text:p>0.2827367767</text:p>
          </table:table-cell>
          <table:table-cell office:value-type="float" office:value="-2.71917968283407" calcext:value-type="float">
            <text:p>-2.7191796828</text:p>
          </table:table-cell>
          <table:table-cell office:value-type="float" office:value="-0.890412137820217" calcext:value-type="float">
            <text:p>-0.8904121378</text:p>
          </table:table-cell>
          <table:table-cell office:value-type="float" office:value="0.795036930966174" calcext:value-type="float">
            <text:p>0.795036931</text:p>
          </table:table-cell>
          <table:table-cell office:value-type="float" office:value="-1.17094178067168" calcext:value-type="float">
            <text:p>-1.1709417807</text:p>
          </table:table-cell>
          <table:table-cell office:value-type="float" office:value="0.661598713914519" calcext:value-type="float">
            <text:p>0.6615987139</text:p>
          </table:table-cell>
          <table:table-cell office:value-type="float" office:value="0.75488455853411" calcext:value-type="float">
            <text:p>0.7548845585</text:p>
          </table:table-cell>
          <table:table-cell office:value-type="float" office:value="0.204704316102398" calcext:value-type="float">
            <text:p>0.2047043161</text:p>
          </table:table-cell>
          <table:table-cell office:value-type="float" office:value="0.3591179156993" calcext:value-type="float">
            <text:p>0.3591179157</text:p>
          </table:table-cell>
          <table:table-cell office:value-type="float" office:value="0.233596535692653" calcext:value-type="float">
            <text:p>0.2335965357</text:p>
          </table:table-cell>
          <table:table-cell office:value-type="float" office:value="-29.1647379315657" calcext:value-type="float">
            <text:p>-29.1647379316</text:p>
          </table:table-cell>
          <table:table-cell office:value-type="float" office:value="-1.54687467545114" calcext:value-type="float">
            <text:p>-1.5468746755</text:p>
          </table:table-cell>
          <table:table-cell office:value-type="float" office:value="0.731920813171962" calcext:value-type="float">
            <text:p>0.7319208132</text:p>
          </table:table-cell>
        </table:table-row>
        <table:table-row table:style-name="ro1">
          <table:table-cell office:value-type="string" calcext:value-type="string">
            <text:p>select</text:p>
          </table:table-cell>
          <table:table-cell office:value-type="float" office:value="0.637228204127919" calcext:value-type="float">
            <text:p>0.6372282041</text:p>
          </table:table-cell>
          <table:table-cell office:value-type="float" office:value="4.11358229071841" calcext:value-type="float">
            <text:p>4.1135822907</text:p>
          </table:table-cell>
          <table:table-cell office:value-type="float" office:value="1.77383498708212" calcext:value-type="float">
            <text:p>1.7738349871</text:p>
          </table:table-cell>
          <table:table-cell office:value-type="float" office:value="35.9495449839948" calcext:value-type="float">
            <text:p>35.949544984</text:p>
          </table:table-cell>
          <table:table-cell office:value-type="float" office:value="4.27431466287641" calcext:value-type="float">
            <text:p>4.2743146629</text:p>
          </table:table-cell>
          <table:table-cell office:value-type="float" office:value="1.73493486775556" calcext:value-type="float">
            <text:p>1.7349348678</text:p>
          </table:table-cell>
          <table:table-cell office:value-type="float" office:value="1.31457716273974" calcext:value-type="float">
            <text:p>1.3145771627</text:p>
          </table:table-cell>
          <table:table-cell office:value-type="float" office:value="3.04565056045282" calcext:value-type="float">
            <text:p>3.0456505605</text:p>
          </table:table-cell>
          <table:table-cell office:value-type="float" office:value="6.92987385154877" calcext:value-type="float">
            <text:p>6.9298738515</text:p>
          </table:table-cell>
          <table:table-cell office:value-type="float" office:value="19.778407553661" calcext:value-type="float">
            <text:p>19.7784075537</text:p>
          </table:table-cell>
          <table:table-cell office:value-type="float" office:value="34.9804991935395" calcext:value-type="float">
            <text:p>34.9804991935</text:p>
          </table:table-cell>
          <table:table-cell office:value-type="float" office:value="1.88891879400032" calcext:value-type="float">
            <text:p>1.888918794</text:p>
          </table:table-cell>
          <table:table-cell office:value-type="float" office:value="19.5562534055592" calcext:value-type="float">
            <text:p>19.5562534056</text:p>
          </table:table-cell>
          <table:table-cell office:value-type="float" office:value="31.7138413046831" calcext:value-type="float">
            <text:p>31.7138413047</text:p>
          </table:table-cell>
          <table:table-cell office:value-type="float" office:value="21.1197127593691" calcext:value-type="float">
            <text:p>21.1197127594</text:p>
          </table:table-cell>
          <table:table-cell office:value-type="float" office:value="2.09642195222515" calcext:value-type="float">
            <text:p>2.0964219522</text:p>
          </table:table-cell>
          <table:table-cell office:value-type="float" office:value="20.1415069259439" calcext:value-type="float">
            <text:p>20.1415069259</text:p>
          </table:table-cell>
          <table:table-cell office:value-type="float" office:value="-0.368836387189682" calcext:value-type="float">
            <text:p>-0.3688363872</text:p>
          </table:table-cell>
          <table:table-cell office:value-type="float" office:value="0.118078169769025" calcext:value-type="float">
            <text:p>0.1180781698</text:p>
          </table:table-cell>
          <table:table-cell office:value-type="float" office:value="4.83813536721961" calcext:value-type="float">
            <text:p>4.8381353672</text:p>
          </table:table-cell>
          <table:table-cell office:value-type="float" office:value="21.4439096445854" calcext:value-type="float">
            <text:p>21.4439096446</text:p>
          </table:table-cell>
          <table:table-cell office:value-type="float" office:value="6.6912597310219" calcext:value-type="float">
            <text:p>6.691259731</text:p>
          </table:table-cell>
          <table:table-cell office:value-type="float" office:value="1.47897534079836" calcext:value-type="float">
            <text:p>1.4789753408</text:p>
          </table:table-cell>
          <table:table-cell office:value-type="float" office:value="7.68490641358268" calcext:value-type="float">
            <text:p>7.6849064136</text:p>
          </table:table-cell>
          <table:table-cell office:value-type="float" office:value="2.58903062552444" calcext:value-type="float">
            <text:p>2.5890306255</text:p>
          </table:table-cell>
          <table:table-cell office:value-type="float" office:value="2.70813127822247" calcext:value-type="float">
            <text:p>2.7081312782</text:p>
          </table:table-cell>
          <table:table-cell office:value-type="float" office:value="1.6694299691031" calcext:value-type="float">
            <text:p>1.6694299691</text:p>
          </table:table-cell>
          <table:table-cell office:value-type="float" office:value="20.9923403067773" calcext:value-type="float">
            <text:p>20.9923403068</text:p>
          </table:table-cell>
          <table:table-cell office:value-type="float" office:value="19.7578064663369" calcext:value-type="float">
            <text:p>19.7578064663</text:p>
          </table:table-cell>
        </table:table-row>
        <table:table-row table:style-name="ro1">
          <table:table-cell office:value-type="string" calcext:value-type="string">
            <text:p>sglib-arraybinsearch</text:p>
          </table:table-cell>
          <table:table-cell office:value-type="float" office:value="1.22916585130976" calcext:value-type="float">
            <text:p>1.2291658513</text:p>
          </table:table-cell>
          <table:table-cell office:value-type="float" office:value="1.96150431261745" calcext:value-type="float">
            <text:p>1.9615043126</text:p>
          </table:table-cell>
          <table:table-cell office:value-type="float" office:value="-0.234381013234931" calcext:value-type="float">
            <text:p>-0.2343810132</text:p>
          </table:table-cell>
          <table:table-cell office:value-type="float" office:value="-0.932966621707902" calcext:value-type="float">
            <text:p>-0.9329666217</text:p>
          </table:table-cell>
          <table:table-cell office:value-type="float" office:value="-3.94550490294831" calcext:value-type="float">
            <text:p>-3.9455049029</text:p>
          </table:table-cell>
          <table:table-cell office:value-type="float" office:value="-0.16943561317597" calcext:value-type="float">
            <text:p>-0.1694356132</text:p>
          </table:table-cell>
          <table:table-cell office:value-type="float" office:value="-0.425678612968307" calcext:value-type="float">
            <text:p>-0.425678613</text:p>
          </table:table-cell>
          <table:table-cell office:value-type="float" office:value="1.692508708341" calcext:value-type="float">
            <text:p>1.6925087083</text:p>
          </table:table-cell>
          <table:table-cell office:value-type="float" office:value="-1.52958944984478" calcext:value-type="float">
            <text:p>-1.5295894498</text:p>
          </table:table-cell>
          <table:table-cell office:value-type="float" office:value="1.30336175621615" calcext:value-type="float">
            <text:p>1.3033617562</text:p>
          </table:table-cell>
          <table:table-cell office:value-type="float" office:value="0.76366007878064" calcext:value-type="float">
            <text:p>0.7636600788</text:p>
          </table:table-cell>
          <table:table-cell office:value-type="float" office:value="0.875290774370348" calcext:value-type="float">
            <text:p>0.8752907744</text:p>
          </table:table-cell>
          <table:table-cell office:value-type="float" office:value="0.216672495803088" calcext:value-type="float">
            <text:p>0.2166724958</text:p>
          </table:table-cell>
          <table:table-cell office:value-type="float" office:value="-1.10731970397974" calcext:value-type="float">
            <text:p>-1.107319704</text:p>
          </table:table-cell>
          <table:table-cell office:value-type="float" office:value="1.88150864774272" calcext:value-type="float">
            <text:p>1.8815086477</text:p>
          </table:table-cell>
          <table:table-cell office:value-type="float" office:value="2.14188664877262" calcext:value-type="float">
            <text:p>2.1418866488</text:p>
          </table:table-cell>
          <table:table-cell office:value-type="float" office:value="-1.43649081975685" calcext:value-type="float">
            <text:p>-1.4364908198</text:p>
          </table:table-cell>
          <table:table-cell office:value-type="float" office:value="-2.56849103892265" calcext:value-type="float">
            <text:p>-2.5684910389</text:p>
          </table:table-cell>
          <table:table-cell office:value-type="float" office:value="-0.943289631499338" calcext:value-type="float">
            <text:p>-0.9432896315</text:p>
          </table:table-cell>
          <table:table-cell office:value-type="float" office:value="0.0139329958229136" calcext:value-type="float">
            <text:p>0.0139329958</text:p>
          </table:table-cell>
          <table:table-cell office:value-type="float" office:value="-0.809392248541866" calcext:value-type="float">
            <text:p>-0.8093922485</text:p>
          </table:table-cell>
          <table:table-cell office:value-type="float" office:value="0.107816788805632" calcext:value-type="float">
            <text:p>0.1078167888</text:p>
          </table:table-cell>
          <table:table-cell office:value-type="float" office:value="0.155038206218945" calcext:value-type="float">
            <text:p>0.1550382062</text:p>
          </table:table-cell>
          <table:table-cell office:value-type="float" office:value="1.31751926280293" calcext:value-type="float">
            <text:p>1.3175192628</text:p>
          </table:table-cell>
          <table:table-cell office:value-type="float" office:value="0.335392326339844" calcext:value-type="float">
            <text:p>0.3353923263</text:p>
          </table:table-cell>
          <table:table-cell office:value-type="float" office:value="0.130665048029328" calcext:value-type="float">
            <text:p>0.130665048</text:p>
          </table:table-cell>
          <table:table-cell office:value-type="float" office:value="-0.542724577399342" calcext:value-type="float">
            <text:p>-0.5427245774</text:p>
          </table:table-cell>
          <table:table-cell office:value-type="float" office:value="-1.07932740480063" calcext:value-type="float">
            <text:p>-1.0793274048</text:p>
          </table:table-cell>
          <table:table-cell office:value-type="float" office:value="1.01369655649296" calcext:value-type="float">
            <text:p>1.0136965565</text:p>
          </table:table-cell>
        </table:table-row>
        <table:table-row table:style-name="ro1">
          <table:table-cell office:value-type="string" calcext:value-type="string">
            <text:p>sglib-arrayheapsort</text:p>
          </table:table-cell>
          <table:table-cell office:value-type="float" office:value="-0.448114380078907" calcext:value-type="float">
            <text:p>-0.4481143801</text:p>
          </table:table-cell>
          <table:table-cell office:value-type="float" office:value="1.39228916409057" calcext:value-type="float">
            <text:p>1.3922891641</text:p>
          </table:table-cell>
          <table:table-cell office:value-type="float" office:value="-0.117616442023584" calcext:value-type="float">
            <text:p>-0.117616442</text:p>
          </table:table-cell>
          <table:table-cell office:value-type="float" office:value="10.9369306997338" calcext:value-type="float">
            <text:p>10.9369306997</text:p>
          </table:table-cell>
          <table:table-cell office:value-type="float" office:value="0.648553169669691" calcext:value-type="float">
            <text:p>0.6485531697</text:p>
          </table:table-cell>
          <table:table-cell office:value-type="float" office:value="-0.322966508868282" calcext:value-type="float">
            <text:p>-0.3229665089</text:p>
          </table:table-cell>
          <table:table-cell office:value-type="float" office:value="-0.333873764805657" calcext:value-type="float">
            <text:p>-0.3338737648</text:p>
          </table:table-cell>
          <table:table-cell office:value-type="float" office:value="-0.0971399326600718" calcext:value-type="float">
            <text:p>-0.0971399327</text:p>
          </table:table-cell>
          <table:table-cell office:value-type="float" office:value="-8.22915166963811" calcext:value-type="float">
            <text:p>-8.2291516696</text:p>
          </table:table-cell>
          <table:table-cell office:value-type="float" office:value="0.83025000079616" calcext:value-type="float">
            <text:p>0.8302500008</text:p>
          </table:table-cell>
          <table:table-cell office:value-type="float" office:value="0.833764281972708" calcext:value-type="float">
            <text:p>0.833764282</text:p>
          </table:table-cell>
          <table:table-cell office:value-type="float" office:value="0.440081392042347" calcext:value-type="float">
            <text:p>0.440081392</text:p>
          </table:table-cell>
          <table:table-cell office:value-type="float" office:value="0.215191280395686" calcext:value-type="float">
            <text:p>0.2151912804</text:p>
          </table:table-cell>
          <table:table-cell office:value-type="float" office:value="-0.0967526845405043" calcext:value-type="float">
            <text:p>-0.0967526845</text:p>
          </table:table-cell>
          <table:table-cell office:value-type="float" office:value="1.49424511648033" calcext:value-type="float">
            <text:p>1.4942451165</text:p>
          </table:table-cell>
          <table:table-cell office:value-type="float" office:value="1.04990634164651" calcext:value-type="float">
            <text:p>1.0499063416</text:p>
          </table:table-cell>
          <table:table-cell office:value-type="float" office:value="-10.4466626192421" calcext:value-type="float">
            <text:p>-10.4466626192</text:p>
          </table:table-cell>
          <table:table-cell office:value-type="float" office:value="-2.30267239840644" calcext:value-type="float">
            <text:p>-2.3026723984</text:p>
          </table:table-cell>
          <table:table-cell office:value-type="float" office:value="-0.984656013842507" calcext:value-type="float">
            <text:p>-0.9846560138</text:p>
          </table:table-cell>
          <table:table-cell office:value-type="float" office:value="0.317461441351955" calcext:value-type="float">
            <text:p>0.3174614414</text:p>
          </table:table-cell>
          <table:table-cell office:value-type="float" office:value="-2.23922159056455" calcext:value-type="float">
            <text:p>-2.2392215906</text:p>
          </table:table-cell>
          <table:table-cell office:value-type="float" office:value="0.535131280438884" calcext:value-type="float">
            <text:p>0.5351312804</text:p>
          </table:table-cell>
          <table:table-cell office:value-type="float" office:value="0.17258479763855" calcext:value-type="float">
            <text:p>0.1725847976</text:p>
          </table:table-cell>
          <table:table-cell office:value-type="float" office:value="-7.67364046945509" calcext:value-type="float">
            <text:p>-7.6736404695</text:p>
          </table:table-cell>
          <table:table-cell office:value-type="float" office:value="0.471543224363938" calcext:value-type="float">
            <text:p>0.4715432244</text:p>
          </table:table-cell>
          <table:table-cell office:value-type="float" office:value="0.164345289962103" calcext:value-type="float">
            <text:p>0.16434529</text:p>
          </table:table-cell>
          <table:table-cell office:value-type="float" office:value="0.0387846741584119" calcext:value-type="float">
            <text:p>0.0387846742</text:p>
          </table:table-cell>
          <table:table-cell office:value-type="float" office:value="-2.55802188212991" calcext:value-type="float">
            <text:p>-2.5580218821</text:p>
          </table:table-cell>
          <table:table-cell office:value-type="float" office:value="0.625861022792035" calcext:value-type="float">
            <text:p>0.6258610228</text:p>
          </table:table-cell>
        </table:table-row>
        <table:table-row table:style-name="ro1">
          <table:table-cell office:value-type="string" calcext:value-type="string">
            <text:p>sglib-arrayquicksort</text:p>
          </table:table-cell>
          <table:table-cell office:value-type="float" office:value="-0.395300239879727" calcext:value-type="float">
            <text:p>-0.3953002399</text:p>
          </table:table-cell>
          <table:table-cell office:value-type="float" office:value="1.41895312632763" calcext:value-type="float">
            <text:p>1.4189531263</text:p>
          </table:table-cell>
          <table:table-cell office:value-type="float" office:value="-0.213411808273281" calcext:value-type="float">
            <text:p>-0.2134118083</text:p>
          </table:table-cell>
          <table:table-cell office:value-type="float" office:value="1.10615906666494" calcext:value-type="float">
            <text:p>1.1061590667</text:p>
          </table:table-cell>
          <table:table-cell office:value-type="float" office:value="0.719866553706592" calcext:value-type="float">
            <text:p>0.7198665537</text:p>
          </table:table-cell>
          <table:table-cell office:value-type="float" office:value="-0.136635079066603" calcext:value-type="float">
            <text:p>-0.1366350791</text:p>
          </table:table-cell>
          <table:table-cell office:value-type="float" office:value="-0.477863469322683" calcext:value-type="float">
            <text:p>-0.4778634693</text:p>
          </table:table-cell>
          <table:table-cell office:value-type="float" office:value="-0.114444542591323" calcext:value-type="float">
            <text:p>-0.1144445426</text:p>
          </table:table-cell>
          <table:table-cell office:value-type="float" office:value="-4.44486823089666" calcext:value-type="float">
            <text:p>-4.4448682309</text:p>
          </table:table-cell>
          <table:table-cell office:value-type="float" office:value="0.867929311137778" calcext:value-type="float">
            <text:p>0.8679293111</text:p>
          </table:table-cell>
          <table:table-cell office:value-type="float" office:value="0.941783984720058" calcext:value-type="float">
            <text:p>0.9417839847</text:p>
          </table:table-cell>
          <table:table-cell office:value-type="float" office:value="0.491418243560004" calcext:value-type="float">
            <text:p>0.4914182436</text:p>
          </table:table-cell>
          <table:table-cell office:value-type="float" office:value="0.106447504668089" calcext:value-type="float">
            <text:p>0.1064475047</text:p>
          </table:table-cell>
          <table:table-cell office:value-type="float" office:value="-0.0171638661717671" calcext:value-type="float">
            <text:p>-0.0171638662</text:p>
          </table:table-cell>
          <table:table-cell office:value-type="float" office:value="1.50067378259753" calcext:value-type="float">
            <text:p>1.5006737826</text:p>
          </table:table-cell>
          <table:table-cell office:value-type="float" office:value="1.26485265160037" calcext:value-type="float">
            <text:p>1.2648526516</text:p>
          </table:table-cell>
          <table:table-cell office:value-type="float" office:value="1.00068170470641" calcext:value-type="float">
            <text:p>1.0006817047</text:p>
          </table:table-cell>
          <table:table-cell office:value-type="float" office:value="-2.32724209633963" calcext:value-type="float">
            <text:p>-2.3272420963</text:p>
          </table:table-cell>
          <table:table-cell office:value-type="float" office:value="-1.07060664762256" calcext:value-type="float">
            <text:p>-1.0706066476</text:p>
          </table:table-cell>
          <table:table-cell office:value-type="float" office:value="0.18190856535533" calcext:value-type="float">
            <text:p>0.1819085654</text:p>
          </table:table-cell>
          <table:table-cell office:value-type="float" office:value="-1.88210172882969" calcext:value-type="float">
            <text:p>-1.8821017288</text:p>
          </table:table-cell>
          <table:table-cell office:value-type="float" office:value="0.49486525962613" calcext:value-type="float">
            <text:p>0.4948652596</text:p>
          </table:table-cell>
          <table:table-cell office:value-type="float" office:value="-0.0479576610116151" calcext:value-type="float">
            <text:p>-0.047957661</text:p>
          </table:table-cell>
          <table:table-cell office:value-type="float" office:value="-1.62752920410859" calcext:value-type="float">
            <text:p>-1.6275292041</text:p>
          </table:table-cell>
          <table:table-cell office:value-type="float" office:value="0.481618550183596" calcext:value-type="float">
            <text:p>0.4816185502</text:p>
          </table:table-cell>
          <table:table-cell office:value-type="float" office:value="0.150224167991216" calcext:value-type="float">
            <text:p>0.150224168</text:p>
          </table:table-cell>
          <table:table-cell office:value-type="float" office:value="-0.0404080049347421" calcext:value-type="float">
            <text:p>-0.0404080049</text:p>
          </table:table-cell>
          <table:table-cell office:value-type="float" office:value="-2.24584570994571" calcext:value-type="float">
            <text:p>-2.2458457099</text:p>
          </table:table-cell>
          <table:table-cell office:value-type="float" office:value="0.693357340594287" calcext:value-type="float">
            <text:p>0.6933573406</text:p>
          </table:table-cell>
        </table:table-row>
        <table:table-row table:style-name="ro1">
          <table:table-cell office:value-type="string" calcext:value-type="string">
            <text:p>sglib-dllist</text:p>
          </table:table-cell>
          <table:table-cell office:value-type="float" office:value="-0.260470294816949" calcext:value-type="float">
            <text:p>-0.2604702948</text:p>
          </table:table-cell>
          <table:table-cell office:value-type="float" office:value="1.3716048733277" calcext:value-type="float">
            <text:p>1.3716048733</text:p>
          </table:table-cell>
          <table:table-cell office:value-type="float" office:value="-0.181004203773457" calcext:value-type="float">
            <text:p>-0.1810042038</text:p>
          </table:table-cell>
          <table:table-cell office:value-type="float" office:value="0.139791132183805" calcext:value-type="float">
            <text:p>0.1397911322</text:p>
          </table:table-cell>
          <table:table-cell office:value-type="float" office:value="0.852753652121984" calcext:value-type="float">
            <text:p>0.8527536521</text:p>
          </table:table-cell>
          <table:table-cell office:value-type="float" office:value="-0.0822071212610224" calcext:value-type="float">
            <text:p>-0.0822071213</text:p>
          </table:table-cell>
          <table:table-cell office:value-type="float" office:value="-0.37535493713541" calcext:value-type="float">
            <text:p>-0.3753549371</text:p>
          </table:table-cell>
          <table:table-cell office:value-type="float" office:value="0.00602593092482543" calcext:value-type="float">
            <text:p>0.0060259309</text:p>
          </table:table-cell>
          <table:table-cell office:value-type="float" office:value="-3.63381788416312" calcext:value-type="float">
            <text:p>-3.6338178842</text:p>
          </table:table-cell>
          <table:table-cell office:value-type="float" office:value="0.685465758638207" calcext:value-type="float">
            <text:p>0.6854657586</text:p>
          </table:table-cell>
          <table:table-cell office:value-type="float" office:value="0.699665761836178" calcext:value-type="float">
            <text:p>0.6996657618</text:p>
          </table:table-cell>
          <table:table-cell office:value-type="float" office:value="0.438023403072174" calcext:value-type="float">
            <text:p>0.4380234031</text:p>
          </table:table-cell>
          <table:table-cell office:value-type="float" office:value="-0.16728516112859" calcext:value-type="float">
            <text:p>-0.1672851611</text:p>
          </table:table-cell>
          <table:table-cell office:value-type="float" office:value="-0.645260056767242" calcext:value-type="float">
            <text:p>-0.6452600568</text:p>
          </table:table-cell>
          <table:table-cell office:value-type="float" office:value="1.36669467155019" calcext:value-type="float">
            <text:p>1.3666946716</text:p>
          </table:table-cell>
          <table:table-cell office:value-type="float" office:value="0.98587072811737" calcext:value-type="float">
            <text:p>0.9858707281</text:p>
          </table:table-cell>
          <table:table-cell office:value-type="float" office:value="-0.0201324571998047" calcext:value-type="float">
            <text:p>-0.0201324572</text:p>
          </table:table-cell>
          <table:table-cell office:value-type="float" office:value="-2.38366258948686" calcext:value-type="float">
            <text:p>-2.3836625895</text:p>
          </table:table-cell>
          <table:table-cell office:value-type="float" office:value="-1.03067000834695" calcext:value-type="float">
            <text:p>-1.0306700083</text:p>
          </table:table-cell>
          <table:table-cell office:value-type="float" office:value="-0.33161322096767" calcext:value-type="float">
            <text:p>-0.331613221</text:p>
          </table:table-cell>
          <table:table-cell office:value-type="float" office:value="-1.3652341062022" calcext:value-type="float">
            <text:p>-1.3652341062</text:p>
          </table:table-cell>
          <table:table-cell office:value-type="float" office:value="0.0400019811271449" calcext:value-type="float">
            <text:p>0.0400019811</text:p>
          </table:table-cell>
          <table:table-cell office:value-type="float" office:value="0.0514178077634154" calcext:value-type="float">
            <text:p>0.0514178078</text:p>
          </table:table-cell>
          <table:table-cell office:value-type="float" office:value="-0.303561398826257" calcext:value-type="float">
            <text:p>-0.3035613988</text:p>
          </table:table-cell>
          <table:table-cell office:value-type="float" office:value="0.462418373274012" calcext:value-type="float">
            <text:p>0.4624183733</text:p>
          </table:table-cell>
          <table:table-cell office:value-type="float" office:value="0.0824342758585343" calcext:value-type="float">
            <text:p>0.0824342759</text:p>
          </table:table-cell>
          <table:table-cell office:value-type="float" office:value="-0.314554024682786" calcext:value-type="float">
            <text:p>-0.3145540247</text:p>
          </table:table-cell>
          <table:table-cell office:value-type="float" office:value="-1.71065628972942" calcext:value-type="float">
            <text:p>-1.7106562897</text:p>
          </table:table-cell>
          <table:table-cell office:value-type="float" office:value="0.502648459015651" calcext:value-type="float">
            <text:p>0.502648459</text:p>
          </table:table-cell>
        </table:table-row>
        <table:table-row table:style-name="ro1">
          <table:table-cell office:value-type="string" calcext:value-type="string">
            <text:p>sglib-hashtable</text:p>
          </table:table-cell>
          <table:table-cell office:value-type="float" office:value="-0.378599060055739" calcext:value-type="float">
            <text:p>-0.3785990601</text:p>
          </table:table-cell>
          <table:table-cell office:value-type="float" office:value="1.51409134852852" calcext:value-type="float">
            <text:p>1.5140913485</text:p>
          </table:table-cell>
          <table:table-cell office:value-type="float" office:value="-0.0115603057368686" calcext:value-type="float">
            <text:p>-0.0115603057</text:p>
          </table:table-cell>
          <table:table-cell office:value-type="float" office:value="-1.5766960410502" calcext:value-type="float">
            <text:p>-1.5766960411</text:p>
          </table:table-cell>
          <table:table-cell office:value-type="float" office:value="0.74200027012961" calcext:value-type="float">
            <text:p>0.7420002701</text:p>
          </table:table-cell>
          <table:table-cell office:value-type="float" office:value="-0.0478924067418334" calcext:value-type="float">
            <text:p>-0.0478924067</text:p>
          </table:table-cell>
          <table:table-cell office:value-type="float" office:value="-0.458693166770199" calcext:value-type="float">
            <text:p>-0.4586931668</text:p>
          </table:table-cell>
          <table:table-cell office:value-type="float" office:value="-0.0748941820258458" calcext:value-type="float">
            <text:p>-0.074894182</text:p>
          </table:table-cell>
          <table:table-cell office:value-type="float" office:value="-1.94924982989941" calcext:value-type="float">
            <text:p>-1.9492498299</text:p>
          </table:table-cell>
          <table:table-cell office:value-type="float" office:value="1.06862716811822" calcext:value-type="float">
            <text:p>1.0686271681</text:p>
          </table:table-cell>
          <table:table-cell office:value-type="float" office:value="-6.79890577803048" calcext:value-type="float">
            <text:p>-6.798905778</text:p>
          </table:table-cell>
          <table:table-cell office:value-type="float" office:value="0.300673481368827" calcext:value-type="float">
            <text:p>0.3006734814</text:p>
          </table:table-cell>
          <table:table-cell office:value-type="float" office:value="0.146884242717334" calcext:value-type="float">
            <text:p>0.1468842427</text:p>
          </table:table-cell>
          <table:table-cell office:value-type="float" office:value="-1.56424647567534" calcext:value-type="float">
            <text:p>-1.5642464757</text:p>
          </table:table-cell>
          <table:table-cell office:value-type="float" office:value="1.63064366400519" calcext:value-type="float">
            <text:p>1.630643664</text:p>
          </table:table-cell>
          <table:table-cell office:value-type="float" office:value="1.1289760428012" calcext:value-type="float">
            <text:p>1.1289760428</text:p>
          </table:table-cell>
          <table:table-cell office:value-type="float" office:value="-2.00105452043063" calcext:value-type="float">
            <text:p>-2.0010545204</text:p>
          </table:table-cell>
          <table:table-cell office:value-type="float" office:value="-2.31037627540057" calcext:value-type="float">
            <text:p>-2.3103762754</text:p>
          </table:table-cell>
          <table:table-cell office:value-type="float" office:value="-1.08047473308705" calcext:value-type="float">
            <text:p>-1.0804747331</text:p>
          </table:table-cell>
          <table:table-cell office:value-type="float" office:value="-0.224966260186515" calcext:value-type="float">
            <text:p>-0.2249662602</text:p>
          </table:table-cell>
          <table:table-cell office:value-type="float" office:value="-0.672491950273814" calcext:value-type="float">
            <text:p>-0.6724919503</text:p>
          </table:table-cell>
          <table:table-cell office:value-type="float" office:value="-0.389556654320533" calcext:value-type="float">
            <text:p>-0.3895566543</text:p>
          </table:table-cell>
          <table:table-cell office:value-type="float" office:value="0.100054900518209" calcext:value-type="float">
            <text:p>0.1000549005</text:p>
          </table:table-cell>
          <table:table-cell office:value-type="float" office:value="1.94757975399" calcext:value-type="float">
            <text:p>1.947579754</text:p>
          </table:table-cell>
          <table:table-cell office:value-type="float" office:value="0.436739029679304" calcext:value-type="float">
            <text:p>0.4367390297</text:p>
          </table:table-cell>
          <table:table-cell office:value-type="float" office:value="0.195444847502813" calcext:value-type="float">
            <text:p>0.1954448475</text:p>
          </table:table-cell>
          <table:table-cell office:value-type="float" office:value="-0.184354922448307" calcext:value-type="float">
            <text:p>-0.1843549224</text:p>
          </table:table-cell>
          <table:table-cell office:value-type="float" office:value="-0.849162779805495" calcext:value-type="float">
            <text:p>-0.8491627798</text:p>
          </table:table-cell>
          <table:table-cell office:value-type="float" office:value="0.73808189611434" calcext:value-type="float">
            <text:p>0.7380818961</text:p>
          </table:table-cell>
        </table:table-row>
        <table:table-row table:style-name="ro1">
          <table:table-cell office:value-type="string" calcext:value-type="string">
            <text:p>sglib-listinsertsort</text:p>
          </table:table-cell>
          <table:table-cell office:value-type="float" office:value="-0.431419447161922" calcext:value-type="float">
            <text:p>-0.4314194472</text:p>
          </table:table-cell>
          <table:table-cell office:value-type="float" office:value="1.45332679819228" calcext:value-type="float">
            <text:p>1.4533267982</text:p>
          </table:table-cell>
          <table:table-cell office:value-type="float" office:value="-0.133840679180283" calcext:value-type="float">
            <text:p>-0.1338406792</text:p>
          </table:table-cell>
          <table:table-cell office:value-type="float" office:value="0.872705461485248" calcext:value-type="float">
            <text:p>0.8727054615</text:p>
          </table:table-cell>
          <table:table-cell office:value-type="float" office:value="0.624433186202557" calcext:value-type="float">
            <text:p>0.6244331862</text:p>
          </table:table-cell>
          <table:table-cell office:value-type="float" office:value="-0.137405206997824" calcext:value-type="float">
            <text:p>-0.137405207</text:p>
          </table:table-cell>
          <table:table-cell office:value-type="float" office:value="-0.323563505706153" calcext:value-type="float">
            <text:p>-0.3235635057</text:p>
          </table:table-cell>
          <table:table-cell office:value-type="float" office:value="-0.0775716355377697" calcext:value-type="float">
            <text:p>-0.0775716355</text:p>
          </table:table-cell>
          <table:table-cell office:value-type="float" office:value="-2.75773111750549" calcext:value-type="float">
            <text:p>-2.7577311175</text:p>
          </table:table-cell>
          <table:table-cell office:value-type="float" office:value="0.978958197553262" calcext:value-type="float">
            <text:p>0.9789581976</text:p>
          </table:table-cell>
          <table:table-cell office:value-type="float" office:value="-3.69822574846587" calcext:value-type="float">
            <text:p>-3.6982257485</text:p>
          </table:table-cell>
          <table:table-cell office:value-type="float" office:value="0.524961703340349" calcext:value-type="float">
            <text:p>0.5249617033</text:p>
          </table:table-cell>
          <table:table-cell office:value-type="float" office:value="0.158760695309989" calcext:value-type="float">
            <text:p>0.1587606953</text:p>
          </table:table-cell>
          <table:table-cell office:value-type="float" office:value="0.65396621360546" calcext:value-type="float">
            <text:p>0.6539662136</text:p>
          </table:table-cell>
          <table:table-cell office:value-type="float" office:value="1.65161655680565" calcext:value-type="float">
            <text:p>1.6516165568</text:p>
          </table:table-cell>
          <table:table-cell office:value-type="float" office:value="0.866788461196871" calcext:value-type="float">
            <text:p>0.8667884612</text:p>
          </table:table-cell>
          <table:table-cell office:value-type="float" office:value="-5.58521783263416" calcext:value-type="float">
            <text:p>-5.5852178326</text:p>
          </table:table-cell>
          <table:table-cell office:value-type="float" office:value="-2.37295626483394" calcext:value-type="float">
            <text:p>-2.3729562648</text:p>
          </table:table-cell>
          <table:table-cell office:value-type="float" office:value="-1.03695385750091" calcext:value-type="float">
            <text:p>-1.0369538575</text:p>
          </table:table-cell>
          <table:table-cell office:value-type="float" office:value="0.0223150591605849" calcext:value-type="float">
            <text:p>0.0223150592</text:p>
          </table:table-cell>
          <table:table-cell office:value-type="float" office:value="-1.10442644757537" calcext:value-type="float">
            <text:p>-1.1044264476</text:p>
          </table:table-cell>
          <table:table-cell office:value-type="float" office:value="-5.1021082860218" calcext:value-type="float">
            <text:p>-5.102108286</text:p>
          </table:table-cell>
          <table:table-cell office:value-type="float" office:value="0.151300659641943" calcext:value-type="float">
            <text:p>0.1513006596</text:p>
          </table:table-cell>
          <table:table-cell office:value-type="float" office:value="-0.394393642417334" calcext:value-type="float">
            <text:p>-0.3943936424</text:p>
          </table:table-cell>
          <table:table-cell office:value-type="float" office:value="0.389839260491876" calcext:value-type="float">
            <text:p>0.3898392605</text:p>
          </table:table-cell>
          <table:table-cell office:value-type="float" office:value="0.238084155007767" calcext:value-type="float">
            <text:p>0.238084155</text:p>
          </table:table-cell>
          <table:table-cell office:value-type="float" office:value="-0.0328722217927881" calcext:value-type="float">
            <text:p>-0.0328722218</text:p>
          </table:table-cell>
          <table:table-cell office:value-type="float" office:value="-1.37155037794747" calcext:value-type="float">
            <text:p>-1.3715503779</text:p>
          </table:table-cell>
          <table:table-cell office:value-type="float" office:value="0.700318188341287" calcext:value-type="float">
            <text:p>0.7003181883</text:p>
          </table:table-cell>
        </table:table-row>
        <table:table-row table:style-name="ro1">
          <table:table-cell office:value-type="string" calcext:value-type="string">
            <text:p>sglib-listsort</text:p>
          </table:table-cell>
          <table:table-cell office:value-type="float" office:value="-0.212719734297644" calcext:value-type="float">
            <text:p>-0.2127197343</text:p>
          </table:table-cell>
          <table:table-cell office:value-type="float" office:value="1.45541891621559" calcext:value-type="float">
            <text:p>1.4554189162</text:p>
          </table:table-cell>
          <table:table-cell office:value-type="float" office:value="-0.158244859367061" calcext:value-type="float">
            <text:p>-0.1582448594</text:p>
          </table:table-cell>
          <table:table-cell office:value-type="float" office:value="0.540893939320309" calcext:value-type="float">
            <text:p>0.5408939393</text:p>
          </table:table-cell>
          <table:table-cell office:value-type="float" office:value="3.22406496911984" calcext:value-type="float">
            <text:p>3.2240649691</text:p>
          </table:table-cell>
          <table:table-cell office:value-type="float" office:value="-0.0629494800168303" calcext:value-type="float">
            <text:p>-0.06294948</text:p>
          </table:table-cell>
          <table:table-cell office:value-type="float" office:value="-0.385549585392417" calcext:value-type="float">
            <text:p>-0.3855495854</text:p>
          </table:table-cell>
          <table:table-cell office:value-type="float" office:value="0.0168407178005218" calcext:value-type="float">
            <text:p>0.0168407178</text:p>
          </table:table-cell>
          <table:table-cell office:value-type="float" office:value="-2.46102918225046" calcext:value-type="float">
            <text:p>-2.4610291823</text:p>
          </table:table-cell>
          <table:table-cell office:value-type="float" office:value="0.826936033155026" calcext:value-type="float">
            <text:p>0.8269360332</text:p>
          </table:table-cell>
          <table:table-cell office:value-type="float" office:value="0.857849725199165" calcext:value-type="float">
            <text:p>0.8578497252</text:p>
          </table:table-cell>
          <table:table-cell office:value-type="float" office:value="0.228698880605772" calcext:value-type="float">
            <text:p>0.2286988806</text:p>
          </table:table-cell>
          <table:table-cell office:value-type="float" office:value="0.140976590070665" calcext:value-type="float">
            <text:p>0.1409765901</text:p>
          </table:table-cell>
          <table:table-cell office:value-type="float" office:value="-0.289348757783199" calcext:value-type="float">
            <text:p>-0.2893487578</text:p>
          </table:table-cell>
          <table:table-cell office:value-type="float" office:value="1.62602250938131" calcext:value-type="float">
            <text:p>1.6260225094</text:p>
          </table:table-cell>
          <table:table-cell office:value-type="float" office:value="1.08093150975826" calcext:value-type="float">
            <text:p>1.0809315098</text:p>
          </table:table-cell>
          <table:table-cell office:value-type="float" office:value="0.387931544774359" calcext:value-type="float">
            <text:p>0.3879315448</text:p>
          </table:table-cell>
          <table:table-cell office:value-type="float" office:value="-2.3384125712406" calcext:value-type="float">
            <text:p>-2.3384125712</text:p>
          </table:table-cell>
          <table:table-cell office:value-type="float" office:value="-1.17224552174883" calcext:value-type="float">
            <text:p>-1.1722455217</text:p>
          </table:table-cell>
          <table:table-cell office:value-type="float" office:value="0.352759070691869" calcext:value-type="float">
            <text:p>0.3527590707</text:p>
          </table:table-cell>
          <table:table-cell office:value-type="float" office:value="-1.13098491284635" calcext:value-type="float">
            <text:p>-1.1309849128</text:p>
          </table:table-cell>
          <table:table-cell office:value-type="float" office:value="0.564754443569658" calcext:value-type="float">
            <text:p>0.5647544436</text:p>
          </table:table-cell>
          <table:table-cell office:value-type="float" office:value="0.143939280643538" calcext:value-type="float">
            <text:p>0.1439392806</text:p>
          </table:table-cell>
          <table:table-cell office:value-type="float" office:value="-0.232523996111158" calcext:value-type="float">
            <text:p>-0.2325239961</text:p>
          </table:table-cell>
          <table:table-cell office:value-type="float" office:value="0.423602163963668" calcext:value-type="float">
            <text:p>0.423602164</text:p>
          </table:table-cell>
          <table:table-cell office:value-type="float" office:value="0.146917025392848" calcext:value-type="float">
            <text:p>0.1469170254</text:p>
          </table:table-cell>
          <table:table-cell office:value-type="float" office:value="-0.250868679318808" calcext:value-type="float">
            <text:p>-0.2508686793</text:p>
          </table:table-cell>
          <table:table-cell office:value-type="float" office:value="-1.39438314407822" calcext:value-type="float">
            <text:p>-1.3943831441</text:p>
          </table:table-cell>
          <table:table-cell office:value-type="float" office:value="0.606820088199614" calcext:value-type="float">
            <text:p>0.6068200882</text:p>
          </table:table-cell>
        </table:table-row>
        <table:table-row table:style-name="ro1">
          <table:table-cell office:value-type="string" calcext:value-type="string">
            <text:p>sglib-queue</text:p>
          </table:table-cell>
          <table:table-cell office:value-type="float" office:value="-0.478346323595992" calcext:value-type="float">
            <text:p>-0.4783463236</text:p>
          </table:table-cell>
          <table:table-cell office:value-type="float" office:value="1.47425839269644" calcext:value-type="float">
            <text:p>1.4742583927</text:p>
          </table:table-cell>
          <table:table-cell office:value-type="float" office:value="-0.0709374469400105" calcext:value-type="float">
            <text:p>-0.0709374469</text:p>
          </table:table-cell>
          <table:table-cell office:value-type="float" office:value="0.813801098391298" calcext:value-type="float">
            <text:p>0.8138010984</text:p>
          </table:table-cell>
          <table:table-cell office:value-type="float" office:value="0.787154166331912" calcext:value-type="float">
            <text:p>0.7871541663</text:p>
          </table:table-cell>
          <table:table-cell office:value-type="float" office:value="-0.0500886516598501" calcext:value-type="float">
            <text:p>-0.0500886517</text:p>
          </table:table-cell>
          <table:table-cell office:value-type="float" office:value="-0.285601775942097" calcext:value-type="float">
            <text:p>-0.2856017759</text:p>
          </table:table-cell>
          <table:table-cell office:value-type="float" office:value="-0.028134888413316" calcext:value-type="float">
            <text:p>-0.0281348884</text:p>
          </table:table-cell>
          <table:table-cell office:value-type="float" office:value="-3.18760556036247" calcext:value-type="float">
            <text:p>-3.1876055604</text:p>
          </table:table-cell>
          <table:table-cell office:value-type="float" office:value="1.04931325246949" calcext:value-type="float">
            <text:p>1.0493132525</text:p>
          </table:table-cell>
          <table:table-cell office:value-type="float" office:value="1.17650920173593" calcext:value-type="float">
            <text:p>1.1765092017</text:p>
          </table:table-cell>
          <table:table-cell office:value-type="float" office:value="0.866230533204532" calcext:value-type="float">
            <text:p>0.8662305332</text:p>
          </table:table-cell>
          <table:table-cell office:value-type="float" office:value="0.00635145219253" calcext:value-type="float">
            <text:p>0.0063514522</text:p>
          </table:table-cell>
          <table:table-cell office:value-type="float" office:value="-0.29670652673245" calcext:value-type="float">
            <text:p>-0.2967065267</text:p>
          </table:table-cell>
          <table:table-cell office:value-type="float" office:value="1.74445224427597" calcext:value-type="float">
            <text:p>1.7444522443</text:p>
          </table:table-cell>
          <table:table-cell office:value-type="float" office:value="1.20938573198475" calcext:value-type="float">
            <text:p>1.209385732</text:p>
          </table:table-cell>
          <table:table-cell office:value-type="float" office:value="-4.48026370375158" calcext:value-type="float">
            <text:p>-4.4802637038</text:p>
          </table:table-cell>
          <table:table-cell office:value-type="float" office:value="-2.55885439996971" calcext:value-type="float">
            <text:p>-2.5588544</text:p>
          </table:table-cell>
          <table:table-cell office:value-type="float" office:value="-0.992928947905306" calcext:value-type="float">
            <text:p>-0.9929289479</text:p>
          </table:table-cell>
          <table:table-cell office:value-type="float" office:value="0.616297056940194" calcext:value-type="float">
            <text:p>0.6162970569</text:p>
          </table:table-cell>
          <table:table-cell office:value-type="float" office:value="-2.05363376830496" calcext:value-type="float">
            <text:p>-2.0536337683</text:p>
          </table:table-cell>
          <table:table-cell office:value-type="float" office:value="0.490051924469822" calcext:value-type="float">
            <text:p>0.4900519245</text:p>
          </table:table-cell>
          <table:table-cell office:value-type="float" office:value="0.291792508362245" calcext:value-type="float">
            <text:p>0.2917925084</text:p>
          </table:table-cell>
          <table:table-cell office:value-type="float" office:value="-1.42174207878078" calcext:value-type="float">
            <text:p>-1.4217420788</text:p>
          </table:table-cell>
          <table:table-cell office:value-type="float" office:value="0.501768853440772" calcext:value-type="float">
            <text:p>0.5017688534</text:p>
          </table:table-cell>
          <table:table-cell office:value-type="float" office:value="0.34053963196981" calcext:value-type="float">
            <text:p>0.340539632</text:p>
          </table:table-cell>
          <table:table-cell office:value-type="float" office:value="0.132823016077034" calcext:value-type="float">
            <text:p>0.1328230161</text:p>
          </table:table-cell>
          <table:table-cell office:value-type="float" office:value="-2.30434254547102" calcext:value-type="float">
            <text:p>-2.3043425455</text:p>
          </table:table-cell>
          <table:table-cell office:value-type="float" office:value="0.745548113098012" calcext:value-type="float">
            <text:p>0.7455481131</text:p>
          </table:table-cell>
        </table:table-row>
        <table:table-row table:style-name="ro1">
          <table:table-cell office:value-type="string" calcext:value-type="string">
            <text:p>sglib-rbtree</text:p>
          </table:table-cell>
          <table:table-cell office:value-type="float" office:value="-0.273472333925537" calcext:value-type="float">
            <text:p>-0.2734723339</text:p>
          </table:table-cell>
          <table:table-cell office:value-type="float" office:value="1.40932089918074" calcext:value-type="float">
            <text:p>1.4093208992</text:p>
          </table:table-cell>
          <table:table-cell office:value-type="float" office:value="-0.205462628589604" calcext:value-type="float">
            <text:p>-0.2054626286</text:p>
          </table:table-cell>
          <table:table-cell office:value-type="float" office:value="0.188739181219704" calcext:value-type="float">
            <text:p>0.1887391812</text:p>
          </table:table-cell>
          <table:table-cell office:value-type="float" office:value="0.493533985586875" calcext:value-type="float">
            <text:p>0.4935339856</text:p>
          </table:table-cell>
          <table:table-cell office:value-type="float" office:value="-0.105395894722119" calcext:value-type="float">
            <text:p>-0.1053958947</text:p>
          </table:table-cell>
          <table:table-cell office:value-type="float" office:value="-0.417721225709398" calcext:value-type="float">
            <text:p>-0.4177212257</text:p>
          </table:table-cell>
          <table:table-cell office:value-type="float" office:value="-0.343300567940636" calcext:value-type="float">
            <text:p>-0.3433005679</text:p>
          </table:table-cell>
          <table:table-cell office:value-type="float" office:value="-3.17800053296796" calcext:value-type="float">
            <text:p>-3.178000533</text:p>
          </table:table-cell>
          <table:table-cell office:value-type="float" office:value="0.793572788484402" calcext:value-type="float">
            <text:p>0.7935727885</text:p>
          </table:table-cell>
          <table:table-cell office:value-type="float" office:value="-0.566555160217148" calcext:value-type="float">
            <text:p>-0.5665551602</text:p>
          </table:table-cell>
          <table:table-cell office:value-type="float" office:value="0.430093925719901" calcext:value-type="float">
            <text:p>0.4300939257</text:p>
          </table:table-cell>
          <table:table-cell office:value-type="float" office:value="0.0759621133381767" calcext:value-type="float">
            <text:p>0.0759621133</text:p>
          </table:table-cell>
          <table:table-cell office:value-type="float" office:value="-0.515915291139019" calcext:value-type="float">
            <text:p>-0.5159152911</text:p>
          </table:table-cell>
          <table:table-cell office:value-type="float" office:value="1.50917424044772" calcext:value-type="float">
            <text:p>1.5091742404</text:p>
          </table:table-cell>
          <table:table-cell office:value-type="float" office:value="1.06183901510152" calcext:value-type="float">
            <text:p>1.0618390151</text:p>
          </table:table-cell>
          <table:table-cell office:value-type="float" office:value="-0.987610375186099" calcext:value-type="float">
            <text:p>-0.9876103752</text:p>
          </table:table-cell>
          <table:table-cell office:value-type="float" office:value="-2.27519798403738" calcext:value-type="float">
            <text:p>-2.275197984</text:p>
          </table:table-cell>
          <table:table-cell office:value-type="float" office:value="-1.16658131795021" calcext:value-type="float">
            <text:p>-1.166581318</text:p>
          </table:table-cell>
          <table:table-cell office:value-type="float" office:value="0.238839646534553" calcext:value-type="float">
            <text:p>0.2388396465</text:p>
          </table:table-cell>
          <table:table-cell office:value-type="float" office:value="-1.47580146201644" calcext:value-type="float">
            <text:p>-1.475801462</text:p>
          </table:table-cell>
          <table:table-cell office:value-type="float" office:value="-0.698674443607219" calcext:value-type="float">
            <text:p>-0.6986744436</text:p>
          </table:table-cell>
          <table:table-cell office:value-type="float" office:value="-0.108382127588828" calcext:value-type="float">
            <text:p>-0.1083821276</text:p>
          </table:table-cell>
          <table:table-cell office:value-type="float" office:value="-0.531486691338818" calcext:value-type="float">
            <text:p>-0.5314866913</text:p>
          </table:table-cell>
          <table:table-cell office:value-type="float" office:value="0.50346972781516" calcext:value-type="float">
            <text:p>0.5034697278</text:p>
          </table:table-cell>
          <table:table-cell office:value-type="float" office:value="0.236616047551298" calcext:value-type="float">
            <text:p>0.2366160476</text:p>
          </table:table-cell>
          <table:table-cell office:value-type="float" office:value="-0.0295323175008404" calcext:value-type="float">
            <text:p>-0.0295323175</text:p>
          </table:table-cell>
          <table:table-cell office:value-type="float" office:value="-1.83751122032842" calcext:value-type="float">
            <text:p>-1.8375112203</text:p>
          </table:table-cell>
          <table:table-cell office:value-type="float" office:value="0.724146423567241" calcext:value-type="float">
            <text:p>0.7241464236</text:p>
          </table:table-cell>
        </table:table-row>
        <table:table-row table:style-name="ro1">
          <table:table-cell office:value-type="string" calcext:value-type="string">
            <text:p>sha</text:p>
          </table:table-cell>
          <table:table-cell office:value-type="float" office:value="-0.36986839440807" calcext:value-type="float">
            <text:p>-0.3698683944</text:p>
          </table:table-cell>
          <table:table-cell office:value-type="float" office:value="1.48256311951804" calcext:value-type="float">
            <text:p>1.4825631195</text:p>
          </table:table-cell>
          <table:table-cell office:value-type="float" office:value="-0.211523211388383" calcext:value-type="float">
            <text:p>-0.2115232114</text:p>
          </table:table-cell>
          <table:table-cell office:value-type="float" office:value="1.015782578144" calcext:value-type="float">
            <text:p>1.0157825781</text:p>
          </table:table-cell>
          <table:table-cell office:value-type="float" office:value="0.943343963645507" calcext:value-type="float">
            <text:p>0.9433439636</text:p>
          </table:table-cell>
          <table:table-cell office:value-type="float" office:value="-0.196882635862389" calcext:value-type="float">
            <text:p>-0.1968826359</text:p>
          </table:table-cell>
          <table:table-cell office:value-type="float" office:value="-0.658044803683951" calcext:value-type="float">
            <text:p>-0.6580448037</text:p>
          </table:table-cell>
          <table:table-cell office:value-type="float" office:value="-0.37714576728035" calcext:value-type="float">
            <text:p>-0.3771457673</text:p>
          </table:table-cell>
          <table:table-cell office:value-type="float" office:value="-3.7249149027297" calcext:value-type="float">
            <text:p>-3.7249149027</text:p>
          </table:table-cell>
          <table:table-cell office:value-type="float" office:value="0.96695155363895" calcext:value-type="float">
            <text:p>0.9669515536</text:p>
          </table:table-cell>
          <table:table-cell office:value-type="float" office:value="1.20967671385262" calcext:value-type="float">
            <text:p>1.2096767139</text:p>
          </table:table-cell>
          <table:table-cell office:value-type="float" office:value="0.445770060945014" calcext:value-type="float">
            <text:p>0.4457700609</text:p>
          </table:table-cell>
          <table:table-cell office:value-type="float" office:value="0.14928296128923" calcext:value-type="float">
            <text:p>0.1492829613</text:p>
          </table:table-cell>
          <table:table-cell office:value-type="float" office:value="-0.282924358638561" calcext:value-type="float">
            <text:p>-0.2829243586</text:p>
          </table:table-cell>
          <table:table-cell office:value-type="float" office:value="1.79871181438581" calcext:value-type="float">
            <text:p>1.7987118144</text:p>
          </table:table-cell>
          <table:table-cell office:value-type="float" office:value="1.1984725493903" calcext:value-type="float">
            <text:p>1.1984725494</text:p>
          </table:table-cell>
          <table:table-cell office:value-type="float" office:value="1.03034279379219" calcext:value-type="float">
            <text:p>1.0303427938</text:p>
          </table:table-cell>
          <table:table-cell office:value-type="float" office:value="-2.63542610812019" calcext:value-type="float">
            <text:p>-2.6354261081</text:p>
          </table:table-cell>
          <table:table-cell office:value-type="float" office:value="-1.51469690072925" calcext:value-type="float">
            <text:p>-1.5146969007</text:p>
          </table:table-cell>
          <table:table-cell office:value-type="float" office:value="0.135047278637899" calcext:value-type="float">
            <text:p>0.1350472786</text:p>
          </table:table-cell>
          <table:table-cell office:value-type="float" office:value="-1.51155782109957" calcext:value-type="float">
            <text:p>-1.5115578211</text:p>
          </table:table-cell>
          <table:table-cell office:value-type="float" office:value="0.458757535838894" calcext:value-type="float">
            <text:p>0.4587575358</text:p>
          </table:table-cell>
          <table:table-cell office:value-type="float" office:value="-0.238450646948592" calcext:value-type="float">
            <text:p>-0.2384506469</text:p>
          </table:table-cell>
          <table:table-cell office:value-type="float" office:value="-0.810130465742279" calcext:value-type="float">
            <text:p>-0.8101304657</text:p>
          </table:table-cell>
          <table:table-cell office:value-type="float" office:value="0.473331826433419" calcext:value-type="float">
            <text:p>0.4733318264</text:p>
          </table:table-cell>
          <table:table-cell office:value-type="float" office:value="0.228294804225412" calcext:value-type="float">
            <text:p>0.2282948042</text:p>
          </table:table-cell>
          <table:table-cell office:value-type="float" office:value="-0.418910700820857" calcext:value-type="float">
            <text:p>-0.4189107008</text:p>
          </table:table-cell>
          <table:table-cell office:value-type="float" office:value="-1.82633087583701" calcext:value-type="float">
            <text:p>-1.8263308758</text:p>
          </table:table-cell>
          <table:table-cell office:value-type="float" office:value="0.776846382332403" calcext:value-type="float">
            <text:p>0.7768463823</text:p>
          </table:table-cell>
        </table:table-row>
        <table:table-row table:style-name="ro1">
          <table:table-cell office:value-type="string" calcext:value-type="string">
            <text:p>slre</text:p>
          </table:table-cell>
          <table:table-cell office:value-type="float" office:value="-0.9616726571373" calcext:value-type="float">
            <text:p>-0.9616726571</text:p>
          </table:table-cell>
          <table:table-cell office:value-type="float" office:value="0.612385707724593" calcext:value-type="float">
            <text:p>0.6123857077</text:p>
          </table:table-cell>
          <table:table-cell office:value-type="float" office:value="-0.386509609711259" calcext:value-type="float">
            <text:p>-0.3865096097</text:p>
          </table:table-cell>
          <table:table-cell office:value-type="float" office:value="-1.00962826842574" calcext:value-type="float">
            <text:p>-1.0096282684</text:p>
          </table:table-cell>
          <table:table-cell office:value-type="float" office:value="0.164473671814611" calcext:value-type="float">
            <text:p>0.1644736718</text:p>
          </table:table-cell>
          <table:table-cell office:value-type="float" office:value="-0.353632799666162" calcext:value-type="float">
            <text:p>-0.3536327997</text:p>
          </table:table-cell>
          <table:table-cell office:value-type="float" office:value="-0.284397553509346" calcext:value-type="float">
            <text:p>-0.2843975535</text:p>
          </table:table-cell>
          <table:table-cell office:value-type="float" office:value="-0.860863205299098" calcext:value-type="float">
            <text:p>-0.8608632053</text:p>
          </table:table-cell>
          <table:table-cell office:value-type="float" office:value="0.262971563056724" calcext:value-type="float">
            <text:p>0.2629715631</text:p>
          </table:table-cell>
          <table:table-cell office:value-type="float" office:value="1.35141240765274" calcext:value-type="float">
            <text:p>1.3514124077</text:p>
          </table:table-cell>
          <table:table-cell office:value-type="float" office:value="-6.36588309018294" calcext:value-type="float">
            <text:p>-6.3658830902</text:p>
          </table:table-cell>
          <table:table-cell office:value-type="float" office:value="-1.32674453635349" calcext:value-type="float">
            <text:p>-1.3267445364</text:p>
          </table:table-cell>
          <table:table-cell office:value-type="float" office:value="0.324583743883052" calcext:value-type="float">
            <text:p>0.3245837439</text:p>
          </table:table-cell>
          <table:table-cell office:value-type="float" office:value="-0.985799732912061" calcext:value-type="float">
            <text:p>-0.9857997329</text:p>
          </table:table-cell>
          <table:table-cell office:value-type="float" office:value="1.96120061403914" calcext:value-type="float">
            <text:p>1.961200614</text:p>
          </table:table-cell>
          <table:table-cell office:value-type="float" office:value="0.209813461934436" calcext:value-type="float">
            <text:p>0.2098134619</text:p>
          </table:table-cell>
          <table:table-cell office:value-type="float" office:value="0.911845861060594" calcext:value-type="float">
            <text:p>0.9118458611</text:p>
          </table:table-cell>
          <table:table-cell office:value-type="float" office:value="-2.73665663105257" calcext:value-type="float">
            <text:p>-2.7366566311</text:p>
          </table:table-cell>
          <table:table-cell office:value-type="float" office:value="-0.907642774457189" calcext:value-type="float">
            <text:p>-0.9076427745</text:p>
          </table:table-cell>
          <table:table-cell office:value-type="float" office:value="0.543974730907483" calcext:value-type="float">
            <text:p>0.5439747309</text:p>
          </table:table-cell>
          <table:table-cell office:value-type="float" office:value="-0.859150131183805" calcext:value-type="float">
            <text:p>-0.8591501312</text:p>
          </table:table-cell>
          <table:table-cell office:value-type="float" office:value="1.68370748413042" calcext:value-type="float">
            <text:p>1.6837074841</text:p>
          </table:table-cell>
          <table:table-cell office:value-type="float" office:value="0.228627714481438" calcext:value-type="float">
            <text:p>0.2286277145</text:p>
          </table:table-cell>
          <table:table-cell office:value-type="float" office:value="1.29592444893764" calcext:value-type="float">
            <text:p>1.2959244489</text:p>
          </table:table-cell>
          <table:table-cell office:value-type="float" office:value="0.165634064803939" calcext:value-type="float">
            <text:p>0.1656340648</text:p>
          </table:table-cell>
          <table:table-cell office:value-type="float" office:value="0.479672778732556" calcext:value-type="float">
            <text:p>0.4796727787</text:p>
          </table:table-cell>
          <table:table-cell office:value-type="float" office:value="-0.338416591597242" calcext:value-type="float">
            <text:p>-0.3384165916</text:p>
          </table:table-cell>
          <table:table-cell office:value-type="float" office:value="-1.07657485786549" calcext:value-type="float">
            <text:p>-1.0765748579</text:p>
          </table:table-cell>
          <table:table-cell office:value-type="float" office:value="1.03680045167126" calcext:value-type="float">
            <text:p>1.0368004517</text:p>
          </table:table-cell>
        </table:table-row>
        <table:table-row table:style-name="ro1">
          <table:table-cell office:value-type="string" calcext:value-type="string">
            <text:p>sqrt</text:p>
          </table:table-cell>
          <table:table-cell office:value-type="float" office:value="-0.398646776346565" calcext:value-type="float">
            <text:p>-0.3986467763</text:p>
          </table:table-cell>
          <table:table-cell office:value-type="float" office:value="1.5337267218275" calcext:value-type="float">
            <text:p>1.5337267218</text:p>
          </table:table-cell>
          <table:table-cell office:value-type="float" office:value="-0.183702356673383" calcext:value-type="float">
            <text:p>-0.1837023567</text:p>
          </table:table-cell>
          <table:table-cell office:value-type="float" office:value="-0.197145839628654" calcext:value-type="float">
            <text:p>-0.1971458396</text:p>
          </table:table-cell>
          <table:table-cell office:value-type="float" office:value="0.882657462290099" calcext:value-type="float">
            <text:p>0.8826574623</text:p>
          </table:table-cell>
          <table:table-cell office:value-type="float" office:value="-0.126845192344838" calcext:value-type="float">
            <text:p>-0.1268451923</text:p>
          </table:table-cell>
          <table:table-cell office:value-type="float" office:value="-0.426605933391183" calcext:value-type="float">
            <text:p>-0.4266059334</text:p>
          </table:table-cell>
          <table:table-cell office:value-type="float" office:value="0.181356174846336" calcext:value-type="float">
            <text:p>0.1813561748</text:p>
          </table:table-cell>
          <table:table-cell office:value-type="float" office:value="-0.977598979992974" calcext:value-type="float">
            <text:p>-0.97759898</text:p>
          </table:table-cell>
          <table:table-cell office:value-type="float" office:value="1.06510951445634" calcext:value-type="float">
            <text:p>1.0651095145</text:p>
          </table:table-cell>
          <table:table-cell office:value-type="float" office:value="1.14615944930084" calcext:value-type="float">
            <text:p>1.1461594493</text:p>
          </table:table-cell>
          <table:table-cell office:value-type="float" office:value="0.569853105878922" calcext:value-type="float">
            <text:p>0.5698531059</text:p>
          </table:table-cell>
          <table:table-cell office:value-type="float" office:value="0.0601354999983338" calcext:value-type="float">
            <text:p>0.0601355</text:p>
          </table:table-cell>
          <table:table-cell office:value-type="float" office:value="-0.198597466218351" calcext:value-type="float">
            <text:p>-0.1985974662</text:p>
          </table:table-cell>
          <table:table-cell office:value-type="float" office:value="1.81793946359548" calcext:value-type="float">
            <text:p>1.8179394636</text:p>
          </table:table-cell>
          <table:table-cell office:value-type="float" office:value="0.997746439165451" calcext:value-type="float">
            <text:p>0.9977464392</text:p>
          </table:table-cell>
          <table:table-cell office:value-type="float" office:value="-0.290604355837874" calcext:value-type="float">
            <text:p>-0.2906043558</text:p>
          </table:table-cell>
          <table:table-cell office:value-type="float" office:value="-2.57921351985007" calcext:value-type="float">
            <text:p>-2.5792135199</text:p>
          </table:table-cell>
          <table:table-cell office:value-type="float" office:value="-1.15813307686378" calcext:value-type="float">
            <text:p>-1.1581330769</text:p>
          </table:table-cell>
          <table:table-cell office:value-type="float" office:value="0.541007217881138" calcext:value-type="float">
            <text:p>0.5410072179</text:p>
          </table:table-cell>
          <table:table-cell office:value-type="float" office:value="-0.779447195421436" calcext:value-type="float">
            <text:p>-0.7794471954</text:p>
          </table:table-cell>
          <table:table-cell office:value-type="float" office:value="0.490208197745476" calcext:value-type="float">
            <text:p>0.4902081977</text:p>
          </table:table-cell>
          <table:table-cell office:value-type="float" office:value="0.0913290308319013" calcext:value-type="float">
            <text:p>0.0913290308</text:p>
          </table:table-cell>
          <table:table-cell office:value-type="float" office:value="0.904631141455376" calcext:value-type="float">
            <text:p>0.9046311415</text:p>
          </table:table-cell>
          <table:table-cell office:value-type="float" office:value="0.391447456569558" calcext:value-type="float">
            <text:p>0.3914474566</text:p>
          </table:table-cell>
          <table:table-cell office:value-type="float" office:value="0.25342395170152" calcext:value-type="float">
            <text:p>0.2534239517</text:p>
          </table:table-cell>
          <table:table-cell office:value-type="float" office:value="-0.148571208281999" calcext:value-type="float">
            <text:p>-0.1485712083</text:p>
          </table:table-cell>
          <table:table-cell office:value-type="float" office:value="-1.01985306433373" calcext:value-type="float">
            <text:p>-1.0198530643</text:p>
          </table:table-cell>
          <table:table-cell office:value-type="float" office:value="0.777448681058996" calcext:value-type="float">
            <text:p>0.7774486811</text:p>
          </table:table-cell>
        </table:table-row>
        <table:table-row table:style-name="ro1">
          <table:table-cell office:value-type="string" calcext:value-type="string">
            <text:p>st</text:p>
          </table:table-cell>
          <table:table-cell office:value-type="float" office:value="-0.401028380539506" calcext:value-type="float">
            <text:p>-0.4010283805</text:p>
          </table:table-cell>
          <table:table-cell office:value-type="float" office:value="1.54217519634071" calcext:value-type="float">
            <text:p>1.5421751963</text:p>
          </table:table-cell>
          <table:table-cell office:value-type="float" office:value="-0.0689939375467991" calcext:value-type="float">
            <text:p>-0.0689939375</text:p>
          </table:table-cell>
          <table:table-cell office:value-type="float" office:value="-0.396872693558877" calcext:value-type="float">
            <text:p>-0.3968726936</text:p>
          </table:table-cell>
          <table:table-cell office:value-type="float" office:value="0.823370767171752" calcext:value-type="float">
            <text:p>0.8233707672</text:p>
          </table:table-cell>
          <table:table-cell office:value-type="float" office:value="-0.13367784387544" calcext:value-type="float">
            <text:p>-0.1336778439</text:p>
          </table:table-cell>
          <table:table-cell office:value-type="float" office:value="-0.421484741165058" calcext:value-type="float">
            <text:p>-0.4214847412</text:p>
          </table:table-cell>
          <table:table-cell office:value-type="float" office:value="0.079181476479463" calcext:value-type="float">
            <text:p>0.0791814765</text:p>
          </table:table-cell>
          <table:table-cell office:value-type="float" office:value="-0.831737472694461" calcext:value-type="float">
            <text:p>-0.8317374727</text:p>
          </table:table-cell>
          <table:table-cell office:value-type="float" office:value="0.911035719519266" calcext:value-type="float">
            <text:p>0.9110357195</text:p>
          </table:table-cell>
          <table:table-cell office:value-type="float" office:value="0.827108780172982" calcext:value-type="float">
            <text:p>0.8271087802</text:p>
          </table:table-cell>
          <table:table-cell office:value-type="float" office:value="0.470998259977371" calcext:value-type="float">
            <text:p>0.47099826</text:p>
          </table:table-cell>
          <table:table-cell office:value-type="float" office:value="0.0494363193780662" calcext:value-type="float">
            <text:p>0.0494363194</text:p>
          </table:table-cell>
          <table:table-cell office:value-type="float" office:value="-0.0691536340052677" calcext:value-type="float">
            <text:p>-0.069153634</text:p>
          </table:table-cell>
          <table:table-cell office:value-type="float" office:value="1.68630534086458" calcext:value-type="float">
            <text:p>1.6863053409</text:p>
          </table:table-cell>
          <table:table-cell office:value-type="float" office:value="1.05419413107189" calcext:value-type="float">
            <text:p>1.0541941311</text:p>
          </table:table-cell>
          <table:table-cell office:value-type="float" office:value="-6.25494674877345" calcext:value-type="float">
            <text:p>-6.2549467488</text:p>
          </table:table-cell>
          <table:table-cell office:value-type="float" office:value="-2.48793459183531" calcext:value-type="float">
            <text:p>-2.4879345918</text:p>
          </table:table-cell>
          <table:table-cell office:value-type="float" office:value="-1.15451260769574" calcext:value-type="float">
            <text:p>-1.1545126077</text:p>
          </table:table-cell>
          <table:table-cell office:value-type="float" office:value="0.303309615969747" calcext:value-type="float">
            <text:p>0.303309616</text:p>
          </table:table-cell>
          <table:table-cell office:value-type="float" office:value="-0.834710418677936" calcext:value-type="float">
            <text:p>-0.8347104187</text:p>
          </table:table-cell>
          <table:table-cell office:value-type="float" office:value="0.514587100285326" calcext:value-type="float">
            <text:p>0.5145871003</text:p>
          </table:table-cell>
          <table:table-cell office:value-type="float" office:value="0.0939910661376445" calcext:value-type="float">
            <text:p>0.0939910661</text:p>
          </table:table-cell>
          <table:table-cell office:value-type="float" office:value="1.02776270492711" calcext:value-type="float">
            <text:p>1.0277627049</text:p>
          </table:table-cell>
          <table:table-cell office:value-type="float" office:value="0.483829496719086" calcext:value-type="float">
            <text:p>0.4838294967</text:p>
          </table:table-cell>
          <table:table-cell office:value-type="float" office:value="0.165644667080118" calcext:value-type="float">
            <text:p>0.1656446671</text:p>
          </table:table-cell>
          <table:table-cell office:value-type="float" office:value="-0.155423608237276" calcext:value-type="float">
            <text:p>-0.1554236082</text:p>
          </table:table-cell>
          <table:table-cell office:value-type="float" office:value="-1.1327324100094" calcext:value-type="float">
            <text:p>-1.13273241</text:p>
          </table:table-cell>
          <table:table-cell office:value-type="float" office:value="0.674726060623491" calcext:value-type="float">
            <text:p>0.6747260606</text:p>
          </table:table-cell>
        </table:table-row>
        <table:table-row table:style-name="ro1">
          <table:table-cell office:value-type="string" calcext:value-type="string">
            <text:p>statemate</text:p>
          </table:table-cell>
          <table:table-cell office:value-type="float" office:value="-0.429568871471596" calcext:value-type="float">
            <text:p>-0.4295688715</text:p>
          </table:table-cell>
          <table:table-cell office:value-type="float" office:value="1.31655804082124" calcext:value-type="float">
            <text:p>1.3165580408</text:p>
          </table:table-cell>
          <table:table-cell office:value-type="float" office:value="0.0140297437739405" calcext:value-type="float">
            <text:p>0.0140297438</text:p>
          </table:table-cell>
          <table:table-cell office:value-type="float" office:value="-0.340186863185807" calcext:value-type="float">
            <text:p>-0.3401868632</text:p>
          </table:table-cell>
          <table:table-cell office:value-type="float" office:value="0.446578666540645" calcext:value-type="float">
            <text:p>0.4465786665</text:p>
          </table:table-cell>
          <table:table-cell office:value-type="float" office:value="0.121713740631235" calcext:value-type="float">
            <text:p>0.1217137406</text:p>
          </table:table-cell>
          <table:table-cell office:value-type="float" office:value="-0.305275691520168" calcext:value-type="float">
            <text:p>-0.3052756915</text:p>
          </table:table-cell>
          <table:table-cell office:value-type="float" office:value="-0.159836124990244" calcext:value-type="float">
            <text:p>-0.159836125</text:p>
          </table:table-cell>
          <table:table-cell office:value-type="float" office:value="0.133485545637742" calcext:value-type="float">
            <text:p>0.1334855456</text:p>
          </table:table-cell>
          <table:table-cell office:value-type="float" office:value="0.740857310077001" calcext:value-type="float">
            <text:p>0.7408573101</text:p>
          </table:table-cell>
          <table:table-cell office:value-type="float" office:value="0.491317861469254" calcext:value-type="float">
            <text:p>0.4913178615</text:p>
          </table:table-cell>
          <table:table-cell office:value-type="float" office:value="0.404297989773019" calcext:value-type="float">
            <text:p>0.4042979898</text:p>
          </table:table-cell>
          <table:table-cell office:value-type="float" office:value="-0.0890275862833489" calcext:value-type="float">
            <text:p>-0.0890275863</text:p>
          </table:table-cell>
          <table:table-cell office:value-type="float" office:value="0.108285450193448" calcext:value-type="float">
            <text:p>0.1082854502</text:p>
          </table:table-cell>
          <table:table-cell office:value-type="float" office:value="1.37400724318674" calcext:value-type="float">
            <text:p>1.3740072432</text:p>
          </table:table-cell>
          <table:table-cell office:value-type="float" office:value="0.16043037573544" calcext:value-type="float">
            <text:p>0.1604303757</text:p>
          </table:table-cell>
          <table:table-cell office:value-type="float" office:value="-0.519444579255263" calcext:value-type="float">
            <text:p>-0.5194445793</text:p>
          </table:table-cell>
          <table:table-cell office:value-type="float" office:value="-2.13938190987893" calcext:value-type="float">
            <text:p>-2.1393819099</text:p>
          </table:table-cell>
          <table:table-cell office:value-type="float" office:value="-0.867457484254369" calcext:value-type="float">
            <text:p>-0.8674574843</text:p>
          </table:table-cell>
          <table:table-cell office:value-type="float" office:value="0.37671492958214" calcext:value-type="float">
            <text:p>0.3767149296</text:p>
          </table:table-cell>
          <table:table-cell office:value-type="float" office:value="-0.527396032570165" calcext:value-type="float">
            <text:p>-0.5273960326</text:p>
          </table:table-cell>
          <table:table-cell office:value-type="float" office:value="0.693389020674348" calcext:value-type="float">
            <text:p>0.6933890207</text:p>
          </table:table-cell>
          <table:table-cell office:value-type="float" office:value="0.0198305969011804" calcext:value-type="float">
            <text:p>0.0198305969</text:p>
          </table:table-cell>
          <table:table-cell office:value-type="float" office:value="1.15032251906868" calcext:value-type="float">
            <text:p>1.1503225191</text:p>
          </table:table-cell>
          <table:table-cell office:value-type="float" office:value="0.692836861593912" calcext:value-type="float">
            <text:p>0.6928368616</text:p>
          </table:table-cell>
          <table:table-cell office:value-type="float" office:value="0.0911628158565236" calcext:value-type="float">
            <text:p>0.0911628159</text:p>
          </table:table-cell>
          <table:table-cell office:value-type="float" office:value="-0.374509471995578" calcext:value-type="float">
            <text:p>-0.374509472</text:p>
          </table:table-cell>
          <table:table-cell office:value-type="float" office:value="-0.924189596649897" calcext:value-type="float">
            <text:p>-0.9241895966</text:p>
          </table:table-cell>
          <table:table-cell office:value-type="float" office:value="0.68514888463239" calcext:value-type="float">
            <text:p>0.6851488846</text:p>
          </table:table-cell>
        </table:table-row>
        <table:table-row table:style-name="ro1">
          <table:table-cell office:value-type="string" calcext:value-type="string">
            <text:p>stb_perlin</text:p>
          </table:table-cell>
          <table:table-cell office:value-type="float" office:value="-0.596864193209194" calcext:value-type="float">
            <text:p>-0.5968641932</text:p>
          </table:table-cell>
          <table:table-cell office:value-type="float" office:value="1.91519018596476" calcext:value-type="float">
            <text:p>1.915190186</text:p>
          </table:table-cell>
          <table:table-cell office:value-type="float" office:value="-0.101889414393762" calcext:value-type="float">
            <text:p>-0.1018894144</text:p>
          </table:table-cell>
          <table:table-cell office:value-type="float" office:value="-0.252779678947182" calcext:value-type="float">
            <text:p>-0.2527796789</text:p>
          </table:table-cell>
          <table:table-cell office:value-type="float" office:value="0.760316459514736" calcext:value-type="float">
            <text:p>0.7603164595</text:p>
          </table:table-cell>
          <table:table-cell office:value-type="float" office:value="0.000318851022768337" calcext:value-type="float">
            <text:p>0.000318851</text:p>
          </table:table-cell>
          <table:table-cell office:value-type="float" office:value="-0.349685405952731" calcext:value-type="float">
            <text:p>-0.349685406</text:p>
          </table:table-cell>
          <table:table-cell office:value-type="float" office:value="-0.185908322044125" calcext:value-type="float">
            <text:p>-0.185908322</text:p>
          </table:table-cell>
          <table:table-cell office:value-type="float" office:value="-0.71017748350974" calcext:value-type="float">
            <text:p>-0.7101774835</text:p>
          </table:table-cell>
          <table:table-cell office:value-type="float" office:value="0.92342014267482" calcext:value-type="float">
            <text:p>0.9234201427</text:p>
          </table:table-cell>
          <table:table-cell office:value-type="float" office:value="-4.06549868139322" calcext:value-type="float">
            <text:p>-4.0654986814</text:p>
          </table:table-cell>
          <table:table-cell office:value-type="float" office:value="0.690066975789744" calcext:value-type="float">
            <text:p>0.6900669758</text:p>
          </table:table-cell>
          <table:table-cell office:value-type="float" office:value="0.00839526039005387" calcext:value-type="float">
            <text:p>0.0083952604</text:p>
          </table:table-cell>
          <table:table-cell office:value-type="float" office:value="-0.167620589910816" calcext:value-type="float">
            <text:p>-0.1676205899</text:p>
          </table:table-cell>
          <table:table-cell office:value-type="float" office:value="1.84836555197022" calcext:value-type="float">
            <text:p>1.848365552</text:p>
          </table:table-cell>
          <table:table-cell office:value-type="float" office:value="0.700512700843292" calcext:value-type="float">
            <text:p>0.7005127008</text:p>
          </table:table-cell>
          <table:table-cell office:value-type="float" office:value="-3.21189103728498" calcext:value-type="float">
            <text:p>-3.2118910373</text:p>
          </table:table-cell>
          <table:table-cell office:value-type="float" office:value="-2.63294289443062" calcext:value-type="float">
            <text:p>-2.6329428944</text:p>
          </table:table-cell>
          <table:table-cell office:value-type="float" office:value="-1.27560144919887" calcext:value-type="float">
            <text:p>-1.2756014492</text:p>
          </table:table-cell>
          <table:table-cell office:value-type="float" office:value="0.481459531952904" calcext:value-type="float">
            <text:p>0.481459532</text:p>
          </table:table-cell>
          <table:table-cell office:value-type="float" office:value="-0.683419199829288" calcext:value-type="float">
            <text:p>-0.6834191998</text:p>
          </table:table-cell>
          <table:table-cell office:value-type="float" office:value="0.93755180632688" calcext:value-type="float">
            <text:p>0.9375518063</text:p>
          </table:table-cell>
          <table:table-cell office:value-type="float" office:value="0.0887106372058778" calcext:value-type="float">
            <text:p>0.0887106372</text:p>
          </table:table-cell>
          <table:table-cell office:value-type="float" office:value="1.09588770846821" calcext:value-type="float">
            <text:p>1.0958877085</text:p>
          </table:table-cell>
          <table:table-cell office:value-type="float" office:value="0.512358034908906" calcext:value-type="float">
            <text:p>0.5123580349</text:p>
          </table:table-cell>
          <table:table-cell office:value-type="float" office:value="0.361053647472981" calcext:value-type="float">
            <text:p>0.3610536475</text:p>
          </table:table-cell>
          <table:table-cell office:value-type="float" office:value="-0.100046082002119" calcext:value-type="float">
            <text:p>-0.100046082</text:p>
          </table:table-cell>
          <table:table-cell office:value-type="float" office:value="-1.01426078074762" calcext:value-type="float">
            <text:p>-1.0142607807</text:p>
          </table:table-cell>
          <table:table-cell office:value-type="float" office:value="0.747528246591183" calcext:value-type="float">
            <text:p>0.7475282466</text:p>
          </table:table-cell>
        </table:table-row>
        <table:table-row table:style-name="ro1">
          <table:table-cell office:value-type="string" calcext:value-type="string">
            <text:p>strstr</text:p>
          </table:table-cell>
          <table:table-cell office:value-type="float" office:value="1.19379627485549" calcext:value-type="float">
            <text:p>1.1937962749</text:p>
          </table:table-cell>
          <table:table-cell office:value-type="float" office:value="1.8225031743236" calcext:value-type="float">
            <text:p>1.8225031743</text:p>
          </table:table-cell>
          <table:table-cell office:value-type="float" office:value="-0.0864708640020124" calcext:value-type="float">
            <text:p>-0.086470864</text:p>
          </table:table-cell>
          <table:table-cell office:value-type="float" office:value="0.322786126890042" calcext:value-type="float">
            <text:p>0.3227861269</text:p>
          </table:table-cell>
          <table:table-cell office:value-type="float" office:value="1.53225228957787" calcext:value-type="float">
            <text:p>1.5322522896</text:p>
          </table:table-cell>
          <table:table-cell office:value-type="float" office:value="0.0127875651716871" calcext:value-type="float">
            <text:p>0.0127875652</text:p>
          </table:table-cell>
          <table:table-cell office:value-type="float" office:value="-0.874166270264521" calcext:value-type="float">
            <text:p>-0.8741662703</text:p>
          </table:table-cell>
          <table:table-cell office:value-type="float" office:value="0.952580105487923" calcext:value-type="float">
            <text:p>0.9525801055</text:p>
          </table:table-cell>
          <table:table-cell office:value-type="float" office:value="-0.489854487509759" calcext:value-type="float">
            <text:p>-0.4898544875</text:p>
          </table:table-cell>
          <table:table-cell office:value-type="float" office:value="0.761664554133434" calcext:value-type="float">
            <text:p>0.7616645541</text:p>
          </table:table-cell>
          <table:table-cell office:value-type="float" office:value="0.282456377959667" calcext:value-type="float">
            <text:p>0.282456378</text:p>
          </table:table-cell>
          <table:table-cell office:value-type="float" office:value="-1.18093125511288" calcext:value-type="float">
            <text:p>-1.1809312551</text:p>
          </table:table-cell>
          <table:table-cell office:value-type="float" office:value="-0.194314384286857" calcext:value-type="float">
            <text:p>-0.1943143843</text:p>
          </table:table-cell>
          <table:table-cell office:value-type="float" office:value="-0.448788468486967" calcext:value-type="float">
            <text:p>-0.4487884685</text:p>
          </table:table-cell>
          <table:table-cell office:value-type="float" office:value="1.39400376186424" calcext:value-type="float">
            <text:p>1.3940037619</text:p>
          </table:table-cell>
          <table:table-cell office:value-type="float" office:value="2.95116682744881" calcext:value-type="float">
            <text:p>2.9511668274</text:p>
          </table:table-cell>
          <table:table-cell office:value-type="float" office:value="0.353112478949163" calcext:value-type="float">
            <text:p>0.3531124789</text:p>
          </table:table-cell>
          <table:table-cell office:value-type="float" office:value="-2.29271121812506" calcext:value-type="float">
            <text:p>-2.2927112181</text:p>
          </table:table-cell>
          <table:table-cell office:value-type="float" office:value="-1.47907963164346" calcext:value-type="float">
            <text:p>-1.4790796316</text:p>
          </table:table-cell>
          <table:table-cell office:value-type="float" office:value="-0.42494972265264" calcext:value-type="float">
            <text:p>-0.4249497227</text:p>
          </table:table-cell>
          <table:table-cell office:value-type="float" office:value="-0.743805907903599" calcext:value-type="float">
            <text:p>-0.7438059079</text:p>
          </table:table-cell>
          <table:table-cell office:value-type="float" office:value="0.139041168287803" calcext:value-type="float">
            <text:p>0.1390411683</text:p>
          </table:table-cell>
          <table:table-cell office:value-type="float" office:value="-0.35071841954958" calcext:value-type="float">
            <text:p>-0.3507184195</text:p>
          </table:table-cell>
          <table:table-cell office:value-type="float" office:value="0.474319862573393" calcext:value-type="float">
            <text:p>0.4743198626</text:p>
          </table:table-cell>
          <table:table-cell office:value-type="float" office:value="0.553321604413309" calcext:value-type="float">
            <text:p>0.5533216044</text:p>
          </table:table-cell>
          <table:table-cell office:value-type="float" office:value="-2.88177629957002" calcext:value-type="float">
            <text:p>-2.8817762996</text:p>
          </table:table-cell>
          <table:table-cell office:value-type="float" office:value="-1.89439720768418" calcext:value-type="float">
            <text:p>-1.8943972077</text:p>
          </table:table-cell>
          <table:table-cell office:value-type="float" office:value="-1.01587389881977" calcext:value-type="float">
            <text:p>-1.0158738988</text:p>
          </table:table-cell>
          <table:table-cell office:value-type="float" office:value="0.527937984325935" calcext:value-type="float">
            <text:p>0.5279379843</text:p>
          </table:table-cell>
        </table:table-row>
        <table:table-row table:style-name="ro1">
          <table:table-cell office:value-type="string" calcext:value-type="string">
            <text:p>tarai</text:p>
          </table:table-cell>
          <table:table-cell office:value-type="float" office:value="-0.310737432421619" calcext:value-type="float">
            <text:p>-0.3107374324</text:p>
          </table:table-cell>
          <table:table-cell office:value-type="float" office:value="1.58838860796215" calcext:value-type="float">
            <text:p>1.588388608</text:p>
          </table:table-cell>
          <table:table-cell office:value-type="float" office:value="-0.0948528415311332" calcext:value-type="float">
            <text:p>-0.0948528415</text:p>
          </table:table-cell>
          <table:table-cell office:value-type="float" office:value="-1.3886461354818" calcext:value-type="float">
            <text:p>-1.3886461355</text:p>
          </table:table-cell>
          <table:table-cell office:value-type="float" office:value="0.871195911044768" calcext:value-type="float">
            <text:p>0.871195911</text:p>
          </table:table-cell>
          <table:table-cell office:value-type="float" office:value="0.0141947350557214" calcext:value-type="float">
            <text:p>0.0141947351</text:p>
          </table:table-cell>
          <table:table-cell office:value-type="float" office:value="-0.480756553977842" calcext:value-type="float">
            <text:p>-0.480756554</text:p>
          </table:table-cell>
          <table:table-cell office:value-type="float" office:value="0.391352965830667" calcext:value-type="float">
            <text:p>0.3913529658</text:p>
          </table:table-cell>
          <table:table-cell office:value-type="float" office:value="2.54601957618769" calcext:value-type="float">
            <text:p>2.5460195762</text:p>
          </table:table-cell>
          <table:table-cell office:value-type="float" office:value="0.991501471004399" calcext:value-type="float">
            <text:p>0.991501471</text:p>
          </table:table-cell>
          <table:table-cell office:value-type="float" office:value="1.09822552486956" calcext:value-type="float">
            <text:p>1.0982255249</text:p>
          </table:table-cell>
          <table:table-cell office:value-type="float" office:value="0.0829005279958395" calcext:value-type="float">
            <text:p>0.082900528</text:p>
          </table:table-cell>
          <table:table-cell office:value-type="float" office:value="0.0710814580862961" calcext:value-type="float">
            <text:p>0.0710814581</text:p>
          </table:table-cell>
          <table:table-cell office:value-type="float" office:value="-0.200065842496844" calcext:value-type="float">
            <text:p>-0.2000658425</text:p>
          </table:table-cell>
          <table:table-cell office:value-type="float" office:value="1.80783113076692" calcext:value-type="float">
            <text:p>1.8078311308</text:p>
          </table:table-cell>
          <table:table-cell office:value-type="float" office:value="1.07405849035261" calcext:value-type="float">
            <text:p>1.0740584904</text:p>
          </table:table-cell>
          <table:table-cell office:value-type="float" office:value="-1.12712855353546" calcext:value-type="float">
            <text:p>-1.1271285535</text:p>
          </table:table-cell>
          <table:table-cell office:value-type="float" office:value="-2.45434508859088" calcext:value-type="float">
            <text:p>-2.4543450886</text:p>
          </table:table-cell>
          <table:table-cell office:value-type="float" office:value="-1.27761166220535" calcext:value-type="float">
            <text:p>-1.2776116622</text:p>
          </table:table-cell>
          <table:table-cell office:value-type="float" office:value="0.498607930364803" calcext:value-type="float">
            <text:p>0.4986079304</text:p>
          </table:table-cell>
          <table:table-cell office:value-type="float" office:value="0.563971761714042" calcext:value-type="float">
            <text:p>0.5639717617</text:p>
          </table:table-cell>
          <table:table-cell office:value-type="float" office:value="0.570995529403432" calcext:value-type="float">
            <text:p>0.5709955294</text:p>
          </table:table-cell>
          <table:table-cell office:value-type="float" office:value="0.0323330757707605" calcext:value-type="float">
            <text:p>0.0323330758</text:p>
          </table:table-cell>
          <table:table-cell office:value-type="float" office:value="3.49893897776578" calcext:value-type="float">
            <text:p>3.4989389778</text:p>
          </table:table-cell>
          <table:table-cell office:value-type="float" office:value="0.472888862611544" calcext:value-type="float">
            <text:p>0.4728888626</text:p>
          </table:table-cell>
          <table:table-cell office:value-type="float" office:value="0.310810480564716" calcext:value-type="float">
            <text:p>0.3108104806</text:p>
          </table:table-cell>
          <table:table-cell office:value-type="float" office:value="-0.310902502198702" calcext:value-type="float">
            <text:p>-0.3109025022</text:p>
          </table:table-cell>
          <table:table-cell office:value-type="float" office:value="0.218678672005115" calcext:value-type="float">
            <text:p>0.218678672</text:p>
          </table:table-cell>
          <table:table-cell office:value-type="float" office:value="0.713965383591995" calcext:value-type="float">
            <text:p>0.7139653836</text:p>
          </table:table-cell>
        </table:table-row>
        <table:table-row table:style-name="ro1">
          <table:table-cell office:value-type="string" calcext:value-type="string">
            <text:p>ud</text:p>
          </table:table-cell>
          <table:table-cell office:value-type="float" office:value="-0.35073638161028" calcext:value-type="float">
            <text:p>-0.3507363816</text:p>
          </table:table-cell>
          <table:table-cell office:value-type="float" office:value="1.48888659677598" calcext:value-type="float">
            <text:p>1.4888865968</text:p>
          </table:table-cell>
          <table:table-cell office:value-type="float" office:value="-0.193206705868169" calcext:value-type="float">
            <text:p>-0.1932067059</text:p>
          </table:table-cell>
          <table:table-cell office:value-type="float" office:value="0.331622096058886" calcext:value-type="float">
            <text:p>0.3316220961</text:p>
          </table:table-cell>
          <table:table-cell office:value-type="float" office:value="0.774661934123085" calcext:value-type="float">
            <text:p>0.7746619341</text:p>
          </table:table-cell>
          <table:table-cell office:value-type="float" office:value="-0.0317654318389507" calcext:value-type="float">
            <text:p>-0.0317654318</text:p>
          </table:table-cell>
          <table:table-cell office:value-type="float" office:value="-0.474949914933821" calcext:value-type="float">
            <text:p>-0.4749499149</text:p>
          </table:table-cell>
          <table:table-cell office:value-type="float" office:value="0.0887679504298139" calcext:value-type="float">
            <text:p>0.0887679504</text:p>
          </table:table-cell>
          <table:table-cell office:value-type="float" office:value="-2.53207136285292" calcext:value-type="float">
            <text:p>-2.5320713629</text:p>
          </table:table-cell>
          <table:table-cell office:value-type="float" office:value="1.01746491371419" calcext:value-type="float">
            <text:p>1.0174649137</text:p>
          </table:table-cell>
          <table:table-cell office:value-type="float" office:value="1.1288790094303" calcext:value-type="float">
            <text:p>1.1288790094</text:p>
          </table:table-cell>
          <table:table-cell office:value-type="float" office:value="0.51776847223519" calcext:value-type="float">
            <text:p>0.5177684722</text:p>
          </table:table-cell>
          <table:table-cell office:value-type="float" office:value="0.0189130542281084" calcext:value-type="float">
            <text:p>0.0189130542</text:p>
          </table:table-cell>
          <table:table-cell office:value-type="float" office:value="-0.164464059921552" calcext:value-type="float">
            <text:p>-0.1644640599</text:p>
          </table:table-cell>
          <table:table-cell office:value-type="float" office:value="1.70945367638276" calcext:value-type="float">
            <text:p>1.7094536764</text:p>
          </table:table-cell>
          <table:table-cell office:value-type="float" office:value="1.10045022000568" calcext:value-type="float">
            <text:p>1.10045022</text:p>
          </table:table-cell>
          <table:table-cell office:value-type="float" office:value="0.211422208807068" calcext:value-type="float">
            <text:p>0.2114222088</text:p>
          </table:table-cell>
          <table:table-cell office:value-type="float" office:value="-2.49712909544884" calcext:value-type="float">
            <text:p>-2.4971290954</text:p>
          </table:table-cell>
          <table:table-cell office:value-type="float" office:value="-1.17750663044139" calcext:value-type="float">
            <text:p>-1.1775066304</text:p>
          </table:table-cell>
          <table:table-cell office:value-type="float" office:value="0.469896103358572" calcext:value-type="float">
            <text:p>0.4698961034</text:p>
          </table:table-cell>
          <table:table-cell office:value-type="float" office:value="-1.18530516874957" calcext:value-type="float">
            <text:p>-1.1853051687</text:p>
          </table:table-cell>
          <table:table-cell office:value-type="float" office:value="0.5203971511448" calcext:value-type="float">
            <text:p>0.5203971511</text:p>
          </table:table-cell>
          <table:table-cell office:value-type="float" office:value="0.0314902954816029" calcext:value-type="float">
            <text:p>0.0314902955</text:p>
          </table:table-cell>
          <table:table-cell office:value-type="float" office:value="-0.0853448621803762" calcext:value-type="float">
            <text:p>-0.0853448622</text:p>
          </table:table-cell>
          <table:table-cell office:value-type="float" office:value="0.471051092652381" calcext:value-type="float">
            <text:p>0.4710510927</text:p>
          </table:table-cell>
          <table:table-cell office:value-type="float" office:value="0.230231524808844" calcext:value-type="float">
            <text:p>0.2302315248</text:p>
          </table:table-cell>
          <table:table-cell office:value-type="float" office:value="-0.215431948384498" calcext:value-type="float">
            <text:p>-0.2154319484</text:p>
          </table:table-cell>
          <table:table-cell office:value-type="float" office:value="-1.4623671698524" calcext:value-type="float">
            <text:p>-1.4623671699</text:p>
          </table:table-cell>
          <table:table-cell office:value-type="float" office:value="0.784504000742524" calcext:value-type="float">
            <text:p>0.7845040007</text:p>
          </table:table-cell>
        </table:table-row>
      </table:table>
      <table:table table:name="Sheet2" table:style-name="ta1">
        <table:shapes>
          <draw:frame draw:z-index="0" draw:style-name="gr1" draw:text-style-name="P1" svg:width="103.829cm" svg:height="44.703cm" svg:x="0.001cm" svg:y="0.001cm">
            <draw:object draw:notify-on-update-of-ranges="Sheet1.B1:Sheet1.AD1 Sheet1.A2:Sheet1.A2 Sheet1.B2:Sheet1.AD2 Sheet1.A3:Sheet1.A3 Sheet1.B3:Sheet1.AD3 Sheet1.A4:Sheet1.A4 Sheet1.B4:Sheet1.AD4 Sheet1.A5:Sheet1.A5 Sheet1.B5:Sheet1.AD5 Sheet1.A6:Sheet1.A6 Sheet1.B6:Sheet1.AD6 Sheet1.A7:Sheet1.A7 Sheet1.B7:Sheet1.AD7 Sheet1.A8:Sheet1.A8 Sheet1.B8:Sheet1.AD8 Sheet1.A9:Sheet1.A9 Sheet1.B9:Sheet1.AD9 Sheet1.A10:Sheet1.A10 Sheet1.B10:Sheet1.AD10 Sheet1.A11:Sheet1.A11 Sheet1.B11:Sheet1.AD11 Sheet1.A12:Sheet1.A12 Sheet1.B12:Sheet1.AD12 Sheet1.A13:Sheet1.A13 Sheet1.B13:Sheet1.AD13 Sheet1.A14:Sheet1.A14 Sheet1.B14:Sheet1.AD14 Sheet1.A15:Sheet1.A15 Sheet1.B15:Sheet1.AD15 Sheet1.A16:Sheet1.A16 Sheet1.B16:Sheet1.AD16 Sheet1.A17:Sheet1.A17 Sheet1.B17:Sheet1.AD17 Sheet1.A18:Sheet1.A18 Sheet1.B18:Sheet1.AD18 Sheet1.A19:Sheet1.A19 Sheet1.B19:Sheet1.AD19 Sheet1.A20:Sheet1.A20 Sheet1.B20:Sheet1.AD20 Sheet1.A21:Sheet1.A21 Sheet1.B21:Sheet1.AD21 Sheet1.A22:Sheet1.A22 Sheet1.B22:Sheet1.AD22 Sheet1.A23:Sheet1.A23 Sheet1.B23:Sheet1.AD23 Sheet1.A24:Sheet1.A24 Sheet1.B24:Sheet1.AD24 Sheet1.A25:Sheet1.A25 Sheet1.B25:Sheet1.AD25 Sheet1.A26:Sheet1.A26 Sheet1.B26:Sheet1.AD26 Sheet1.A27:Sheet1.A27 Sheet1.B27:Sheet1.AD27 Sheet1.A28:Sheet1.A28 Sheet1.B28:Sheet1.AD28 Sheet1.A29:Sheet1.A29 Sheet1.B29:Sheet1.AD29 Sheet1.A30:Sheet1.A30 Sheet1.B30:Sheet1.AD30 Sheet1.A31:Sheet1.A31 Sheet1.B31:Sheet1.AD31 Sheet1.A32:Sheet1.A32 Sheet1.B32:Sheet1.AD32 Sheet1.A33:Sheet1.A33 Sheet1.B33:Sheet1.AD33 Sheet1.A34:Sheet1.A34 Sheet1.B34:Sheet1.AD34 Sheet1.A35:Sheet1.A35 Sheet1.B35:Sheet1.AD35 Sheet1.A36:Sheet1.A36 Sheet1.B36:Sheet1.AD36 Sheet1.A37:Sheet1.A37 Sheet1.B37:Sheet1.AD37 Sheet1.A38:Sheet1.A38 Sheet1.B38:Sheet1.AD38 Sheet1.A39:Sheet1.A39 Sheet1.B39:Sheet1.AD39 Sheet1.A40:Sheet1.A40 Sheet1.B40:Sheet1.AD40 Sheet1.A41:Sheet1.A41 Sheet1.B41:Sheet1.AD41 Sheet1.A42:Sheet1.A42 Sheet1.B42:Sheet1.AD42 Sheet1.A43:Sheet1.A43 Sheet1.B43:Sheet1.AD43 Sheet1.A44:Sheet1.A44 Sheet1.B44:Sheet1.AD44 Sheet1.A45:Sheet1.A45 Sheet1.B45:Sheet1.AD45 Sheet1.A46:Sheet1.A46 Sheet1.B46:Sheet1.AD46 Sheet1.A47:Sheet1.A47 Sheet1.B47:Sheet1.AD47 Sheet1.A48:Sheet1.A48 Sheet1.B48:Sheet1.AD48 Sheet1.A49:Sheet1.A49 Sheet1.B49:Sheet1.AD49 Sheet1.A50:Sheet1.A50 Sheet1.B50:Sheet1.AD50 Sheet1.A51:Sheet1.A51 Sheet1.B51:Sheet1.AD51 Sheet1.A52:Sheet1.A52 Sheet1.B52:Sheet1.AD52 Sheet1.A53:Sheet1.A53 Sheet1.B53:Sheet1.AD53 Sheet1.A54:Sheet1.A54 Sheet1.B54:Sheet1.AD54 Sheet1.A55:Sheet1.A55 Sheet1.B55:Sheet1.AD55 Sheet1.A56:Sheet1.A56 Sheet1.B56:Sheet1.AD56 Sheet1.A57:Sheet1.A57 Sheet1.B57:Sheet1.AD57 Sheet1.A58:Sheet1.A58 Sheet1.B58:Sheet1.AD58 Sheet1.A59:Sheet1.A59 Sheet1.B59:Sheet1.AD59 Sheet1.A60:Sheet1.A60 Sheet1.B60:Sheet1.AD60 Sheet1.A61:Sheet1.A61 Sheet1.B61:Sheet1.AD6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8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1:Sheet1.AD61" table:orientation="column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28T13:27:18.947708263</dc:date>
    <meta:generator>LibreOffice/4.2.4.2$Linux_X86_64 LibreOffice_project/420m0$Build-2</meta:generator>
    <meta:document-statistic meta:table-count="2" meta:cell-count="182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19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03.83cm" svg:height="44.704cm" xlink:href=".." xlink:type="simple" chart:class="chart:bar" chart:style-name="ch1">
        <chart:title svg:x="49.12cm" svg:y="1.03cm" chart:style-name="ch2">
          <text:p>Percentage Energy Change</text:p>
        </chart:title>
        <chart:legend chart:legend-position="end" svg:x="100.006cm" svg:y="7.362cm" style:legend-expansion="high" chart:style-name="ch3"/>
        <chart:plot-area chart:style-name="ch4" table:cell-range-address="Sheet1.A1:Sheet1.AD61" chart:data-source-has-labels="both" svg:x="2.526cm" svg:y="4.517cm" svg:width="93.328cm" svg:height="38.873cm">
          <chartooo:coordinate-region svg:x="3.438cm" svg:y="4.717cm" svg:width="92.416cm" svg:height="38.026cm"/>
          <chart:axis chart:dimension="x" chart:name="primary-x" chart:style-name="ch5" chartooo:axis-type="auto">
            <chartooo:date-scale/>
            <chart:categories table:cell-range-address="Sheet1.B1:Sheet1.AD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AD2" chart:label-cell-address="Sheet1.A2:Sheet1.A2" chart:class="chart:bar">
            <chart:data-point chart:repeated="29"/>
          </chart:series>
          <chart:series chart:style-name="ch9" chart:values-cell-range-address="Sheet1.B3:Sheet1.AD3" chart:label-cell-address="Sheet1.A3:Sheet1.A3" chart:class="chart:bar">
            <chart:data-point chart:repeated="29"/>
          </chart:series>
          <chart:series chart:style-name="ch10" chart:values-cell-range-address="Sheet1.B4:Sheet1.AD4" chart:label-cell-address="Sheet1.A4:Sheet1.A4" chart:class="chart:bar">
            <chart:data-point chart:repeated="29"/>
          </chart:series>
          <chart:series chart:style-name="ch11" chart:values-cell-range-address="Sheet1.B5:Sheet1.AD5" chart:label-cell-address="Sheet1.A5:Sheet1.A5" chart:class="chart:bar">
            <chart:data-point chart:repeated="29"/>
          </chart:series>
          <chart:series chart:style-name="ch12" chart:values-cell-range-address="Sheet1.B6:Sheet1.AD6" chart:label-cell-address="Sheet1.A6:Sheet1.A6" chart:class="chart:bar">
            <chart:data-point chart:repeated="29"/>
          </chart:series>
          <chart:series chart:style-name="ch13" chart:values-cell-range-address="Sheet1.B7:Sheet1.AD7" chart:label-cell-address="Sheet1.A7:Sheet1.A7" chart:class="chart:bar">
            <chart:data-point chart:repeated="29"/>
          </chart:series>
          <chart:series chart:style-name="ch14" chart:values-cell-range-address="Sheet1.B8:Sheet1.AD8" chart:label-cell-address="Sheet1.A8:Sheet1.A8" chart:class="chart:bar">
            <chart:data-point chart:repeated="29"/>
          </chart:series>
          <chart:series chart:style-name="ch15" chart:values-cell-range-address="Sheet1.B9:Sheet1.AD9" chart:label-cell-address="Sheet1.A9:Sheet1.A9" chart:class="chart:bar">
            <chart:data-point chart:repeated="29"/>
          </chart:series>
          <chart:series chart:style-name="ch16" chart:values-cell-range-address="Sheet1.B10:Sheet1.AD10" chart:label-cell-address="Sheet1.A10:Sheet1.A10" chart:class="chart:bar">
            <chart:data-point chart:repeated="29"/>
          </chart:series>
          <chart:series chart:style-name="ch17" chart:values-cell-range-address="Sheet1.B11:Sheet1.AD11" chart:label-cell-address="Sheet1.A11:Sheet1.A11" chart:class="chart:bar">
            <chart:data-point chart:repeated="29"/>
          </chart:series>
          <chart:series chart:style-name="ch18" chart:values-cell-range-address="Sheet1.B12:Sheet1.AD12" chart:label-cell-address="Sheet1.A12:Sheet1.A12" chart:class="chart:bar">
            <chart:data-point chart:repeated="29"/>
          </chart:series>
          <chart:series chart:style-name="ch19" chart:values-cell-range-address="Sheet1.B13:Sheet1.AD13" chart:label-cell-address="Sheet1.A13:Sheet1.A13" chart:class="chart:bar">
            <chart:data-point chart:repeated="29"/>
          </chart:series>
          <chart:series chart:style-name="ch8" chart:values-cell-range-address="Sheet1.B14:Sheet1.AD14" chart:label-cell-address="Sheet1.A14:Sheet1.A14" chart:class="chart:bar">
            <chart:data-point chart:repeated="29"/>
          </chart:series>
          <chart:series chart:style-name="ch9" chart:values-cell-range-address="Sheet1.B15:Sheet1.AD15" chart:label-cell-address="Sheet1.A15:Sheet1.A15" chart:class="chart:bar">
            <chart:data-point chart:repeated="29"/>
          </chart:series>
          <chart:series chart:style-name="ch10" chart:values-cell-range-address="Sheet1.B16:Sheet1.AD16" chart:label-cell-address="Sheet1.A16:Sheet1.A16" chart:class="chart:bar">
            <chart:data-point chart:repeated="29"/>
          </chart:series>
          <chart:series chart:style-name="ch11" chart:values-cell-range-address="Sheet1.B17:Sheet1.AD17" chart:label-cell-address="Sheet1.A17:Sheet1.A17" chart:class="chart:bar">
            <chart:data-point chart:repeated="29"/>
          </chart:series>
          <chart:series chart:style-name="ch12" chart:values-cell-range-address="Sheet1.B18:Sheet1.AD18" chart:label-cell-address="Sheet1.A18:Sheet1.A18" chart:class="chart:bar">
            <chart:data-point chart:repeated="29"/>
          </chart:series>
          <chart:series chart:style-name="ch13" chart:values-cell-range-address="Sheet1.B19:Sheet1.AD19" chart:label-cell-address="Sheet1.A19:Sheet1.A19" chart:class="chart:bar">
            <chart:data-point chart:repeated="29"/>
          </chart:series>
          <chart:series chart:style-name="ch14" chart:values-cell-range-address="Sheet1.B20:Sheet1.AD20" chart:label-cell-address="Sheet1.A20:Sheet1.A20" chart:class="chart:bar">
            <chart:data-point chart:repeated="29"/>
          </chart:series>
          <chart:series chart:style-name="ch15" chart:values-cell-range-address="Sheet1.B21:Sheet1.AD21" chart:label-cell-address="Sheet1.A21:Sheet1.A21" chart:class="chart:bar">
            <chart:data-point chart:repeated="29"/>
          </chart:series>
          <chart:series chart:style-name="ch16" chart:values-cell-range-address="Sheet1.B22:Sheet1.AD22" chart:label-cell-address="Sheet1.A22:Sheet1.A22" chart:class="chart:bar">
            <chart:data-point chart:repeated="29"/>
          </chart:series>
          <chart:series chart:style-name="ch17" chart:values-cell-range-address="Sheet1.B23:Sheet1.AD23" chart:label-cell-address="Sheet1.A23:Sheet1.A23" chart:class="chart:bar">
            <chart:data-point chart:repeated="29"/>
          </chart:series>
          <chart:series chart:style-name="ch18" chart:values-cell-range-address="Sheet1.B24:Sheet1.AD24" chart:label-cell-address="Sheet1.A24:Sheet1.A24" chart:class="chart:bar">
            <chart:data-point chart:repeated="29"/>
          </chart:series>
          <chart:series chart:style-name="ch19" chart:values-cell-range-address="Sheet1.B25:Sheet1.AD25" chart:label-cell-address="Sheet1.A25:Sheet1.A25" chart:class="chart:bar">
            <chart:data-point chart:repeated="29"/>
          </chart:series>
          <chart:series chart:style-name="ch8" chart:values-cell-range-address="Sheet1.B26:Sheet1.AD26" chart:label-cell-address="Sheet1.A26:Sheet1.A26" chart:class="chart:bar">
            <chart:data-point chart:repeated="29"/>
          </chart:series>
          <chart:series chart:style-name="ch9" chart:values-cell-range-address="Sheet1.B27:Sheet1.AD27" chart:label-cell-address="Sheet1.A27:Sheet1.A27" chart:class="chart:bar">
            <chart:data-point chart:repeated="29"/>
          </chart:series>
          <chart:series chart:style-name="ch10" chart:values-cell-range-address="Sheet1.B28:Sheet1.AD28" chart:label-cell-address="Sheet1.A28:Sheet1.A28" chart:class="chart:bar">
            <chart:data-point chart:repeated="29"/>
          </chart:series>
          <chart:series chart:style-name="ch11" chart:values-cell-range-address="Sheet1.B29:Sheet1.AD29" chart:label-cell-address="Sheet1.A29:Sheet1.A29" chart:class="chart:bar">
            <chart:data-point chart:repeated="29"/>
          </chart:series>
          <chart:series chart:style-name="ch12" chart:values-cell-range-address="Sheet1.B30:Sheet1.AD30" chart:label-cell-address="Sheet1.A30:Sheet1.A30" chart:class="chart:bar">
            <chart:data-point chart:repeated="29"/>
          </chart:series>
          <chart:series chart:style-name="ch13" chart:values-cell-range-address="Sheet1.B31:Sheet1.AD31" chart:label-cell-address="Sheet1.A31:Sheet1.A31" chart:class="chart:bar">
            <chart:data-point chart:repeated="29"/>
          </chart:series>
          <chart:series chart:style-name="ch14" chart:values-cell-range-address="Sheet1.B32:Sheet1.AD32" chart:label-cell-address="Sheet1.A32:Sheet1.A32" chart:class="chart:bar">
            <chart:data-point chart:repeated="29"/>
          </chart:series>
          <chart:series chart:style-name="ch15" chart:values-cell-range-address="Sheet1.B33:Sheet1.AD33" chart:label-cell-address="Sheet1.A33:Sheet1.A33" chart:class="chart:bar">
            <chart:data-point chart:repeated="29"/>
          </chart:series>
          <chart:series chart:style-name="ch16" chart:values-cell-range-address="Sheet1.B34:Sheet1.AD34" chart:label-cell-address="Sheet1.A34:Sheet1.A34" chart:class="chart:bar">
            <chart:data-point chart:repeated="29"/>
          </chart:series>
          <chart:series chart:style-name="ch17" chart:values-cell-range-address="Sheet1.B35:Sheet1.AD35" chart:label-cell-address="Sheet1.A35:Sheet1.A35" chart:class="chart:bar">
            <chart:data-point chart:repeated="29"/>
          </chart:series>
          <chart:series chart:style-name="ch18" chart:values-cell-range-address="Sheet1.B36:Sheet1.AD36" chart:label-cell-address="Sheet1.A36:Sheet1.A36" chart:class="chart:bar">
            <chart:data-point chart:repeated="29"/>
          </chart:series>
          <chart:series chart:style-name="ch19" chart:values-cell-range-address="Sheet1.B37:Sheet1.AD37" chart:label-cell-address="Sheet1.A37:Sheet1.A37" chart:class="chart:bar">
            <chart:data-point chart:repeated="29"/>
          </chart:series>
          <chart:series chart:style-name="ch8" chart:values-cell-range-address="Sheet1.B38:Sheet1.AD38" chart:label-cell-address="Sheet1.A38:Sheet1.A38" chart:class="chart:bar">
            <chart:data-point chart:repeated="29"/>
          </chart:series>
          <chart:series chart:style-name="ch9" chart:values-cell-range-address="Sheet1.B39:Sheet1.AD39" chart:label-cell-address="Sheet1.A39:Sheet1.A39" chart:class="chart:bar">
            <chart:data-point chart:repeated="29"/>
          </chart:series>
          <chart:series chart:style-name="ch10" chart:values-cell-range-address="Sheet1.B40:Sheet1.AD40" chart:label-cell-address="Sheet1.A40:Sheet1.A40" chart:class="chart:bar">
            <chart:data-point chart:repeated="29"/>
          </chart:series>
          <chart:series chart:style-name="ch11" chart:values-cell-range-address="Sheet1.B41:Sheet1.AD41" chart:label-cell-address="Sheet1.A41:Sheet1.A41" chart:class="chart:bar">
            <chart:data-point chart:repeated="29"/>
          </chart:series>
          <chart:series chart:style-name="ch12" chart:values-cell-range-address="Sheet1.B42:Sheet1.AD42" chart:label-cell-address="Sheet1.A42:Sheet1.A42" chart:class="chart:bar">
            <chart:data-point chart:repeated="29"/>
          </chart:series>
          <chart:series chart:style-name="ch13" chart:values-cell-range-address="Sheet1.B43:Sheet1.AD43" chart:label-cell-address="Sheet1.A43:Sheet1.A43" chart:class="chart:bar">
            <chart:data-point chart:repeated="29"/>
          </chart:series>
          <chart:series chart:style-name="ch14" chart:values-cell-range-address="Sheet1.B44:Sheet1.AD44" chart:label-cell-address="Sheet1.A44:Sheet1.A44" chart:class="chart:bar">
            <chart:data-point chart:repeated="29"/>
          </chart:series>
          <chart:series chart:style-name="ch15" chart:values-cell-range-address="Sheet1.B45:Sheet1.AD45" chart:label-cell-address="Sheet1.A45:Sheet1.A45" chart:class="chart:bar">
            <chart:data-point chart:repeated="29"/>
          </chart:series>
          <chart:series chart:style-name="ch16" chart:values-cell-range-address="Sheet1.B46:Sheet1.AD46" chart:label-cell-address="Sheet1.A46:Sheet1.A46" chart:class="chart:bar">
            <chart:data-point chart:repeated="29"/>
          </chart:series>
          <chart:series chart:style-name="ch17" chart:values-cell-range-address="Sheet1.B47:Sheet1.AD47" chart:label-cell-address="Sheet1.A47:Sheet1.A47" chart:class="chart:bar">
            <chart:data-point chart:repeated="29"/>
          </chart:series>
          <chart:series chart:style-name="ch18" chart:values-cell-range-address="Sheet1.B48:Sheet1.AD48" chart:label-cell-address="Sheet1.A48:Sheet1.A48" chart:class="chart:bar">
            <chart:data-point chart:repeated="29"/>
          </chart:series>
          <chart:series chart:style-name="ch19" chart:values-cell-range-address="Sheet1.B49:Sheet1.AD49" chart:label-cell-address="Sheet1.A49:Sheet1.A49" chart:class="chart:bar">
            <chart:data-point chart:repeated="29"/>
          </chart:series>
          <chart:series chart:style-name="ch8" chart:values-cell-range-address="Sheet1.B50:Sheet1.AD50" chart:label-cell-address="Sheet1.A50:Sheet1.A50" chart:class="chart:bar">
            <chart:data-point chart:repeated="29"/>
          </chart:series>
          <chart:series chart:style-name="ch9" chart:values-cell-range-address="Sheet1.B51:Sheet1.AD51" chart:label-cell-address="Sheet1.A51:Sheet1.A51" chart:class="chart:bar">
            <chart:data-point chart:repeated="29"/>
          </chart:series>
          <chart:series chart:style-name="ch10" chart:values-cell-range-address="Sheet1.B52:Sheet1.AD52" chart:label-cell-address="Sheet1.A52:Sheet1.A52" chart:class="chart:bar">
            <chart:data-point chart:repeated="29"/>
          </chart:series>
          <chart:series chart:style-name="ch11" chart:values-cell-range-address="Sheet1.B53:Sheet1.AD53" chart:label-cell-address="Sheet1.A53:Sheet1.A53" chart:class="chart:bar">
            <chart:data-point chart:repeated="29"/>
          </chart:series>
          <chart:series chart:style-name="ch12" chart:values-cell-range-address="Sheet1.B54:Sheet1.AD54" chart:label-cell-address="Sheet1.A54:Sheet1.A54" chart:class="chart:bar">
            <chart:data-point chart:repeated="29"/>
          </chart:series>
          <chart:series chart:style-name="ch13" chart:values-cell-range-address="Sheet1.B55:Sheet1.AD55" chart:label-cell-address="Sheet1.A55:Sheet1.A55" chart:class="chart:bar">
            <chart:data-point chart:repeated="29"/>
          </chart:series>
          <chart:series chart:style-name="ch14" chart:values-cell-range-address="Sheet1.B56:Sheet1.AD56" chart:label-cell-address="Sheet1.A56:Sheet1.A56" chart:class="chart:bar">
            <chart:data-point chart:repeated="29"/>
          </chart:series>
          <chart:series chart:style-name="ch15" chart:values-cell-range-address="Sheet1.B57:Sheet1.AD57" chart:label-cell-address="Sheet1.A57:Sheet1.A57" chart:class="chart:bar">
            <chart:data-point chart:repeated="29"/>
          </chart:series>
          <chart:series chart:style-name="ch16" chart:values-cell-range-address="Sheet1.B58:Sheet1.AD58" chart:label-cell-address="Sheet1.A58:Sheet1.A58" chart:class="chart:bar">
            <chart:data-point chart:repeated="29"/>
          </chart:series>
          <chart:series chart:style-name="ch17" chart:values-cell-range-address="Sheet1.B59:Sheet1.AD59" chart:label-cell-address="Sheet1.A59:Sheet1.A59" chart:class="chart:bar">
            <chart:data-point chart:repeated="29"/>
          </chart:series>
          <chart:series chart:style-name="ch18" chart:values-cell-range-address="Sheet1.B60:Sheet1.AD60" chart:label-cell-address="Sheet1.A60:Sheet1.A60" chart:class="chart:bar">
            <chart:data-point chart:repeated="29"/>
          </chart:series>
          <chart:series chart:style-name="ch19" chart:values-cell-range-address="Sheet1.B61:Sheet1.AD61" chart:label-cell-address="Sheet1.A61:Sheet1.A61" chart:class="chart:bar">
            <chart:data-point chart:repeated="2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cp</text:p>
                <draw:g>
                  <svg:desc>Sheet1.B1:Sheet1.AD1</svg:desc>
                </draw:g>
              </table:table-cell>
              <table:table-cell office:value-type="string">
                <text:p>cddce</text:p>
              </table:table-cell>
              <table:table-cell office:value-type="string">
                <text:p>cdtor</text:p>
              </table:table-cell>
              <table:table-cell office:value-type="string">
                <text:p>copyprop</text:p>
              </table:table-cell>
              <table:table-cell office:value-type="string">
                <text:p>copyrename</text:p>
              </table:table-cell>
              <table:table-cell office:value-type="string">
                <text:p>cp</text:p>
              </table:table-cell>
              <table:table-cell office:value-type="string">
                <text:p>devirt</text:p>
              </table:table-cell>
              <table:table-cell office:value-type="string">
                <text:p>ealias</text:p>
              </table:table-cell>
              <table:table-cell office:value-type="string">
                <text:p>early_optimizations</text:p>
              </table:table-cell>
              <table:table-cell office:value-type="string">
                <text:p>ehcleanup</text:p>
              </table:table-cell>
              <table:table-cell office:value-type="string">
                <text:p>einline</text:p>
              </table:table-cell>
              <table:table-cell office:value-type="string">
                <text:p>eipa_sra</text:p>
              </table:table-cell>
              <table:table-cell office:value-type="string">
                <text:p>emutls</text:p>
              </table:table-cell>
              <table:table-cell office:value-type="string">
                <text:p>esra</text:p>
              </table:table-cell>
              <table:table-cell office:value-type="string">
                <text:p>fnsplit</text:p>
              </table:table-cell>
              <table:table-cell office:value-type="string">
                <text:p>forwprop</text:p>
              </table:table-cell>
              <table:table-cell office:value-type="string">
                <text:p>fre</text:p>
              </table:table-cell>
              <table:table-cell office:value-type="string">
                <text:p>increase_alignment</text:p>
              </table:table-cell>
              <table:table-cell office:value-type="string">
                <text:p>inline</text:p>
              </table:table-cell>
              <table:table-cell office:value-type="string">
                <text:p>inline_param</text:p>
              </table:table-cell>
              <table:table-cell office:value-type="string">
                <text:p>local-pure-const</text:p>
              </table:table-cell>
              <table:table-cell office:value-type="string">
                <text:p>mergephi</text:p>
              </table:table-cell>
              <table:table-cell office:value-type="string">
                <text:p>profile</text:p>
              </table:table-cell>
              <table:table-cell office:value-type="string">
                <text:p>profile_estimate</text:p>
              </table:table-cell>
              <table:table-cell office:value-type="string">
                <text:p>release_ssa</text:p>
              </table:table-cell>
              <table:table-cell office:value-type="string">
                <text:p>switchconv</text:p>
              </table:table-cell>
              <table:table-cell office:value-type="string">
                <text:p>tailr</text:p>
              </table:table-cell>
              <table:table-cell office:value-type="string">
                <text:p>tmipa</text:p>
              </table:table-cell>
              <table:table-cell office:value-type="string">
                <text:p>whole-program</text:p>
              </table:table-cell>
            </table:table-row>
          </table:table-header-rows>
          <table:table-rows>
            <table:table-row>
              <table:table-cell office:value-type="string">
                <text:p>2dfir</text:p>
                <draw:g>
                  <svg:desc>Sheet1.A2:Sheet1.A2</svg:desc>
                </draw:g>
              </table:table-cell>
              <table:table-cell office:value-type="float" office:value="-0.450898811319678">
                <text:p>-0.450898811319678</text:p>
                <draw:g>
                  <svg:desc>Sheet1.B2:Sheet1.AD2</svg:desc>
                </draw:g>
              </table:table-cell>
              <table:table-cell office:value-type="float" office:value="1.37082759218768">
                <text:p>1.37082759218768</text:p>
              </table:table-cell>
              <table:table-cell office:value-type="float" office:value="-0.0433541737040159">
                <text:p>-0.0433541737040159</text:p>
              </table:table-cell>
              <table:table-cell office:value-type="float" office:value="0.902570167624397">
                <text:p>0.902570167624397</text:p>
              </table:table-cell>
              <table:table-cell office:value-type="float" office:value="1.54309799392916">
                <text:p>1.54309799392916</text:p>
              </table:table-cell>
              <table:table-cell office:value-type="float" office:value="-0.00550953659001504">
                <text:p>-0.00550953659001504</text:p>
              </table:table-cell>
              <table:table-cell office:value-type="float" office:value="-0.41561457875802">
                <text:p>-0.41561457875802</text:p>
              </table:table-cell>
              <table:table-cell office:value-type="float" office:value="-0.251397793841551">
                <text:p>-0.251397793841551</text:p>
              </table:table-cell>
              <table:table-cell office:value-type="float" office:value="-2.47743682074603">
                <text:p>-2.47743682074603</text:p>
              </table:table-cell>
              <table:table-cell office:value-type="float" office:value="1.06335142400242">
                <text:p>1.06335142400242</text:p>
              </table:table-cell>
              <table:table-cell office:value-type="float" office:value="0.934604005075125">
                <text:p>0.934604005075125</text:p>
              </table:table-cell>
              <table:table-cell office:value-type="float" office:value="0.72515326234623">
                <text:p>0.72515326234623</text:p>
              </table:table-cell>
              <table:table-cell office:value-type="float" office:value="0.0193313052503345">
                <text:p>0.0193313052503345</text:p>
              </table:table-cell>
              <table:table-cell office:value-type="float" office:value="-0.0756837456490832">
                <text:p>-0.0756837456490832</text:p>
              </table:table-cell>
              <table:table-cell office:value-type="float" office:value="1.73958698636862">
                <text:p>1.73958698636862</text:p>
              </table:table-cell>
              <table:table-cell office:value-type="float" office:value="1.19445963628658">
                <text:p>1.19445963628658</text:p>
              </table:table-cell>
              <table:table-cell office:value-type="float" office:value="0.0741890395044301">
                <text:p>0.0741890395044301</text:p>
              </table:table-cell>
              <table:table-cell office:value-type="float" office:value="-2.50211743492179">
                <text:p>-2.50211743492179</text:p>
              </table:table-cell>
              <table:table-cell office:value-type="float" office:value="-1.05248965878118">
                <text:p>-1.05248965878118</text:p>
              </table:table-cell>
              <table:table-cell office:value-type="float" office:value="0.352357823609242">
                <text:p>0.352357823609242</text:p>
              </table:table-cell>
              <table:table-cell office:value-type="float" office:value="-1.23837351808918">
                <text:p>-1.23837351808918</text:p>
              </table:table-cell>
              <table:table-cell office:value-type="float" office:value="0.73266618661199">
                <text:p>0.73266618661199</text:p>
              </table:table-cell>
              <table:table-cell office:value-type="float" office:value="-0.0350495425178456">
                <text:p>-0.0350495425178456</text:p>
              </table:table-cell>
              <table:table-cell office:value-type="float" office:value="-0.585481571363339">
                <text:p>-0.585481571363339</text:p>
              </table:table-cell>
              <table:table-cell office:value-type="float" office:value="0.344347262155949">
                <text:p>0.344347262155949</text:p>
              </table:table-cell>
              <table:table-cell office:value-type="float" office:value="0.351900670446415">
                <text:p>0.351900670446415</text:p>
              </table:table-cell>
              <table:table-cell office:value-type="float" office:value="-0.970380057513486">
                <text:p>-0.970380057513486</text:p>
              </table:table-cell>
              <table:table-cell office:value-type="float" office:value="-1.61098586847411">
                <text:p>-1.61098586847411</text:p>
              </table:table-cell>
              <table:table-cell office:value-type="float" office:value="0.683658057277535">
                <text:p>0.683658057277535</text:p>
              </table:table-cell>
            </table:table-row>
            <table:table-row>
              <table:table-cell office:value-type="string">
                <text:p>aha-compress</text:p>
                <draw:g>
                  <svg:desc>Sheet1.A3:Sheet1.A3</svg:desc>
                </draw:g>
              </table:table-cell>
              <table:table-cell office:value-type="float" office:value="-0.243152579145647">
                <text:p>-0.243152579145647</text:p>
                <draw:g>
                  <svg:desc>Sheet1.B3:Sheet1.AD3</svg:desc>
                </draw:g>
              </table:table-cell>
              <table:table-cell office:value-type="float" office:value="1.32953194647506">
                <text:p>1.32953194647506</text:p>
              </table:table-cell>
              <table:table-cell office:value-type="float" office:value="-0.0635238681096204">
                <text:p>-0.0635238681096204</text:p>
              </table:table-cell>
              <table:table-cell office:value-type="float" office:value="0.0258538782931159">
                <text:p>0.0258538782931159</text:p>
              </table:table-cell>
              <table:table-cell office:value-type="float" office:value="0.696489308253645">
                <text:p>0.696489308253645</text:p>
              </table:table-cell>
              <table:table-cell office:value-type="float" office:value="-0.0367005797308814">
                <text:p>-0.0367005797308814</text:p>
              </table:table-cell>
              <table:table-cell office:value-type="float" office:value="-0.405743958620847">
                <text:p>-0.405743958620847</text:p>
              </table:table-cell>
              <table:table-cell office:value-type="float" office:value="-0.0159041907705444">
                <text:p>-0.0159041907705444</text:p>
              </table:table-cell>
              <table:table-cell office:value-type="float" office:value="-2.27417057579753">
                <text:p>-2.27417057579753</text:p>
              </table:table-cell>
              <table:table-cell office:value-type="float" office:value="1.00508979442933">
                <text:p>1.00508979442933</text:p>
              </table:table-cell>
              <table:table-cell office:value-type="float" office:value="0.657718655502185">
                <text:p>0.657718655502185</text:p>
              </table:table-cell>
              <table:table-cell office:value-type="float" office:value="0.458415395859477">
                <text:p>0.458415395859477</text:p>
              </table:table-cell>
              <table:table-cell office:value-type="float" office:value="-0.00733192238983894">
                <text:p>-0.00733192238983894</text:p>
              </table:table-cell>
              <table:table-cell office:value-type="float" office:value="-0.0205531566049733">
                <text:p>-0.0205531566049733</text:p>
              </table:table-cell>
              <table:table-cell office:value-type="float" office:value="1.65586659806367">
                <text:p>1.65586659806367</text:p>
              </table:table-cell>
              <table:table-cell office:value-type="float" office:value="1.15029189651191">
                <text:p>1.15029189651191</text:p>
              </table:table-cell>
              <table:table-cell office:value-type="float" office:value="0.880171102498574">
                <text:p>0.880171102498574</text:p>
              </table:table-cell>
              <table:table-cell office:value-type="float" office:value="-2.5084818950263">
                <text:p>-2.5084818950263</text:p>
              </table:table-cell>
              <table:table-cell office:value-type="float" office:value="-0.991885810844387">
                <text:p>-0.991885810844387</text:p>
              </table:table-cell>
              <table:table-cell office:value-type="float" office:value="0.323103228307802">
                <text:p>0.323103228307802</text:p>
              </table:table-cell>
              <table:table-cell office:value-type="float" office:value="-1.17745258128318">
                <text:p>-1.17745258128318</text:p>
              </table:table-cell>
              <table:table-cell office:value-type="float" office:value="0.757296655853077">
                <text:p>0.757296655853077</text:p>
              </table:table-cell>
              <table:table-cell office:value-type="float" office:value="-0.0927344870941906">
                <text:p>-0.0927344870941906</text:p>
              </table:table-cell>
              <table:table-cell office:value-type="float" office:value="0.0485886220582872">
                <text:p>0.0485886220582872</text:p>
              </table:table-cell>
              <table:table-cell office:value-type="float" office:value="0.415570673260888">
                <text:p>0.415570673260888</text:p>
              </table:table-cell>
              <table:table-cell office:value-type="float" office:value="0.124284242022782">
                <text:p>0.124284242022782</text:p>
              </table:table-cell>
              <table:table-cell office:value-type="float" office:value="-0.264765663398442">
                <text:p>-0.264765663398442</text:p>
              </table:table-cell>
              <table:table-cell office:value-type="float" office:value="-1.64459687883809">
                <text:p>-1.64459687883809</text:p>
              </table:table-cell>
              <table:table-cell office:value-type="float" office:value="0.695336088574656">
                <text:p>0.695336088574656</text:p>
              </table:table-cell>
            </table:table-row>
            <table:table-row>
              <table:table-cell office:value-type="string">
                <text:p>aha-mont64</text:p>
                <draw:g>
                  <svg:desc>Sheet1.A4:Sheet1.A4</svg:desc>
                </draw:g>
              </table:table-cell>
              <table:table-cell office:value-type="float" office:value="-25.2357219657598">
                <text:p>-25.2357219657598</text:p>
                <draw:g>
                  <svg:desc>Sheet1.B4:Sheet1.AD4</svg:desc>
                </draw:g>
              </table:table-cell>
              <table:table-cell office:value-type="float" office:value="-7.504208390836">
                <text:p>-7.504208390836</text:p>
              </table:table-cell>
              <table:table-cell office:value-type="float" office:value="0.447480009608625">
                <text:p>0.447480009608625</text:p>
              </table:table-cell>
              <table:table-cell office:value-type="float" office:value="-2.26692811362619">
                <text:p>-2.26692811362619</text:p>
              </table:table-cell>
              <table:table-cell office:value-type="float" office:value="3.17496835499026">
                <text:p>3.17496835499026</text:p>
              </table:table-cell>
              <table:table-cell office:value-type="float" office:value="0.400650980542859">
                <text:p>0.400650980542859</text:p>
              </table:table-cell>
              <table:table-cell office:value-type="float" office:value="0.139487938257102">
                <text:p>0.139487938257102</text:p>
              </table:table-cell>
              <table:table-cell office:value-type="float" office:value="4.31001425544159">
                <text:p>4.31001425544159</text:p>
              </table:table-cell>
              <table:table-cell office:value-type="float" office:value="-5.7266312282667">
                <text:p>-5.7266312282667</text:p>
              </table:table-cell>
              <table:table-cell office:value-type="float" office:value="0.297898570165297">
                <text:p>0.297898570165297</text:p>
              </table:table-cell>
              <table:table-cell office:value-type="float" office:value="7.72586102707851">
                <text:p>7.72586102707851</text:p>
              </table:table-cell>
              <table:table-cell office:value-type="float" office:value="2.42876796522504">
                <text:p>2.42876796522504</text:p>
              </table:table-cell>
              <table:table-cell office:value-type="float" office:value="-0.262567122715525">
                <text:p>-0.262567122715525</text:p>
              </table:table-cell>
              <table:table-cell office:value-type="float" office:value="-2.05441659621747">
                <text:p>-2.05441659621747</text:p>
              </table:table-cell>
              <table:table-cell office:value-type="float" office:value="1.20418869588954">
                <text:p>1.20418869588954</text:p>
              </table:table-cell>
              <table:table-cell office:value-type="float" office:value="3.98688685726225">
                <text:p>3.98688685726225</text:p>
              </table:table-cell>
              <table:table-cell office:value-type="float" office:value="-5.81204722662119">
                <text:p>-5.81204722662119</text:p>
              </table:table-cell>
              <table:table-cell office:value-type="float" office:value="-1.80972272575248">
                <text:p>-1.80972272575248</text:p>
              </table:table-cell>
              <table:table-cell office:value-type="float" office:value="-0.78514813961712">
                <text:p>-0.78514813961712</text:p>
              </table:table-cell>
              <table:table-cell office:value-type="float" office:value="-1.76520751412018">
                <text:p>-1.76520751412018</text:p>
              </table:table-cell>
              <table:table-cell office:value-type="float" office:value="-1.34061206309544">
                <text:p>-1.34061206309544</text:p>
              </table:table-cell>
              <table:table-cell office:value-type="float" office:value="-5.0290213310431">
                <text:p>-5.0290213310431</text:p>
              </table:table-cell>
              <table:table-cell office:value-type="float" office:value="0.328449859008015">
                <text:p>0.328449859008015</text:p>
              </table:table-cell>
              <table:table-cell office:value-type="float" office:value="1.03193815580254">
                <text:p>1.03193815580254</text:p>
              </table:table-cell>
              <table:table-cell office:value-type="float" office:value="0.810581679956436">
                <text:p>0.810581679956436</text:p>
              </table:table-cell>
              <table:table-cell office:value-type="float" office:value="2.49341613716552">
                <text:p>2.49341613716552</text:p>
              </table:table-cell>
              <table:table-cell office:value-type="float" office:value="-9.11873498441552">
                <text:p>-9.11873498441552</text:p>
              </table:table-cell>
              <table:table-cell office:value-type="float" office:value="-2.11679638494225">
                <text:p>-2.11679638494225</text:p>
              </table:table-cell>
              <table:table-cell office:value-type="float" office:value="0.0425715984057909">
                <text:p>0.0425715984057909</text:p>
              </table:table-cell>
            </table:table-row>
            <table:table-row>
              <table:table-cell office:value-type="string">
                <text:p>bs</text:p>
                <draw:g>
                  <svg:desc>Sheet1.A5:Sheet1.A5</svg:desc>
                </draw:g>
              </table:table-cell>
              <table:table-cell office:value-type="float" office:value="-0.465927255689369">
                <text:p>-0.465927255689369</text:p>
                <draw:g>
                  <svg:desc>Sheet1.B5:Sheet1.AD5</svg:desc>
                </draw:g>
              </table:table-cell>
              <table:table-cell office:value-type="float" office:value="1.44690600052591">
                <text:p>1.44690600052591</text:p>
              </table:table-cell>
              <table:table-cell office:value-type="float" office:value="0.178839902616398">
                <text:p>0.178839902616398</text:p>
              </table:table-cell>
              <table:table-cell office:value-type="float" office:value="-6.56209484999413">
                <text:p>-6.56209484999413</text:p>
              </table:table-cell>
              <table:table-cell office:value-type="float" office:value="0.703961591687241">
                <text:p>0.703961591687241</text:p>
              </table:table-cell>
              <table:table-cell office:value-type="float" office:value="0.0822132565455964">
                <text:p>0.0822132565455964</text:p>
              </table:table-cell>
              <table:table-cell office:value-type="float" office:value="-0.398521150440808">
                <text:p>-0.398521150440808</text:p>
              </table:table-cell>
              <table:table-cell office:value-type="float" office:value="0.0169276627147919">
                <text:p>0.0169276627147919</text:p>
              </table:table-cell>
              <table:table-cell office:value-type="float" office:value="-2.24372569853484">
                <text:p>-2.24372569853484</text:p>
              </table:table-cell>
              <table:table-cell office:value-type="float" office:value="-0.68200268213461">
                <text:p>-0.68200268213461</text:p>
              </table:table-cell>
              <table:table-cell office:value-type="float" office:value="-4.00316495439036">
                <text:p>-4.00316495439036</text:p>
              </table:table-cell>
              <table:table-cell office:value-type="float" office:value="0.271139142008977">
                <text:p>0.271139142008977</text:p>
              </table:table-cell>
              <table:table-cell office:value-type="float" office:value="-1.83930095935786">
                <text:p>-1.83930095935786</text:p>
              </table:table-cell>
              <table:table-cell office:value-type="float" office:value="-5.07779406999087">
                <text:p>-5.07779406999087</text:p>
              </table:table-cell>
              <table:table-cell office:value-type="float" office:value="-0.101103491657165">
                <text:p>-0.101103491657165</text:p>
              </table:table-cell>
              <table:table-cell office:value-type="float" office:value="1.04300794849463">
                <text:p>1.04300794849463</text:p>
              </table:table-cell>
              <table:table-cell office:value-type="float" office:value="-6.47471948413011">
                <text:p>-6.47471948413011</text:p>
              </table:table-cell>
              <table:table-cell office:value-type="float" office:value="-2.51498102906199">
                <text:p>-2.51498102906199</text:p>
              </table:table-cell>
              <table:table-cell office:value-type="float" office:value="-0.98392700349594">
                <text:p>-0.98392700349594</text:p>
              </table:table-cell>
              <table:table-cell office:value-type="float" office:value="-2.92507439953189">
                <text:p>-2.92507439953189</text:p>
              </table:table-cell>
              <table:table-cell office:value-type="float" office:value="-1.4030615937201">
                <text:p>-1.4030615937201</text:p>
              </table:table-cell>
              <table:table-cell office:value-type="float" office:value="-4.42534074657716">
                <text:p>-4.42534074657716</text:p>
              </table:table-cell>
              <table:table-cell office:value-type="float" office:value="0.0954592286232908">
                <text:p>0.0954592286232908</text:p>
              </table:table-cell>
              <table:table-cell office:value-type="float" office:value="4.69264272092271">
                <text:p>4.69264272092271</text:p>
              </table:table-cell>
              <table:table-cell office:value-type="float" office:value="0.48279326572906">
                <text:p>0.48279326572906</text:p>
              </table:table-cell>
              <table:table-cell office:value-type="float" office:value="0.0640180819204964">
                <text:p>0.0640180819204964</text:p>
              </table:table-cell>
              <table:table-cell office:value-type="float" office:value="-0.409947029361434">
                <text:p>-0.409947029361434</text:p>
              </table:table-cell>
              <table:table-cell office:value-type="float" office:value="-1.72601197141355">
                <text:p>-1.72601197141355</text:p>
              </table:table-cell>
              <table:table-cell office:value-type="float" office:value="-1.18857813680903">
                <text:p>-1.18857813680903</text:p>
              </table:table-cell>
            </table:table-row>
            <table:table-row>
              <table:table-cell office:value-type="string">
                <text:p>bubblesort</text:p>
                <draw:g>
                  <svg:desc>Sheet1.A6:Sheet1.A6</svg:desc>
                </draw:g>
              </table:table-cell>
              <table:table-cell office:value-type="float" office:value="-0.338916378293325">
                <text:p>-0.338916378293325</text:p>
                <draw:g>
                  <svg:desc>Sheet1.B6:Sheet1.AD6</svg:desc>
                </draw:g>
              </table:table-cell>
              <table:table-cell office:value-type="float" office:value="1.34655456068927">
                <text:p>1.34655456068927</text:p>
              </table:table-cell>
              <table:table-cell office:value-type="float" office:value="-0.0329947754492199">
                <text:p>-0.0329947754492199</text:p>
              </table:table-cell>
              <table:table-cell office:value-type="float" office:value="-0.594701951353736">
                <text:p>-0.594701951353736</text:p>
              </table:table-cell>
              <table:table-cell office:value-type="float" office:value="0.857801170415151">
                <text:p>0.857801170415151</text:p>
              </table:table-cell>
              <table:table-cell office:value-type="float" office:value="-0.110391109299175">
                <text:p>-0.110391109299175</text:p>
              </table:table-cell>
              <table:table-cell office:value-type="float" office:value="-0.296998080670764">
                <text:p>-0.296998080670764</text:p>
              </table:table-cell>
              <table:table-cell office:value-type="float" office:value="0.0532423575934392">
                <text:p>0.0532423575934392</text:p>
              </table:table-cell>
              <table:table-cell office:value-type="float" office:value="-0.504645360461209">
                <text:p>-0.504645360461209</text:p>
              </table:table-cell>
              <table:table-cell office:value-type="float" office:value="1.03645289483435">
                <text:p>1.03645289483435</text:p>
              </table:table-cell>
              <table:table-cell office:value-type="float" office:value="1.13002919069988">
                <text:p>1.13002919069988</text:p>
              </table:table-cell>
              <table:table-cell office:value-type="float" office:value="0.443378518279832">
                <text:p>0.443378518279832</text:p>
              </table:table-cell>
              <table:table-cell office:value-type="float" office:value="0.121947615372549">
                <text:p>0.121947615372549</text:p>
              </table:table-cell>
              <table:table-cell office:value-type="float" office:value="-0.0433493119375056">
                <text:p>-0.0433493119375056</text:p>
              </table:table-cell>
              <table:table-cell office:value-type="float" office:value="1.75032663574376">
                <text:p>1.75032663574376</text:p>
              </table:table-cell>
              <table:table-cell office:value-type="float" office:value="1.08046860207628">
                <text:p>1.08046860207628</text:p>
              </table:table-cell>
              <table:table-cell office:value-type="float" office:value="-0.104099088007728">
                <text:p>-0.104099088007728</text:p>
              </table:table-cell>
              <table:table-cell office:value-type="float" office:value="-2.45372346016326">
                <text:p>-2.45372346016326</text:p>
              </table:table-cell>
              <table:table-cell office:value-type="float" office:value="-0.969789425622288">
                <text:p>-0.969789425622288</text:p>
              </table:table-cell>
              <table:table-cell office:value-type="float" office:value="0.400291617743582">
                <text:p>0.400291617743582</text:p>
              </table:table-cell>
              <table:table-cell office:value-type="float" office:value="-0.664064419752067">
                <text:p>-0.664064419752067</text:p>
              </table:table-cell>
              <table:table-cell office:value-type="float" office:value="0.776796506823349">
                <text:p>0.776796506823349</text:p>
              </table:table-cell>
              <table:table-cell office:value-type="float" office:value="0.0292883235683573">
                <text:p>0.0292883235683573</text:p>
              </table:table-cell>
              <table:table-cell office:value-type="float" office:value="1.24559824984591">
                <text:p>1.24559824984591</text:p>
              </table:table-cell>
              <table:table-cell office:value-type="float" office:value="0.343968633231957">
                <text:p>0.343968633231957</text:p>
              </table:table-cell>
              <table:table-cell office:value-type="float" office:value="0.0284985397327559">
                <text:p>0.0284985397327559</text:p>
              </table:table-cell>
              <table:table-cell office:value-type="float" office:value="-0.187489322202761">
                <text:p>-0.187489322202761</text:p>
              </table:table-cell>
              <table:table-cell office:value-type="float" office:value="-1.02112174978041">
                <text:p>-1.02112174978041</text:p>
              </table:table-cell>
              <table:table-cell office:value-type="float" office:value="0.689964419092111">
                <text:p>0.689964419092111</text:p>
              </table:table-cell>
            </table:table-row>
            <table:table-row>
              <table:table-cell office:value-type="string">
                <text:p>cnt</text:p>
                <draw:g>
                  <svg:desc>Sheet1.A7:Sheet1.A7</svg:desc>
                </draw:g>
              </table:table-cell>
              <table:table-cell office:value-type="float" office:value="-0.345406154407883">
                <text:p>-0.345406154407883</text:p>
                <draw:g>
                  <svg:desc>Sheet1.B7:Sheet1.AD7</svg:desc>
                </draw:g>
              </table:table-cell>
              <table:table-cell office:value-type="float" office:value="1.37642653510448">
                <text:p>1.37642653510448</text:p>
              </table:table-cell>
              <table:table-cell office:value-type="float" office:value="0.0663040936196153">
                <text:p>0.0663040936196153</text:p>
              </table:table-cell>
              <table:table-cell office:value-type="float" office:value="0.207766520746796">
                <text:p>0.207766520746796</text:p>
              </table:table-cell>
              <table:table-cell office:value-type="float" office:value="0.713572977307934">
                <text:p>0.713572977307934</text:p>
              </table:table-cell>
              <table:table-cell office:value-type="float" office:value="0.164762638528225">
                <text:p>0.164762638528225</text:p>
              </table:table-cell>
              <table:table-cell office:value-type="float" office:value="-0.334035875850139">
                <text:p>-0.334035875850139</text:p>
              </table:table-cell>
              <table:table-cell office:value-type="float" office:value="-0.0860659085028376">
                <text:p>-0.0860659085028376</text:p>
              </table:table-cell>
              <table:table-cell office:value-type="float" office:value="-1.60757021497034">
                <text:p>-1.60757021497034</text:p>
              </table:table-cell>
              <table:table-cell office:value-type="float" office:value="1.00479008183068">
                <text:p>1.00479008183068</text:p>
              </table:table-cell>
              <table:table-cell office:value-type="float" office:value="-2.33258225054726">
                <text:p>-2.33258225054726</text:p>
              </table:table-cell>
              <table:table-cell office:value-type="float" office:value="0.337197580610915">
                <text:p>0.337197580610915</text:p>
              </table:table-cell>
              <table:table-cell office:value-type="float" office:value="-0.112701141521231">
                <text:p>-0.112701141521231</text:p>
              </table:table-cell>
              <table:table-cell office:value-type="float" office:value="0.0031211683868012">
                <text:p>0.0031211683868012</text:p>
              </table:table-cell>
              <table:table-cell office:value-type="float" office:value="1.68607032223833">
                <text:p>1.68607032223833</text:p>
              </table:table-cell>
              <table:table-cell office:value-type="float" office:value="1.05679423233586">
                <text:p>1.05679423233586</text:p>
              </table:table-cell>
              <table:table-cell office:value-type="float" office:value="0.0530258935822508">
                <text:p>0.0530258935822508</text:p>
              </table:table-cell>
              <table:table-cell office:value-type="float" office:value="-2.42527082227847">
                <text:p>-2.42527082227847</text:p>
              </table:table-cell>
              <table:table-cell office:value-type="float" office:value="-1.0012895720883">
                <text:p>-1.0012895720883</text:p>
              </table:table-cell>
              <table:table-cell office:value-type="float" office:value="0.517810054577161">
                <text:p>0.517810054577161</text:p>
              </table:table-cell>
              <table:table-cell office:value-type="float" office:value="-0.991989547860701">
                <text:p>-0.991989547860701</text:p>
              </table:table-cell>
              <table:table-cell office:value-type="float" office:value="0.731430047274489">
                <text:p>0.731430047274489</text:p>
              </table:table-cell>
              <table:table-cell office:value-type="float" office:value="-0.01023369915538">
                <text:p>-0.01023369915538</text:p>
              </table:table-cell>
              <table:table-cell office:value-type="float" office:value="0.173332316360927">
                <text:p>0.173332316360927</text:p>
              </table:table-cell>
              <table:table-cell office:value-type="float" office:value="0.482425436368943">
                <text:p>0.482425436368943</text:p>
              </table:table-cell>
              <table:table-cell office:value-type="float" office:value="0.0967566734075983">
                <text:p>0.0967566734075983</text:p>
              </table:table-cell>
              <table:table-cell office:value-type="float" office:value="-0.506747673027415">
                <text:p>-0.506747673027415</text:p>
              </table:table-cell>
              <table:table-cell office:value-type="float" office:value="-1.41523208284031">
                <text:p>-1.41523208284031</text:p>
              </table:table-cell>
              <table:table-cell office:value-type="float" office:value="0.660266036311517">
                <text:p>0.660266036311517</text:p>
              </table:table-cell>
            </table:table-row>
            <table:table-row>
              <table:table-cell office:value-type="string">
                <text:p>cover</text:p>
                <draw:g>
                  <svg:desc>Sheet1.A8:Sheet1.A8</svg:desc>
                </draw:g>
              </table:table-cell>
              <table:table-cell office:value-type="float" office:value="-0.319218516181005">
                <text:p>-0.319218516181005</text:p>
                <draw:g>
                  <svg:desc>Sheet1.B8:Sheet1.AD8</svg:desc>
                </draw:g>
              </table:table-cell>
              <table:table-cell office:value-type="float" office:value="1.42017677786572">
                <text:p>1.42017677786572</text:p>
              </table:table-cell>
              <table:table-cell office:value-type="float" office:value="-0.0881955356176377">
                <text:p>-0.0881955356176377</text:p>
              </table:table-cell>
              <table:table-cell office:value-type="float" office:value="2.22179543549728">
                <text:p>2.22179543549728</text:p>
              </table:table-cell>
              <table:table-cell office:value-type="float" office:value="0.92464680607646">
                <text:p>0.92464680607646</text:p>
              </table:table-cell>
              <table:table-cell office:value-type="float" office:value="0.0260097999300619">
                <text:p>0.0260097999300619</text:p>
              </table:table-cell>
              <table:table-cell office:value-type="float" office:value="-0.225373644818303">
                <text:p>-0.225373644818303</text:p>
              </table:table-cell>
              <table:table-cell office:value-type="float" office:value="-0.0603835129862622">
                <text:p>-0.0603835129862622</text:p>
              </table:table-cell>
              <table:table-cell office:value-type="float" office:value="-7.64820596889389">
                <text:p>-7.64820596889389</text:p>
              </table:table-cell>
              <table:table-cell office:value-type="float" office:value="0.876576429421198">
                <text:p>0.876576429421198</text:p>
              </table:table-cell>
              <table:table-cell office:value-type="float" office:value="1.03433493109434">
                <text:p>1.03433493109434</text:p>
              </table:table-cell>
              <table:table-cell office:value-type="float" office:value="0.352719190840383">
                <text:p>0.352719190840383</text:p>
              </table:table-cell>
              <table:table-cell office:value-type="float" office:value="0.0265190586594093">
                <text:p>0.0265190586594093</text:p>
              </table:table-cell>
              <table:table-cell office:value-type="float" office:value="-0.17678545134426">
                <text:p>-0.17678545134426</text:p>
              </table:table-cell>
              <table:table-cell office:value-type="float" office:value="1.80344690035837">
                <text:p>1.80344690035837</text:p>
              </table:table-cell>
              <table:table-cell office:value-type="float" office:value="1.04838051139822">
                <text:p>1.04838051139822</text:p>
              </table:table-cell>
              <table:table-cell office:value-type="float" office:value="2.09840270118808">
                <text:p>2.09840270118808</text:p>
              </table:table-cell>
              <table:table-cell office:value-type="float" office:value="-2.52606513569258">
                <text:p>-2.52606513569258</text:p>
              </table:table-cell>
              <table:table-cell office:value-type="float" office:value="-1.08960679429764">
                <text:p>-1.08960679429764</text:p>
              </table:table-cell>
              <table:table-cell office:value-type="float" office:value="0.394313480148895">
                <text:p>0.394313480148895</text:p>
              </table:table-cell>
              <table:table-cell office:value-type="float" office:value="-2.98894389341776">
                <text:p>-2.98894389341776</text:p>
              </table:table-cell>
              <table:table-cell office:value-type="float" office:value="0.822527372345578">
                <text:p>0.822527372345578</text:p>
              </table:table-cell>
              <table:table-cell office:value-type="float" office:value="0.0563380377605643">
                <text:p>0.0563380377605643</text:p>
              </table:table-cell>
              <table:table-cell office:value-type="float" office:value="-3.73603919458115">
                <text:p>-3.73603919458115</text:p>
              </table:table-cell>
              <table:table-cell office:value-type="float" office:value="0.419882361395183">
                <text:p>0.419882361395183</text:p>
              </table:table-cell>
              <table:table-cell office:value-type="float" office:value="0.113068082407434">
                <text:p>0.113068082407434</text:p>
              </table:table-cell>
              <table:table-cell office:value-type="float" office:value="-0.275003266746842">
                <text:p>-0.275003266746842</text:p>
              </table:table-cell>
              <table:table-cell office:value-type="float" office:value="-3.36396578797125">
                <text:p>-3.36396578797125</text:p>
              </table:table-cell>
              <table:table-cell office:value-type="float" office:value="0.592851797699114">
                <text:p>0.592851797699114</text:p>
              </table:table-cell>
            </table:table-row>
            <table:table-row>
              <table:table-cell office:value-type="string">
                <text:p>crc</text:p>
                <draw:g>
                  <svg:desc>Sheet1.A9:Sheet1.A9</svg:desc>
                </draw:g>
              </table:table-cell>
              <table:table-cell office:value-type="float" office:value="-1.7034170117735">
                <text:p>-1.7034170117735</text:p>
                <draw:g>
                  <svg:desc>Sheet1.B9:Sheet1.AD9</svg:desc>
                </draw:g>
              </table:table-cell>
              <table:table-cell office:value-type="float" office:value="1.26349672655974">
                <text:p>1.26349672655974</text:p>
              </table:table-cell>
              <table:table-cell office:value-type="float" office:value="-0.305723757735705">
                <text:p>-0.305723757735705</text:p>
              </table:table-cell>
              <table:table-cell office:value-type="float" office:value="2.39763343471619">
                <text:p>2.39763343471619</text:p>
              </table:table-cell>
              <table:table-cell office:value-type="float" office:value="1.56719763810154">
                <text:p>1.56719763810154</text:p>
              </table:table-cell>
              <table:table-cell office:value-type="float" office:value="-0.300320553381249">
                <text:p>-0.300320553381249</text:p>
              </table:table-cell>
              <table:table-cell office:value-type="float" office:value="-0.209829450957265">
                <text:p>-0.209829450957265</text:p>
              </table:table-cell>
              <table:table-cell office:value-type="float" office:value="-0.814506430634543">
                <text:p>-0.814506430634543</text:p>
              </table:table-cell>
              <table:table-cell office:value-type="float" office:value="-5.04357873854515">
                <text:p>-5.04357873854515</text:p>
              </table:table-cell>
              <table:table-cell office:value-type="float" office:value="0.482552270794962">
                <text:p>0.482552270794962</text:p>
              </table:table-cell>
              <table:table-cell office:value-type="float" office:value="1.12369546730088">
                <text:p>1.12369546730088</text:p>
              </table:table-cell>
              <table:table-cell office:value-type="float" office:value="0.676195862546168">
                <text:p>0.676195862546168</text:p>
              </table:table-cell>
              <table:table-cell office:value-type="float" office:value="-0.623687367380753">
                <text:p>-0.623687367380753</text:p>
              </table:table-cell>
              <table:table-cell office:value-type="float" office:value="0.238052748089851">
                <text:p>0.238052748089851</text:p>
              </table:table-cell>
              <table:table-cell office:value-type="float" office:value="1.23849110342175">
                <text:p>1.23849110342175</text:p>
              </table:table-cell>
              <table:table-cell office:value-type="float" office:value="5.17970950086">
                <text:p>5.17970950086</text:p>
              </table:table-cell>
              <table:table-cell office:value-type="float" office:value="0.318123171975494">
                <text:p>0.318123171975494</text:p>
              </table:table-cell>
              <table:table-cell office:value-type="float" office:value="-2.8607884307422">
                <text:p>-2.8607884307422</text:p>
              </table:table-cell>
              <table:table-cell office:value-type="float" office:value="-0.921247617142534">
                <text:p>-0.921247617142534</text:p>
              </table:table-cell>
              <table:table-cell office:value-type="float" office:value="0.29744250292916">
                <text:p>0.29744250292916</text:p>
              </table:table-cell>
              <table:table-cell office:value-type="float" office:value="-2.28059100849108">
                <text:p>-2.28059100849108</text:p>
              </table:table-cell>
              <table:table-cell office:value-type="float" office:value="0.961235240163308">
                <text:p>0.961235240163308</text:p>
              </table:table-cell>
              <table:table-cell office:value-type="float" office:value="0.0278349579915924">
                <text:p>0.0278349579915924</text:p>
              </table:table-cell>
              <table:table-cell office:value-type="float" office:value="-2.78416480732686">
                <text:p>-2.78416480732686</text:p>
              </table:table-cell>
              <table:table-cell office:value-type="float" office:value="0.158179173919776">
                <text:p>0.158179173919776</text:p>
              </table:table-cell>
              <table:table-cell office:value-type="float" office:value="1.33528386204706">
                <text:p>1.33528386204706</text:p>
              </table:table-cell>
              <table:table-cell office:value-type="float" office:value="-0.774490208012958">
                <text:p>-0.774490208012958</text:p>
              </table:table-cell>
              <table:table-cell office:value-type="float" office:value="-2.67714454475802">
                <text:p>-2.67714454475802</text:p>
              </table:table-cell>
              <table:table-cell office:value-type="float" office:value="0.190443142378337">
                <text:p>0.190443142378337</text:p>
              </table:table-cell>
            </table:table-row>
            <table:table-row>
              <table:table-cell office:value-type="string">
                <text:p>crc32</text:p>
                <draw:g>
                  <svg:desc>Sheet1.A10:Sheet1.A10</svg:desc>
                </draw:g>
              </table:table-cell>
              <table:table-cell office:value-type="float" office:value="-0.303543112530531">
                <text:p>-0.303543112530531</text:p>
                <draw:g>
                  <svg:desc>Sheet1.B10:Sheet1.AD10</svg:desc>
                </draw:g>
              </table:table-cell>
              <table:table-cell office:value-type="float" office:value="1.58000223327538">
                <text:p>1.58000223327538</text:p>
              </table:table-cell>
              <table:table-cell office:value-type="float" office:value="-0.00714365140267611">
                <text:p>-0.00714365140267611</text:p>
              </table:table-cell>
              <table:table-cell office:value-type="float" office:value="-0.342237384235533">
                <text:p>-0.342237384235533</text:p>
              </table:table-cell>
              <table:table-cell office:value-type="float" office:value="0.954302319163535">
                <text:p>0.954302319163535</text:p>
              </table:table-cell>
              <table:table-cell office:value-type="float" office:value="-0.0962603467034555">
                <text:p>-0.0962603467034555</text:p>
              </table:table-cell>
              <table:table-cell office:value-type="float" office:value="-0.453574448135604">
                <text:p>-0.453574448135604</text:p>
              </table:table-cell>
              <table:table-cell office:value-type="float" office:value="0.135793457384308">
                <text:p>0.135793457384308</text:p>
              </table:table-cell>
              <table:table-cell office:value-type="float" office:value="-0.96800221479471">
                <text:p>-0.96800221479471</text:p>
              </table:table-cell>
              <table:table-cell office:value-type="float" office:value="1.16675996172073">
                <text:p>1.16675996172073</text:p>
              </table:table-cell>
              <table:table-cell office:value-type="float" office:value="0.960606780114648">
                <text:p>0.960606780114648</text:p>
              </table:table-cell>
              <table:table-cell office:value-type="float" office:value="0.423092364228226">
                <text:p>0.423092364228226</text:p>
              </table:table-cell>
              <table:table-cell office:value-type="float" office:value="0.112332842878426">
                <text:p>0.112332842878426</text:p>
              </table:table-cell>
              <table:table-cell office:value-type="float" office:value="-0.233557345292862">
                <text:p>-0.233557345292862</text:p>
              </table:table-cell>
              <table:table-cell office:value-type="float" office:value="1.9265573387656">
                <text:p>1.9265573387656</text:p>
              </table:table-cell>
              <table:table-cell office:value-type="float" office:value="1.22012611171148">
                <text:p>1.22012611171148</text:p>
              </table:table-cell>
              <table:table-cell office:value-type="float" office:value="-0.26226028333887">
                <text:p>-0.26226028333887</text:p>
              </table:table-cell>
              <table:table-cell office:value-type="float" office:value="-2.66350591272916">
                <text:p>-2.66350591272916</text:p>
              </table:table-cell>
              <table:table-cell office:value-type="float" office:value="-1.17063277486308">
                <text:p>-1.17063277486308</text:p>
              </table:table-cell>
              <table:table-cell office:value-type="float" office:value="0.376781614991737">
                <text:p>0.376781614991737</text:p>
              </table:table-cell>
              <table:table-cell office:value-type="float" office:value="-0.647703987406893">
                <text:p>-0.647703987406893</text:p>
              </table:table-cell>
              <table:table-cell office:value-type="float" office:value="0.600860605511892">
                <text:p>0.600860605511892</text:p>
              </table:table-cell>
              <table:table-cell office:value-type="float" office:value="-0.0248364947168454">
                <text:p>-0.0248364947168454</text:p>
              </table:table-cell>
              <table:table-cell office:value-type="float" office:value="1.2491575371737">
                <text:p>1.2491575371737</text:p>
              </table:table-cell>
              <table:table-cell office:value-type="float" office:value="0.296440048233654">
                <text:p>0.296440048233654</text:p>
              </table:table-cell>
              <table:table-cell office:value-type="float" office:value="0.2416406067579">
                <text:p>0.2416406067579</text:p>
              </table:table-cell>
              <table:table-cell office:value-type="float" office:value="-0.191231032857532">
                <text:p>-0.191231032857532</text:p>
              </table:table-cell>
              <table:table-cell office:value-type="float" office:value="-0.950748033987582">
                <text:p>-0.950748033987582</text:p>
              </table:table-cell>
              <table:table-cell office:value-type="float" office:value="0.668994110990774">
                <text:p>0.668994110990774</text:p>
              </table:table-cell>
            </table:table-row>
            <table:table-row>
              <table:table-cell office:value-type="string">
                <text:p>ctl-stack</text:p>
                <draw:g>
                  <svg:desc>Sheet1.A11:Sheet1.A11</svg:desc>
                </draw:g>
              </table:table-cell>
              <table:table-cell office:value-type="float" office:value="0.135391155406223">
                <text:p>0.135391155406223</text:p>
                <draw:g>
                  <svg:desc>Sheet1.B11:Sheet1.AD11</svg:desc>
                </draw:g>
              </table:table-cell>
              <table:table-cell office:value-type="float" office:value="1.51606377725014">
                <text:p>1.51606377725014</text:p>
              </table:table-cell>
              <table:table-cell office:value-type="float" office:value="-0.17338311788787">
                <text:p>-0.17338311788787</text:p>
              </table:table-cell>
              <table:table-cell office:value-type="float" office:value="1.45523786340383">
                <text:p>1.45523786340383</text:p>
              </table:table-cell>
              <table:table-cell office:value-type="float" office:value="0.635513857486224">
                <text:p>0.635513857486224</text:p>
              </table:table-cell>
              <table:table-cell office:value-type="float" office:value="0.0526172822399495">
                <text:p>0.0526172822399495</text:p>
              </table:table-cell>
              <table:table-cell office:value-type="float" office:value="-0.318683468084758">
                <text:p>-0.318683468084758</text:p>
              </table:table-cell>
              <table:table-cell office:value-type="float" office:value="0.0340293433421374">
                <text:p>0.0340293433421374</text:p>
              </table:table-cell>
              <table:table-cell office:value-type="float" office:value="-2.49028105751571">
                <text:p>-2.49028105751571</text:p>
              </table:table-cell>
              <table:table-cell office:value-type="float" office:value="0.770904504956942">
                <text:p>0.770904504956942</text:p>
              </table:table-cell>
              <table:table-cell office:value-type="float" office:value="1.24077412731866">
                <text:p>1.24077412731866</text:p>
              </table:table-cell>
              <table:table-cell office:value-type="float" office:value="0.331191534701408">
                <text:p>0.331191534701408</text:p>
              </table:table-cell>
              <table:table-cell office:value-type="float" office:value="-0.2159447425471">
                <text:p>-0.2159447425471</text:p>
              </table:table-cell>
              <table:table-cell office:value-type="float" office:value="0.262347424611282">
                <text:p>0.262347424611282</text:p>
              </table:table-cell>
              <table:table-cell office:value-type="float" office:value="1.3598369671231">
                <text:p>1.3598369671231</text:p>
              </table:table-cell>
              <table:table-cell office:value-type="float" office:value="0.780584383615845">
                <text:p>0.780584383615845</text:p>
              </table:table-cell>
              <table:table-cell office:value-type="float" office:value="0.594666630745409">
                <text:p>0.594666630745409</text:p>
              </table:table-cell>
              <table:table-cell office:value-type="float" office:value="-2.30076785048877">
                <text:p>-2.30076785048877</text:p>
              </table:table-cell>
              <table:table-cell office:value-type="float" office:value="-0.890725037486922">
                <text:p>-0.890725037486922</text:p>
              </table:table-cell>
              <table:table-cell office:value-type="float" office:value="0.543823169608407">
                <text:p>0.543823169608407</text:p>
              </table:table-cell>
              <table:table-cell office:value-type="float" office:value="-1.27189519114965">
                <text:p>-1.27189519114965</text:p>
              </table:table-cell>
              <table:table-cell office:value-type="float" office:value="0.905635752193746">
                <text:p>0.905635752193746</text:p>
              </table:table-cell>
              <table:table-cell office:value-type="float" office:value="-0.0610758745972109">
                <text:p>-0.0610758745972109</text:p>
              </table:table-cell>
              <table:table-cell office:value-type="float" office:value="-1.33300951717965">
                <text:p>-1.33300951717965</text:p>
              </table:table-cell>
              <table:table-cell office:value-type="float" office:value="0.350639565306988">
                <text:p>0.350639565306988</text:p>
              </table:table-cell>
              <table:table-cell office:value-type="float" office:value="-0.0988326128023377">
                <text:p>-0.0988326128023377</text:p>
              </table:table-cell>
              <table:table-cell office:value-type="float" office:value="-0.323038119084009">
                <text:p>-0.323038119084009</text:p>
              </table:table-cell>
              <table:table-cell office:value-type="float" office:value="-1.74173134643713">
                <text:p>-1.74173134643713</text:p>
              </table:table-cell>
              <table:table-cell office:value-type="float" office:value="0.438260332521026">
                <text:p>0.438260332521026</text:p>
              </table:table-cell>
            </table:table-row>
            <table:table-row>
              <table:table-cell office:value-type="string">
                <text:p>ctl-string</text:p>
                <draw:g>
                  <svg:desc>Sheet1.A12:Sheet1.A12</svg:desc>
                </draw:g>
              </table:table-cell>
              <table:table-cell office:value-type="float" office:value="-0.410864942781654">
                <text:p>-0.410864942781654</text:p>
                <draw:g>
                  <svg:desc>Sheet1.B12:Sheet1.AD12</svg:desc>
                </draw:g>
              </table:table-cell>
              <table:table-cell office:value-type="float" office:value="1.3985161164872">
                <text:p>1.3985161164872</text:p>
              </table:table-cell>
              <table:table-cell office:value-type="float" office:value="-0.0813674943439166">
                <text:p>-0.0813674943439166</text:p>
              </table:table-cell>
              <table:table-cell office:value-type="float" office:value="0.395455885294355">
                <text:p>0.395455885294355</text:p>
              </table:table-cell>
              <table:table-cell office:value-type="float" office:value="0.755518530117549">
                <text:p>0.755518530117549</text:p>
              </table:table-cell>
              <table:table-cell office:value-type="float" office:value="-0.114575427532498">
                <text:p>-0.114575427532498</text:p>
              </table:table-cell>
              <table:table-cell office:value-type="float" office:value="-0.423035235985238">
                <text:p>-0.423035235985238</text:p>
              </table:table-cell>
              <table:table-cell office:value-type="float" office:value="0.182987640085469">
                <text:p>0.182987640085469</text:p>
              </table:table-cell>
              <table:table-cell office:value-type="float" office:value="-3.07251760068741">
                <text:p>-3.07251760068741</text:p>
              </table:table-cell>
              <table:table-cell office:value-type="float" office:value="1.13744214144767">
                <text:p>1.13744214144767</text:p>
              </table:table-cell>
              <table:table-cell office:value-type="float" office:value="0.811402304572055">
                <text:p>0.811402304572055</text:p>
              </table:table-cell>
              <table:table-cell office:value-type="float" office:value="0.593654437666765">
                <text:p>0.593654437666765</text:p>
              </table:table-cell>
              <table:table-cell office:value-type="float" office:value="-0.0568727007297019">
                <text:p>-0.0568727007297019</text:p>
              </table:table-cell>
              <table:table-cell office:value-type="float" office:value="-0.0102121792785931">
                <text:p>-0.0102121792785931</text:p>
              </table:table-cell>
              <table:table-cell office:value-type="float" office:value="1.67481724572446">
                <text:p>1.67481724572446</text:p>
              </table:table-cell>
              <table:table-cell office:value-type="float" office:value="1.16110968182537">
                <text:p>1.16110968182537</text:p>
              </table:table-cell>
              <table:table-cell office:value-type="float" office:value="-1.5620630573515">
                <text:p>-1.5620630573515</text:p>
              </table:table-cell>
              <table:table-cell office:value-type="float" office:value="-2.5976612306466">
                <text:p>-2.5976612306466</text:p>
              </table:table-cell>
              <table:table-cell office:value-type="float" office:value="-0.893503402559268">
                <text:p>-0.893503402559268</text:p>
              </table:table-cell>
              <table:table-cell office:value-type="float" office:value="0.402142625868678">
                <text:p>0.402142625868678</text:p>
              </table:table-cell>
              <table:table-cell office:value-type="float" office:value="-1.40060185545311">
                <text:p>-1.40060185545311</text:p>
              </table:table-cell>
              <table:table-cell office:value-type="float" office:value="0.706496272041568">
                <text:p>0.706496272041568</text:p>
              </table:table-cell>
              <table:table-cell office:value-type="float" office:value="-0.114479997242272">
                <text:p>-0.114479997242272</text:p>
              </table:table-cell>
              <table:table-cell office:value-type="float" office:value="-0.338444894420628">
                <text:p>-0.338444894420628</text:p>
              </table:table-cell>
              <table:table-cell office:value-type="float" office:value="0.360860046150632">
                <text:p>0.360860046150632</text:p>
              </table:table-cell>
              <table:table-cell office:value-type="float" office:value="0.143317097731447">
                <text:p>0.143317097731447</text:p>
              </table:table-cell>
              <table:table-cell office:value-type="float" office:value="-0.306683915410711">
                <text:p>-0.306683915410711</text:p>
              </table:table-cell>
              <table:table-cell office:value-type="float" office:value="-1.80919147311846">
                <text:p>-1.80919147311846</text:p>
              </table:table-cell>
              <table:table-cell office:value-type="float" office:value="0.779327853250873">
                <text:p>0.779327853250873</text:p>
              </table:table-cell>
            </table:table-row>
            <table:table-row>
              <table:table-cell office:value-type="string">
                <text:p>ctl-vector</text:p>
                <draw:g>
                  <svg:desc>Sheet1.A13:Sheet1.A13</svg:desc>
                </draw:g>
              </table:table-cell>
              <table:table-cell office:value-type="float" office:value="-1.56377042298888">
                <text:p>-1.56377042298888</text:p>
                <draw:g>
                  <svg:desc>Sheet1.B13:Sheet1.AD13</svg:desc>
                </draw:g>
              </table:table-cell>
              <table:table-cell office:value-type="float" office:value="0.084684342213437">
                <text:p>0.084684342213437</text:p>
              </table:table-cell>
              <table:table-cell office:value-type="float" office:value="0.0627666501833322">
                <text:p>0.0627666501833322</text:p>
              </table:table-cell>
              <table:table-cell office:value-type="float" office:value="-0.197847635947705">
                <text:p>-0.197847635947705</text:p>
              </table:table-cell>
              <table:table-cell office:value-type="float" office:value="0.600523115609802">
                <text:p>0.600523115609802</text:p>
              </table:table-cell>
              <table:table-cell office:value-type="float" office:value="0.227712347865461">
                <text:p>0.227712347865461</text:p>
              </table:table-cell>
              <table:table-cell office:value-type="float" office:value="-0.158180093261559">
                <text:p>-0.158180093261559</text:p>
              </table:table-cell>
              <table:table-cell office:value-type="float" office:value="-0.136521323004676">
                <text:p>-0.136521323004676</text:p>
              </table:table-cell>
              <table:table-cell office:value-type="float" office:value="-5.07547690256868">
                <text:p>-5.07547690256868</text:p>
              </table:table-cell>
              <table:table-cell office:value-type="float" office:value="1.08767784795767">
                <text:p>1.08767784795767</text:p>
              </table:table-cell>
              <table:table-cell office:value-type="float" office:value="-15.2286238317294">
                <text:p>-15.2286238317294</text:p>
              </table:table-cell>
              <table:table-cell office:value-type="float" office:value="0.534428269312148">
                <text:p>0.534428269312148</text:p>
              </table:table-cell>
              <table:table-cell office:value-type="float" office:value="-0.191335782926721">
                <text:p>-0.191335782926721</text:p>
              </table:table-cell>
              <table:table-cell office:value-type="float" office:value="-0.329261438088384">
                <text:p>-0.329261438088384</text:p>
              </table:table-cell>
              <table:table-cell office:value-type="float" office:value="1.57317587258906">
                <text:p>1.57317587258906</text:p>
              </table:table-cell>
              <table:table-cell office:value-type="float" office:value="-0.0909874046200325">
                <text:p>-0.0909874046200325</text:p>
              </table:table-cell>
              <table:table-cell office:value-type="float" office:value="4.62852710469229">
                <text:p>4.62852710469229</text:p>
              </table:table-cell>
              <table:table-cell office:value-type="float" office:value="-2.39554414684732">
                <text:p>-2.39554414684732</text:p>
              </table:table-cell>
              <table:table-cell office:value-type="float" office:value="-0.764923971454558">
                <text:p>-0.764923971454558</text:p>
              </table:table-cell>
              <table:table-cell office:value-type="float" office:value="0.864016728450133">
                <text:p>0.864016728450133</text:p>
              </table:table-cell>
              <table:table-cell office:value-type="float" office:value="-1.85454667188073">
                <text:p>-1.85454667188073</text:p>
              </table:table-cell>
              <table:table-cell office:value-type="float" office:value="0.349701987492575">
                <text:p>0.349701987492575</text:p>
              </table:table-cell>
              <table:table-cell office:value-type="float" office:value="-0.0327233465814803">
                <text:p>-0.0327233465814803</text:p>
              </table:table-cell>
              <table:table-cell office:value-type="float" office:value="-0.715289036947885">
                <text:p>-0.715289036947885</text:p>
              </table:table-cell>
              <table:table-cell office:value-type="float" office:value="0.642649533101429">
                <text:p>0.642649533101429</text:p>
              </table:table-cell>
              <table:table-cell office:value-type="float" office:value="-1.19196707098813">
                <text:p>-1.19196707098813</text:p>
              </table:table-cell>
              <table:table-cell office:value-type="float" office:value="-0.728111416773272">
                <text:p>-0.728111416773272</text:p>
              </table:table-cell>
              <table:table-cell office:value-type="float" office:value="-2.23355207591067">
                <text:p>-2.23355207591067</text:p>
              </table:table-cell>
              <table:table-cell office:value-type="float" office:value="0.924663199361431">
                <text:p>0.924663199361431</text:p>
              </table:table-cell>
            </table:table-row>
            <table:table-row>
              <table:table-cell office:value-type="string">
                <text:p>dijkstra</text:p>
                <draw:g>
                  <svg:desc>Sheet1.A14:Sheet1.A14</svg:desc>
                </draw:g>
              </table:table-cell>
              <table:table-cell office:value-type="float" office:value="-0.370240047325163">
                <text:p>-0.370240047325163</text:p>
                <draw:g>
                  <svg:desc>Sheet1.B14:Sheet1.AD14</svg:desc>
                </draw:g>
              </table:table-cell>
              <table:table-cell office:value-type="float" office:value="1.18977351772943">
                <text:p>1.18977351772943</text:p>
              </table:table-cell>
              <table:table-cell office:value-type="float" office:value="0.00208604931133855">
                <text:p>0.00208604931133855</text:p>
              </table:table-cell>
              <table:table-cell office:value-type="float" office:value="0.315123495419815">
                <text:p>0.315123495419815</text:p>
              </table:table-cell>
              <table:table-cell office:value-type="float" office:value="0.64180634515297">
                <text:p>0.64180634515297</text:p>
              </table:table-cell>
              <table:table-cell office:value-type="float" office:value="0.0659143075693823">
                <text:p>0.0659143075693823</text:p>
              </table:table-cell>
              <table:table-cell office:value-type="float" office:value="-0.213735823865542">
                <text:p>-0.213735823865542</text:p>
              </table:table-cell>
              <table:table-cell office:value-type="float" office:value="-0.0807725338624954">
                <text:p>-0.0807725338624954</text:p>
              </table:table-cell>
              <table:table-cell office:value-type="float" office:value="-1.477414452692">
                <text:p>-1.477414452692</text:p>
              </table:table-cell>
              <table:table-cell office:value-type="float" office:value="0.700111591842837">
                <text:p>0.700111591842837</text:p>
              </table:table-cell>
              <table:table-cell office:value-type="float" office:value="0.920299431938966">
                <text:p>0.920299431938966</text:p>
              </table:table-cell>
              <table:table-cell office:value-type="float" office:value="0.328716190661649">
                <text:p>0.328716190661649</text:p>
              </table:table-cell>
              <table:table-cell office:value-type="float" office:value="-0.240241955161948">
                <text:p>-0.240241955161948</text:p>
              </table:table-cell>
              <table:table-cell office:value-type="float" office:value="0.00638417511734116">
                <text:p>0.00638417511734116</text:p>
              </table:table-cell>
              <table:table-cell office:value-type="float" office:value="1.38637201565722">
                <text:p>1.38637201565722</text:p>
              </table:table-cell>
              <table:table-cell office:value-type="float" office:value="1.04736000461429">
                <text:p>1.04736000461429</text:p>
              </table:table-cell>
              <table:table-cell office:value-type="float" office:value="0.472557043290463">
                <text:p>0.472557043290463</text:p>
              </table:table-cell>
              <table:table-cell office:value-type="float" office:value="-2.26262904440353">
                <text:p>-2.26262904440353</text:p>
              </table:table-cell>
              <table:table-cell office:value-type="float" office:value="-0.871697422542019">
                <text:p>-0.871697422542019</text:p>
              </table:table-cell>
              <table:table-cell office:value-type="float" office:value="0.347640417412014">
                <text:p>0.347640417412014</text:p>
              </table:table-cell>
              <table:table-cell office:value-type="float" office:value="-0.88913612252815">
                <text:p>-0.88913612252815</text:p>
              </table:table-cell>
              <table:table-cell office:value-type="float" office:value="0.745454466450184">
                <text:p>0.745454466450184</text:p>
              </table:table-cell>
              <table:table-cell office:value-type="float" office:value="0.0991839405560235">
                <text:p>0.0991839405560235</text:p>
              </table:table-cell>
              <table:table-cell office:value-type="float" office:value="0.101375905420893">
                <text:p>0.101375905420893</text:p>
              </table:table-cell>
              <table:table-cell office:value-type="float" office:value="0.475153047806328">
                <text:p>0.475153047806328</text:p>
              </table:table-cell>
              <table:table-cell office:value-type="float" office:value="0.106785582383021">
                <text:p>0.106785582383021</text:p>
              </table:table-cell>
              <table:table-cell office:value-type="float" office:value="-0.295145199025679">
                <text:p>-0.295145199025679</text:p>
              </table:table-cell>
              <table:table-cell office:value-type="float" office:value="-1.31264654403846">
                <text:p>-1.31264654403846</text:p>
              </table:table-cell>
              <table:table-cell office:value-type="float" office:value="0.347661978491794">
                <text:p>0.347661978491794</text:p>
              </table:table-cell>
            </table:table-row>
            <table:table-row>
              <table:table-cell office:value-type="string">
                <text:p>dtoa</text:p>
                <draw:g>
                  <svg:desc>Sheet1.A15:Sheet1.A15</svg:desc>
                </draw:g>
              </table:table-cell>
              <table:table-cell office:value-type="float" office:value="-4.87425100061908">
                <text:p>-4.87425100061908</text:p>
                <draw:g>
                  <svg:desc>Sheet1.B15:Sheet1.AD15</svg:desc>
                </draw:g>
              </table:table-cell>
              <table:table-cell office:value-type="float" office:value="-2.34561064351066">
                <text:p>-2.34561064351066</text:p>
              </table:table-cell>
              <table:table-cell office:value-type="float" office:value="-0.569581846870319">
                <text:p>-0.569581846870319</text:p>
              </table:table-cell>
              <table:table-cell office:value-type="float" office:value="-0.0602348183932237">
                <text:p>-0.0602348183932237</text:p>
              </table:table-cell>
              <table:table-cell office:value-type="float" office:value="1.7950946205119">
                <text:p>1.7950946205119</text:p>
              </table:table-cell>
              <table:table-cell office:value-type="float" office:value="-0.604508943754854">
                <text:p>-0.604508943754854</text:p>
              </table:table-cell>
              <table:table-cell office:value-type="float" office:value="-0.0699032652860373">
                <text:p>-0.0699032652860373</text:p>
              </table:table-cell>
              <table:table-cell office:value-type="float" office:value="0.260256031082914">
                <text:p>0.260256031082914</text:p>
              </table:table-cell>
              <table:table-cell office:value-type="float" office:value="-4.95833035905584">
                <text:p>-4.95833035905584</text:p>
              </table:table-cell>
              <table:table-cell office:value-type="float" office:value="1.19293315722448">
                <text:p>1.19293315722448</text:p>
              </table:table-cell>
              <table:table-cell office:value-type="float" office:value="2.39091274546616">
                <text:p>2.39091274546616</text:p>
              </table:table-cell>
              <table:table-cell office:value-type="float" office:value="1.6037399148211">
                <text:p>1.6037399148211</text:p>
              </table:table-cell>
              <table:table-cell office:value-type="float" office:value="0.217270034124838">
                <text:p>0.217270034124838</text:p>
              </table:table-cell>
              <table:table-cell office:value-type="float" office:value="-3.65682057274103">
                <text:p>-3.65682057274103</text:p>
              </table:table-cell>
              <table:table-cell office:value-type="float" office:value="1.96146803391929">
                <text:p>1.96146803391929</text:p>
              </table:table-cell>
              <table:table-cell office:value-type="float" office:value="0.185517175292278">
                <text:p>0.185517175292278</text:p>
              </table:table-cell>
              <table:table-cell office:value-type="float" office:value="-1.66061386534489">
                <text:p>-1.66061386534489</text:p>
              </table:table-cell>
              <table:table-cell office:value-type="float" office:value="-2.98336331521313">
                <text:p>-2.98336331521313</text:p>
              </table:table-cell>
              <table:table-cell office:value-type="float" office:value="-0.822589969814117">
                <text:p>-0.822589969814117</text:p>
              </table:table-cell>
              <table:table-cell office:value-type="float" office:value="2.0782555781036">
                <text:p>2.0782555781036</text:p>
              </table:table-cell>
              <table:table-cell office:value-type="float" office:value="-0.29470318030668">
                <text:p>-0.29470318030668</text:p>
              </table:table-cell>
              <table:table-cell office:value-type="float" office:value="-2.72993311506483">
                <text:p>-2.72993311506483</text:p>
              </table:table-cell>
              <table:table-cell office:value-type="float" office:value="0.145527892441673">
                <text:p>0.145527892441673</text:p>
              </table:table-cell>
              <table:table-cell office:value-type="float" office:value="1.26651445574298">
                <text:p>1.26651445574298</text:p>
              </table:table-cell>
              <table:table-cell office:value-type="float" office:value="-0.0632370033453127">
                <text:p>-0.0632370033453127</text:p>
              </table:table-cell>
              <table:table-cell office:value-type="float" office:value="2.9947471826277">
                <text:p>2.9947471826277</text:p>
              </table:table-cell>
              <table:table-cell office:value-type="float" office:value="1.19065431446834">
                <text:p>1.19065431446834</text:p>
              </table:table-cell>
              <table:table-cell office:value-type="float" office:value="-0.828296668269608">
                <text:p>-0.828296668269608</text:p>
              </table:table-cell>
              <table:table-cell office:value-type="float" office:value="0.858671495540023">
                <text:p>0.858671495540023</text:p>
              </table:table-cell>
            </table:table-row>
            <table:table-row>
              <table:table-cell office:value-type="string">
                <text:p>duff</text:p>
                <draw:g>
                  <svg:desc>Sheet1.A16:Sheet1.A16</svg:desc>
                </draw:g>
              </table:table-cell>
              <table:table-cell office:value-type="float" office:value="-0.459856665533633">
                <text:p>-0.459856665533633</text:p>
                <draw:g>
                  <svg:desc>Sheet1.B16:Sheet1.AD16</svg:desc>
                </draw:g>
              </table:table-cell>
              <table:table-cell office:value-type="float" office:value="1.46885444911459">
                <text:p>1.46885444911459</text:p>
              </table:table-cell>
              <table:table-cell office:value-type="float" office:value="-0.0109671681761994">
                <text:p>-0.0109671681761994</text:p>
              </table:table-cell>
              <table:table-cell office:value-type="float" office:value="1.36160567950636">
                <text:p>1.36160567950636</text:p>
              </table:table-cell>
              <table:table-cell office:value-type="float" office:value="1.10134030124165">
                <text:p>1.10134030124165</text:p>
              </table:table-cell>
              <table:table-cell office:value-type="float" office:value="-0.0584559100416067">
                <text:p>-0.0584559100416067</text:p>
              </table:table-cell>
              <table:table-cell office:value-type="float" office:value="-0.213036713146274">
                <text:p>-0.213036713146274</text:p>
              </table:table-cell>
              <table:table-cell office:value-type="float" office:value="1.32938946476772">
                <text:p>1.32938946476772</text:p>
              </table:table-cell>
              <table:table-cell office:value-type="float" office:value="-3.74387602229991">
                <text:p>-3.74387602229991</text:p>
              </table:table-cell>
              <table:table-cell office:value-type="float" office:value="0.918899119290991">
                <text:p>0.918899119290991</text:p>
              </table:table-cell>
              <table:table-cell office:value-type="float" office:value="1.2390826508891">
                <text:p>1.2390826508891</text:p>
              </table:table-cell>
              <table:table-cell office:value-type="float" office:value="-0.916383086216384">
                <text:p>-0.916383086216384</text:p>
              </table:table-cell>
              <table:table-cell office:value-type="float" office:value="0.00194610732477372">
                <text:p>0.00194610732477372</text:p>
              </table:table-cell>
              <table:table-cell office:value-type="float" office:value="-0.201191774722791">
                <text:p>-0.201191774722791</text:p>
              </table:table-cell>
              <table:table-cell office:value-type="float" office:value="1.82428419972645">
                <text:p>1.82428419972645</text:p>
              </table:table-cell>
              <table:table-cell office:value-type="float" office:value="1.11166927815187">
                <text:p>1.11166927815187</text:p>
              </table:table-cell>
              <table:table-cell office:value-type="float" office:value="1.2606602815031">
                <text:p>1.2606602815031</text:p>
              </table:table-cell>
              <table:table-cell office:value-type="float" office:value="-2.58089963841621">
                <text:p>-2.58089963841621</text:p>
              </table:table-cell>
              <table:table-cell office:value-type="float" office:value="-1.06618819740653">
                <text:p>-1.06618819740653</text:p>
              </table:table-cell>
              <table:table-cell office:value-type="float" office:value="0.278537297683043">
                <text:p>0.278537297683043</text:p>
              </table:table-cell>
              <table:table-cell office:value-type="float" office:value="-1.50230169625386">
                <text:p>-1.50230169625386</text:p>
              </table:table-cell>
              <table:table-cell office:value-type="float" office:value="0.867448128767951">
                <text:p>0.867448128767951</text:p>
              </table:table-cell>
              <table:table-cell office:value-type="float" office:value="-0.00181425581979542">
                <text:p>-0.00181425581979542</text:p>
              </table:table-cell>
              <table:table-cell office:value-type="float" office:value="-1.09119337570687">
                <text:p>-1.09119337570687</text:p>
              </table:table-cell>
              <table:table-cell office:value-type="float" office:value="0.555576446748661">
                <text:p>0.555576446748661</text:p>
              </table:table-cell>
              <table:table-cell office:value-type="float" office:value="0.0839833628816781">
                <text:p>0.0839833628816781</text:p>
              </table:table-cell>
              <table:table-cell office:value-type="float" office:value="-0.52575929298423">
                <text:p>-0.52575929298423</text:p>
              </table:table-cell>
              <table:table-cell office:value-type="float" office:value="-1.97533834663335">
                <text:p>-1.97533834663335</text:p>
              </table:table-cell>
              <table:table-cell office:value-type="float" office:value="0.706742825436227">
                <text:p>0.706742825436227</text:p>
              </table:table-cell>
            </table:table-row>
            <table:table-row>
              <table:table-cell office:value-type="string">
                <text:p>edn</text:p>
                <draw:g>
                  <svg:desc>Sheet1.A17:Sheet1.A17</svg:desc>
                </draw:g>
              </table:table-cell>
              <table:table-cell office:value-type="float" office:value="-0.236658116373011">
                <text:p>-0.236658116373011</text:p>
                <draw:g>
                  <svg:desc>Sheet1.B17:Sheet1.AD17</svg:desc>
                </draw:g>
              </table:table-cell>
              <table:table-cell office:value-type="float" office:value="1.4389441012942">
                <text:p>1.4389441012942</text:p>
              </table:table-cell>
              <table:table-cell office:value-type="float" office:value="-0.17285461723123">
                <text:p>-0.17285461723123</text:p>
              </table:table-cell>
              <table:table-cell office:value-type="float" office:value="0.97724939534239">
                <text:p>0.97724939534239</text:p>
              </table:table-cell>
              <table:table-cell office:value-type="float" office:value="0.972769957500013">
                <text:p>0.972769957500013</text:p>
              </table:table-cell>
              <table:table-cell office:value-type="float" office:value="-0.189749953181456">
                <text:p>-0.189749953181456</text:p>
              </table:table-cell>
              <table:table-cell office:value-type="float" office:value="-0.320591103137843">
                <text:p>-0.320591103137843</text:p>
              </table:table-cell>
              <table:table-cell office:value-type="float" office:value="0.0391987611997993">
                <text:p>0.0391987611997993</text:p>
              </table:table-cell>
              <table:table-cell office:value-type="float" office:value="-1.82527097650389">
                <text:p>-1.82527097650389</text:p>
              </table:table-cell>
              <table:table-cell office:value-type="float" office:value="1.06315900389649">
                <text:p>1.06315900389649</text:p>
              </table:table-cell>
              <table:table-cell office:value-type="float" office:value="0.837726129216029">
                <text:p>0.837726129216029</text:p>
              </table:table-cell>
              <table:table-cell office:value-type="float" office:value="0.575520709558186">
                <text:p>0.575520709558186</text:p>
              </table:table-cell>
              <table:table-cell office:value-type="float" office:value="0.195508055141589">
                <text:p>0.195508055141589</text:p>
              </table:table-cell>
              <table:table-cell office:value-type="float" office:value="-0.248228535138908">
                <text:p>-0.248228535138908</text:p>
              </table:table-cell>
              <table:table-cell office:value-type="float" office:value="1.95194028896005">
                <text:p>1.95194028896005</text:p>
              </table:table-cell>
              <table:table-cell office:value-type="float" office:value="1.25407032796355">
                <text:p>1.25407032796355</text:p>
              </table:table-cell>
              <table:table-cell office:value-type="float" office:value="-0.0345786183178323">
                <text:p>-0.0345786183178323</text:p>
              </table:table-cell>
              <table:table-cell office:value-type="float" office:value="-2.65822478864791">
                <text:p>-2.65822478864791</text:p>
              </table:table-cell>
              <table:table-cell office:value-type="float" office:value="-1.17551224924951">
                <text:p>-1.17551224924951</text:p>
              </table:table-cell>
              <table:table-cell office:value-type="float" office:value="0.0962989417553355">
                <text:p>0.0962989417553355</text:p>
              </table:table-cell>
              <table:table-cell office:value-type="float" office:value="-1.97953997421904">
                <text:p>-1.97953997421904</text:p>
              </table:table-cell>
              <table:table-cell office:value-type="float" office:value="0.677402315288997">
                <text:p>0.677402315288997</text:p>
              </table:table-cell>
              <table:table-cell office:value-type="float" office:value="-0.086353738292973">
                <text:p>-0.086353738292973</text:p>
              </table:table-cell>
              <table:table-cell office:value-type="float" office:value="-1.54690798606341">
                <text:p>-1.54690798606341</text:p>
              </table:table-cell>
              <table:table-cell office:value-type="float" office:value="0.338638538366652">
                <text:p>0.338638538366652</text:p>
              </table:table-cell>
              <table:table-cell office:value-type="float" office:value="0.190792490852437">
                <text:p>0.190792490852437</text:p>
              </table:table-cell>
              <table:table-cell office:value-type="float" office:value="-0.126856568031676">
                <text:p>-0.126856568031676</text:p>
              </table:table-cell>
              <table:table-cell office:value-type="float" office:value="-2.40229033204843">
                <text:p>-2.40229033204843</text:p>
              </table:table-cell>
              <table:table-cell office:value-type="float" office:value="0.793972574988658">
                <text:p>0.793972574988658</text:p>
              </table:table-cell>
            </table:table-row>
            <table:table-row>
              <table:table-cell office:value-type="string">
                <text:p>expint</text:p>
                <draw:g>
                  <svg:desc>Sheet1.A18:Sheet1.A18</svg:desc>
                </draw:g>
              </table:table-cell>
              <table:table-cell office:value-type="float" office:value="-0.389806405672523">
                <text:p>-0.389806405672523</text:p>
                <draw:g>
                  <svg:desc>Sheet1.B18:Sheet1.AD18</svg:desc>
                </draw:g>
              </table:table-cell>
              <table:table-cell office:value-type="float" office:value="1.91330260222927">
                <text:p>1.91330260222927</text:p>
              </table:table-cell>
              <table:table-cell office:value-type="float" office:value="-0.105005672864039">
                <text:p>-0.105005672864039</text:p>
              </table:table-cell>
              <table:table-cell office:value-type="float" office:value="-0.0679345265575693">
                <text:p>-0.0679345265575693</text:p>
              </table:table-cell>
              <table:table-cell office:value-type="float" office:value="0.566940363529136">
                <text:p>0.566940363529136</text:p>
              </table:table-cell>
              <table:table-cell office:value-type="float" office:value="0.0998688171320864">
                <text:p>0.0998688171320864</text:p>
              </table:table-cell>
              <table:table-cell office:value-type="float" office:value="-0.479263782002439">
                <text:p>-0.479263782002439</text:p>
              </table:table-cell>
              <table:table-cell office:value-type="float" office:value="0.00395550321030348">
                <text:p>0.00395550321030348</text:p>
              </table:table-cell>
              <table:table-cell office:value-type="float" office:value="-0.873529586624495">
                <text:p>-0.873529586624495</text:p>
              </table:table-cell>
              <table:table-cell office:value-type="float" office:value="1.55367961050142">
                <text:p>1.55367961050142</text:p>
              </table:table-cell>
              <table:table-cell office:value-type="float" office:value="1.05120303322823">
                <text:p>1.05120303322823</text:p>
              </table:table-cell>
              <table:table-cell office:value-type="float" office:value="0.618930753269777">
                <text:p>0.618930753269777</text:p>
              </table:table-cell>
              <table:table-cell office:value-type="float" office:value="0.26524989601971">
                <text:p>0.26524989601971</text:p>
              </table:table-cell>
              <table:table-cell office:value-type="float" office:value="-0.080934862208356">
                <text:p>-0.080934862208356</text:p>
              </table:table-cell>
              <table:table-cell office:value-type="float" office:value="2.24139882808506">
                <text:p>2.24139882808506</text:p>
              </table:table-cell>
              <table:table-cell office:value-type="float" office:value="0.640352549376724">
                <text:p>0.640352549376724</text:p>
              </table:table-cell>
              <table:table-cell office:value-type="float" office:value="-0.509053162097958">
                <text:p>-0.509053162097958</text:p>
              </table:table-cell>
              <table:table-cell office:value-type="float" office:value="-2.62679362431984">
                <text:p>-2.62679362431984</text:p>
              </table:table-cell>
              <table:table-cell office:value-type="float" office:value="-1.11022915362927">
                <text:p>-1.11022915362927</text:p>
              </table:table-cell>
              <table:table-cell office:value-type="float" office:value="0.805631789039508">
                <text:p>0.805631789039508</text:p>
              </table:table-cell>
              <table:table-cell office:value-type="float" office:value="-0.392623487727343">
                <text:p>-0.392623487727343</text:p>
              </table:table-cell>
              <table:table-cell office:value-type="float" office:value="0.359634620884404">
                <text:p>0.359634620884404</text:p>
              </table:table-cell>
              <table:table-cell office:value-type="float" office:value="-0.131057477487407">
                <text:p>-0.131057477487407</text:p>
              </table:table-cell>
              <table:table-cell office:value-type="float" office:value="1.13283386664331">
                <text:p>1.13283386664331</text:p>
              </table:table-cell>
              <table:table-cell office:value-type="float" office:value="0.345123631807454">
                <text:p>0.345123631807454</text:p>
              </table:table-cell>
              <table:table-cell office:value-type="float" office:value="0.417075395274175">
                <text:p>0.417075395274175</text:p>
              </table:table-cell>
              <table:table-cell office:value-type="float" office:value="-0.0836726195007255">
                <text:p>-0.0836726195007255</text:p>
              </table:table-cell>
              <table:table-cell office:value-type="float" office:value="-0.804918222477822">
                <text:p>-0.804918222477822</text:p>
              </table:table-cell>
              <table:table-cell office:value-type="float" office:value="1.16727288053179">
                <text:p>1.16727288053179</text:p>
              </table:table-cell>
            </table:table-row>
            <table:table-row>
              <table:table-cell office:value-type="string">
                <text:p>fac</text:p>
                <draw:g>
                  <svg:desc>Sheet1.A19:Sheet1.A19</svg:desc>
                </draw:g>
              </table:table-cell>
              <table:table-cell office:value-type="float" office:value="-0.605746007033775">
                <text:p>-0.605746007033775</text:p>
                <draw:g>
                  <svg:desc>Sheet1.B19:Sheet1.AD19</svg:desc>
                </draw:g>
              </table:table-cell>
              <table:table-cell office:value-type="float" office:value="4.65184437207423">
                <text:p>4.65184437207423</text:p>
              </table:table-cell>
              <table:table-cell office:value-type="float" office:value="-0.518310988445573">
                <text:p>-0.518310988445573</text:p>
              </table:table-cell>
              <table:table-cell office:value-type="float" office:value="0.631006937326338">
                <text:p>0.631006937326338</text:p>
              </table:table-cell>
              <table:table-cell office:value-type="float" office:value="1.20613435949958">
                <text:p>1.20613435949958</text:p>
              </table:table-cell>
              <table:table-cell office:value-type="float" office:value="-0.645923058792255">
                <text:p>-0.645923058792255</text:p>
              </table:table-cell>
              <table:table-cell office:value-type="float" office:value="-0.232990214668489">
                <text:p>-0.232990214668489</text:p>
              </table:table-cell>
              <table:table-cell office:value-type="float" office:value="0.0916960080951676">
                <text:p>0.0916960080951676</text:p>
              </table:table-cell>
              <table:table-cell office:value-type="float" office:value="-5.93382486279138">
                <text:p>-5.93382486279138</text:p>
              </table:table-cell>
              <table:table-cell office:value-type="float" office:value="1.20425901309607">
                <text:p>1.20425901309607</text:p>
              </table:table-cell>
              <table:table-cell office:value-type="float" office:value="-6.11696079217243">
                <text:p>-6.11696079217243</text:p>
              </table:table-cell>
              <table:table-cell office:value-type="float" office:value="-0.0107702216871331">
                <text:p>-0.0107702216871331</text:p>
              </table:table-cell>
              <table:table-cell office:value-type="float" office:value="0.815581230964319">
                <text:p>0.815581230964319</text:p>
              </table:table-cell>
              <table:table-cell office:value-type="float" office:value="-0.707407379285069">
                <text:p>-0.707407379285069</text:p>
              </table:table-cell>
              <table:table-cell office:value-type="float" office:value="1.93939935174565">
                <text:p>1.93939935174565</text:p>
              </table:table-cell>
              <table:table-cell office:value-type="float" office:value="1.48302256177724">
                <text:p>1.48302256177724</text:p>
              </table:table-cell>
              <table:table-cell office:value-type="float" office:value="1.1765239044597">
                <text:p>1.1765239044597</text:p>
              </table:table-cell>
              <table:table-cell office:value-type="float" office:value="-2.84279161292032">
                <text:p>-2.84279161292032</text:p>
              </table:table-cell>
              <table:table-cell office:value-type="float" office:value="-1.31608371124344">
                <text:p>-1.31608371124344</text:p>
              </table:table-cell>
              <table:table-cell office:value-type="float" office:value="0.0430554423622631">
                <text:p>0.0430554423622631</text:p>
              </table:table-cell>
              <table:table-cell office:value-type="float" office:value="-1.92729337840804">
                <text:p>-1.92729337840804</text:p>
              </table:table-cell>
              <table:table-cell office:value-type="float" office:value="0.804174662202694">
                <text:p>0.804174662202694</text:p>
              </table:table-cell>
              <table:table-cell office:value-type="float" office:value="0.241694576349719">
                <text:p>0.241694576349719</text:p>
              </table:table-cell>
              <table:table-cell office:value-type="float" office:value="-1.20774906282825">
                <text:p>-1.20774906282825</text:p>
              </table:table-cell>
              <table:table-cell office:value-type="float" office:value="0.0147584888021305">
                <text:p>0.0147584888021305</text:p>
              </table:table-cell>
              <table:table-cell office:value-type="float" office:value="-0.887174339153939">
                <text:p>-0.887174339153939</text:p>
              </table:table-cell>
              <table:table-cell office:value-type="float" office:value="-40.0383204769261">
                <text:p>-40.0383204769261</text:p>
              </table:table-cell>
              <table:table-cell office:value-type="float" office:value="-2.29240923506714">
                <text:p>-2.29240923506714</text:p>
              </table:table-cell>
              <table:table-cell office:value-type="float" office:value="0.738022983891573">
                <text:p>0.738022983891573</text:p>
              </table:table-cell>
            </table:table-row>
            <table:table-row>
              <table:table-cell office:value-type="string">
                <text:p>fasta</text:p>
                <draw:g>
                  <svg:desc>Sheet1.A20:Sheet1.A20</svg:desc>
                </draw:g>
              </table:table-cell>
              <table:table-cell office:value-type="float" office:value="-0.665628443518688">
                <text:p>-0.665628443518688</text:p>
                <draw:g>
                  <svg:desc>Sheet1.B20:Sheet1.AD20</svg:desc>
                </draw:g>
              </table:table-cell>
              <table:table-cell office:value-type="float" office:value="-51.3321744493849">
                <text:p>-51.3321744493849</text:p>
              </table:table-cell>
              <table:table-cell office:value-type="float" office:value="0.591841472479382">
                <text:p>0.591841472479382</text:p>
              </table:table-cell>
              <table:table-cell office:value-type="float" office:value="-0.525012777503952">
                <text:p>-0.525012777503952</text:p>
              </table:table-cell>
              <table:table-cell office:value-type="float" office:value="0.894505275909587">
                <text:p>0.894505275909587</text:p>
              </table:table-cell>
              <table:table-cell office:value-type="float" office:value="-0.0318809855052084">
                <text:p>-0.0318809855052084</text:p>
              </table:table-cell>
              <table:table-cell office:value-type="float" office:value="-0.914994155466799">
                <text:p>-0.914994155466799</text:p>
              </table:table-cell>
              <table:table-cell office:value-type="float" office:value="-0.0156540858168001">
                <text:p>-0.0156540858168001</text:p>
              </table:table-cell>
              <table:table-cell office:value-type="float" office:value="-2.29555739512769">
                <text:p>-2.29555739512769</text:p>
              </table:table-cell>
              <table:table-cell office:value-type="float" office:value="1.42393039976302">
                <text:p>1.42393039976302</text:p>
              </table:table-cell>
              <table:table-cell office:value-type="float" office:value="0.952784586805756">
                <text:p>0.952784586805756</text:p>
              </table:table-cell>
              <table:table-cell office:value-type="float" office:value="0.10542411323626">
                <text:p>0.10542411323626</text:p>
              </table:table-cell>
              <table:table-cell office:value-type="float" office:value="-0.108723799083518">
                <text:p>-0.108723799083518</text:p>
              </table:table-cell>
              <table:table-cell office:value-type="float" office:value="-0.486561334787646">
                <text:p>-0.486561334787646</text:p>
              </table:table-cell>
              <table:table-cell office:value-type="float" office:value="2.37980130955192">
                <text:p>2.37980130955192</text:p>
              </table:table-cell>
              <table:table-cell office:value-type="float" office:value="1.02409613372952">
                <text:p>1.02409613372952</text:p>
              </table:table-cell>
              <table:table-cell office:value-type="float" office:value="0.221818469277623">
                <text:p>0.221818469277623</text:p>
              </table:table-cell>
              <table:table-cell office:value-type="float" office:value="-2.57737261019379">
                <text:p>-2.57737261019379</text:p>
              </table:table-cell>
              <table:table-cell office:value-type="float" office:value="-1.83807966342809">
                <text:p>-1.83807966342809</text:p>
              </table:table-cell>
              <table:table-cell office:value-type="float" office:value="-0.256005428901512">
                <text:p>-0.256005428901512</text:p>
              </table:table-cell>
              <table:table-cell office:value-type="float" office:value="-1.00819345034743">
                <text:p>-1.00819345034743</text:p>
              </table:table-cell>
              <table:table-cell office:value-type="float" office:value="0.419245136195183">
                <text:p>0.419245136195183</text:p>
              </table:table-cell>
              <table:table-cell office:value-type="float" office:value="-0.369037133600151">
                <text:p>-0.369037133600151</text:p>
              </table:table-cell>
              <table:table-cell office:value-type="float" office:value="1.58245068421571">
                <text:p>1.58245068421571</text:p>
              </table:table-cell>
              <table:table-cell office:value-type="float" office:value="1.03841038848195">
                <text:p>1.03841038848195</text:p>
              </table:table-cell>
              <table:table-cell office:value-type="float" office:value="1.56783194511247">
                <text:p>1.56783194511247</text:p>
              </table:table-cell>
              <table:table-cell office:value-type="float" office:value="-0.735464849043087">
                <text:p>-0.735464849043087</text:p>
              </table:table-cell>
              <table:table-cell office:value-type="float" office:value="-1.42226571830383">
                <text:p>-1.42226571830383</text:p>
              </table:table-cell>
              <table:table-cell office:value-type="float" office:value="0.835874762589483">
                <text:p>0.835874762589483</text:p>
              </table:table-cell>
            </table:table-row>
            <table:table-row>
              <table:table-cell office:value-type="string">
                <text:p>fdct</text:p>
                <draw:g>
                  <svg:desc>Sheet1.A21:Sheet1.A21</svg:desc>
                </draw:g>
              </table:table-cell>
              <table:table-cell office:value-type="float" office:value="-0.223650957816536">
                <text:p>-0.223650957816536</text:p>
                <draw:g>
                  <svg:desc>Sheet1.B21:Sheet1.AD21</svg:desc>
                </draw:g>
              </table:table-cell>
              <table:table-cell office:value-type="float" office:value="1.03507210668404">
                <text:p>1.03507210668404</text:p>
              </table:table-cell>
              <table:table-cell office:value-type="float" office:value="-0.290348734648759">
                <text:p>-0.290348734648759</text:p>
              </table:table-cell>
              <table:table-cell office:value-type="float" office:value="-0.642602919647975">
                <text:p>-0.642602919647975</text:p>
              </table:table-cell>
              <table:table-cell office:value-type="float" office:value="0.546939913250751">
                <text:p>0.546939913250751</text:p>
              </table:table-cell>
              <table:table-cell office:value-type="float" office:value="-0.155552812245374">
                <text:p>-0.155552812245374</text:p>
              </table:table-cell>
              <table:table-cell office:value-type="float" office:value="-0.188960325973375">
                <text:p>-0.188960325973375</text:p>
              </table:table-cell>
              <table:table-cell office:value-type="float" office:value="-0.0452507047602067">
                <text:p>-0.0452507047602067</text:p>
              </table:table-cell>
              <table:table-cell office:value-type="float" office:value="-0.759927885060032">
                <text:p>-0.759927885060032</text:p>
              </table:table-cell>
              <table:table-cell office:value-type="float" office:value="0.882956085187451">
                <text:p>0.882956085187451</text:p>
              </table:table-cell>
              <table:table-cell office:value-type="float" office:value="0.794126503821296">
                <text:p>0.794126503821296</text:p>
              </table:table-cell>
              <table:table-cell office:value-type="float" office:value="0.463389951143553">
                <text:p>0.463389951143553</text:p>
              </table:table-cell>
              <table:table-cell office:value-type="float" office:value="0.0960632525891594">
                <text:p>0.0960632525891594</text:p>
              </table:table-cell>
              <table:table-cell office:value-type="float" office:value="0.073455347062315">
                <text:p>0.073455347062315</text:p>
              </table:table-cell>
              <table:table-cell office:value-type="float" office:value="1.50786777868191">
                <text:p>1.50786777868191</text:p>
              </table:table-cell>
              <table:table-cell office:value-type="float" office:value="1.25512078100523">
                <text:p>1.25512078100523</text:p>
              </table:table-cell>
              <table:table-cell office:value-type="float" office:value="-0.752997233254743">
                <text:p>-0.752997233254743</text:p>
              </table:table-cell>
              <table:table-cell office:value-type="float" office:value="-2.28403497503359">
                <text:p>-2.28403497503359</text:p>
              </table:table-cell>
              <table:table-cell office:value-type="float" office:value="-0.855319130899482">
                <text:p>-0.855319130899482</text:p>
              </table:table-cell>
              <table:table-cell office:value-type="float" office:value="0.0945400982478476">
                <text:p>0.0945400982478476</text:p>
              </table:table-cell>
              <table:table-cell office:value-type="float" office:value="-0.573909424535231">
                <text:p>-0.573909424535231</text:p>
              </table:table-cell>
              <table:table-cell office:value-type="float" office:value="0.744069479707333">
                <text:p>0.744069479707333</text:p>
              </table:table-cell>
              <table:table-cell office:value-type="float" office:value="-0.176571034290659">
                <text:p>-0.176571034290659</text:p>
              </table:table-cell>
              <table:table-cell office:value-type="float" office:value="1.0551086495515">
                <text:p>1.0551086495515</text:p>
              </table:table-cell>
              <table:table-cell office:value-type="float" office:value="0.445389045517837">
                <text:p>0.445389045517837</text:p>
              </table:table-cell>
              <table:table-cell office:value-type="float" office:value="0.0752183169797102">
                <text:p>0.0752183169797102</text:p>
              </table:table-cell>
              <table:table-cell office:value-type="float" office:value="-0.0606362868665329">
                <text:p>-0.0606362868665329</text:p>
              </table:table-cell>
              <table:table-cell office:value-type="float" office:value="-1.19713643302969">
                <text:p>-1.19713643302969</text:p>
              </table:table-cell>
              <table:table-cell office:value-type="float" office:value="0.794881963392659">
                <text:p>0.794881963392659</text:p>
              </table:table-cell>
            </table:table-row>
            <table:table-row>
              <table:table-cell office:value-type="string">
                <text:p>fft</text:p>
                <draw:g>
                  <svg:desc>Sheet1.A22:Sheet1.A22</svg:desc>
                </draw:g>
              </table:table-cell>
              <table:table-cell office:value-type="float" office:value="-7.40176331591894">
                <text:p>-7.40176331591894</text:p>
                <draw:g>
                  <svg:desc>Sheet1.B22:Sheet1.AD22</svg:desc>
                </draw:g>
              </table:table-cell>
              <table:table-cell office:value-type="float" office:value="2.62054281714137">
                <text:p>2.62054281714137</text:p>
              </table:table-cell>
              <table:table-cell office:value-type="float" office:value="-0.0696035317090401">
                <text:p>-0.0696035317090401</text:p>
              </table:table-cell>
              <table:table-cell office:value-type="float" office:value="-7.4701588050352">
                <text:p>-7.4701588050352</text:p>
              </table:table-cell>
              <table:table-cell office:value-type="float" office:value="0.894588005658482">
                <text:p>0.894588005658482</text:p>
              </table:table-cell>
              <table:table-cell office:value-type="float" office:value="0.0554390022701914">
                <text:p>0.0554390022701914</text:p>
              </table:table-cell>
              <table:table-cell office:value-type="float" office:value="-0.288083564024531">
                <text:p>-0.288083564024531</text:p>
              </table:table-cell>
              <table:table-cell office:value-type="float" office:value="-0.04691544439673">
                <text:p>-0.04691544439673</text:p>
              </table:table-cell>
              <table:table-cell office:value-type="float" office:value="0.316957520395398">
                <text:p>0.316957520395398</text:p>
              </table:table-cell>
              <table:table-cell office:value-type="float" office:value="0.970216674090007">
                <text:p>0.970216674090007</text:p>
              </table:table-cell>
              <table:table-cell office:value-type="float" office:value="0.948974643543707">
                <text:p>0.948974643543707</text:p>
              </table:table-cell>
              <table:table-cell office:value-type="float" office:value="0.443089531636077">
                <text:p>0.443089531636077</text:p>
              </table:table-cell>
              <table:table-cell office:value-type="float" office:value="-0.0251332379575337">
                <text:p>-0.0251332379575337</text:p>
              </table:table-cell>
              <table:table-cell office:value-type="float" office:value="-0.303564597805941">
                <text:p>-0.303564597805941</text:p>
              </table:table-cell>
              <table:table-cell office:value-type="float" office:value="1.89282852669139">
                <text:p>1.89282852669139</text:p>
              </table:table-cell>
              <table:table-cell office:value-type="float" office:value="0.244960148521435">
                <text:p>0.244960148521435</text:p>
              </table:table-cell>
              <table:table-cell office:value-type="float" office:value="-1.12673537863643">
                <text:p>-1.12673537863643</text:p>
              </table:table-cell>
              <table:table-cell office:value-type="float" office:value="-2.59788075142269">
                <text:p>-2.59788075142269</text:p>
              </table:table-cell>
              <table:table-cell office:value-type="float" office:value="-1.18787343761997">
                <text:p>-1.18787343761997</text:p>
              </table:table-cell>
              <table:table-cell office:value-type="float" office:value="0.195787870649053">
                <text:p>0.195787870649053</text:p>
              </table:table-cell>
              <table:table-cell office:value-type="float" office:value="-0.406148636451589">
                <text:p>-0.406148636451589</text:p>
              </table:table-cell>
              <table:table-cell office:value-type="float" office:value="0.620199202490728">
                <text:p>0.620199202490728</text:p>
              </table:table-cell>
              <table:table-cell office:value-type="float" office:value="-0.174838385016926">
                <text:p>-0.174838385016926</text:p>
              </table:table-cell>
              <table:table-cell office:value-type="float" office:value="6.43484070727793">
                <text:p>6.43484070727793</text:p>
              </table:table-cell>
              <table:table-cell office:value-type="float" office:value="0.454339341472785">
                <text:p>0.454339341472785</text:p>
              </table:table-cell>
              <table:table-cell office:value-type="float" office:value="8.15165650332547">
                <text:p>8.15165650332547</text:p>
              </table:table-cell>
              <table:table-cell office:value-type="float" office:value="-0.469360360013553">
                <text:p>-0.469360360013553</text:p>
              </table:table-cell>
              <table:table-cell office:value-type="float" office:value="-1.15220835052693">
                <text:p>-1.15220835052693</text:p>
              </table:table-cell>
              <table:table-cell office:value-type="float" office:value="0.863549979894552">
                <text:p>0.863549979894552</text:p>
              </table:table-cell>
            </table:table-row>
            <table:table-row>
              <table:table-cell office:value-type="string">
                <text:p>insertsort</text:p>
                <draw:g>
                  <svg:desc>Sheet1.A23:Sheet1.A23</svg:desc>
                </draw:g>
              </table:table-cell>
              <table:table-cell office:value-type="float" office:value="-0.363194207648183">
                <text:p>-0.363194207648183</text:p>
                <draw:g>
                  <svg:desc>Sheet1.B23:Sheet1.AD23</svg:desc>
                </draw:g>
              </table:table-cell>
              <table:table-cell office:value-type="float" office:value="1.48911371782028">
                <text:p>1.48911371782028</text:p>
              </table:table-cell>
              <table:table-cell office:value-type="float" office:value="-0.00823241304887559">
                <text:p>-0.00823241304887559</text:p>
              </table:table-cell>
              <table:table-cell office:value-type="float" office:value="0.0896005753110585">
                <text:p>0.0896005753110585</text:p>
              </table:table-cell>
              <table:table-cell office:value-type="float" office:value="0.918256822604181">
                <text:p>0.918256822604181</text:p>
              </table:table-cell>
              <table:table-cell office:value-type="float" office:value="-0.0876746278462612">
                <text:p>-0.0876746278462612</text:p>
              </table:table-cell>
              <table:table-cell office:value-type="float" office:value="-0.350981907324397">
                <text:p>-0.350981907324397</text:p>
              </table:table-cell>
              <table:table-cell office:value-type="float" office:value="0.084155674700631">
                <text:p>0.084155674700631</text:p>
              </table:table-cell>
              <table:table-cell office:value-type="float" office:value="-2.52819416797491">
                <text:p>-2.52819416797491</text:p>
              </table:table-cell>
              <table:table-cell office:value-type="float" office:value="1.06333690884642">
                <text:p>1.06333690884642</text:p>
              </table:table-cell>
              <table:table-cell office:value-type="float" office:value="1.0555946594979">
                <text:p>1.0555946594979</text:p>
              </table:table-cell>
              <table:table-cell office:value-type="float" office:value="0.487059501780125">
                <text:p>0.487059501780125</text:p>
              </table:table-cell>
              <table:table-cell office:value-type="float" office:value="0.0497922489593653">
                <text:p>0.0497922489593653</text:p>
              </table:table-cell>
              <table:table-cell office:value-type="float" office:value="-0.112288980227113">
                <text:p>-0.112288980227113</text:p>
              </table:table-cell>
              <table:table-cell office:value-type="float" office:value="1.83410132913761">
                <text:p>1.83410132913761</text:p>
              </table:table-cell>
              <table:table-cell office:value-type="float" office:value="1.12093916383953">
                <text:p>1.12093916383953</text:p>
              </table:table-cell>
              <table:table-cell office:value-type="float" office:value="0.291051020333702">
                <text:p>0.291051020333702</text:p>
              </table:table-cell>
              <table:table-cell office:value-type="float" office:value="-2.57690805875512">
                <text:p>-2.57690805875512</text:p>
              </table:table-cell>
              <table:table-cell office:value-type="float" office:value="-1.10571637707032">
                <text:p>-1.10571637707032</text:p>
              </table:table-cell>
              <table:table-cell office:value-type="float" office:value="0.354999173255218">
                <text:p>0.354999173255218</text:p>
              </table:table-cell>
              <table:table-cell office:value-type="float" office:value="-1.35705883596418">
                <text:p>-1.35705883596418</text:p>
              </table:table-cell>
              <table:table-cell office:value-type="float" office:value="0.663952705305383">
                <text:p>0.663952705305383</text:p>
              </table:table-cell>
              <table:table-cell office:value-type="float" office:value="-0.0300967861213909">
                <text:p>-0.0300967861213909</text:p>
              </table:table-cell>
              <table:table-cell office:value-type="float" office:value="-0.0399068805005477">
                <text:p>-0.0399068805005477</text:p>
              </table:table-cell>
              <table:table-cell office:value-type="float" office:value="0.426185064892391">
                <text:p>0.426185064892391</text:p>
              </table:table-cell>
              <table:table-cell office:value-type="float" office:value="0.138632904793298">
                <text:p>0.138632904793298</text:p>
              </table:table-cell>
              <table:table-cell office:value-type="float" office:value="-0.280284931909262">
                <text:p>-0.280284931909262</text:p>
              </table:table-cell>
              <table:table-cell office:value-type="float" office:value="-1.74855389470503">
                <text:p>-1.74855389470503</text:p>
              </table:table-cell>
              <table:table-cell office:value-type="float" office:value="0.743285596489156">
                <text:p>0.743285596489156</text:p>
              </table:table-cell>
            </table:table-row>
            <table:table-row>
              <table:table-cell office:value-type="string">
                <text:p>janne_complex</text:p>
                <draw:g>
                  <svg:desc>Sheet1.A24:Sheet1.A24</svg:desc>
                </draw:g>
              </table:table-cell>
              <table:table-cell office:value-type="float" office:value="-0.327305221249289">
                <text:p>-0.327305221249289</text:p>
                <draw:g>
                  <svg:desc>Sheet1.B24:Sheet1.AD24</svg:desc>
                </draw:g>
              </table:table-cell>
              <table:table-cell office:value-type="float" office:value="1.50221797571331">
                <text:p>1.50221797571331</text:p>
              </table:table-cell>
              <table:table-cell office:value-type="float" office:value="-0.0988162487850153">
                <text:p>-0.0988162487850153</text:p>
              </table:table-cell>
              <table:table-cell office:value-type="float" office:value="0.372365144796181">
                <text:p>0.372365144796181</text:p>
              </table:table-cell>
              <table:table-cell office:value-type="float" office:value="0.931563376175746">
                <text:p>0.931563376175746</text:p>
              </table:table-cell>
              <table:table-cell office:value-type="float" office:value="-0.100063952945721">
                <text:p>-0.100063952945721</text:p>
              </table:table-cell>
              <table:table-cell office:value-type="float" office:value="-0.403563382978864">
                <text:p>-0.403563382978864</text:p>
              </table:table-cell>
              <table:table-cell office:value-type="float" office:value="0.137874026082853">
                <text:p>0.137874026082853</text:p>
              </table:table-cell>
              <table:table-cell office:value-type="float" office:value="-3.09799409308031">
                <text:p>-3.09799409308031</text:p>
              </table:table-cell>
              <table:table-cell office:value-type="float" office:value="1.08393970822699">
                <text:p>1.08393970822699</text:p>
              </table:table-cell>
              <table:table-cell office:value-type="float" office:value="0.0303221321844739">
                <text:p>0.0303221321844739</text:p>
              </table:table-cell>
              <table:table-cell office:value-type="float" office:value="0.558756139238542">
                <text:p>0.558756139238542</text:p>
              </table:table-cell>
              <table:table-cell office:value-type="float" office:value="0.0115292338319537">
                <text:p>0.0115292338319537</text:p>
              </table:table-cell>
              <table:table-cell office:value-type="float" office:value="-0.0511673587113323">
                <text:p>-0.0511673587113323</text:p>
              </table:table-cell>
              <table:table-cell office:value-type="float" office:value="1.79835387242184">
                <text:p>1.79835387242184</text:p>
              </table:table-cell>
              <table:table-cell office:value-type="float" office:value="1.13261312141335">
                <text:p>1.13261312141335</text:p>
              </table:table-cell>
              <table:table-cell office:value-type="float" office:value="0.409477255672137">
                <text:p>0.409477255672137</text:p>
              </table:table-cell>
              <table:table-cell office:value-type="float" office:value="-2.66070005081571">
                <text:p>-2.66070005081571</text:p>
              </table:table-cell>
              <table:table-cell office:value-type="float" office:value="-1.12999637079671">
                <text:p>-1.12999637079671</text:p>
              </table:table-cell>
              <table:table-cell office:value-type="float" office:value="0.25169518610706">
                <text:p>0.25169518610706</text:p>
              </table:table-cell>
              <table:table-cell office:value-type="float" office:value="-1.3949390700281">
                <text:p>-1.3949390700281</text:p>
              </table:table-cell>
              <table:table-cell office:value-type="float" office:value="0.710906819730007">
                <text:p>0.710906819730007</text:p>
              </table:table-cell>
              <table:table-cell office:value-type="float" office:value="-0.060932679671515">
                <text:p>-0.060932679671515</text:p>
              </table:table-cell>
              <table:table-cell office:value-type="float" office:value="-0.320351824318647">
                <text:p>-0.320351824318647</text:p>
              </table:table-cell>
              <table:table-cell office:value-type="float" office:value="0.349400924936655">
                <text:p>0.349400924936655</text:p>
              </table:table-cell>
              <table:table-cell office:value-type="float" office:value="0.169458065825515">
                <text:p>0.169458065825515</text:p>
              </table:table-cell>
              <table:table-cell office:value-type="float" office:value="-0.239288364041253">
                <text:p>-0.239288364041253</text:p>
              </table:table-cell>
              <table:table-cell office:value-type="float" office:value="-1.79276434246234">
                <text:p>-1.79276434246234</text:p>
              </table:table-cell>
              <table:table-cell office:value-type="float" office:value="0.759700304140098">
                <text:p>0.759700304140098</text:p>
              </table:table-cell>
            </table:table-row>
            <table:table-row>
              <table:table-cell office:value-type="string">
                <text:p>jfdctint</text:p>
                <draw:g>
                  <svg:desc>Sheet1.A25:Sheet1.A25</svg:desc>
                </draw:g>
              </table:table-cell>
              <table:table-cell office:value-type="float" office:value="-0.259219948632603">
                <text:p>-0.259219948632603</text:p>
                <draw:g>
                  <svg:desc>Sheet1.B25:Sheet1.AD25</svg:desc>
                </draw:g>
              </table:table-cell>
              <table:table-cell office:value-type="float" office:value="1.30330958094906">
                <text:p>1.30330958094906</text:p>
              </table:table-cell>
              <table:table-cell office:value-type="float" office:value="-0.0449499390187745">
                <text:p>-0.0449499390187745</text:p>
              </table:table-cell>
              <table:table-cell office:value-type="float" office:value="-0.470679301252034">
                <text:p>-0.470679301252034</text:p>
              </table:table-cell>
              <table:table-cell office:value-type="float" office:value="0.852069859723157">
                <text:p>0.852069859723157</text:p>
              </table:table-cell>
              <table:table-cell office:value-type="float" office:value="0.0113560895809883">
                <text:p>0.0113560895809883</text:p>
              </table:table-cell>
              <table:table-cell office:value-type="float" office:value="-0.284104968808418">
                <text:p>-0.284104968808418</text:p>
              </table:table-cell>
              <table:table-cell office:value-type="float" office:value="0.0111515271057896">
                <text:p>0.0111515271057896</text:p>
              </table:table-cell>
              <table:table-cell office:value-type="float" office:value="0.0221429617772714">
                <text:p>0.0221429617772714</text:p>
              </table:table-cell>
              <table:table-cell office:value-type="float" office:value="1.07030939243255">
                <text:p>1.07030939243255</text:p>
              </table:table-cell>
              <table:table-cell office:value-type="float" office:value="1.17482657161508">
                <text:p>1.17482657161508</text:p>
              </table:table-cell>
              <table:table-cell office:value-type="float" office:value="0.530234028501797">
                <text:p>0.530234028501797</text:p>
              </table:table-cell>
              <table:table-cell office:value-type="float" office:value="-0.0525073709712235">
                <text:p>-0.0525073709712235</text:p>
              </table:table-cell>
              <table:table-cell office:value-type="float" office:value="-0.0306335005589239">
                <text:p>-0.0306335005589239</text:p>
              </table:table-cell>
              <table:table-cell office:value-type="float" office:value="1.83797800423134">
                <text:p>1.83797800423134</text:p>
              </table:table-cell>
              <table:table-cell office:value-type="float" office:value="1.16459834546523">
                <text:p>1.16459834546523</text:p>
              </table:table-cell>
              <table:table-cell office:value-type="float" office:value="-0.489446926535568">
                <text:p>-0.489446926535568</text:p>
              </table:table-cell>
              <table:table-cell office:value-type="float" office:value="-2.61981044409846">
                <text:p>-2.61981044409846</text:p>
              </table:table-cell>
              <table:table-cell office:value-type="float" office:value="-1.06435347926629">
                <text:p>-1.06435347926629</text:p>
              </table:table-cell>
              <table:table-cell office:value-type="float" office:value="0.415524088934813">
                <text:p>0.415524088934813</text:p>
              </table:table-cell>
              <table:table-cell office:value-type="float" office:value="-0.381696250826503">
                <text:p>-0.381696250826503</text:p>
              </table:table-cell>
              <table:table-cell office:value-type="float" office:value="0.77333417852748">
                <text:p>0.77333417852748</text:p>
              </table:table-cell>
              <table:table-cell office:value-type="float" office:value="0.0153867891525036">
                <text:p>0.0153867891525036</text:p>
              </table:table-cell>
              <table:table-cell office:value-type="float" office:value="1.54718630933118">
                <text:p>1.54718630933118</text:p>
              </table:table-cell>
              <table:table-cell office:value-type="float" office:value="0.484903971900546">
                <text:p>0.484903971900546</text:p>
              </table:table-cell>
              <table:table-cell office:value-type="float" office:value="-0.0874634677283799">
                <text:p>-0.0874634677283799</text:p>
              </table:table-cell>
              <table:table-cell office:value-type="float" office:value="-0.353146829003801">
                <text:p>-0.353146829003801</text:p>
              </table:table-cell>
              <table:table-cell office:value-type="float" office:value="-0.887935479469248">
                <text:p>-0.887935479469248</text:p>
              </table:table-cell>
              <table:table-cell office:value-type="float" office:value="0.794178857841556">
                <text:p>0.794178857841556</text:p>
              </table:table-cell>
            </table:table-row>
            <table:table-row>
              <table:table-cell office:value-type="string">
                <text:p>lcdnum</text:p>
                <draw:g>
                  <svg:desc>Sheet1.A26:Sheet1.A26</svg:desc>
                </draw:g>
              </table:table-cell>
              <table:table-cell office:value-type="float" office:value="-16.8706054279795">
                <text:p>-16.8706054279795</text:p>
                <draw:g>
                  <svg:desc>Sheet1.B26:Sheet1.AD26</svg:desc>
                </draw:g>
              </table:table-cell>
              <table:table-cell office:value-type="float" office:value="-2.35357602409633">
                <text:p>-2.35357602409633</text:p>
              </table:table-cell>
              <table:table-cell office:value-type="float" office:value="0.115350424846863">
                <text:p>0.115350424846863</text:p>
              </table:table-cell>
              <table:table-cell office:value-type="float" office:value="-15.6130152676504">
                <text:p>-15.6130152676504</text:p>
              </table:table-cell>
              <table:table-cell office:value-type="float" office:value="-1.38521043731712">
                <text:p>-1.38521043731712</text:p>
              </table:table-cell>
              <table:table-cell office:value-type="float" office:value="0.308614218854444">
                <text:p>0.308614218854444</text:p>
              </table:table-cell>
              <table:table-cell office:value-type="float" office:value="-0.237466875554302">
                <text:p>-0.237466875554302</text:p>
              </table:table-cell>
              <table:table-cell office:value-type="float" office:value="-2.42245753907872">
                <text:p>-2.42245753907872</text:p>
              </table:table-cell>
              <table:table-cell office:value-type="float" office:value="-8.93033584805343">
                <text:p>-8.93033584805343</text:p>
              </table:table-cell>
              <table:table-cell office:value-type="float" office:value="0.984743297259952">
                <text:p>0.984743297259952</text:p>
              </table:table-cell>
              <table:table-cell office:value-type="float" office:value="-1.14483702211199">
                <text:p>-1.14483702211199</text:p>
              </table:table-cell>
              <table:table-cell office:value-type="float" office:value="-1.78878230905777">
                <text:p>-1.78878230905777</text:p>
              </table:table-cell>
              <table:table-cell office:value-type="float" office:value="-0.0133769442157536">
                <text:p>-0.0133769442157536</text:p>
              </table:table-cell>
              <table:table-cell office:value-type="float" office:value="-2.53478766546558">
                <text:p>-2.53478766546558</text:p>
              </table:table-cell>
              <table:table-cell office:value-type="float" office:value="2.0238976427306">
                <text:p>2.0238976427306</text:p>
              </table:table-cell>
              <table:table-cell office:value-type="float" office:value="-2.90744640018237">
                <text:p>-2.90744640018237</text:p>
              </table:table-cell>
              <table:table-cell office:value-type="float" office:value="-2.62376151285072">
                <text:p>-2.62376151285072</text:p>
              </table:table-cell>
              <table:table-cell office:value-type="float" office:value="-2.60390443738323">
                <text:p>-2.60390443738323</text:p>
              </table:table-cell>
              <table:table-cell office:value-type="float" office:value="-1.22139602495694">
                <text:p>-1.22139602495694</text:p>
              </table:table-cell>
              <table:table-cell office:value-type="float" office:value="-1.35243944188083">
                <text:p>-1.35243944188083</text:p>
              </table:table-cell>
              <table:table-cell office:value-type="float" office:value="-1.90217391848777">
                <text:p>-1.90217391848777</text:p>
              </table:table-cell>
              <table:table-cell office:value-type="float" office:value="-1.50936964046661">
                <text:p>-1.50936964046661</text:p>
              </table:table-cell>
              <table:table-cell office:value-type="float" office:value="-0.148361280475387">
                <text:p>-0.148361280475387</text:p>
              </table:table-cell>
              <table:table-cell office:value-type="float" office:value="11.0722968500828">
                <text:p>11.0722968500828</text:p>
              </table:table-cell>
              <table:table-cell office:value-type="float" office:value="0.643357455941667">
                <text:p>0.643357455941667</text:p>
              </table:table-cell>
              <table:table-cell office:value-type="float" office:value="11.0145499799106">
                <text:p>11.0145499799106</text:p>
              </table:table-cell>
              <table:table-cell office:value-type="float" office:value="-2.74676961018694">
                <text:p>-2.74676961018694</text:p>
              </table:table-cell>
              <table:table-cell office:value-type="float" office:value="-2.76275914851333">
                <text:p>-2.76275914851333</text:p>
              </table:table-cell>
              <table:table-cell office:value-type="float" office:value="0.951529949855014">
                <text:p>0.951529949855014</text:p>
              </table:table-cell>
            </table:table-row>
            <table:table-row>
              <table:table-cell office:value-type="string">
                <text:p>levenshtein</text:p>
                <draw:g>
                  <svg:desc>Sheet1.A27:Sheet1.A27</svg:desc>
                </draw:g>
              </table:table-cell>
              <table:table-cell office:value-type="float" office:value="-0.890781936491947">
                <text:p>-0.890781936491947</text:p>
                <draw:g>
                  <svg:desc>Sheet1.B27:Sheet1.AD27</svg:desc>
                </draw:g>
              </table:table-cell>
              <table:table-cell office:value-type="float" office:value="1.05849937123553">
                <text:p>1.05849937123553</text:p>
              </table:table-cell>
              <table:table-cell office:value-type="float" office:value="0.387875156558684">
                <text:p>0.387875156558684</text:p>
              </table:table-cell>
              <table:table-cell office:value-type="float" office:value="3.56743902226136">
                <text:p>3.56743902226136</text:p>
              </table:table-cell>
              <table:table-cell office:value-type="float" office:value="1.50410859205534">
                <text:p>1.50410859205534</text:p>
              </table:table-cell>
              <table:table-cell office:value-type="float" office:value="0.140574427364933">
                <text:p>0.140574427364933</text:p>
              </table:table-cell>
              <table:table-cell office:value-type="float" office:value="-0.739408164347314">
                <text:p>-0.739408164347314</text:p>
              </table:table-cell>
              <table:table-cell office:value-type="float" office:value="0.629912568321271">
                <text:p>0.629912568321271</text:p>
              </table:table-cell>
              <table:table-cell office:value-type="float" office:value="-6.58106105877525">
                <text:p>-6.58106105877525</text:p>
              </table:table-cell>
              <table:table-cell office:value-type="float" office:value="0.442664813238067">
                <text:p>0.442664813238067</text:p>
              </table:table-cell>
              <table:table-cell office:value-type="float" office:value="1.74441343318151">
                <text:p>1.74441343318151</text:p>
              </table:table-cell>
              <table:table-cell office:value-type="float" office:value="0.99279252947468">
                <text:p>0.99279252947468</text:p>
              </table:table-cell>
              <table:table-cell office:value-type="float" office:value="-0.485071708375187">
                <text:p>-0.485071708375187</text:p>
              </table:table-cell>
              <table:table-cell office:value-type="float" office:value="0.595246980790833">
                <text:p>0.595246980790833</text:p>
              </table:table-cell>
              <table:table-cell office:value-type="float" office:value="1.27544503432593">
                <text:p>1.27544503432593</text:p>
              </table:table-cell>
              <table:table-cell office:value-type="float" office:value="0.71369975539104">
                <text:p>0.71369975539104</text:p>
              </table:table-cell>
              <table:table-cell office:value-type="float" office:value="-3.46230597045469">
                <text:p>-3.46230597045469</text:p>
              </table:table-cell>
              <table:table-cell office:value-type="float" office:value="-2.30708136258786">
                <text:p>-2.30708136258786</text:p>
              </table:table-cell>
              <table:table-cell office:value-type="float" office:value="-1.54854788293554">
                <text:p>-1.54854788293554</text:p>
              </table:table-cell>
              <table:table-cell office:value-type="float" office:value="-0.404749136560079">
                <text:p>-0.404749136560079</text:p>
              </table:table-cell>
              <table:table-cell office:value-type="float" office:value="-4.80609518130111">
                <text:p>-4.80609518130111</text:p>
              </table:table-cell>
              <table:table-cell office:value-type="float" office:value="0.446336265947686">
                <text:p>0.446336265947686</text:p>
              </table:table-cell>
              <table:table-cell office:value-type="float" office:value="-0.38444751937677">
                <text:p>-0.38444751937677</text:p>
              </table:table-cell>
              <table:table-cell office:value-type="float" office:value="-6.55356336990218">
                <text:p>-6.55356336990218</text:p>
              </table:table-cell>
              <table:table-cell office:value-type="float" office:value="0.850104603991875">
                <text:p>0.850104603991875</text:p>
              </table:table-cell>
              <table:table-cell office:value-type="float" office:value="-0.450506588014479">
                <text:p>-0.450506588014479</text:p>
              </table:table-cell>
              <table:table-cell office:value-type="float" office:value="0.36275328137062">
                <text:p>0.36275328137062</text:p>
              </table:table-cell>
              <table:table-cell office:value-type="float" office:value="-5.24083848305619">
                <text:p>-5.24083848305619</text:p>
              </table:table-cell>
              <table:table-cell office:value-type="float" office:value="0.121466789488028">
                <text:p>0.121466789488028</text:p>
              </table:table-cell>
            </table:table-row>
            <table:table-row>
              <table:table-cell office:value-type="string">
                <text:p>lms</text:p>
                <draw:g>
                  <svg:desc>Sheet1.A28:Sheet1.A28</svg:desc>
                </draw:g>
              </table:table-cell>
              <table:table-cell office:value-type="float" office:value="-0.487297138092103">
                <text:p>-0.487297138092103</text:p>
                <draw:g>
                  <svg:desc>Sheet1.B28:Sheet1.AD28</svg:desc>
                </draw:g>
              </table:table-cell>
              <table:table-cell office:value-type="float" office:value="1.57980333676782">
                <text:p>1.57980333676782</text:p>
              </table:table-cell>
              <table:table-cell office:value-type="float" office:value="-0.0409402912112504">
                <text:p>-0.0409402912112504</text:p>
              </table:table-cell>
              <table:table-cell office:value-type="float" office:value="-0.503884937298428">
                <text:p>-0.503884937298428</text:p>
              </table:table-cell>
              <table:table-cell office:value-type="float" office:value="1.00867491932946">
                <text:p>1.00867491932946</text:p>
              </table:table-cell>
              <table:table-cell office:value-type="float" office:value="-0.0529512974818177">
                <text:p>-0.0529512974818177</text:p>
              </table:table-cell>
              <table:table-cell office:value-type="float" office:value="-0.412297036051429">
                <text:p>-0.412297036051429</text:p>
              </table:table-cell>
              <table:table-cell office:value-type="float" office:value="-0.00304744992157483">
                <text:p>-0.00304744992157483</text:p>
              </table:table-cell>
              <table:table-cell office:value-type="float" office:value="-1.20922740576704">
                <text:p>-1.20922740576704</text:p>
              </table:table-cell>
              <table:table-cell office:value-type="float" office:value="1.15055843761762">
                <text:p>1.15055843761762</text:p>
              </table:table-cell>
              <table:table-cell office:value-type="float" office:value="1.01253564198223">
                <text:p>1.01253564198223</text:p>
              </table:table-cell>
              <table:table-cell office:value-type="float" office:value="0.504163369187273">
                <text:p>0.504163369187273</text:p>
              </table:table-cell>
              <table:table-cell office:value-type="float" office:value="0.0847977895986226">
                <text:p>0.0847977895986226</text:p>
              </table:table-cell>
              <table:table-cell office:value-type="float" office:value="-0.118919932568257">
                <text:p>-0.118919932568257</text:p>
              </table:table-cell>
              <table:table-cell office:value-type="float" office:value="1.88199673108378">
                <text:p>1.88199673108378</text:p>
              </table:table-cell>
              <table:table-cell office:value-type="float" office:value="0.914817974212379">
                <text:p>0.914817974212379</text:p>
              </table:table-cell>
              <table:table-cell office:value-type="float" office:value="-2.94087924610091">
                <text:p>-2.94087924610091</text:p>
              </table:table-cell>
              <table:table-cell office:value-type="float" office:value="-2.48721196787132">
                <text:p>-2.48721196787132</text:p>
              </table:table-cell>
              <table:table-cell office:value-type="float" office:value="-1.10141337232419">
                <text:p>-1.10141337232419</text:p>
              </table:table-cell>
              <table:table-cell office:value-type="float" office:value="0.395511793456712">
                <text:p>0.395511793456712</text:p>
              </table:table-cell>
              <table:table-cell office:value-type="float" office:value="-0.873715272817348">
                <text:p>-0.873715272817348</text:p>
              </table:table-cell>
              <table:table-cell office:value-type="float" office:value="0.640997457716759">
                <text:p>0.640997457716759</text:p>
              </table:table-cell>
              <table:table-cell office:value-type="float" office:value="-0.0169874074562278">
                <text:p>-0.0169874074562278</text:p>
              </table:table-cell>
              <table:table-cell office:value-type="float" office:value="0.856499518671372">
                <text:p>0.856499518671372</text:p>
              </table:table-cell>
              <table:table-cell office:value-type="float" office:value="0.367065353808724">
                <text:p>0.367065353808724</text:p>
              </table:table-cell>
              <table:table-cell office:value-type="float" office:value="0.257537600936886">
                <text:p>0.257537600936886</text:p>
              </table:table-cell>
              <table:table-cell office:value-type="float" office:value="-0.281730333524165">
                <text:p>-0.281730333524165</text:p>
              </table:table-cell>
              <table:table-cell office:value-type="float" office:value="-1.29913853507989">
                <text:p>-1.29913853507989</text:p>
              </table:table-cell>
              <table:table-cell office:value-type="float" office:value="0.749176168331683">
                <text:p>0.749176168331683</text:p>
              </table:table-cell>
            </table:table-row>
            <table:table-row>
              <table:table-cell office:value-type="string">
                <text:p>ludcmp</text:p>
                <draw:g>
                  <svg:desc>Sheet1.A29:Sheet1.A29</svg:desc>
                </draw:g>
              </table:table-cell>
              <table:table-cell office:value-type="float" office:value="-0.576828521523">
                <text:p>-0.576828521523</text:p>
                <draw:g>
                  <svg:desc>Sheet1.B29:Sheet1.AD29</svg:desc>
                </draw:g>
              </table:table-cell>
              <table:table-cell office:value-type="float" office:value="1.68075421271342">
                <text:p>1.68075421271342</text:p>
              </table:table-cell>
              <table:table-cell office:value-type="float" office:value="-0.00982891162777766">
                <text:p>-0.00982891162777766</text:p>
              </table:table-cell>
              <table:table-cell office:value-type="float" office:value="-0.150340249325094">
                <text:p>-0.150340249325094</text:p>
              </table:table-cell>
              <table:table-cell office:value-type="float" office:value="0.756470932056962">
                <text:p>0.756470932056962</text:p>
              </table:table-cell>
              <table:table-cell office:value-type="float" office:value="-0.0688670304886674">
                <text:p>-0.0688670304886674</text:p>
              </table:table-cell>
              <table:table-cell office:value-type="float" office:value="-0.390718466267429">
                <text:p>-0.390718466267429</text:p>
              </table:table-cell>
              <table:table-cell office:value-type="float" office:value="0.097715435569714">
                <text:p>0.097715435569714</text:p>
              </table:table-cell>
              <table:table-cell office:value-type="float" office:value="-1.06506933316181">
                <text:p>-1.06506933316181</text:p>
              </table:table-cell>
              <table:table-cell office:value-type="float" office:value="1.03896548512269">
                <text:p>1.03896548512269</text:p>
              </table:table-cell>
              <table:table-cell office:value-type="float" office:value="0.91128831328183">
                <text:p>0.91128831328183</text:p>
              </table:table-cell>
              <table:table-cell office:value-type="float" office:value="0.440168248287799">
                <text:p>0.440168248287799</text:p>
              </table:table-cell>
              <table:table-cell office:value-type="float" office:value="0.00389972188063421">
                <text:p>0.00389972188063421</text:p>
              </table:table-cell>
              <table:table-cell office:value-type="float" office:value="-0.180474609778846">
                <text:p>-0.180474609778846</text:p>
              </table:table-cell>
              <table:table-cell office:value-type="float" office:value="1.7668546293444">
                <text:p>1.7668546293444</text:p>
              </table:table-cell>
              <table:table-cell office:value-type="float" office:value="0.951844726230325">
                <text:p>0.951844726230325</text:p>
              </table:table-cell>
              <table:table-cell office:value-type="float" office:value="-0.298887724853276">
                <text:p>-0.298887724853276</text:p>
              </table:table-cell>
              <table:table-cell office:value-type="float" office:value="-2.53322407370562">
                <text:p>-2.53322407370562</text:p>
              </table:table-cell>
              <table:table-cell office:value-type="float" office:value="-1.05387833693026">
                <text:p>-1.05387833693026</text:p>
              </table:table-cell>
              <table:table-cell office:value-type="float" office:value="0.333169000023711">
                <text:p>0.333169000023711</text:p>
              </table:table-cell>
              <table:table-cell office:value-type="float" office:value="-0.872013291906567">
                <text:p>-0.872013291906567</text:p>
              </table:table-cell>
              <table:table-cell office:value-type="float" office:value="0.562660487193405">
                <text:p>0.562660487193405</text:p>
              </table:table-cell>
              <table:table-cell office:value-type="float" office:value="0.055500042024153">
                <text:p>0.055500042024153</text:p>
              </table:table-cell>
              <table:table-cell office:value-type="float" office:value="0.730171032925482">
                <text:p>0.730171032925482</text:p>
              </table:table-cell>
              <table:table-cell office:value-type="float" office:value="0.372898126179055">
                <text:p>0.372898126179055</text:p>
              </table:table-cell>
              <table:table-cell office:value-type="float" office:value="0.427577171054948">
                <text:p>0.427577171054948</text:p>
              </table:table-cell>
              <table:table-cell office:value-type="float" office:value="-0.32652039554616">
                <text:p>-0.32652039554616</text:p>
              </table:table-cell>
              <table:table-cell office:value-type="float" office:value="-1.25005334960397">
                <text:p>-1.25005334960397</text:p>
              </table:table-cell>
              <table:table-cell office:value-type="float" office:value="0.628849848816074">
                <text:p>0.628849848816074</text:p>
              </table:table-cell>
            </table:table-row>
            <table:table-row>
              <table:table-cell office:value-type="string">
                <text:p>mergesort</text:p>
                <draw:g>
                  <svg:desc>Sheet1.A30:Sheet1.A30</svg:desc>
                </draw:g>
              </table:table-cell>
              <table:table-cell office:value-type="float" office:value="-0.606969293425752">
                <text:p>-0.606969293425752</text:p>
                <draw:g>
                  <svg:desc>Sheet1.B30:Sheet1.AD30</svg:desc>
                </draw:g>
              </table:table-cell>
              <table:table-cell office:value-type="float" office:value="0.889924674516731">
                <text:p>0.889924674516731</text:p>
              </table:table-cell>
              <table:table-cell office:value-type="float" office:value="-0.112245620501061">
                <text:p>-0.112245620501061</text:p>
              </table:table-cell>
              <table:table-cell office:value-type="float" office:value="-3.58199882486893">
                <text:p>-3.58199882486893</text:p>
              </table:table-cell>
              <table:table-cell office:value-type="float" office:value="0.839242895865607">
                <text:p>0.839242895865607</text:p>
              </table:table-cell>
              <table:table-cell office:value-type="float" office:value="0.163653893634149">
                <text:p>0.163653893634149</text:p>
              </table:table-cell>
              <table:table-cell office:value-type="float" office:value="-0.286215739576138">
                <text:p>-0.286215739576138</text:p>
              </table:table-cell>
              <table:table-cell office:value-type="float" office:value="-0.121364320634474">
                <text:p>-0.121364320634474</text:p>
              </table:table-cell>
              <table:table-cell office:value-type="float" office:value="-4.75859992952542">
                <text:p>-4.75859992952542</text:p>
              </table:table-cell>
              <table:table-cell office:value-type="float" office:value="0.691192281684417">
                <text:p>0.691192281684417</text:p>
              </table:table-cell>
              <table:table-cell office:value-type="float" office:value="-1.2322618154041">
                <text:p>-1.2322618154041</text:p>
              </table:table-cell>
              <table:table-cell office:value-type="float" office:value="0.13383543198008">
                <text:p>0.13383543198008</text:p>
              </table:table-cell>
              <table:table-cell office:value-type="float" office:value="0.0341727484600261">
                <text:p>0.0341727484600261</text:p>
              </table:table-cell>
              <table:table-cell office:value-type="float" office:value="-1.8053778786594">
                <text:p>-1.8053778786594</text:p>
              </table:table-cell>
              <table:table-cell office:value-type="float" office:value="1.66287410581451">
                <text:p>1.66287410581451</text:p>
              </table:table-cell>
              <table:table-cell office:value-type="float" office:value="1.36268508500835">
                <text:p>1.36268508500835</text:p>
              </table:table-cell>
              <table:table-cell office:value-type="float" office:value="-2.3445947378973">
                <text:p>-2.3445947378973</text:p>
              </table:table-cell>
              <table:table-cell office:value-type="float" office:value="-2.24465283731766">
                <text:p>-2.24465283731766</text:p>
              </table:table-cell>
              <table:table-cell office:value-type="float" office:value="-1.21379973306174">
                <text:p>-1.21379973306174</text:p>
              </table:table-cell>
              <table:table-cell office:value-type="float" office:value="-1.79869416621092">
                <text:p>-1.79869416621092</text:p>
              </table:table-cell>
              <table:table-cell office:value-type="float" office:value="-0.932421040028693">
                <text:p>-0.932421040028693</text:p>
              </table:table-cell>
              <table:table-cell office:value-type="float" office:value="-0.747403957949362">
                <text:p>-0.747403957949362</text:p>
              </table:table-cell>
              <table:table-cell office:value-type="float" office:value="0.171693571658078">
                <text:p>0.171693571658078</text:p>
              </table:table-cell>
              <table:table-cell office:value-type="float" office:value="2.51391044435159">
                <text:p>2.51391044435159</text:p>
              </table:table-cell>
              <table:table-cell office:value-type="float" office:value="0.283784926785056">
                <text:p>0.283784926785056</text:p>
              </table:table-cell>
              <table:table-cell office:value-type="float" office:value="0.794627368748747">
                <text:p>0.794627368748747</text:p>
              </table:table-cell>
              <table:table-cell office:value-type="float" office:value="-0.0709474684953784">
                <text:p>-0.0709474684953784</text:p>
              </table:table-cell>
              <table:table-cell office:value-type="float" office:value="-1.32778340577627">
                <text:p>-1.32778340577627</text:p>
              </table:table-cell>
              <table:table-cell office:value-type="float" office:value="0.306855527653171">
                <text:p>0.306855527653171</text:p>
              </table:table-cell>
            </table:table-row>
            <table:table-row>
              <table:table-cell office:value-type="string">
                <text:p>minver</text:p>
                <draw:g>
                  <svg:desc>Sheet1.A31:Sheet1.A31</svg:desc>
                </draw:g>
              </table:table-cell>
              <table:table-cell office:value-type="float" office:value="-0.350483296101705">
                <text:p>-0.350483296101705</text:p>
                <draw:g>
                  <svg:desc>Sheet1.B31:Sheet1.AD31</svg:desc>
                </draw:g>
              </table:table-cell>
              <table:table-cell office:value-type="float" office:value="1.59690541765802">
                <text:p>1.59690541765802</text:p>
              </table:table-cell>
              <table:table-cell office:value-type="float" office:value="-0.013144616304727">
                <text:p>-0.013144616304727</text:p>
              </table:table-cell>
              <table:table-cell office:value-type="float" office:value="0.506870206581078">
                <text:p>0.506870206581078</text:p>
              </table:table-cell>
              <table:table-cell office:value-type="float" office:value="1.00915401055281">
                <text:p>1.00915401055281</text:p>
              </table:table-cell>
              <table:table-cell office:value-type="float" office:value="-0.0675788130568817">
                <text:p>-0.0675788130568817</text:p>
              </table:table-cell>
              <table:table-cell office:value-type="float" office:value="-0.414802499707413">
                <text:p>-0.414802499707413</text:p>
              </table:table-cell>
              <table:table-cell office:value-type="float" office:value="0.176710595823779">
                <text:p>0.176710595823779</text:p>
              </table:table-cell>
              <table:table-cell office:value-type="float" office:value="-3.08094460855799">
                <text:p>-3.08094460855799</text:p>
              </table:table-cell>
              <table:table-cell office:value-type="float" office:value="1.01904105091303">
                <text:p>1.01904105091303</text:p>
              </table:table-cell>
              <table:table-cell office:value-type="float" office:value="0.916693247769378">
                <text:p>0.916693247769378</text:p>
              </table:table-cell>
              <table:table-cell office:value-type="float" office:value="0.267627865195979">
                <text:p>0.267627865195979</text:p>
              </table:table-cell>
              <table:table-cell office:value-type="float" office:value="0.0459668769693154">
                <text:p>0.0459668769693154</text:p>
              </table:table-cell>
              <table:table-cell office:value-type="float" office:value="-0.271695543705842">
                <text:p>-0.271695543705842</text:p>
              </table:table-cell>
              <table:table-cell office:value-type="float" office:value="1.87247063579816">
                <text:p>1.87247063579816</text:p>
              </table:table-cell>
              <table:table-cell office:value-type="float" office:value="1.14654710050204">
                <text:p>1.14654710050204</text:p>
              </table:table-cell>
              <table:table-cell office:value-type="float" office:value="0.594490749599244">
                <text:p>0.594490749599244</text:p>
              </table:table-cell>
              <table:table-cell office:value-type="float" office:value="-2.62957523864441">
                <text:p>-2.62957523864441</text:p>
              </table:table-cell>
              <table:table-cell office:value-type="float" office:value="-1.22434014919793">
                <text:p>-1.22434014919793</text:p>
              </table:table-cell>
              <table:table-cell office:value-type="float" office:value="0.324202440949188">
                <text:p>0.324202440949188</text:p>
              </table:table-cell>
              <table:table-cell office:value-type="float" office:value="-1.41125419698065">
                <text:p>-1.41125419698065</text:p>
              </table:table-cell>
              <table:table-cell office:value-type="float" office:value="0.570671851195773">
                <text:p>0.570671851195773</text:p>
              </table:table-cell>
              <table:table-cell office:value-type="float" office:value="0.0629545287156192">
                <text:p>0.0629545287156192</text:p>
              </table:table-cell>
              <table:table-cell office:value-type="float" office:value="-0.338162608399818">
                <text:p>-0.338162608399818</text:p>
              </table:table-cell>
              <table:table-cell office:value-type="float" office:value="0.414940240758703">
                <text:p>0.414940240758703</text:p>
              </table:table-cell>
              <table:table-cell office:value-type="float" office:value="0.180584489984844">
                <text:p>0.180584489984844</text:p>
              </table:table-cell>
              <table:table-cell office:value-type="float" office:value="-0.277631517017831">
                <text:p>-0.277631517017831</text:p>
              </table:table-cell>
              <table:table-cell office:value-type="float" office:value="-1.77398305941978">
                <text:p>-1.77398305941978</text:p>
              </table:table-cell>
              <table:table-cell office:value-type="float" office:value="0.642616212721936">
                <text:p>0.642616212721936</text:p>
              </table:table-cell>
            </table:table-row>
            <table:table-row>
              <table:table-cell office:value-type="string">
                <text:p>nbody</text:p>
                <draw:g>
                  <svg:desc>Sheet1.A32:Sheet1.A32</svg:desc>
                </draw:g>
              </table:table-cell>
              <table:table-cell office:value-type="float" office:value="-0.530519599079124">
                <text:p>-0.530519599079124</text:p>
                <draw:g>
                  <svg:desc>Sheet1.B32:Sheet1.AD32</svg:desc>
                </draw:g>
              </table:table-cell>
              <table:table-cell office:value-type="float" office:value="-3.87236131139618">
                <text:p>-3.87236131139618</text:p>
              </table:table-cell>
              <table:table-cell office:value-type="float" office:value="0.0390490684575123">
                <text:p>0.0390490684575123</text:p>
              </table:table-cell>
              <table:table-cell office:value-type="float" office:value="0.192885224641756">
                <text:p>0.192885224641756</text:p>
              </table:table-cell>
              <table:table-cell office:value-type="float" office:value="0.828750741196572">
                <text:p>0.828750741196572</text:p>
              </table:table-cell>
              <table:table-cell office:value-type="float" office:value="0.00950481098222069">
                <text:p>0.00950481098222069</text:p>
              </table:table-cell>
              <table:table-cell office:value-type="float" office:value="-0.374457841557583">
                <text:p>-0.374457841557583</text:p>
              </table:table-cell>
              <table:table-cell office:value-type="float" office:value="0.130870788625161">
                <text:p>0.130870788625161</text:p>
              </table:table-cell>
              <table:table-cell office:value-type="float" office:value="-0.818616612976495">
                <text:p>-0.818616612976495</text:p>
              </table:table-cell>
              <table:table-cell office:value-type="float" office:value="1.1393136928592">
                <text:p>1.1393136928592</text:p>
              </table:table-cell>
              <table:table-cell office:value-type="float" office:value="1.04917513082558">
                <text:p>1.04917513082558</text:p>
              </table:table-cell>
              <table:table-cell office:value-type="float" office:value="0.511138362280312">
                <text:p>0.511138362280312</text:p>
              </table:table-cell>
              <table:table-cell office:value-type="float" office:value="-0.0440358836892106">
                <text:p>-0.0440358836892106</text:p>
              </table:table-cell>
              <table:table-cell office:value-type="float" office:value="-0.0774343417872814">
                <text:p>-0.0774343417872814</text:p>
              </table:table-cell>
              <table:table-cell office:value-type="float" office:value="1.79018207187323">
                <text:p>1.79018207187323</text:p>
              </table:table-cell>
              <table:table-cell office:value-type="float" office:value="0.883916449336323">
                <text:p>0.883916449336323</text:p>
              </table:table-cell>
              <table:table-cell office:value-type="float" office:value="-0.403729550560458">
                <text:p>-0.403729550560458</text:p>
              </table:table-cell>
              <table:table-cell office:value-type="float" office:value="-2.50719235929648">
                <text:p>-2.50719235929648</text:p>
              </table:table-cell>
              <table:table-cell office:value-type="float" office:value="-1.03014123661536">
                <text:p>-1.03014123661536</text:p>
              </table:table-cell>
              <table:table-cell office:value-type="float" office:value="0.290412327863504">
                <text:p>0.290412327863504</text:p>
              </table:table-cell>
              <table:table-cell office:value-type="float" office:value="-0.750463168211003">
                <text:p>-0.750463168211003</text:p>
              </table:table-cell>
              <table:table-cell office:value-type="float" office:value="0.565802655799832">
                <text:p>0.565802655799832</text:p>
              </table:table-cell>
              <table:table-cell office:value-type="float" office:value="-0.0428290649622677">
                <text:p>-0.0428290649622677</text:p>
              </table:table-cell>
              <table:table-cell office:value-type="float" office:value="0.634174220464917">
                <text:p>0.634174220464917</text:p>
              </table:table-cell>
              <table:table-cell office:value-type="float" office:value="0.547331040142353">
                <text:p>0.547331040142353</text:p>
              </table:table-cell>
              <table:table-cell office:value-type="float" office:value="0.333511964839355">
                <text:p>0.333511964839355</text:p>
              </table:table-cell>
              <table:table-cell office:value-type="float" office:value="-0.34139909499543">
                <text:p>-0.34139909499543</text:p>
              </table:table-cell>
              <table:table-cell office:value-type="float" office:value="-1.22958210799776">
                <text:p>-1.22958210799776</text:p>
              </table:table-cell>
              <table:table-cell office:value-type="float" office:value="0.83863037043413">
                <text:p>0.83863037043413</text:p>
              </table:table-cell>
            </table:table-row>
            <table:table-row>
              <table:table-cell office:value-type="string">
                <text:p>ndes</text:p>
                <draw:g>
                  <svg:desc>Sheet1.A33:Sheet1.A33</svg:desc>
                </draw:g>
              </table:table-cell>
              <table:table-cell office:value-type="float" office:value="-3.94619851868171">
                <text:p>-3.94619851868171</text:p>
                <draw:g>
                  <svg:desc>Sheet1.B33:Sheet1.AD33</svg:desc>
                </draw:g>
              </table:table-cell>
              <table:table-cell office:value-type="float" office:value="-2.170891471714">
                <text:p>-2.170891471714</text:p>
              </table:table-cell>
              <table:table-cell office:value-type="float" office:value="0.0207967734052081">
                <text:p>0.0207967734052081</text:p>
              </table:table-cell>
              <table:table-cell office:value-type="float" office:value="-3.10209064719752">
                <text:p>-3.10209064719752</text:p>
              </table:table-cell>
              <table:table-cell office:value-type="float" office:value="-2.15877233293909">
                <text:p>-2.15877233293909</text:p>
              </table:table-cell>
              <table:table-cell office:value-type="float" office:value="0.165485351074099">
                <text:p>0.165485351074099</text:p>
              </table:table-cell>
              <table:table-cell office:value-type="float" office:value="-0.139014259918504">
                <text:p>-0.139014259918504</text:p>
              </table:table-cell>
              <table:table-cell office:value-type="float" office:value="-3.27998627499727">
                <text:p>-3.27998627499727</text:p>
              </table:table-cell>
              <table:table-cell office:value-type="float" office:value="-7.4521885313407">
                <text:p>-7.4521885313407</text:p>
              </table:table-cell>
              <table:table-cell office:value-type="float" office:value="0.917537126526703">
                <text:p>0.917537126526703</text:p>
              </table:table-cell>
              <table:table-cell office:value-type="float" office:value="-8.07689044121175">
                <text:p>-8.07689044121175</text:p>
              </table:table-cell>
              <table:table-cell office:value-type="float" office:value="-3.20886008853259">
                <text:p>-3.20886008853259</text:p>
              </table:table-cell>
              <table:table-cell office:value-type="float" office:value="-0.103857564188038">
                <text:p>-0.103857564188038</text:p>
              </table:table-cell>
              <table:table-cell office:value-type="float" office:value="-5.8894311424908">
                <text:p>-5.8894311424908</text:p>
              </table:table-cell>
              <table:table-cell office:value-type="float" office:value="1.57199790951015">
                <text:p>1.57199790951015</text:p>
              </table:table-cell>
              <table:table-cell office:value-type="float" office:value="-0.60585025203407">
                <text:p>-0.60585025203407</text:p>
              </table:table-cell>
              <table:table-cell office:value-type="float" office:value="-3.22406841415034">
                <text:p>-3.22406841415034</text:p>
              </table:table-cell>
              <table:table-cell office:value-type="float" office:value="-2.27446668455189">
                <text:p>-2.27446668455189</text:p>
              </table:table-cell>
              <table:table-cell office:value-type="float" office:value="-0.800601764291615">
                <text:p>-0.800601764291615</text:p>
              </table:table-cell>
              <table:table-cell office:value-type="float" office:value="-1.34509872750891">
                <text:p>-1.34509872750891</text:p>
              </table:table-cell>
              <table:table-cell office:value-type="float" office:value="-1.27409295757284">
                <text:p>-1.27409295757284</text:p>
              </table:table-cell>
              <table:table-cell office:value-type="float" office:value="-5.00725837724757">
                <text:p>-5.00725837724757</text:p>
              </table:table-cell>
              <table:table-cell office:value-type="float" office:value="0.183547350403303">
                <text:p>0.183547350403303</text:p>
              </table:table-cell>
              <table:table-cell office:value-type="float" office:value="1.96919756286751">
                <text:p>1.96919756286751</text:p>
              </table:table-cell>
              <table:table-cell office:value-type="float" office:value="0.554984815442012">
                <text:p>0.554984815442012</text:p>
              </table:table-cell>
              <table:table-cell office:value-type="float" office:value="-3.1878452718217">
                <text:p>-3.1878452718217</text:p>
              </table:table-cell>
              <table:table-cell office:value-type="float" office:value="-3.8146155950075">
                <text:p>-3.8146155950075</text:p>
              </table:table-cell>
              <table:table-cell office:value-type="float" office:value="-1.7040434305481">
                <text:p>-1.7040434305481</text:p>
              </table:table-cell>
              <table:table-cell office:value-type="float" office:value="0.574170445643656">
                <text:p>0.574170445643656</text:p>
              </table:table-cell>
            </table:table-row>
            <table:table-row>
              <table:table-cell office:value-type="string">
                <text:p>nettle-arcfour</text:p>
                <draw:g>
                  <svg:desc>Sheet1.A34:Sheet1.A34</svg:desc>
                </draw:g>
              </table:table-cell>
              <table:table-cell office:value-type="float" office:value="-0.335067671503784">
                <text:p>-0.335067671503784</text:p>
                <draw:g>
                  <svg:desc>Sheet1.B34:Sheet1.AD34</svg:desc>
                </draw:g>
              </table:table-cell>
              <table:table-cell office:value-type="float" office:value="1.6054041093268">
                <text:p>1.6054041093268</text:p>
              </table:table-cell>
              <table:table-cell office:value-type="float" office:value="-0.188586987395841">
                <text:p>-0.188586987395841</text:p>
              </table:table-cell>
              <table:table-cell office:value-type="float" office:value="0.180697142528293">
                <text:p>0.180697142528293</text:p>
              </table:table-cell>
              <table:table-cell office:value-type="float" office:value="0.998453277197081">
                <text:p>0.998453277197081</text:p>
              </table:table-cell>
              <table:table-cell office:value-type="float" office:value="-0.192540478542026">
                <text:p>-0.192540478542026</text:p>
              </table:table-cell>
              <table:table-cell office:value-type="float" office:value="-0.514785556384739">
                <text:p>-0.514785556384739</text:p>
              </table:table-cell>
              <table:table-cell office:value-type="float" office:value="-0.0336297072820055">
                <text:p>-0.0336297072820055</text:p>
              </table:table-cell>
              <table:table-cell office:value-type="float" office:value="-2.05856055689066">
                <text:p>-2.05856055689066</text:p>
              </table:table-cell>
              <table:table-cell office:value-type="float" office:value="1.11707347289898">
                <text:p>1.11707347289898</text:p>
              </table:table-cell>
              <table:table-cell office:value-type="float" office:value="0.941722702206965">
                <text:p>0.941722702206965</text:p>
              </table:table-cell>
              <table:table-cell office:value-type="float" office:value="0.643685296661071">
                <text:p>0.643685296661071</text:p>
              </table:table-cell>
              <table:table-cell office:value-type="float" office:value="0.211819919862841">
                <text:p>0.211819919862841</text:p>
              </table:table-cell>
              <table:table-cell office:value-type="float" office:value="-0.236258161479265">
                <text:p>-0.236258161479265</text:p>
              </table:table-cell>
              <table:table-cell office:value-type="float" office:value="1.85077700913604">
                <text:p>1.85077700913604</text:p>
              </table:table-cell>
              <table:table-cell office:value-type="float" office:value="1.17865075090016">
                <text:p>1.17865075090016</text:p>
              </table:table-cell>
              <table:table-cell office:value-type="float" office:value="-0.0702877282776879">
                <text:p>-0.0702877282776879</text:p>
              </table:table-cell>
              <table:table-cell office:value-type="float" office:value="-2.59102644725311">
                <text:p>-2.59102644725311</text:p>
              </table:table-cell>
              <table:table-cell office:value-type="float" office:value="-1.20697814500981">
                <text:p>-1.20697814500981</text:p>
              </table:table-cell>
              <table:table-cell office:value-type="float" office:value="0.417932279007352">
                <text:p>0.417932279007352</text:p>
              </table:table-cell>
              <table:table-cell office:value-type="float" office:value="-1.10151068426944">
                <text:p>-1.10151068426944</text:p>
              </table:table-cell>
              <table:table-cell office:value-type="float" office:value="0.523184225672378">
                <text:p>0.523184225672378</text:p>
              </table:table-cell>
              <table:table-cell office:value-type="float" office:value="0.0576732938983631">
                <text:p>0.0576732938983631</text:p>
              </table:table-cell>
              <table:table-cell office:value-type="float" office:value="0.251888622082689">
                <text:p>0.251888622082689</text:p>
              </table:table-cell>
              <table:table-cell office:value-type="float" office:value="0.344912934945661">
                <text:p>0.344912934945661</text:p>
              </table:table-cell>
              <table:table-cell office:value-type="float" office:value="0.287639450388484">
                <text:p>0.287639450388484</text:p>
              </table:table-cell>
              <table:table-cell office:value-type="float" office:value="-0.222234665950782">
                <text:p>-0.222234665950782</text:p>
              </table:table-cell>
              <table:table-cell office:value-type="float" office:value="-1.33523023400959">
                <text:p>-1.33523023400959</text:p>
              </table:table-cell>
              <table:table-cell office:value-type="float" office:value="0.819847602363144">
                <text:p>0.819847602363144</text:p>
              </table:table-cell>
            </table:table-row>
            <table:table-row>
              <table:table-cell office:value-type="string">
                <text:p>nettle-des</text:p>
                <draw:g>
                  <svg:desc>Sheet1.A35:Sheet1.A35</svg:desc>
                </draw:g>
              </table:table-cell>
              <table:table-cell office:value-type="float" office:value="-0.325791364390242">
                <text:p>-0.325791364390242</text:p>
                <draw:g>
                  <svg:desc>Sheet1.B35:Sheet1.AD35</svg:desc>
                </draw:g>
              </table:table-cell>
              <table:table-cell office:value-type="float" office:value="1.55772691278979">
                <text:p>1.55772691278979</text:p>
              </table:table-cell>
              <table:table-cell office:value-type="float" office:value="-0.0927844518213787">
                <text:p>-0.0927844518213787</text:p>
              </table:table-cell>
              <table:table-cell office:value-type="float" office:value="-1.68743339718597">
                <text:p>-1.68743339718597</text:p>
              </table:table-cell>
              <table:table-cell office:value-type="float" office:value="0.799756370756179">
                <text:p>0.799756370756179</text:p>
              </table:table-cell>
              <table:table-cell office:value-type="float" office:value="0.0405368830763132">
                <text:p>0.0405368830763132</text:p>
              </table:table-cell>
              <table:table-cell office:value-type="float" office:value="-0.508227509043061">
                <text:p>-0.508227509043061</text:p>
              </table:table-cell>
              <table:table-cell office:value-type="float" office:value="0.0787589924247953">
                <text:p>0.0787589924247953</text:p>
              </table:table-cell>
              <table:table-cell office:value-type="float" office:value="3.22790506611166">
                <text:p>3.22790506611166</text:p>
              </table:table-cell>
              <table:table-cell office:value-type="float" office:value="-0.67818733161831">
                <text:p>-0.67818733161831</text:p>
              </table:table-cell>
              <table:table-cell office:value-type="float" office:value="-6.26299695321561">
                <text:p>-6.26299695321561</text:p>
              </table:table-cell>
              <table:table-cell office:value-type="float" office:value="0.469895556544967">
                <text:p>0.469895556544967</text:p>
              </table:table-cell>
              <table:table-cell office:value-type="float" office:value="-1.73745329316288">
                <text:p>-1.73745329316288</text:p>
              </table:table-cell>
              <table:table-cell office:value-type="float" office:value="1.74405519651849">
                <text:p>1.74405519651849</text:p>
              </table:table-cell>
              <table:table-cell office:value-type="float" office:value="0.00700358829383889">
                <text:p>0.00700358829383889</text:p>
              </table:table-cell>
              <table:table-cell office:value-type="float" office:value="0.910537204747908">
                <text:p>0.910537204747908</text:p>
              </table:table-cell>
              <table:table-cell office:value-type="float" office:value="-1.80012318370256">
                <text:p>-1.80012318370256</text:p>
              </table:table-cell>
              <table:table-cell office:value-type="float" office:value="-2.45610071337895">
                <text:p>-2.45610071337895</text:p>
              </table:table-cell>
              <table:table-cell office:value-type="float" office:value="-1.20986270539931">
                <text:p>-1.20986270539931</text:p>
              </table:table-cell>
              <table:table-cell office:value-type="float" office:value="-2.94851794130748">
                <text:p>-2.94851794130748</text:p>
              </table:table-cell>
              <table:table-cell office:value-type="float" office:value="0.619373226806284">
                <text:p>0.619373226806284</text:p>
              </table:table-cell>
              <table:table-cell office:value-type="float" office:value="2.43551347202009">
                <text:p>2.43551347202009</text:p>
              </table:table-cell>
              <table:table-cell office:value-type="float" office:value="0.0240587235690922">
                <text:p>0.0240587235690922</text:p>
              </table:table-cell>
              <table:table-cell office:value-type="float" office:value="3.70163422421132">
                <text:p>3.70163422421132</text:p>
              </table:table-cell>
              <table:table-cell office:value-type="float" office:value="0.338977072135015">
                <text:p>0.338977072135015</text:p>
              </table:table-cell>
              <table:table-cell office:value-type="float" office:value="0.241665013084463">
                <text:p>0.241665013084463</text:p>
              </table:table-cell>
              <table:table-cell office:value-type="float" office:value="-0.304471874550712">
                <text:p>-0.304471874550712</text:p>
              </table:table-cell>
              <table:table-cell office:value-type="float" office:value="0.392424583182482">
                <text:p>0.392424583182482</text:p>
              </table:table-cell>
              <table:table-cell office:value-type="float" office:value="-0.890354751336262">
                <text:p>-0.890354751336262</text:p>
              </table:table-cell>
            </table:table-row>
            <table:table-row>
              <table:table-cell office:value-type="string">
                <text:p>nettle-md5</text:p>
                <draw:g>
                  <svg:desc>Sheet1.A36:Sheet1.A36</svg:desc>
                </draw:g>
              </table:table-cell>
              <table:table-cell office:value-type="float" office:value="-0.442544630658592">
                <text:p>-0.442544630658592</text:p>
                <draw:g>
                  <svg:desc>Sheet1.B36:Sheet1.AD36</svg:desc>
                </draw:g>
              </table:table-cell>
              <table:table-cell office:value-type="float" office:value="1.28855147170793">
                <text:p>1.28855147170793</text:p>
              </table:table-cell>
              <table:table-cell office:value-type="float" office:value="-0.0755760936262964">
                <text:p>-0.0755760936262964</text:p>
              </table:table-cell>
              <table:table-cell office:value-type="float" office:value="-0.493091914623078">
                <text:p>-0.493091914623078</text:p>
              </table:table-cell>
              <table:table-cell office:value-type="float" office:value="0.535998971577285">
                <text:p>0.535998971577285</text:p>
              </table:table-cell>
              <table:table-cell office:value-type="float" office:value="-0.00420070892954032">
                <text:p>-0.00420070892954032</text:p>
              </table:table-cell>
              <table:table-cell office:value-type="float" office:value="-0.284497072477415">
                <text:p>-0.284497072477415</text:p>
              </table:table-cell>
              <table:table-cell office:value-type="float" office:value="-0.131874580997917">
                <text:p>-0.131874580997917</text:p>
              </table:table-cell>
              <table:table-cell office:value-type="float" office:value="-0.0768332738542907">
                <text:p>-0.0768332738542907</text:p>
              </table:table-cell>
              <table:table-cell office:value-type="float" office:value="0.910232226738156">
                <text:p>0.910232226738156</text:p>
              </table:table-cell>
              <table:table-cell office:value-type="float" office:value="1.15292273059099">
                <text:p>1.15292273059099</text:p>
              </table:table-cell>
              <table:table-cell office:value-type="float" office:value="0.330629942855746">
                <text:p>0.330629942855746</text:p>
              </table:table-cell>
              <table:table-cell office:value-type="float" office:value="0.0493801136723724">
                <text:p>0.0493801136723724</text:p>
              </table:table-cell>
              <table:table-cell office:value-type="float" office:value="0.103817943061978">
                <text:p>0.103817943061978</text:p>
              </table:table-cell>
              <table:table-cell office:value-type="float" office:value="1.57662396942622">
                <text:p>1.57662396942622</text:p>
              </table:table-cell>
              <table:table-cell office:value-type="float" office:value="0.883758676308289">
                <text:p>0.883758676308289</text:p>
              </table:table-cell>
              <table:table-cell office:value-type="float" office:value="0.537349951434816">
                <text:p>0.537349951434816</text:p>
              </table:table-cell>
              <table:table-cell office:value-type="float" office:value="-2.17554391523959">
                <text:p>-2.17554391523959</text:p>
              </table:table-cell>
              <table:table-cell office:value-type="float" office:value="-0.928396219664117">
                <text:p>-0.928396219664117</text:p>
              </table:table-cell>
              <table:table-cell office:value-type="float" office:value="0.639169543605644">
                <text:p>0.639169543605644</text:p>
              </table:table-cell>
              <table:table-cell office:value-type="float" office:value="-0.598134491630592">
                <text:p>-0.598134491630592</text:p>
              </table:table-cell>
              <table:table-cell office:value-type="float" office:value="0.747472006315086">
                <text:p>0.747472006315086</text:p>
              </table:table-cell>
              <table:table-cell office:value-type="float" office:value="0.173098770534446">
                <text:p>0.173098770534446</text:p>
              </table:table-cell>
              <table:table-cell office:value-type="float" office:value="1.1541008637207">
                <text:p>1.1541008637207</text:p>
              </table:table-cell>
              <table:table-cell office:value-type="float" office:value="0.487030498470094">
                <text:p>0.487030498470094</text:p>
              </table:table-cell>
              <table:table-cell office:value-type="float" office:value="0.144363557930957">
                <text:p>0.144363557930957</text:p>
              </table:table-cell>
              <table:table-cell office:value-type="float" office:value="-0.294584991118216">
                <text:p>-0.294584991118216</text:p>
              </table:table-cell>
              <table:table-cell office:value-type="float" office:value="-0.863679980180972">
                <text:p>-0.863679980180972</text:p>
              </table:table-cell>
              <table:table-cell office:value-type="float" office:value="0.716467372674323">
                <text:p>0.716467372674323</text:p>
              </table:table-cell>
            </table:table-row>
            <table:table-row>
              <table:table-cell office:value-type="string">
                <text:p>newlib-exp</text:p>
                <draw:g>
                  <svg:desc>Sheet1.A37:Sheet1.A37</svg:desc>
                </draw:g>
              </table:table-cell>
              <table:table-cell office:value-type="float" office:value="-0.257782961644349">
                <text:p>-0.257782961644349</text:p>
                <draw:g>
                  <svg:desc>Sheet1.B37:Sheet1.AD37</svg:desc>
                </draw:g>
              </table:table-cell>
              <table:table-cell office:value-type="float" office:value="1.699015818806">
                <text:p>1.699015818806</text:p>
              </table:table-cell>
              <table:table-cell office:value-type="float" office:value="-0.227952446128708">
                <text:p>-0.227952446128708</text:p>
              </table:table-cell>
              <table:table-cell office:value-type="float" office:value="-0.0341838616690096">
                <text:p>-0.0341838616690096</text:p>
              </table:table-cell>
              <table:table-cell office:value-type="float" office:value="0.736225918957693">
                <text:p>0.736225918957693</text:p>
              </table:table-cell>
              <table:table-cell office:value-type="float" office:value="-0.218042311537994">
                <text:p>-0.218042311537994</text:p>
              </table:table-cell>
              <table:table-cell office:value-type="float" office:value="-0.536845621356534">
                <text:p>-0.536845621356534</text:p>
              </table:table-cell>
              <table:table-cell office:value-type="float" office:value="-0.0462506319266675">
                <text:p>-0.0462506319266675</text:p>
              </table:table-cell>
              <table:table-cell office:value-type="float" office:value="-0.906600762931898">
                <text:p>-0.906600762931898</text:p>
              </table:table-cell>
              <table:table-cell office:value-type="float" office:value="0.994270103484888">
                <text:p>0.994270103484888</text:p>
              </table:table-cell>
              <table:table-cell office:value-type="float" office:value="1.163318948895">
                <text:p>1.163318948895</text:p>
              </table:table-cell>
              <table:table-cell office:value-type="float" office:value="0.599304532740626">
                <text:p>0.599304532740626</text:p>
              </table:table-cell>
              <table:table-cell office:value-type="float" office:value="0.211014347395984">
                <text:p>0.211014347395984</text:p>
              </table:table-cell>
              <table:table-cell office:value-type="float" office:value="-0.363536177323009">
                <text:p>-0.363536177323009</text:p>
              </table:table-cell>
              <table:table-cell office:value-type="float" office:value="1.722414885082">
                <text:p>1.722414885082</text:p>
              </table:table-cell>
              <table:table-cell office:value-type="float" office:value="1.06111627941852">
                <text:p>1.06111627941852</text:p>
              </table:table-cell>
              <table:table-cell office:value-type="float" office:value="-1.3033387255853">
                <text:p>-1.3033387255853</text:p>
              </table:table-cell>
              <table:table-cell office:value-type="float" office:value="-2.45097268817486">
                <text:p>-2.45097268817486</text:p>
              </table:table-cell>
              <table:table-cell office:value-type="float" office:value="-1.24999309979286">
                <text:p>-1.24999309979286</text:p>
              </table:table-cell>
              <table:table-cell office:value-type="float" office:value="0.522588747575361">
                <text:p>0.522588747575361</text:p>
              </table:table-cell>
              <table:table-cell office:value-type="float" office:value="-0.538831910407871">
                <text:p>-0.538831910407871</text:p>
              </table:table-cell>
              <table:table-cell office:value-type="float" office:value="0.366645805261759">
                <text:p>0.366645805261759</text:p>
              </table:table-cell>
              <table:table-cell office:value-type="float" office:value="-0.00540820519491677">
                <text:p>-0.00540820519491677</text:p>
              </table:table-cell>
              <table:table-cell office:value-type="float" office:value="1.10941132837241">
                <text:p>1.10941132837241</text:p>
              </table:table-cell>
              <table:table-cell office:value-type="float" office:value="0.446698231161557">
                <text:p>0.446698231161557</text:p>
              </table:table-cell>
              <table:table-cell office:value-type="float" office:value="0.298588272812815">
                <text:p>0.298588272812815</text:p>
              </table:table-cell>
              <table:table-cell office:value-type="float" office:value="-0.0909951661236797">
                <text:p>-0.0909951661236797</text:p>
              </table:table-cell>
              <table:table-cell office:value-type="float" office:value="-0.814831000283635">
                <text:p>-0.814831000283635</text:p>
              </table:table-cell>
              <table:table-cell office:value-type="float" office:value="0.92345198822291">
                <text:p>0.92345198822291</text:p>
              </table:table-cell>
            </table:table-row>
            <table:table-row>
              <table:table-cell office:value-type="string">
                <text:p>newlib-mod</text:p>
                <draw:g>
                  <svg:desc>Sheet1.A38:Sheet1.A38</svg:desc>
                </draw:g>
              </table:table-cell>
              <table:table-cell office:value-type="float" office:value="-0.521901618857912">
                <text:p>-0.521901618857912</text:p>
                <draw:g>
                  <svg:desc>Sheet1.B38:Sheet1.AD38</svg:desc>
                </draw:g>
              </table:table-cell>
              <table:table-cell office:value-type="float" office:value="-2.43399149754313">
                <text:p>-2.43399149754313</text:p>
              </table:table-cell>
              <table:table-cell office:value-type="float" office:value="-0.211080364293519">
                <text:p>-0.211080364293519</text:p>
              </table:table-cell>
              <table:table-cell office:value-type="float" office:value="-4.06031016380866">
                <text:p>-4.06031016380866</text:p>
              </table:table-cell>
              <table:table-cell office:value-type="float" office:value="1.83292813313151">
                <text:p>1.83292813313151</text:p>
              </table:table-cell>
              <table:table-cell office:value-type="float" office:value="-0.0762674603940536">
                <text:p>-0.0762674603940536</text:p>
              </table:table-cell>
              <table:table-cell office:value-type="float" office:value="-0.433627123598803">
                <text:p>-0.433627123598803</text:p>
              </table:table-cell>
              <table:table-cell office:value-type="float" office:value="0.977772271219104">
                <text:p>0.977772271219104</text:p>
              </table:table-cell>
              <table:table-cell office:value-type="float" office:value="0.550083301536463">
                <text:p>0.550083301536463</text:p>
              </table:table-cell>
              <table:table-cell office:value-type="float" office:value="0.931328227512181">
                <text:p>0.931328227512181</text:p>
              </table:table-cell>
              <table:table-cell office:value-type="float" office:value="0.996259083458843">
                <text:p>0.996259083458843</text:p>
              </table:table-cell>
              <table:table-cell office:value-type="float" office:value="-0.43494890296868">
                <text:p>-0.43494890296868</text:p>
              </table:table-cell>
              <table:table-cell office:value-type="float" office:value="-0.0987777050599266">
                <text:p>-0.0987777050599266</text:p>
              </table:table-cell>
              <table:table-cell office:value-type="float" office:value="0.149687676582591">
                <text:p>0.149687676582591</text:p>
              </table:table-cell>
              <table:table-cell office:value-type="float" office:value="1.70652233342606">
                <text:p>1.70652233342606</text:p>
              </table:table-cell>
              <table:table-cell office:value-type="float" office:value="11.0078931774802">
                <text:p>11.0078931774802</text:p>
              </table:table-cell>
              <table:table-cell office:value-type="float" office:value="0.835849238535167">
                <text:p>0.835849238535167</text:p>
              </table:table-cell>
              <table:table-cell office:value-type="float" office:value="-2.49500491855118">
                <text:p>-2.49500491855118</text:p>
              </table:table-cell>
              <table:table-cell office:value-type="float" office:value="-1.1734606412223">
                <text:p>-1.1734606412223</text:p>
              </table:table-cell>
              <table:table-cell office:value-type="float" office:value="0.50051887484745">
                <text:p>0.50051887484745</text:p>
              </table:table-cell>
              <table:table-cell office:value-type="float" office:value="-0.111446649205573">
                <text:p>-0.111446649205573</text:p>
              </table:table-cell>
              <table:table-cell office:value-type="float" office:value="0.949234425844885">
                <text:p>0.949234425844885</text:p>
              </table:table-cell>
              <table:table-cell office:value-type="float" office:value="0.00580148794628662">
                <text:p>0.00580148794628662</text:p>
              </table:table-cell>
              <table:table-cell office:value-type="float" office:value="4.29778838066597">
                <text:p>4.29778838066597</text:p>
              </table:table-cell>
              <table:table-cell office:value-type="float" office:value="0.296880641196509">
                <text:p>0.296880641196509</text:p>
              </table:table-cell>
              <table:table-cell office:value-type="float" office:value="0.395701837589469">
                <text:p>0.395701837589469</text:p>
              </table:table-cell>
              <table:table-cell office:value-type="float" office:value="-1.15983824370208">
                <text:p>-1.15983824370208</text:p>
              </table:table-cell>
              <table:table-cell office:value-type="float" office:value="-0.47781178886705">
                <text:p>-0.47781178886705</text:p>
              </table:table-cell>
              <table:table-cell office:value-type="float" office:value="0.647321106139213">
                <text:p>0.647321106139213</text:p>
              </table:table-cell>
            </table:table-row>
            <table:table-row>
              <table:table-cell office:value-type="string">
                <text:p>newlib-sqrt</text:p>
                <draw:g>
                  <svg:desc>Sheet1.A39:Sheet1.A39</svg:desc>
                </draw:g>
              </table:table-cell>
              <table:table-cell office:value-type="float" office:value="-1.21452697239764">
                <text:p>-1.21452697239764</text:p>
                <draw:g>
                  <svg:desc>Sheet1.B39:Sheet1.AD39</svg:desc>
                </draw:g>
              </table:table-cell>
              <table:table-cell office:value-type="float" office:value="2.42374520192015">
                <text:p>2.42374520192015</text:p>
              </table:table-cell>
              <table:table-cell office:value-type="float" office:value="-0.127805027614774">
                <text:p>-0.127805027614774</text:p>
              </table:table-cell>
              <table:table-cell office:value-type="float" office:value="-1.02986123952424">
                <text:p>-1.02986123952424</text:p>
              </table:table-cell>
              <table:table-cell office:value-type="float" office:value="0.766471503384144">
                <text:p>0.766471503384144</text:p>
              </table:table-cell>
              <table:table-cell office:value-type="float" office:value="-0.049263995791783">
                <text:p>-0.049263995791783</text:p>
              </table:table-cell>
              <table:table-cell office:value-type="float" office:value="-0.409947465551905">
                <text:p>-0.409947465551905</text:p>
              </table:table-cell>
              <table:table-cell office:value-type="float" office:value="-0.109804501663252">
                <text:p>-0.109804501663252</text:p>
              </table:table-cell>
              <table:table-cell office:value-type="float" office:value="-0.186015788103083">
                <text:p>-0.186015788103083</text:p>
              </table:table-cell>
              <table:table-cell office:value-type="float" office:value="0.937424731567276">
                <text:p>0.937424731567276</text:p>
              </table:table-cell>
              <table:table-cell office:value-type="float" office:value="1.01691291210038">
                <text:p>1.01691291210038</text:p>
              </table:table-cell>
              <table:table-cell office:value-type="float" office:value="0.428326908739255">
                <text:p>0.428326908739255</text:p>
              </table:table-cell>
              <table:table-cell office:value-type="float" office:value="0.110431390681403">
                <text:p>0.110431390681403</text:p>
              </table:table-cell>
              <table:table-cell office:value-type="float" office:value="-0.158601425573872">
                <text:p>-0.158601425573872</text:p>
              </table:table-cell>
              <table:table-cell office:value-type="float" office:value="1.75187442101023">
                <text:p>1.75187442101023</text:p>
              </table:table-cell>
              <table:table-cell office:value-type="float" office:value="0.234524776159023">
                <text:p>0.234524776159023</text:p>
              </table:table-cell>
              <table:table-cell office:value-type="float" office:value="-1.0138693998896">
                <text:p>-1.0138693998896</text:p>
              </table:table-cell>
              <table:table-cell office:value-type="float" office:value="-2.48838234263028">
                <text:p>-2.48838234263028</text:p>
              </table:table-cell>
              <table:table-cell office:value-type="float" office:value="-1.17423283045779">
                <text:p>-1.17423283045779</text:p>
              </table:table-cell>
              <table:table-cell office:value-type="float" office:value="0.436551183036304">
                <text:p>0.436551183036304</text:p>
              </table:table-cell>
              <table:table-cell office:value-type="float" office:value="-0.773790481220107">
                <text:p>-0.773790481220107</text:p>
              </table:table-cell>
              <table:table-cell office:value-type="float" office:value="0.664035028152678">
                <text:p>0.664035028152678</text:p>
              </table:table-cell>
              <table:table-cell office:value-type="float" office:value="0.0634940697044255">
                <text:p>0.0634940697044255</text:p>
              </table:table-cell>
              <table:table-cell office:value-type="float" office:value="1.45449692728884">
                <text:p>1.45449692728884</text:p>
              </table:table-cell>
              <table:table-cell office:value-type="float" office:value="0.522029214382414">
                <text:p>0.522029214382414</text:p>
              </table:table-cell>
              <table:table-cell office:value-type="float" office:value="1.14228111093197">
                <text:p>1.14228111093197</text:p>
              </table:table-cell>
              <table:table-cell office:value-type="float" office:value="-0.192583879914527">
                <text:p>-0.192583879914527</text:p>
              </table:table-cell>
              <table:table-cell office:value-type="float" office:value="-1.09786987933867">
                <text:p>-1.09786987933867</text:p>
              </table:table-cell>
              <table:table-cell office:value-type="float" office:value="0.762344031959384">
                <text:p>0.762344031959384</text:p>
              </table:table-cell>
            </table:table-row>
            <table:table-row>
              <table:table-cell office:value-type="string">
                <text:p>prime</text:p>
                <draw:g>
                  <svg:desc>Sheet1.A40:Sheet1.A40</svg:desc>
                </draw:g>
              </table:table-cell>
              <table:table-cell office:value-type="float" office:value="-0.407589811343914">
                <text:p>-0.407589811343914</text:p>
                <draw:g>
                  <svg:desc>Sheet1.B40:Sheet1.AD40</svg:desc>
                </draw:g>
              </table:table-cell>
              <table:table-cell office:value-type="float" office:value="1.53381372335117">
                <text:p>1.53381372335117</text:p>
              </table:table-cell>
              <table:table-cell office:value-type="float" office:value="-0.26862809630329">
                <text:p>-0.26862809630329</text:p>
              </table:table-cell>
              <table:table-cell office:value-type="float" office:value="-0.207202284280018">
                <text:p>-0.207202284280018</text:p>
              </table:table-cell>
              <table:table-cell office:value-type="float" office:value="0.726049801916264">
                <text:p>0.726049801916264</text:p>
              </table:table-cell>
              <table:table-cell office:value-type="float" office:value="-0.0773249503978786">
                <text:p>-0.0773249503978786</text:p>
              </table:table-cell>
              <table:table-cell office:value-type="float" office:value="-0.532895583473601">
                <text:p>-0.532895583473601</text:p>
              </table:table-cell>
              <table:table-cell office:value-type="float" office:value="0.0500320554963497">
                <text:p>0.0500320554963497</text:p>
              </table:table-cell>
              <table:table-cell office:value-type="float" office:value="-1.10921777340522">
                <text:p>-1.10921777340522</text:p>
              </table:table-cell>
              <table:table-cell office:value-type="float" office:value="0.961033979427846">
                <text:p>0.961033979427846</text:p>
              </table:table-cell>
              <table:table-cell office:value-type="float" office:value="1.37897073145713">
                <text:p>1.37897073145713</text:p>
              </table:table-cell>
              <table:table-cell office:value-type="float" office:value="0.582462314161231">
                <text:p>0.582462314161231</text:p>
              </table:table-cell>
              <table:table-cell office:value-type="float" office:value="0.0482981968977329">
                <text:p>0.0482981968977329</text:p>
              </table:table-cell>
              <table:table-cell office:value-type="float" office:value="-0.0407225117618052">
                <text:p>-0.0407225117618052</text:p>
              </table:table-cell>
              <table:table-cell office:value-type="float" office:value="1.61829547381552">
                <text:p>1.61829547381552</text:p>
              </table:table-cell>
              <table:table-cell office:value-type="float" office:value="0.92983084096501">
                <text:p>0.92983084096501</text:p>
              </table:table-cell>
              <table:table-cell office:value-type="float" office:value="-0.373413222020828">
                <text:p>-0.373413222020828</text:p>
              </table:table-cell>
              <table:table-cell office:value-type="float" office:value="-2.51026254112696">
                <text:p>-2.51026254112696</text:p>
              </table:table-cell>
              <table:table-cell office:value-type="float" office:value="-1.11230979725237">
                <text:p>-1.11230979725237</text:p>
              </table:table-cell>
              <table:table-cell office:value-type="float" office:value="0.524561026341063">
                <text:p>0.524561026341063</text:p>
              </table:table-cell>
              <table:table-cell office:value-type="float" office:value="-0.872868913173306">
                <text:p>-0.872868913173306</text:p>
              </table:table-cell>
              <table:table-cell office:value-type="float" office:value="0.534118456404934">
                <text:p>0.534118456404934</text:p>
              </table:table-cell>
              <table:table-cell office:value-type="float" office:value="0.086361041601763">
                <text:p>0.086361041601763</text:p>
              </table:table-cell>
              <table:table-cell office:value-type="float" office:value="0.770044071368673">
                <text:p>0.770044071368673</text:p>
              </table:table-cell>
              <table:table-cell office:value-type="float" office:value="0.39323787209381">
                <text:p>0.39323787209381</text:p>
              </table:table-cell>
              <table:table-cell office:value-type="float" office:value="0.3073672670877">
                <text:p>0.3073672670877</text:p>
              </table:table-cell>
              <table:table-cell office:value-type="float" office:value="-0.16756731701731">
                <text:p>-0.16756731701731</text:p>
              </table:table-cell>
              <table:table-cell office:value-type="float" office:value="-1.00762529623982">
                <text:p>-1.00762529623982</text:p>
              </table:table-cell>
              <table:table-cell office:value-type="float" office:value="0.862578055176943">
                <text:p>0.862578055176943</text:p>
              </table:table-cell>
            </table:table-row>
            <table:table-row>
              <table:table-cell office:value-type="string">
                <text:p>qurt</text:p>
                <draw:g>
                  <svg:desc>Sheet1.A41:Sheet1.A41</svg:desc>
                </draw:g>
              </table:table-cell>
              <table:table-cell office:value-type="float" office:value="-0.236769974523722">
                <text:p>-0.236769974523722</text:p>
                <draw:g>
                  <svg:desc>Sheet1.B41:Sheet1.AD41</svg:desc>
                </draw:g>
              </table:table-cell>
              <table:table-cell office:value-type="float" office:value="1.49942717476973">
                <text:p>1.49942717476973</text:p>
              </table:table-cell>
              <table:table-cell office:value-type="float" office:value="-0.180994613261893">
                <text:p>-0.180994613261893</text:p>
              </table:table-cell>
              <table:table-cell office:value-type="float" office:value="-0.642183170628319">
                <text:p>-0.642183170628319</text:p>
              </table:table-cell>
              <table:table-cell office:value-type="float" office:value="0.980597267623491">
                <text:p>0.980597267623491</text:p>
              </table:table-cell>
              <table:table-cell office:value-type="float" office:value="-0.156511590140114">
                <text:p>-0.156511590140114</text:p>
              </table:table-cell>
              <table:table-cell office:value-type="float" office:value="-0.526809838016338">
                <text:p>-0.526809838016338</text:p>
              </table:table-cell>
              <table:table-cell office:value-type="float" office:value="-0.032920348991938">
                <text:p>-0.032920348991938</text:p>
              </table:table-cell>
              <table:table-cell office:value-type="float" office:value="-0.642530708169532">
                <text:p>-0.642530708169532</text:p>
              </table:table-cell>
              <table:table-cell office:value-type="float" office:value="0.975765873852354">
                <text:p>0.975765873852354</text:p>
              </table:table-cell>
              <table:table-cell office:value-type="float" office:value="0.916856975475802">
                <text:p>0.916856975475802</text:p>
              </table:table-cell>
              <table:table-cell office:value-type="float" office:value="0.489111005679765">
                <text:p>0.489111005679765</text:p>
              </table:table-cell>
              <table:table-cell office:value-type="float" office:value="0.259645813606574">
                <text:p>0.259645813606574</text:p>
              </table:table-cell>
              <table:table-cell office:value-type="float" office:value="-0.137633036768082">
                <text:p>-0.137633036768082</text:p>
              </table:table-cell>
              <table:table-cell office:value-type="float" office:value="1.6658091040854">
                <text:p>1.6658091040854</text:p>
              </table:table-cell>
              <table:table-cell office:value-type="float" office:value="1.26909550176939">
                <text:p>1.26909550176939</text:p>
              </table:table-cell>
              <table:table-cell office:value-type="float" office:value="-0.213452620776589">
                <text:p>-0.213452620776589</text:p>
              </table:table-cell>
              <table:table-cell office:value-type="float" office:value="-2.41245240283962">
                <text:p>-2.41245240283962</text:p>
              </table:table-cell>
              <table:table-cell office:value-type="float" office:value="-1.17021524818704">
                <text:p>-1.17021524818704</text:p>
              </table:table-cell>
              <table:table-cell office:value-type="float" office:value="0.294190877562615">
                <text:p>0.294190877562615</text:p>
              </table:table-cell>
              <table:table-cell office:value-type="float" office:value="-0.652983903234051">
                <text:p>-0.652983903234051</text:p>
              </table:table-cell>
              <table:table-cell office:value-type="float" office:value="0.604799838804571">
                <text:p>0.604799838804571</text:p>
              </table:table-cell>
              <table:table-cell office:value-type="float" office:value="-0.0424840460509458">
                <text:p>-0.0424840460509458</text:p>
              </table:table-cell>
              <table:table-cell office:value-type="float" office:value="1.2953521581468">
                <text:p>1.2953521581468</text:p>
              </table:table-cell>
              <table:table-cell office:value-type="float" office:value="0.504009850883207">
                <text:p>0.504009850883207</text:p>
              </table:table-cell>
              <table:table-cell office:value-type="float" office:value="0.221455300300377">
                <text:p>0.221455300300377</text:p>
              </table:table-cell>
              <table:table-cell office:value-type="float" office:value="-0.110066016928941">
                <text:p>-0.110066016928941</text:p>
              </table:table-cell>
              <table:table-cell office:value-type="float" office:value="-0.987023875663003">
                <text:p>-0.987023875663003</text:p>
              </table:table-cell>
              <table:table-cell office:value-type="float" office:value="0.901739533756394">
                <text:p>0.901739533756394</text:p>
              </table:table-cell>
            </table:table-row>
            <table:table-row>
              <table:table-cell office:value-type="string">
                <text:p>recursion</text:p>
                <draw:g>
                  <svg:desc>Sheet1.A42:Sheet1.A42</svg:desc>
                </draw:g>
              </table:table-cell>
              <table:table-cell office:value-type="float" office:value="-0.470186318081274">
                <text:p>-0.470186318081274</text:p>
                <draw:g>
                  <svg:desc>Sheet1.B42:Sheet1.AD42</svg:desc>
                </draw:g>
              </table:table-cell>
              <table:table-cell office:value-type="float" office:value="1.46532962843857">
                <text:p>1.46532962843857</text:p>
              </table:table-cell>
              <table:table-cell office:value-type="float" office:value="-0.316353649643404">
                <text:p>-0.316353649643404</text:p>
              </table:table-cell>
              <table:table-cell office:value-type="float" office:value="0.153323011156131">
                <text:p>0.153323011156131</text:p>
              </table:table-cell>
              <table:table-cell office:value-type="float" office:value="0.57647561577273">
                <text:p>0.57647561577273</text:p>
              </table:table-cell>
              <table:table-cell office:value-type="float" office:value="-0.351493090350921">
                <text:p>-0.351493090350921</text:p>
              </table:table-cell>
              <table:table-cell office:value-type="float" office:value="0.181002124588445">
                <text:p>0.181002124588445</text:p>
              </table:table-cell>
              <table:table-cell office:value-type="float" office:value="-0.397333786490256">
                <text:p>-0.397333786490256</text:p>
              </table:table-cell>
              <table:table-cell office:value-type="float" office:value="-2.55504321868372">
                <text:p>-2.55504321868372</text:p>
              </table:table-cell>
              <table:table-cell office:value-type="float" office:value="1.1360983922995">
                <text:p>1.1360983922995</text:p>
              </table:table-cell>
              <table:table-cell office:value-type="float" office:value="0.787013949008067">
                <text:p>0.787013949008067</text:p>
              </table:table-cell>
              <table:table-cell office:value-type="float" office:value="2.24813287607349">
                <text:p>2.24813287607349</text:p>
              </table:table-cell>
              <table:table-cell office:value-type="float" office:value="0.587684991288768">
                <text:p>0.587684991288768</text:p>
              </table:table-cell>
              <table:table-cell office:value-type="float" office:value="-0.504993515755177">
                <text:p>-0.504993515755177</text:p>
              </table:table-cell>
              <table:table-cell office:value-type="float" office:value="1.94901494181159">
                <text:p>1.94901494181159</text:p>
              </table:table-cell>
              <table:table-cell office:value-type="float" office:value="1.15238453298789">
                <text:p>1.15238453298789</text:p>
              </table:table-cell>
              <table:table-cell office:value-type="float" office:value="0.28273677665808">
                <text:p>0.28273677665808</text:p>
              </table:table-cell>
              <table:table-cell office:value-type="float" office:value="-2.71917968283407">
                <text:p>-2.71917968283407</text:p>
              </table:table-cell>
              <table:table-cell office:value-type="float" office:value="-0.890412137820217">
                <text:p>-0.890412137820217</text:p>
              </table:table-cell>
              <table:table-cell office:value-type="float" office:value="0.795036930966174">
                <text:p>0.795036930966174</text:p>
              </table:table-cell>
              <table:table-cell office:value-type="float" office:value="-1.17094178067168">
                <text:p>-1.17094178067168</text:p>
              </table:table-cell>
              <table:table-cell office:value-type="float" office:value="0.661598713914519">
                <text:p>0.661598713914519</text:p>
              </table:table-cell>
              <table:table-cell office:value-type="float" office:value="0.75488455853411">
                <text:p>0.75488455853411</text:p>
              </table:table-cell>
              <table:table-cell office:value-type="float" office:value="0.204704316102398">
                <text:p>0.204704316102398</text:p>
              </table:table-cell>
              <table:table-cell office:value-type="float" office:value="0.3591179156993">
                <text:p>0.3591179156993</text:p>
              </table:table-cell>
              <table:table-cell office:value-type="float" office:value="0.233596535692653">
                <text:p>0.233596535692653</text:p>
              </table:table-cell>
              <table:table-cell office:value-type="float" office:value="-29.1647379315657">
                <text:p>-29.1647379315657</text:p>
              </table:table-cell>
              <table:table-cell office:value-type="float" office:value="-1.54687467545114">
                <text:p>-1.54687467545114</text:p>
              </table:table-cell>
              <table:table-cell office:value-type="float" office:value="0.731920813171962">
                <text:p>0.731920813171962</text:p>
              </table:table-cell>
            </table:table-row>
            <table:table-row>
              <table:table-cell office:value-type="string">
                <text:p>select</text:p>
                <draw:g>
                  <svg:desc>Sheet1.A43:Sheet1.A43</svg:desc>
                </draw:g>
              </table:table-cell>
              <table:table-cell office:value-type="float" office:value="0.637228204127919">
                <text:p>0.637228204127919</text:p>
                <draw:g>
                  <svg:desc>Sheet1.B43:Sheet1.AD43</svg:desc>
                </draw:g>
              </table:table-cell>
              <table:table-cell office:value-type="float" office:value="4.11358229071841">
                <text:p>4.11358229071841</text:p>
              </table:table-cell>
              <table:table-cell office:value-type="float" office:value="1.77383498708212">
                <text:p>1.77383498708212</text:p>
              </table:table-cell>
              <table:table-cell office:value-type="float" office:value="35.9495449839948">
                <text:p>35.9495449839948</text:p>
              </table:table-cell>
              <table:table-cell office:value-type="float" office:value="4.27431466287641">
                <text:p>4.27431466287641</text:p>
              </table:table-cell>
              <table:table-cell office:value-type="float" office:value="1.73493486775556">
                <text:p>1.73493486775556</text:p>
              </table:table-cell>
              <table:table-cell office:value-type="float" office:value="1.31457716273974">
                <text:p>1.31457716273974</text:p>
              </table:table-cell>
              <table:table-cell office:value-type="float" office:value="3.04565056045282">
                <text:p>3.04565056045282</text:p>
              </table:table-cell>
              <table:table-cell office:value-type="float" office:value="6.92987385154877">
                <text:p>6.92987385154877</text:p>
              </table:table-cell>
              <table:table-cell office:value-type="float" office:value="19.778407553661">
                <text:p>19.778407553661</text:p>
              </table:table-cell>
              <table:table-cell office:value-type="float" office:value="34.9804991935395">
                <text:p>34.9804991935395</text:p>
              </table:table-cell>
              <table:table-cell office:value-type="float" office:value="1.88891879400032">
                <text:p>1.88891879400032</text:p>
              </table:table-cell>
              <table:table-cell office:value-type="float" office:value="19.5562534055592">
                <text:p>19.5562534055592</text:p>
              </table:table-cell>
              <table:table-cell office:value-type="float" office:value="31.7138413046831">
                <text:p>31.7138413046831</text:p>
              </table:table-cell>
              <table:table-cell office:value-type="float" office:value="21.1197127593691">
                <text:p>21.1197127593691</text:p>
              </table:table-cell>
              <table:table-cell office:value-type="float" office:value="2.09642195222515">
                <text:p>2.09642195222515</text:p>
              </table:table-cell>
              <table:table-cell office:value-type="float" office:value="20.1415069259439">
                <text:p>20.1415069259439</text:p>
              </table:table-cell>
              <table:table-cell office:value-type="float" office:value="-0.368836387189682">
                <text:p>-0.368836387189682</text:p>
              </table:table-cell>
              <table:table-cell office:value-type="float" office:value="0.118078169769025">
                <text:p>0.118078169769025</text:p>
              </table:table-cell>
              <table:table-cell office:value-type="float" office:value="4.83813536721961">
                <text:p>4.83813536721961</text:p>
              </table:table-cell>
              <table:table-cell office:value-type="float" office:value="21.4439096445854">
                <text:p>21.4439096445854</text:p>
              </table:table-cell>
              <table:table-cell office:value-type="float" office:value="6.6912597310219">
                <text:p>6.6912597310219</text:p>
              </table:table-cell>
              <table:table-cell office:value-type="float" office:value="1.47897534079836">
                <text:p>1.47897534079836</text:p>
              </table:table-cell>
              <table:table-cell office:value-type="float" office:value="7.68490641358268">
                <text:p>7.68490641358268</text:p>
              </table:table-cell>
              <table:table-cell office:value-type="float" office:value="2.58903062552444">
                <text:p>2.58903062552444</text:p>
              </table:table-cell>
              <table:table-cell office:value-type="float" office:value="2.70813127822247">
                <text:p>2.70813127822247</text:p>
              </table:table-cell>
              <table:table-cell office:value-type="float" office:value="1.6694299691031">
                <text:p>1.6694299691031</text:p>
              </table:table-cell>
              <table:table-cell office:value-type="float" office:value="20.9923403067773">
                <text:p>20.9923403067773</text:p>
              </table:table-cell>
              <table:table-cell office:value-type="float" office:value="19.7578064663369">
                <text:p>19.7578064663369</text:p>
              </table:table-cell>
            </table:table-row>
            <table:table-row>
              <table:table-cell office:value-type="string">
                <text:p>sglib-arraybinsearch</text:p>
                <draw:g>
                  <svg:desc>Sheet1.A44:Sheet1.A44</svg:desc>
                </draw:g>
              </table:table-cell>
              <table:table-cell office:value-type="float" office:value="1.22916585130976">
                <text:p>1.22916585130976</text:p>
                <draw:g>
                  <svg:desc>Sheet1.B44:Sheet1.AD44</svg:desc>
                </draw:g>
              </table:table-cell>
              <table:table-cell office:value-type="float" office:value="1.96150431261745">
                <text:p>1.96150431261745</text:p>
              </table:table-cell>
              <table:table-cell office:value-type="float" office:value="-0.234381013234931">
                <text:p>-0.234381013234931</text:p>
              </table:table-cell>
              <table:table-cell office:value-type="float" office:value="-0.932966621707902">
                <text:p>-0.932966621707902</text:p>
              </table:table-cell>
              <table:table-cell office:value-type="float" office:value="-3.94550490294831">
                <text:p>-3.94550490294831</text:p>
              </table:table-cell>
              <table:table-cell office:value-type="float" office:value="-0.16943561317597">
                <text:p>-0.16943561317597</text:p>
              </table:table-cell>
              <table:table-cell office:value-type="float" office:value="-0.425678612968307">
                <text:p>-0.425678612968307</text:p>
              </table:table-cell>
              <table:table-cell office:value-type="float" office:value="1.692508708341">
                <text:p>1.692508708341</text:p>
              </table:table-cell>
              <table:table-cell office:value-type="float" office:value="-1.52958944984478">
                <text:p>-1.52958944984478</text:p>
              </table:table-cell>
              <table:table-cell office:value-type="float" office:value="1.30336175621615">
                <text:p>1.30336175621615</text:p>
              </table:table-cell>
              <table:table-cell office:value-type="float" office:value="0.76366007878064">
                <text:p>0.76366007878064</text:p>
              </table:table-cell>
              <table:table-cell office:value-type="float" office:value="0.875290774370348">
                <text:p>0.875290774370348</text:p>
              </table:table-cell>
              <table:table-cell office:value-type="float" office:value="0.216672495803088">
                <text:p>0.216672495803088</text:p>
              </table:table-cell>
              <table:table-cell office:value-type="float" office:value="-1.10731970397974">
                <text:p>-1.10731970397974</text:p>
              </table:table-cell>
              <table:table-cell office:value-type="float" office:value="1.88150864774272">
                <text:p>1.88150864774272</text:p>
              </table:table-cell>
              <table:table-cell office:value-type="float" office:value="2.14188664877262">
                <text:p>2.14188664877262</text:p>
              </table:table-cell>
              <table:table-cell office:value-type="float" office:value="-1.43649081975685">
                <text:p>-1.43649081975685</text:p>
              </table:table-cell>
              <table:table-cell office:value-type="float" office:value="-2.56849103892265">
                <text:p>-2.56849103892265</text:p>
              </table:table-cell>
              <table:table-cell office:value-type="float" office:value="-0.943289631499338">
                <text:p>-0.943289631499338</text:p>
              </table:table-cell>
              <table:table-cell office:value-type="float" office:value="0.0139329958229136">
                <text:p>0.0139329958229136</text:p>
              </table:table-cell>
              <table:table-cell office:value-type="float" office:value="-0.809392248541866">
                <text:p>-0.809392248541866</text:p>
              </table:table-cell>
              <table:table-cell office:value-type="float" office:value="0.107816788805632">
                <text:p>0.107816788805632</text:p>
              </table:table-cell>
              <table:table-cell office:value-type="float" office:value="0.155038206218945">
                <text:p>0.155038206218945</text:p>
              </table:table-cell>
              <table:table-cell office:value-type="float" office:value="1.31751926280293">
                <text:p>1.31751926280293</text:p>
              </table:table-cell>
              <table:table-cell office:value-type="float" office:value="0.335392326339844">
                <text:p>0.335392326339844</text:p>
              </table:table-cell>
              <table:table-cell office:value-type="float" office:value="0.130665048029328">
                <text:p>0.130665048029328</text:p>
              </table:table-cell>
              <table:table-cell office:value-type="float" office:value="-0.542724577399342">
                <text:p>-0.542724577399342</text:p>
              </table:table-cell>
              <table:table-cell office:value-type="float" office:value="-1.07932740480063">
                <text:p>-1.07932740480063</text:p>
              </table:table-cell>
              <table:table-cell office:value-type="float" office:value="1.01369655649296">
                <text:p>1.01369655649296</text:p>
              </table:table-cell>
            </table:table-row>
            <table:table-row>
              <table:table-cell office:value-type="string">
                <text:p>sglib-arrayheapsort</text:p>
                <draw:g>
                  <svg:desc>Sheet1.A45:Sheet1.A45</svg:desc>
                </draw:g>
              </table:table-cell>
              <table:table-cell office:value-type="float" office:value="-0.448114380078907">
                <text:p>-0.448114380078907</text:p>
                <draw:g>
                  <svg:desc>Sheet1.B45:Sheet1.AD45</svg:desc>
                </draw:g>
              </table:table-cell>
              <table:table-cell office:value-type="float" office:value="1.39228916409057">
                <text:p>1.39228916409057</text:p>
              </table:table-cell>
              <table:table-cell office:value-type="float" office:value="-0.117616442023584">
                <text:p>-0.117616442023584</text:p>
              </table:table-cell>
              <table:table-cell office:value-type="float" office:value="10.9369306997338">
                <text:p>10.9369306997338</text:p>
              </table:table-cell>
              <table:table-cell office:value-type="float" office:value="0.648553169669691">
                <text:p>0.648553169669691</text:p>
              </table:table-cell>
              <table:table-cell office:value-type="float" office:value="-0.322966508868282">
                <text:p>-0.322966508868282</text:p>
              </table:table-cell>
              <table:table-cell office:value-type="float" office:value="-0.333873764805657">
                <text:p>-0.333873764805657</text:p>
              </table:table-cell>
              <table:table-cell office:value-type="float" office:value="-0.0971399326600718">
                <text:p>-0.0971399326600718</text:p>
              </table:table-cell>
              <table:table-cell office:value-type="float" office:value="-8.22915166963811">
                <text:p>-8.22915166963811</text:p>
              </table:table-cell>
              <table:table-cell office:value-type="float" office:value="0.83025000079616">
                <text:p>0.83025000079616</text:p>
              </table:table-cell>
              <table:table-cell office:value-type="float" office:value="0.833764281972708">
                <text:p>0.833764281972708</text:p>
              </table:table-cell>
              <table:table-cell office:value-type="float" office:value="0.440081392042347">
                <text:p>0.440081392042347</text:p>
              </table:table-cell>
              <table:table-cell office:value-type="float" office:value="0.215191280395686">
                <text:p>0.215191280395686</text:p>
              </table:table-cell>
              <table:table-cell office:value-type="float" office:value="-0.0967526845405043">
                <text:p>-0.0967526845405043</text:p>
              </table:table-cell>
              <table:table-cell office:value-type="float" office:value="1.49424511648033">
                <text:p>1.49424511648033</text:p>
              </table:table-cell>
              <table:table-cell office:value-type="float" office:value="1.04990634164651">
                <text:p>1.04990634164651</text:p>
              </table:table-cell>
              <table:table-cell office:value-type="float" office:value="-10.4466626192421">
                <text:p>-10.4466626192421</text:p>
              </table:table-cell>
              <table:table-cell office:value-type="float" office:value="-2.30267239840644">
                <text:p>-2.30267239840644</text:p>
              </table:table-cell>
              <table:table-cell office:value-type="float" office:value="-0.984656013842507">
                <text:p>-0.984656013842507</text:p>
              </table:table-cell>
              <table:table-cell office:value-type="float" office:value="0.317461441351955">
                <text:p>0.317461441351955</text:p>
              </table:table-cell>
              <table:table-cell office:value-type="float" office:value="-2.23922159056455">
                <text:p>-2.23922159056455</text:p>
              </table:table-cell>
              <table:table-cell office:value-type="float" office:value="0.535131280438884">
                <text:p>0.535131280438884</text:p>
              </table:table-cell>
              <table:table-cell office:value-type="float" office:value="0.17258479763855">
                <text:p>0.17258479763855</text:p>
              </table:table-cell>
              <table:table-cell office:value-type="float" office:value="-7.67364046945509">
                <text:p>-7.67364046945509</text:p>
              </table:table-cell>
              <table:table-cell office:value-type="float" office:value="0.471543224363938">
                <text:p>0.471543224363938</text:p>
              </table:table-cell>
              <table:table-cell office:value-type="float" office:value="0.164345289962103">
                <text:p>0.164345289962103</text:p>
              </table:table-cell>
              <table:table-cell office:value-type="float" office:value="0.0387846741584119">
                <text:p>0.0387846741584119</text:p>
              </table:table-cell>
              <table:table-cell office:value-type="float" office:value="-2.55802188212991">
                <text:p>-2.55802188212991</text:p>
              </table:table-cell>
              <table:table-cell office:value-type="float" office:value="0.625861022792035">
                <text:p>0.625861022792035</text:p>
              </table:table-cell>
            </table:table-row>
            <table:table-row>
              <table:table-cell office:value-type="string">
                <text:p>sglib-arrayquicksort</text:p>
                <draw:g>
                  <svg:desc>Sheet1.A46:Sheet1.A46</svg:desc>
                </draw:g>
              </table:table-cell>
              <table:table-cell office:value-type="float" office:value="-0.395300239879727">
                <text:p>-0.395300239879727</text:p>
                <draw:g>
                  <svg:desc>Sheet1.B46:Sheet1.AD46</svg:desc>
                </draw:g>
              </table:table-cell>
              <table:table-cell office:value-type="float" office:value="1.41895312632763">
                <text:p>1.41895312632763</text:p>
              </table:table-cell>
              <table:table-cell office:value-type="float" office:value="-0.213411808273281">
                <text:p>-0.213411808273281</text:p>
              </table:table-cell>
              <table:table-cell office:value-type="float" office:value="1.10615906666494">
                <text:p>1.10615906666494</text:p>
              </table:table-cell>
              <table:table-cell office:value-type="float" office:value="0.719866553706592">
                <text:p>0.719866553706592</text:p>
              </table:table-cell>
              <table:table-cell office:value-type="float" office:value="-0.136635079066603">
                <text:p>-0.136635079066603</text:p>
              </table:table-cell>
              <table:table-cell office:value-type="float" office:value="-0.477863469322683">
                <text:p>-0.477863469322683</text:p>
              </table:table-cell>
              <table:table-cell office:value-type="float" office:value="-0.114444542591323">
                <text:p>-0.114444542591323</text:p>
              </table:table-cell>
              <table:table-cell office:value-type="float" office:value="-4.44486823089666">
                <text:p>-4.44486823089666</text:p>
              </table:table-cell>
              <table:table-cell office:value-type="float" office:value="0.867929311137778">
                <text:p>0.867929311137778</text:p>
              </table:table-cell>
              <table:table-cell office:value-type="float" office:value="0.941783984720058">
                <text:p>0.941783984720058</text:p>
              </table:table-cell>
              <table:table-cell office:value-type="float" office:value="0.491418243560004">
                <text:p>0.491418243560004</text:p>
              </table:table-cell>
              <table:table-cell office:value-type="float" office:value="0.106447504668089">
                <text:p>0.106447504668089</text:p>
              </table:table-cell>
              <table:table-cell office:value-type="float" office:value="-0.0171638661717671">
                <text:p>-0.0171638661717671</text:p>
              </table:table-cell>
              <table:table-cell office:value-type="float" office:value="1.50067378259753">
                <text:p>1.50067378259753</text:p>
              </table:table-cell>
              <table:table-cell office:value-type="float" office:value="1.26485265160037">
                <text:p>1.26485265160037</text:p>
              </table:table-cell>
              <table:table-cell office:value-type="float" office:value="1.00068170470641">
                <text:p>1.00068170470641</text:p>
              </table:table-cell>
              <table:table-cell office:value-type="float" office:value="-2.32724209633963">
                <text:p>-2.32724209633963</text:p>
              </table:table-cell>
              <table:table-cell office:value-type="float" office:value="-1.07060664762256">
                <text:p>-1.07060664762256</text:p>
              </table:table-cell>
              <table:table-cell office:value-type="float" office:value="0.18190856535533">
                <text:p>0.18190856535533</text:p>
              </table:table-cell>
              <table:table-cell office:value-type="float" office:value="-1.88210172882969">
                <text:p>-1.88210172882969</text:p>
              </table:table-cell>
              <table:table-cell office:value-type="float" office:value="0.49486525962613">
                <text:p>0.49486525962613</text:p>
              </table:table-cell>
              <table:table-cell office:value-type="float" office:value="-0.0479576610116151">
                <text:p>-0.0479576610116151</text:p>
              </table:table-cell>
              <table:table-cell office:value-type="float" office:value="-1.62752920410859">
                <text:p>-1.62752920410859</text:p>
              </table:table-cell>
              <table:table-cell office:value-type="float" office:value="0.481618550183596">
                <text:p>0.481618550183596</text:p>
              </table:table-cell>
              <table:table-cell office:value-type="float" office:value="0.150224167991216">
                <text:p>0.150224167991216</text:p>
              </table:table-cell>
              <table:table-cell office:value-type="float" office:value="-0.0404080049347421">
                <text:p>-0.0404080049347421</text:p>
              </table:table-cell>
              <table:table-cell office:value-type="float" office:value="-2.24584570994571">
                <text:p>-2.24584570994571</text:p>
              </table:table-cell>
              <table:table-cell office:value-type="float" office:value="0.693357340594287">
                <text:p>0.693357340594287</text:p>
              </table:table-cell>
            </table:table-row>
            <table:table-row>
              <table:table-cell office:value-type="string">
                <text:p>sglib-dllist</text:p>
                <draw:g>
                  <svg:desc>Sheet1.A47:Sheet1.A47</svg:desc>
                </draw:g>
              </table:table-cell>
              <table:table-cell office:value-type="float" office:value="-0.260470294816949">
                <text:p>-0.260470294816949</text:p>
                <draw:g>
                  <svg:desc>Sheet1.B47:Sheet1.AD47</svg:desc>
                </draw:g>
              </table:table-cell>
              <table:table-cell office:value-type="float" office:value="1.3716048733277">
                <text:p>1.3716048733277</text:p>
              </table:table-cell>
              <table:table-cell office:value-type="float" office:value="-0.181004203773457">
                <text:p>-0.181004203773457</text:p>
              </table:table-cell>
              <table:table-cell office:value-type="float" office:value="0.139791132183805">
                <text:p>0.139791132183805</text:p>
              </table:table-cell>
              <table:table-cell office:value-type="float" office:value="0.852753652121984">
                <text:p>0.852753652121984</text:p>
              </table:table-cell>
              <table:table-cell office:value-type="float" office:value="-0.0822071212610224">
                <text:p>-0.0822071212610224</text:p>
              </table:table-cell>
              <table:table-cell office:value-type="float" office:value="-0.37535493713541">
                <text:p>-0.37535493713541</text:p>
              </table:table-cell>
              <table:table-cell office:value-type="float" office:value="0.00602593092482543">
                <text:p>0.00602593092482543</text:p>
              </table:table-cell>
              <table:table-cell office:value-type="float" office:value="-3.63381788416312">
                <text:p>-3.63381788416312</text:p>
              </table:table-cell>
              <table:table-cell office:value-type="float" office:value="0.685465758638207">
                <text:p>0.685465758638207</text:p>
              </table:table-cell>
              <table:table-cell office:value-type="float" office:value="0.699665761836178">
                <text:p>0.699665761836178</text:p>
              </table:table-cell>
              <table:table-cell office:value-type="float" office:value="0.438023403072174">
                <text:p>0.438023403072174</text:p>
              </table:table-cell>
              <table:table-cell office:value-type="float" office:value="-0.16728516112859">
                <text:p>-0.16728516112859</text:p>
              </table:table-cell>
              <table:table-cell office:value-type="float" office:value="-0.645260056767242">
                <text:p>-0.645260056767242</text:p>
              </table:table-cell>
              <table:table-cell office:value-type="float" office:value="1.36669467155019">
                <text:p>1.36669467155019</text:p>
              </table:table-cell>
              <table:table-cell office:value-type="float" office:value="0.98587072811737">
                <text:p>0.98587072811737</text:p>
              </table:table-cell>
              <table:table-cell office:value-type="float" office:value="-0.0201324571998047">
                <text:p>-0.0201324571998047</text:p>
              </table:table-cell>
              <table:table-cell office:value-type="float" office:value="-2.38366258948686">
                <text:p>-2.38366258948686</text:p>
              </table:table-cell>
              <table:table-cell office:value-type="float" office:value="-1.03067000834695">
                <text:p>-1.03067000834695</text:p>
              </table:table-cell>
              <table:table-cell office:value-type="float" office:value="-0.33161322096767">
                <text:p>-0.33161322096767</text:p>
              </table:table-cell>
              <table:table-cell office:value-type="float" office:value="-1.3652341062022">
                <text:p>-1.3652341062022</text:p>
              </table:table-cell>
              <table:table-cell office:value-type="float" office:value="0.0400019811271449">
                <text:p>0.0400019811271449</text:p>
              </table:table-cell>
              <table:table-cell office:value-type="float" office:value="0.0514178077634154">
                <text:p>0.0514178077634154</text:p>
              </table:table-cell>
              <table:table-cell office:value-type="float" office:value="-0.303561398826257">
                <text:p>-0.303561398826257</text:p>
              </table:table-cell>
              <table:table-cell office:value-type="float" office:value="0.462418373274012">
                <text:p>0.462418373274012</text:p>
              </table:table-cell>
              <table:table-cell office:value-type="float" office:value="0.0824342758585343">
                <text:p>0.0824342758585343</text:p>
              </table:table-cell>
              <table:table-cell office:value-type="float" office:value="-0.314554024682786">
                <text:p>-0.314554024682786</text:p>
              </table:table-cell>
              <table:table-cell office:value-type="float" office:value="-1.71065628972942">
                <text:p>-1.71065628972942</text:p>
              </table:table-cell>
              <table:table-cell office:value-type="float" office:value="0.502648459015651">
                <text:p>0.502648459015651</text:p>
              </table:table-cell>
            </table:table-row>
            <table:table-row>
              <table:table-cell office:value-type="string">
                <text:p>sglib-hashtable</text:p>
                <draw:g>
                  <svg:desc>Sheet1.A48:Sheet1.A48</svg:desc>
                </draw:g>
              </table:table-cell>
              <table:table-cell office:value-type="float" office:value="-0.378599060055739">
                <text:p>-0.378599060055739</text:p>
                <draw:g>
                  <svg:desc>Sheet1.B48:Sheet1.AD48</svg:desc>
                </draw:g>
              </table:table-cell>
              <table:table-cell office:value-type="float" office:value="1.51409134852852">
                <text:p>1.51409134852852</text:p>
              </table:table-cell>
              <table:table-cell office:value-type="float" office:value="-0.0115603057368686">
                <text:p>-0.0115603057368686</text:p>
              </table:table-cell>
              <table:table-cell office:value-type="float" office:value="-1.5766960410502">
                <text:p>-1.5766960410502</text:p>
              </table:table-cell>
              <table:table-cell office:value-type="float" office:value="0.74200027012961">
                <text:p>0.74200027012961</text:p>
              </table:table-cell>
              <table:table-cell office:value-type="float" office:value="-0.0478924067418334">
                <text:p>-0.0478924067418334</text:p>
              </table:table-cell>
              <table:table-cell office:value-type="float" office:value="-0.458693166770199">
                <text:p>-0.458693166770199</text:p>
              </table:table-cell>
              <table:table-cell office:value-type="float" office:value="-0.0748941820258458">
                <text:p>-0.0748941820258458</text:p>
              </table:table-cell>
              <table:table-cell office:value-type="float" office:value="-1.94924982989941">
                <text:p>-1.94924982989941</text:p>
              </table:table-cell>
              <table:table-cell office:value-type="float" office:value="1.06862716811822">
                <text:p>1.06862716811822</text:p>
              </table:table-cell>
              <table:table-cell office:value-type="float" office:value="-6.79890577803048">
                <text:p>-6.79890577803048</text:p>
              </table:table-cell>
              <table:table-cell office:value-type="float" office:value="0.300673481368827">
                <text:p>0.300673481368827</text:p>
              </table:table-cell>
              <table:table-cell office:value-type="float" office:value="0.146884242717334">
                <text:p>0.146884242717334</text:p>
              </table:table-cell>
              <table:table-cell office:value-type="float" office:value="-1.56424647567534">
                <text:p>-1.56424647567534</text:p>
              </table:table-cell>
              <table:table-cell office:value-type="float" office:value="1.63064366400519">
                <text:p>1.63064366400519</text:p>
              </table:table-cell>
              <table:table-cell office:value-type="float" office:value="1.1289760428012">
                <text:p>1.1289760428012</text:p>
              </table:table-cell>
              <table:table-cell office:value-type="float" office:value="-2.00105452043063">
                <text:p>-2.00105452043063</text:p>
              </table:table-cell>
              <table:table-cell office:value-type="float" office:value="-2.31037627540057">
                <text:p>-2.31037627540057</text:p>
              </table:table-cell>
              <table:table-cell office:value-type="float" office:value="-1.08047473308705">
                <text:p>-1.08047473308705</text:p>
              </table:table-cell>
              <table:table-cell office:value-type="float" office:value="-0.224966260186515">
                <text:p>-0.224966260186515</text:p>
              </table:table-cell>
              <table:table-cell office:value-type="float" office:value="-0.672491950273814">
                <text:p>-0.672491950273814</text:p>
              </table:table-cell>
              <table:table-cell office:value-type="float" office:value="-0.389556654320533">
                <text:p>-0.389556654320533</text:p>
              </table:table-cell>
              <table:table-cell office:value-type="float" office:value="0.100054900518209">
                <text:p>0.100054900518209</text:p>
              </table:table-cell>
              <table:table-cell office:value-type="float" office:value="1.94757975399">
                <text:p>1.94757975399</text:p>
              </table:table-cell>
              <table:table-cell office:value-type="float" office:value="0.436739029679304">
                <text:p>0.436739029679304</text:p>
              </table:table-cell>
              <table:table-cell office:value-type="float" office:value="0.195444847502813">
                <text:p>0.195444847502813</text:p>
              </table:table-cell>
              <table:table-cell office:value-type="float" office:value="-0.184354922448307">
                <text:p>-0.184354922448307</text:p>
              </table:table-cell>
              <table:table-cell office:value-type="float" office:value="-0.849162779805495">
                <text:p>-0.849162779805495</text:p>
              </table:table-cell>
              <table:table-cell office:value-type="float" office:value="0.73808189611434">
                <text:p>0.73808189611434</text:p>
              </table:table-cell>
            </table:table-row>
            <table:table-row>
              <table:table-cell office:value-type="string">
                <text:p>sglib-listinsertsort</text:p>
                <draw:g>
                  <svg:desc>Sheet1.A49:Sheet1.A49</svg:desc>
                </draw:g>
              </table:table-cell>
              <table:table-cell office:value-type="float" office:value="-0.431419447161922">
                <text:p>-0.431419447161922</text:p>
                <draw:g>
                  <svg:desc>Sheet1.B49:Sheet1.AD49</svg:desc>
                </draw:g>
              </table:table-cell>
              <table:table-cell office:value-type="float" office:value="1.45332679819228">
                <text:p>1.45332679819228</text:p>
              </table:table-cell>
              <table:table-cell office:value-type="float" office:value="-0.133840679180283">
                <text:p>-0.133840679180283</text:p>
              </table:table-cell>
              <table:table-cell office:value-type="float" office:value="0.872705461485248">
                <text:p>0.872705461485248</text:p>
              </table:table-cell>
              <table:table-cell office:value-type="float" office:value="0.624433186202557">
                <text:p>0.624433186202557</text:p>
              </table:table-cell>
              <table:table-cell office:value-type="float" office:value="-0.137405206997824">
                <text:p>-0.137405206997824</text:p>
              </table:table-cell>
              <table:table-cell office:value-type="float" office:value="-0.323563505706153">
                <text:p>-0.323563505706153</text:p>
              </table:table-cell>
              <table:table-cell office:value-type="float" office:value="-0.0775716355377697">
                <text:p>-0.0775716355377697</text:p>
              </table:table-cell>
              <table:table-cell office:value-type="float" office:value="-2.75773111750549">
                <text:p>-2.75773111750549</text:p>
              </table:table-cell>
              <table:table-cell office:value-type="float" office:value="0.978958197553262">
                <text:p>0.978958197553262</text:p>
              </table:table-cell>
              <table:table-cell office:value-type="float" office:value="-3.69822574846587">
                <text:p>-3.69822574846587</text:p>
              </table:table-cell>
              <table:table-cell office:value-type="float" office:value="0.524961703340349">
                <text:p>0.524961703340349</text:p>
              </table:table-cell>
              <table:table-cell office:value-type="float" office:value="0.158760695309989">
                <text:p>0.158760695309989</text:p>
              </table:table-cell>
              <table:table-cell office:value-type="float" office:value="0.65396621360546">
                <text:p>0.65396621360546</text:p>
              </table:table-cell>
              <table:table-cell office:value-type="float" office:value="1.65161655680565">
                <text:p>1.65161655680565</text:p>
              </table:table-cell>
              <table:table-cell office:value-type="float" office:value="0.866788461196871">
                <text:p>0.866788461196871</text:p>
              </table:table-cell>
              <table:table-cell office:value-type="float" office:value="-5.58521783263416">
                <text:p>-5.58521783263416</text:p>
              </table:table-cell>
              <table:table-cell office:value-type="float" office:value="-2.37295626483394">
                <text:p>-2.37295626483394</text:p>
              </table:table-cell>
              <table:table-cell office:value-type="float" office:value="-1.03695385750091">
                <text:p>-1.03695385750091</text:p>
              </table:table-cell>
              <table:table-cell office:value-type="float" office:value="0.0223150591605849">
                <text:p>0.0223150591605849</text:p>
              </table:table-cell>
              <table:table-cell office:value-type="float" office:value="-1.10442644757537">
                <text:p>-1.10442644757537</text:p>
              </table:table-cell>
              <table:table-cell office:value-type="float" office:value="-5.1021082860218">
                <text:p>-5.1021082860218</text:p>
              </table:table-cell>
              <table:table-cell office:value-type="float" office:value="0.151300659641943">
                <text:p>0.151300659641943</text:p>
              </table:table-cell>
              <table:table-cell office:value-type="float" office:value="-0.394393642417334">
                <text:p>-0.394393642417334</text:p>
              </table:table-cell>
              <table:table-cell office:value-type="float" office:value="0.389839260491876">
                <text:p>0.389839260491876</text:p>
              </table:table-cell>
              <table:table-cell office:value-type="float" office:value="0.238084155007767">
                <text:p>0.238084155007767</text:p>
              </table:table-cell>
              <table:table-cell office:value-type="float" office:value="-0.0328722217927881">
                <text:p>-0.0328722217927881</text:p>
              </table:table-cell>
              <table:table-cell office:value-type="float" office:value="-1.37155037794747">
                <text:p>-1.37155037794747</text:p>
              </table:table-cell>
              <table:table-cell office:value-type="float" office:value="0.700318188341287">
                <text:p>0.700318188341287</text:p>
              </table:table-cell>
            </table:table-row>
            <table:table-row>
              <table:table-cell office:value-type="string">
                <text:p>sglib-listsort</text:p>
                <draw:g>
                  <svg:desc>Sheet1.A50:Sheet1.A50</svg:desc>
                </draw:g>
              </table:table-cell>
              <table:table-cell office:value-type="float" office:value="-0.212719734297644">
                <text:p>-0.212719734297644</text:p>
                <draw:g>
                  <svg:desc>Sheet1.B50:Sheet1.AD50</svg:desc>
                </draw:g>
              </table:table-cell>
              <table:table-cell office:value-type="float" office:value="1.45541891621559">
                <text:p>1.45541891621559</text:p>
              </table:table-cell>
              <table:table-cell office:value-type="float" office:value="-0.158244859367061">
                <text:p>-0.158244859367061</text:p>
              </table:table-cell>
              <table:table-cell office:value-type="float" office:value="0.540893939320309">
                <text:p>0.540893939320309</text:p>
              </table:table-cell>
              <table:table-cell office:value-type="float" office:value="3.22406496911984">
                <text:p>3.22406496911984</text:p>
              </table:table-cell>
              <table:table-cell office:value-type="float" office:value="-0.0629494800168303">
                <text:p>-0.0629494800168303</text:p>
              </table:table-cell>
              <table:table-cell office:value-type="float" office:value="-0.385549585392417">
                <text:p>-0.385549585392417</text:p>
              </table:table-cell>
              <table:table-cell office:value-type="float" office:value="0.0168407178005218">
                <text:p>0.0168407178005218</text:p>
              </table:table-cell>
              <table:table-cell office:value-type="float" office:value="-2.46102918225046">
                <text:p>-2.46102918225046</text:p>
              </table:table-cell>
              <table:table-cell office:value-type="float" office:value="0.826936033155026">
                <text:p>0.826936033155026</text:p>
              </table:table-cell>
              <table:table-cell office:value-type="float" office:value="0.857849725199165">
                <text:p>0.857849725199165</text:p>
              </table:table-cell>
              <table:table-cell office:value-type="float" office:value="0.228698880605772">
                <text:p>0.228698880605772</text:p>
              </table:table-cell>
              <table:table-cell office:value-type="float" office:value="0.140976590070665">
                <text:p>0.140976590070665</text:p>
              </table:table-cell>
              <table:table-cell office:value-type="float" office:value="-0.289348757783199">
                <text:p>-0.289348757783199</text:p>
              </table:table-cell>
              <table:table-cell office:value-type="float" office:value="1.62602250938131">
                <text:p>1.62602250938131</text:p>
              </table:table-cell>
              <table:table-cell office:value-type="float" office:value="1.08093150975826">
                <text:p>1.08093150975826</text:p>
              </table:table-cell>
              <table:table-cell office:value-type="float" office:value="0.387931544774359">
                <text:p>0.387931544774359</text:p>
              </table:table-cell>
              <table:table-cell office:value-type="float" office:value="-2.3384125712406">
                <text:p>-2.3384125712406</text:p>
              </table:table-cell>
              <table:table-cell office:value-type="float" office:value="-1.17224552174883">
                <text:p>-1.17224552174883</text:p>
              </table:table-cell>
              <table:table-cell office:value-type="float" office:value="0.352759070691869">
                <text:p>0.352759070691869</text:p>
              </table:table-cell>
              <table:table-cell office:value-type="float" office:value="-1.13098491284635">
                <text:p>-1.13098491284635</text:p>
              </table:table-cell>
              <table:table-cell office:value-type="float" office:value="0.564754443569658">
                <text:p>0.564754443569658</text:p>
              </table:table-cell>
              <table:table-cell office:value-type="float" office:value="0.143939280643538">
                <text:p>0.143939280643538</text:p>
              </table:table-cell>
              <table:table-cell office:value-type="float" office:value="-0.232523996111158">
                <text:p>-0.232523996111158</text:p>
              </table:table-cell>
              <table:table-cell office:value-type="float" office:value="0.423602163963668">
                <text:p>0.423602163963668</text:p>
              </table:table-cell>
              <table:table-cell office:value-type="float" office:value="0.146917025392848">
                <text:p>0.146917025392848</text:p>
              </table:table-cell>
              <table:table-cell office:value-type="float" office:value="-0.250868679318808">
                <text:p>-0.250868679318808</text:p>
              </table:table-cell>
              <table:table-cell office:value-type="float" office:value="-1.39438314407822">
                <text:p>-1.39438314407822</text:p>
              </table:table-cell>
              <table:table-cell office:value-type="float" office:value="0.606820088199614">
                <text:p>0.606820088199614</text:p>
              </table:table-cell>
            </table:table-row>
            <table:table-row>
              <table:table-cell office:value-type="string">
                <text:p>sglib-queue</text:p>
                <draw:g>
                  <svg:desc>Sheet1.A51:Sheet1.A51</svg:desc>
                </draw:g>
              </table:table-cell>
              <table:table-cell office:value-type="float" office:value="-0.478346323595992">
                <text:p>-0.478346323595992</text:p>
                <draw:g>
                  <svg:desc>Sheet1.B51:Sheet1.AD51</svg:desc>
                </draw:g>
              </table:table-cell>
              <table:table-cell office:value-type="float" office:value="1.47425839269644">
                <text:p>1.47425839269644</text:p>
              </table:table-cell>
              <table:table-cell office:value-type="float" office:value="-0.0709374469400105">
                <text:p>-0.0709374469400105</text:p>
              </table:table-cell>
              <table:table-cell office:value-type="float" office:value="0.813801098391298">
                <text:p>0.813801098391298</text:p>
              </table:table-cell>
              <table:table-cell office:value-type="float" office:value="0.787154166331912">
                <text:p>0.787154166331912</text:p>
              </table:table-cell>
              <table:table-cell office:value-type="float" office:value="-0.0500886516598501">
                <text:p>-0.0500886516598501</text:p>
              </table:table-cell>
              <table:table-cell office:value-type="float" office:value="-0.285601775942097">
                <text:p>-0.285601775942097</text:p>
              </table:table-cell>
              <table:table-cell office:value-type="float" office:value="-0.028134888413316">
                <text:p>-0.028134888413316</text:p>
              </table:table-cell>
              <table:table-cell office:value-type="float" office:value="-3.18760556036247">
                <text:p>-3.18760556036247</text:p>
              </table:table-cell>
              <table:table-cell office:value-type="float" office:value="1.04931325246949">
                <text:p>1.04931325246949</text:p>
              </table:table-cell>
              <table:table-cell office:value-type="float" office:value="1.17650920173593">
                <text:p>1.17650920173593</text:p>
              </table:table-cell>
              <table:table-cell office:value-type="float" office:value="0.866230533204532">
                <text:p>0.866230533204532</text:p>
              </table:table-cell>
              <table:table-cell office:value-type="float" office:value="0.00635145219253">
                <text:p>0.00635145219253</text:p>
              </table:table-cell>
              <table:table-cell office:value-type="float" office:value="-0.29670652673245">
                <text:p>-0.29670652673245</text:p>
              </table:table-cell>
              <table:table-cell office:value-type="float" office:value="1.74445224427597">
                <text:p>1.74445224427597</text:p>
              </table:table-cell>
              <table:table-cell office:value-type="float" office:value="1.20938573198475">
                <text:p>1.20938573198475</text:p>
              </table:table-cell>
              <table:table-cell office:value-type="float" office:value="-4.48026370375158">
                <text:p>-4.48026370375158</text:p>
              </table:table-cell>
              <table:table-cell office:value-type="float" office:value="-2.55885439996971">
                <text:p>-2.55885439996971</text:p>
              </table:table-cell>
              <table:table-cell office:value-type="float" office:value="-0.992928947905306">
                <text:p>-0.992928947905306</text:p>
              </table:table-cell>
              <table:table-cell office:value-type="float" office:value="0.616297056940194">
                <text:p>0.616297056940194</text:p>
              </table:table-cell>
              <table:table-cell office:value-type="float" office:value="-2.05363376830496">
                <text:p>-2.05363376830496</text:p>
              </table:table-cell>
              <table:table-cell office:value-type="float" office:value="0.490051924469822">
                <text:p>0.490051924469822</text:p>
              </table:table-cell>
              <table:table-cell office:value-type="float" office:value="0.291792508362245">
                <text:p>0.291792508362245</text:p>
              </table:table-cell>
              <table:table-cell office:value-type="float" office:value="-1.42174207878078">
                <text:p>-1.42174207878078</text:p>
              </table:table-cell>
              <table:table-cell office:value-type="float" office:value="0.501768853440772">
                <text:p>0.501768853440772</text:p>
              </table:table-cell>
              <table:table-cell office:value-type="float" office:value="0.34053963196981">
                <text:p>0.34053963196981</text:p>
              </table:table-cell>
              <table:table-cell office:value-type="float" office:value="0.132823016077034">
                <text:p>0.132823016077034</text:p>
              </table:table-cell>
              <table:table-cell office:value-type="float" office:value="-2.30434254547102">
                <text:p>-2.30434254547102</text:p>
              </table:table-cell>
              <table:table-cell office:value-type="float" office:value="0.745548113098012">
                <text:p>0.745548113098012</text:p>
              </table:table-cell>
            </table:table-row>
            <table:table-row>
              <table:table-cell office:value-type="string">
                <text:p>sglib-rbtree</text:p>
                <draw:g>
                  <svg:desc>Sheet1.A52:Sheet1.A52</svg:desc>
                </draw:g>
              </table:table-cell>
              <table:table-cell office:value-type="float" office:value="-0.273472333925537">
                <text:p>-0.273472333925537</text:p>
                <draw:g>
                  <svg:desc>Sheet1.B52:Sheet1.AD52</svg:desc>
                </draw:g>
              </table:table-cell>
              <table:table-cell office:value-type="float" office:value="1.40932089918074">
                <text:p>1.40932089918074</text:p>
              </table:table-cell>
              <table:table-cell office:value-type="float" office:value="-0.205462628589604">
                <text:p>-0.205462628589604</text:p>
              </table:table-cell>
              <table:table-cell office:value-type="float" office:value="0.188739181219704">
                <text:p>0.188739181219704</text:p>
              </table:table-cell>
              <table:table-cell office:value-type="float" office:value="0.493533985586875">
                <text:p>0.493533985586875</text:p>
              </table:table-cell>
              <table:table-cell office:value-type="float" office:value="-0.105395894722119">
                <text:p>-0.105395894722119</text:p>
              </table:table-cell>
              <table:table-cell office:value-type="float" office:value="-0.417721225709398">
                <text:p>-0.417721225709398</text:p>
              </table:table-cell>
              <table:table-cell office:value-type="float" office:value="-0.343300567940636">
                <text:p>-0.343300567940636</text:p>
              </table:table-cell>
              <table:table-cell office:value-type="float" office:value="-3.17800053296796">
                <text:p>-3.17800053296796</text:p>
              </table:table-cell>
              <table:table-cell office:value-type="float" office:value="0.793572788484402">
                <text:p>0.793572788484402</text:p>
              </table:table-cell>
              <table:table-cell office:value-type="float" office:value="-0.566555160217148">
                <text:p>-0.566555160217148</text:p>
              </table:table-cell>
              <table:table-cell office:value-type="float" office:value="0.430093925719901">
                <text:p>0.430093925719901</text:p>
              </table:table-cell>
              <table:table-cell office:value-type="float" office:value="0.0759621133381767">
                <text:p>0.0759621133381767</text:p>
              </table:table-cell>
              <table:table-cell office:value-type="float" office:value="-0.515915291139019">
                <text:p>-0.515915291139019</text:p>
              </table:table-cell>
              <table:table-cell office:value-type="float" office:value="1.50917424044772">
                <text:p>1.50917424044772</text:p>
              </table:table-cell>
              <table:table-cell office:value-type="float" office:value="1.06183901510152">
                <text:p>1.06183901510152</text:p>
              </table:table-cell>
              <table:table-cell office:value-type="float" office:value="-0.987610375186099">
                <text:p>-0.987610375186099</text:p>
              </table:table-cell>
              <table:table-cell office:value-type="float" office:value="-2.27519798403738">
                <text:p>-2.27519798403738</text:p>
              </table:table-cell>
              <table:table-cell office:value-type="float" office:value="-1.16658131795021">
                <text:p>-1.16658131795021</text:p>
              </table:table-cell>
              <table:table-cell office:value-type="float" office:value="0.238839646534553">
                <text:p>0.238839646534553</text:p>
              </table:table-cell>
              <table:table-cell office:value-type="float" office:value="-1.47580146201644">
                <text:p>-1.47580146201644</text:p>
              </table:table-cell>
              <table:table-cell office:value-type="float" office:value="-0.698674443607219">
                <text:p>-0.698674443607219</text:p>
              </table:table-cell>
              <table:table-cell office:value-type="float" office:value="-0.108382127588828">
                <text:p>-0.108382127588828</text:p>
              </table:table-cell>
              <table:table-cell office:value-type="float" office:value="-0.531486691338818">
                <text:p>-0.531486691338818</text:p>
              </table:table-cell>
              <table:table-cell office:value-type="float" office:value="0.50346972781516">
                <text:p>0.50346972781516</text:p>
              </table:table-cell>
              <table:table-cell office:value-type="float" office:value="0.236616047551298">
                <text:p>0.236616047551298</text:p>
              </table:table-cell>
              <table:table-cell office:value-type="float" office:value="-0.0295323175008404">
                <text:p>-0.0295323175008404</text:p>
              </table:table-cell>
              <table:table-cell office:value-type="float" office:value="-1.83751122032842">
                <text:p>-1.83751122032842</text:p>
              </table:table-cell>
              <table:table-cell office:value-type="float" office:value="0.724146423567241">
                <text:p>0.724146423567241</text:p>
              </table:table-cell>
            </table:table-row>
            <table:table-row>
              <table:table-cell office:value-type="string">
                <text:p>sha</text:p>
                <draw:g>
                  <svg:desc>Sheet1.A53:Sheet1.A53</svg:desc>
                </draw:g>
              </table:table-cell>
              <table:table-cell office:value-type="float" office:value="-0.36986839440807">
                <text:p>-0.36986839440807</text:p>
                <draw:g>
                  <svg:desc>Sheet1.B53:Sheet1.AD53</svg:desc>
                </draw:g>
              </table:table-cell>
              <table:table-cell office:value-type="float" office:value="1.48256311951804">
                <text:p>1.48256311951804</text:p>
              </table:table-cell>
              <table:table-cell office:value-type="float" office:value="-0.211523211388383">
                <text:p>-0.211523211388383</text:p>
              </table:table-cell>
              <table:table-cell office:value-type="float" office:value="1.015782578144">
                <text:p>1.015782578144</text:p>
              </table:table-cell>
              <table:table-cell office:value-type="float" office:value="0.943343963645507">
                <text:p>0.943343963645507</text:p>
              </table:table-cell>
              <table:table-cell office:value-type="float" office:value="-0.196882635862389">
                <text:p>-0.196882635862389</text:p>
              </table:table-cell>
              <table:table-cell office:value-type="float" office:value="-0.658044803683951">
                <text:p>-0.658044803683951</text:p>
              </table:table-cell>
              <table:table-cell office:value-type="float" office:value="-0.37714576728035">
                <text:p>-0.37714576728035</text:p>
              </table:table-cell>
              <table:table-cell office:value-type="float" office:value="-3.7249149027297">
                <text:p>-3.7249149027297</text:p>
              </table:table-cell>
              <table:table-cell office:value-type="float" office:value="0.96695155363895">
                <text:p>0.96695155363895</text:p>
              </table:table-cell>
              <table:table-cell office:value-type="float" office:value="1.20967671385262">
                <text:p>1.20967671385262</text:p>
              </table:table-cell>
              <table:table-cell office:value-type="float" office:value="0.445770060945014">
                <text:p>0.445770060945014</text:p>
              </table:table-cell>
              <table:table-cell office:value-type="float" office:value="0.14928296128923">
                <text:p>0.14928296128923</text:p>
              </table:table-cell>
              <table:table-cell office:value-type="float" office:value="-0.282924358638561">
                <text:p>-0.282924358638561</text:p>
              </table:table-cell>
              <table:table-cell office:value-type="float" office:value="1.79871181438581">
                <text:p>1.79871181438581</text:p>
              </table:table-cell>
              <table:table-cell office:value-type="float" office:value="1.1984725493903">
                <text:p>1.1984725493903</text:p>
              </table:table-cell>
              <table:table-cell office:value-type="float" office:value="1.03034279379219">
                <text:p>1.03034279379219</text:p>
              </table:table-cell>
              <table:table-cell office:value-type="float" office:value="-2.63542610812019">
                <text:p>-2.63542610812019</text:p>
              </table:table-cell>
              <table:table-cell office:value-type="float" office:value="-1.51469690072925">
                <text:p>-1.51469690072925</text:p>
              </table:table-cell>
              <table:table-cell office:value-type="float" office:value="0.135047278637899">
                <text:p>0.135047278637899</text:p>
              </table:table-cell>
              <table:table-cell office:value-type="float" office:value="-1.51155782109957">
                <text:p>-1.51155782109957</text:p>
              </table:table-cell>
              <table:table-cell office:value-type="float" office:value="0.458757535838894">
                <text:p>0.458757535838894</text:p>
              </table:table-cell>
              <table:table-cell office:value-type="float" office:value="-0.238450646948592">
                <text:p>-0.238450646948592</text:p>
              </table:table-cell>
              <table:table-cell office:value-type="float" office:value="-0.810130465742279">
                <text:p>-0.810130465742279</text:p>
              </table:table-cell>
              <table:table-cell office:value-type="float" office:value="0.473331826433419">
                <text:p>0.473331826433419</text:p>
              </table:table-cell>
              <table:table-cell office:value-type="float" office:value="0.228294804225412">
                <text:p>0.228294804225412</text:p>
              </table:table-cell>
              <table:table-cell office:value-type="float" office:value="-0.418910700820857">
                <text:p>-0.418910700820857</text:p>
              </table:table-cell>
              <table:table-cell office:value-type="float" office:value="-1.82633087583701">
                <text:p>-1.82633087583701</text:p>
              </table:table-cell>
              <table:table-cell office:value-type="float" office:value="0.776846382332403">
                <text:p>0.776846382332403</text:p>
              </table:table-cell>
            </table:table-row>
            <table:table-row>
              <table:table-cell office:value-type="string">
                <text:p>slre</text:p>
                <draw:g>
                  <svg:desc>Sheet1.A54:Sheet1.A54</svg:desc>
                </draw:g>
              </table:table-cell>
              <table:table-cell office:value-type="float" office:value="-0.9616726571373">
                <text:p>-0.9616726571373</text:p>
                <draw:g>
                  <svg:desc>Sheet1.B54:Sheet1.AD54</svg:desc>
                </draw:g>
              </table:table-cell>
              <table:table-cell office:value-type="float" office:value="0.612385707724593">
                <text:p>0.612385707724593</text:p>
              </table:table-cell>
              <table:table-cell office:value-type="float" office:value="-0.386509609711259">
                <text:p>-0.386509609711259</text:p>
              </table:table-cell>
              <table:table-cell office:value-type="float" office:value="-1.00962826842574">
                <text:p>-1.00962826842574</text:p>
              </table:table-cell>
              <table:table-cell office:value-type="float" office:value="0.164473671814611">
                <text:p>0.164473671814611</text:p>
              </table:table-cell>
              <table:table-cell office:value-type="float" office:value="-0.353632799666162">
                <text:p>-0.353632799666162</text:p>
              </table:table-cell>
              <table:table-cell office:value-type="float" office:value="-0.284397553509346">
                <text:p>-0.284397553509346</text:p>
              </table:table-cell>
              <table:table-cell office:value-type="float" office:value="-0.860863205299098">
                <text:p>-0.860863205299098</text:p>
              </table:table-cell>
              <table:table-cell office:value-type="float" office:value="0.262971563056724">
                <text:p>0.262971563056724</text:p>
              </table:table-cell>
              <table:table-cell office:value-type="float" office:value="1.35141240765274">
                <text:p>1.35141240765274</text:p>
              </table:table-cell>
              <table:table-cell office:value-type="float" office:value="-6.36588309018294">
                <text:p>-6.36588309018294</text:p>
              </table:table-cell>
              <table:table-cell office:value-type="float" office:value="-1.32674453635349">
                <text:p>-1.32674453635349</text:p>
              </table:table-cell>
              <table:table-cell office:value-type="float" office:value="0.324583743883052">
                <text:p>0.324583743883052</text:p>
              </table:table-cell>
              <table:table-cell office:value-type="float" office:value="-0.985799732912061">
                <text:p>-0.985799732912061</text:p>
              </table:table-cell>
              <table:table-cell office:value-type="float" office:value="1.96120061403914">
                <text:p>1.96120061403914</text:p>
              </table:table-cell>
              <table:table-cell office:value-type="float" office:value="0.209813461934436">
                <text:p>0.209813461934436</text:p>
              </table:table-cell>
              <table:table-cell office:value-type="float" office:value="0.911845861060594">
                <text:p>0.911845861060594</text:p>
              </table:table-cell>
              <table:table-cell office:value-type="float" office:value="-2.73665663105257">
                <text:p>-2.73665663105257</text:p>
              </table:table-cell>
              <table:table-cell office:value-type="float" office:value="-0.907642774457189">
                <text:p>-0.907642774457189</text:p>
              </table:table-cell>
              <table:table-cell office:value-type="float" office:value="0.543974730907483">
                <text:p>0.543974730907483</text:p>
              </table:table-cell>
              <table:table-cell office:value-type="float" office:value="-0.859150131183805">
                <text:p>-0.859150131183805</text:p>
              </table:table-cell>
              <table:table-cell office:value-type="float" office:value="1.68370748413042">
                <text:p>1.68370748413042</text:p>
              </table:table-cell>
              <table:table-cell office:value-type="float" office:value="0.228627714481438">
                <text:p>0.228627714481438</text:p>
              </table:table-cell>
              <table:table-cell office:value-type="float" office:value="1.29592444893764">
                <text:p>1.29592444893764</text:p>
              </table:table-cell>
              <table:table-cell office:value-type="float" office:value="0.165634064803939">
                <text:p>0.165634064803939</text:p>
              </table:table-cell>
              <table:table-cell office:value-type="float" office:value="0.479672778732556">
                <text:p>0.479672778732556</text:p>
              </table:table-cell>
              <table:table-cell office:value-type="float" office:value="-0.338416591597242">
                <text:p>-0.338416591597242</text:p>
              </table:table-cell>
              <table:table-cell office:value-type="float" office:value="-1.07657485786549">
                <text:p>-1.07657485786549</text:p>
              </table:table-cell>
              <table:table-cell office:value-type="float" office:value="1.03680045167126">
                <text:p>1.03680045167126</text:p>
              </table:table-cell>
            </table:table-row>
            <table:table-row>
              <table:table-cell office:value-type="string">
                <text:p>sqrt</text:p>
                <draw:g>
                  <svg:desc>Sheet1.A55:Sheet1.A55</svg:desc>
                </draw:g>
              </table:table-cell>
              <table:table-cell office:value-type="float" office:value="-0.398646776346565">
                <text:p>-0.398646776346565</text:p>
                <draw:g>
                  <svg:desc>Sheet1.B55:Sheet1.AD55</svg:desc>
                </draw:g>
              </table:table-cell>
              <table:table-cell office:value-type="float" office:value="1.5337267218275">
                <text:p>1.5337267218275</text:p>
              </table:table-cell>
              <table:table-cell office:value-type="float" office:value="-0.183702356673383">
                <text:p>-0.183702356673383</text:p>
              </table:table-cell>
              <table:table-cell office:value-type="float" office:value="-0.197145839628654">
                <text:p>-0.197145839628654</text:p>
              </table:table-cell>
              <table:table-cell office:value-type="float" office:value="0.882657462290099">
                <text:p>0.882657462290099</text:p>
              </table:table-cell>
              <table:table-cell office:value-type="float" office:value="-0.126845192344838">
                <text:p>-0.126845192344838</text:p>
              </table:table-cell>
              <table:table-cell office:value-type="float" office:value="-0.426605933391183">
                <text:p>-0.426605933391183</text:p>
              </table:table-cell>
              <table:table-cell office:value-type="float" office:value="0.181356174846336">
                <text:p>0.181356174846336</text:p>
              </table:table-cell>
              <table:table-cell office:value-type="float" office:value="-0.977598979992974">
                <text:p>-0.977598979992974</text:p>
              </table:table-cell>
              <table:table-cell office:value-type="float" office:value="1.06510951445634">
                <text:p>1.06510951445634</text:p>
              </table:table-cell>
              <table:table-cell office:value-type="float" office:value="1.14615944930084">
                <text:p>1.14615944930084</text:p>
              </table:table-cell>
              <table:table-cell office:value-type="float" office:value="0.569853105878922">
                <text:p>0.569853105878922</text:p>
              </table:table-cell>
              <table:table-cell office:value-type="float" office:value="0.0601354999983338">
                <text:p>0.0601354999983338</text:p>
              </table:table-cell>
              <table:table-cell office:value-type="float" office:value="-0.198597466218351">
                <text:p>-0.198597466218351</text:p>
              </table:table-cell>
              <table:table-cell office:value-type="float" office:value="1.81793946359548">
                <text:p>1.81793946359548</text:p>
              </table:table-cell>
              <table:table-cell office:value-type="float" office:value="0.997746439165451">
                <text:p>0.997746439165451</text:p>
              </table:table-cell>
              <table:table-cell office:value-type="float" office:value="-0.290604355837874">
                <text:p>-0.290604355837874</text:p>
              </table:table-cell>
              <table:table-cell office:value-type="float" office:value="-2.57921351985007">
                <text:p>-2.57921351985007</text:p>
              </table:table-cell>
              <table:table-cell office:value-type="float" office:value="-1.15813307686378">
                <text:p>-1.15813307686378</text:p>
              </table:table-cell>
              <table:table-cell office:value-type="float" office:value="0.541007217881138">
                <text:p>0.541007217881138</text:p>
              </table:table-cell>
              <table:table-cell office:value-type="float" office:value="-0.779447195421436">
                <text:p>-0.779447195421436</text:p>
              </table:table-cell>
              <table:table-cell office:value-type="float" office:value="0.490208197745476">
                <text:p>0.490208197745476</text:p>
              </table:table-cell>
              <table:table-cell office:value-type="float" office:value="0.0913290308319013">
                <text:p>0.0913290308319013</text:p>
              </table:table-cell>
              <table:table-cell office:value-type="float" office:value="0.904631141455376">
                <text:p>0.904631141455376</text:p>
              </table:table-cell>
              <table:table-cell office:value-type="float" office:value="0.391447456569558">
                <text:p>0.391447456569558</text:p>
              </table:table-cell>
              <table:table-cell office:value-type="float" office:value="0.25342395170152">
                <text:p>0.25342395170152</text:p>
              </table:table-cell>
              <table:table-cell office:value-type="float" office:value="-0.148571208281999">
                <text:p>-0.148571208281999</text:p>
              </table:table-cell>
              <table:table-cell office:value-type="float" office:value="-1.01985306433373">
                <text:p>-1.01985306433373</text:p>
              </table:table-cell>
              <table:table-cell office:value-type="float" office:value="0.777448681058996">
                <text:p>0.777448681058996</text:p>
              </table:table-cell>
            </table:table-row>
            <table:table-row>
              <table:table-cell office:value-type="string">
                <text:p>st</text:p>
                <draw:g>
                  <svg:desc>Sheet1.A56:Sheet1.A56</svg:desc>
                </draw:g>
              </table:table-cell>
              <table:table-cell office:value-type="float" office:value="-0.401028380539506">
                <text:p>-0.401028380539506</text:p>
                <draw:g>
                  <svg:desc>Sheet1.B56:Sheet1.AD56</svg:desc>
                </draw:g>
              </table:table-cell>
              <table:table-cell office:value-type="float" office:value="1.54217519634071">
                <text:p>1.54217519634071</text:p>
              </table:table-cell>
              <table:table-cell office:value-type="float" office:value="-0.0689939375467991">
                <text:p>-0.0689939375467991</text:p>
              </table:table-cell>
              <table:table-cell office:value-type="float" office:value="-0.396872693558877">
                <text:p>-0.396872693558877</text:p>
              </table:table-cell>
              <table:table-cell office:value-type="float" office:value="0.823370767171752">
                <text:p>0.823370767171752</text:p>
              </table:table-cell>
              <table:table-cell office:value-type="float" office:value="-0.13367784387544">
                <text:p>-0.13367784387544</text:p>
              </table:table-cell>
              <table:table-cell office:value-type="float" office:value="-0.421484741165058">
                <text:p>-0.421484741165058</text:p>
              </table:table-cell>
              <table:table-cell office:value-type="float" office:value="0.079181476479463">
                <text:p>0.079181476479463</text:p>
              </table:table-cell>
              <table:table-cell office:value-type="float" office:value="-0.831737472694461">
                <text:p>-0.831737472694461</text:p>
              </table:table-cell>
              <table:table-cell office:value-type="float" office:value="0.911035719519266">
                <text:p>0.911035719519266</text:p>
              </table:table-cell>
              <table:table-cell office:value-type="float" office:value="0.827108780172982">
                <text:p>0.827108780172982</text:p>
              </table:table-cell>
              <table:table-cell office:value-type="float" office:value="0.470998259977371">
                <text:p>0.470998259977371</text:p>
              </table:table-cell>
              <table:table-cell office:value-type="float" office:value="0.0494363193780662">
                <text:p>0.0494363193780662</text:p>
              </table:table-cell>
              <table:table-cell office:value-type="float" office:value="-0.0691536340052677">
                <text:p>-0.0691536340052677</text:p>
              </table:table-cell>
              <table:table-cell office:value-type="float" office:value="1.68630534086458">
                <text:p>1.68630534086458</text:p>
              </table:table-cell>
              <table:table-cell office:value-type="float" office:value="1.05419413107189">
                <text:p>1.05419413107189</text:p>
              </table:table-cell>
              <table:table-cell office:value-type="float" office:value="-6.25494674877345">
                <text:p>-6.25494674877345</text:p>
              </table:table-cell>
              <table:table-cell office:value-type="float" office:value="-2.48793459183531">
                <text:p>-2.48793459183531</text:p>
              </table:table-cell>
              <table:table-cell office:value-type="float" office:value="-1.15451260769574">
                <text:p>-1.15451260769574</text:p>
              </table:table-cell>
              <table:table-cell office:value-type="float" office:value="0.303309615969747">
                <text:p>0.303309615969747</text:p>
              </table:table-cell>
              <table:table-cell office:value-type="float" office:value="-0.834710418677936">
                <text:p>-0.834710418677936</text:p>
              </table:table-cell>
              <table:table-cell office:value-type="float" office:value="0.514587100285326">
                <text:p>0.514587100285326</text:p>
              </table:table-cell>
              <table:table-cell office:value-type="float" office:value="0.0939910661376445">
                <text:p>0.0939910661376445</text:p>
              </table:table-cell>
              <table:table-cell office:value-type="float" office:value="1.02776270492711">
                <text:p>1.02776270492711</text:p>
              </table:table-cell>
              <table:table-cell office:value-type="float" office:value="0.483829496719086">
                <text:p>0.483829496719086</text:p>
              </table:table-cell>
              <table:table-cell office:value-type="float" office:value="0.165644667080118">
                <text:p>0.165644667080118</text:p>
              </table:table-cell>
              <table:table-cell office:value-type="float" office:value="-0.155423608237276">
                <text:p>-0.155423608237276</text:p>
              </table:table-cell>
              <table:table-cell office:value-type="float" office:value="-1.1327324100094">
                <text:p>-1.1327324100094</text:p>
              </table:table-cell>
              <table:table-cell office:value-type="float" office:value="0.674726060623491">
                <text:p>0.674726060623491</text:p>
              </table:table-cell>
            </table:table-row>
            <table:table-row>
              <table:table-cell office:value-type="string">
                <text:p>statemate</text:p>
                <draw:g>
                  <svg:desc>Sheet1.A57:Sheet1.A57</svg:desc>
                </draw:g>
              </table:table-cell>
              <table:table-cell office:value-type="float" office:value="-0.429568871471596">
                <text:p>-0.429568871471596</text:p>
                <draw:g>
                  <svg:desc>Sheet1.B57:Sheet1.AD57</svg:desc>
                </draw:g>
              </table:table-cell>
              <table:table-cell office:value-type="float" office:value="1.31655804082124">
                <text:p>1.31655804082124</text:p>
              </table:table-cell>
              <table:table-cell office:value-type="float" office:value="0.0140297437739405">
                <text:p>0.0140297437739405</text:p>
              </table:table-cell>
              <table:table-cell office:value-type="float" office:value="-0.340186863185807">
                <text:p>-0.340186863185807</text:p>
              </table:table-cell>
              <table:table-cell office:value-type="float" office:value="0.446578666540645">
                <text:p>0.446578666540645</text:p>
              </table:table-cell>
              <table:table-cell office:value-type="float" office:value="0.121713740631235">
                <text:p>0.121713740631235</text:p>
              </table:table-cell>
              <table:table-cell office:value-type="float" office:value="-0.305275691520168">
                <text:p>-0.305275691520168</text:p>
              </table:table-cell>
              <table:table-cell office:value-type="float" office:value="-0.159836124990244">
                <text:p>-0.159836124990244</text:p>
              </table:table-cell>
              <table:table-cell office:value-type="float" office:value="0.133485545637742">
                <text:p>0.133485545637742</text:p>
              </table:table-cell>
              <table:table-cell office:value-type="float" office:value="0.740857310077001">
                <text:p>0.740857310077001</text:p>
              </table:table-cell>
              <table:table-cell office:value-type="float" office:value="0.491317861469254">
                <text:p>0.491317861469254</text:p>
              </table:table-cell>
              <table:table-cell office:value-type="float" office:value="0.404297989773019">
                <text:p>0.404297989773019</text:p>
              </table:table-cell>
              <table:table-cell office:value-type="float" office:value="-0.0890275862833489">
                <text:p>-0.0890275862833489</text:p>
              </table:table-cell>
              <table:table-cell office:value-type="float" office:value="0.108285450193448">
                <text:p>0.108285450193448</text:p>
              </table:table-cell>
              <table:table-cell office:value-type="float" office:value="1.37400724318674">
                <text:p>1.37400724318674</text:p>
              </table:table-cell>
              <table:table-cell office:value-type="float" office:value="0.16043037573544">
                <text:p>0.16043037573544</text:p>
              </table:table-cell>
              <table:table-cell office:value-type="float" office:value="-0.519444579255263">
                <text:p>-0.519444579255263</text:p>
              </table:table-cell>
              <table:table-cell office:value-type="float" office:value="-2.13938190987893">
                <text:p>-2.13938190987893</text:p>
              </table:table-cell>
              <table:table-cell office:value-type="float" office:value="-0.867457484254369">
                <text:p>-0.867457484254369</text:p>
              </table:table-cell>
              <table:table-cell office:value-type="float" office:value="0.37671492958214">
                <text:p>0.37671492958214</text:p>
              </table:table-cell>
              <table:table-cell office:value-type="float" office:value="-0.527396032570165">
                <text:p>-0.527396032570165</text:p>
              </table:table-cell>
              <table:table-cell office:value-type="float" office:value="0.693389020674348">
                <text:p>0.693389020674348</text:p>
              </table:table-cell>
              <table:table-cell office:value-type="float" office:value="0.0198305969011804">
                <text:p>0.0198305969011804</text:p>
              </table:table-cell>
              <table:table-cell office:value-type="float" office:value="1.15032251906868">
                <text:p>1.15032251906868</text:p>
              </table:table-cell>
              <table:table-cell office:value-type="float" office:value="0.692836861593912">
                <text:p>0.692836861593912</text:p>
              </table:table-cell>
              <table:table-cell office:value-type="float" office:value="0.0911628158565236">
                <text:p>0.0911628158565236</text:p>
              </table:table-cell>
              <table:table-cell office:value-type="float" office:value="-0.374509471995578">
                <text:p>-0.374509471995578</text:p>
              </table:table-cell>
              <table:table-cell office:value-type="float" office:value="-0.924189596649897">
                <text:p>-0.924189596649897</text:p>
              </table:table-cell>
              <table:table-cell office:value-type="float" office:value="0.68514888463239">
                <text:p>0.68514888463239</text:p>
              </table:table-cell>
            </table:table-row>
            <table:table-row>
              <table:table-cell office:value-type="string">
                <text:p>stb_perlin</text:p>
                <draw:g>
                  <svg:desc>Sheet1.A58:Sheet1.A58</svg:desc>
                </draw:g>
              </table:table-cell>
              <table:table-cell office:value-type="float" office:value="-0.596864193209194">
                <text:p>-0.596864193209194</text:p>
                <draw:g>
                  <svg:desc>Sheet1.B58:Sheet1.AD58</svg:desc>
                </draw:g>
              </table:table-cell>
              <table:table-cell office:value-type="float" office:value="1.91519018596476">
                <text:p>1.91519018596476</text:p>
              </table:table-cell>
              <table:table-cell office:value-type="float" office:value="-0.101889414393762">
                <text:p>-0.101889414393762</text:p>
              </table:table-cell>
              <table:table-cell office:value-type="float" office:value="-0.252779678947182">
                <text:p>-0.252779678947182</text:p>
              </table:table-cell>
              <table:table-cell office:value-type="float" office:value="0.760316459514736">
                <text:p>0.760316459514736</text:p>
              </table:table-cell>
              <table:table-cell office:value-type="float" office:value="0.000318851022768337">
                <text:p>0.000318851022768337</text:p>
              </table:table-cell>
              <table:table-cell office:value-type="float" office:value="-0.349685405952731">
                <text:p>-0.349685405952731</text:p>
              </table:table-cell>
              <table:table-cell office:value-type="float" office:value="-0.185908322044125">
                <text:p>-0.185908322044125</text:p>
              </table:table-cell>
              <table:table-cell office:value-type="float" office:value="-0.71017748350974">
                <text:p>-0.71017748350974</text:p>
              </table:table-cell>
              <table:table-cell office:value-type="float" office:value="0.92342014267482">
                <text:p>0.92342014267482</text:p>
              </table:table-cell>
              <table:table-cell office:value-type="float" office:value="-4.06549868139322">
                <text:p>-4.06549868139322</text:p>
              </table:table-cell>
              <table:table-cell office:value-type="float" office:value="0.690066975789744">
                <text:p>0.690066975789744</text:p>
              </table:table-cell>
              <table:table-cell office:value-type="float" office:value="0.00839526039005387">
                <text:p>0.00839526039005387</text:p>
              </table:table-cell>
              <table:table-cell office:value-type="float" office:value="-0.167620589910816">
                <text:p>-0.167620589910816</text:p>
              </table:table-cell>
              <table:table-cell office:value-type="float" office:value="1.84836555197022">
                <text:p>1.84836555197022</text:p>
              </table:table-cell>
              <table:table-cell office:value-type="float" office:value="0.700512700843292">
                <text:p>0.700512700843292</text:p>
              </table:table-cell>
              <table:table-cell office:value-type="float" office:value="-3.21189103728498">
                <text:p>-3.21189103728498</text:p>
              </table:table-cell>
              <table:table-cell office:value-type="float" office:value="-2.63294289443062">
                <text:p>-2.63294289443062</text:p>
              </table:table-cell>
              <table:table-cell office:value-type="float" office:value="-1.27560144919887">
                <text:p>-1.27560144919887</text:p>
              </table:table-cell>
              <table:table-cell office:value-type="float" office:value="0.481459531952904">
                <text:p>0.481459531952904</text:p>
              </table:table-cell>
              <table:table-cell office:value-type="float" office:value="-0.683419199829288">
                <text:p>-0.683419199829288</text:p>
              </table:table-cell>
              <table:table-cell office:value-type="float" office:value="0.93755180632688">
                <text:p>0.93755180632688</text:p>
              </table:table-cell>
              <table:table-cell office:value-type="float" office:value="0.0887106372058778">
                <text:p>0.0887106372058778</text:p>
              </table:table-cell>
              <table:table-cell office:value-type="float" office:value="1.09588770846821">
                <text:p>1.09588770846821</text:p>
              </table:table-cell>
              <table:table-cell office:value-type="float" office:value="0.512358034908906">
                <text:p>0.512358034908906</text:p>
              </table:table-cell>
              <table:table-cell office:value-type="float" office:value="0.361053647472981">
                <text:p>0.361053647472981</text:p>
              </table:table-cell>
              <table:table-cell office:value-type="float" office:value="-0.100046082002119">
                <text:p>-0.100046082002119</text:p>
              </table:table-cell>
              <table:table-cell office:value-type="float" office:value="-1.01426078074762">
                <text:p>-1.01426078074762</text:p>
              </table:table-cell>
              <table:table-cell office:value-type="float" office:value="0.747528246591183">
                <text:p>0.747528246591183</text:p>
              </table:table-cell>
            </table:table-row>
            <table:table-row>
              <table:table-cell office:value-type="string">
                <text:p>strstr</text:p>
                <draw:g>
                  <svg:desc>Sheet1.A59:Sheet1.A59</svg:desc>
                </draw:g>
              </table:table-cell>
              <table:table-cell office:value-type="float" office:value="1.19379627485549">
                <text:p>1.19379627485549</text:p>
                <draw:g>
                  <svg:desc>Sheet1.B59:Sheet1.AD59</svg:desc>
                </draw:g>
              </table:table-cell>
              <table:table-cell office:value-type="float" office:value="1.8225031743236">
                <text:p>1.8225031743236</text:p>
              </table:table-cell>
              <table:table-cell office:value-type="float" office:value="-0.0864708640020124">
                <text:p>-0.0864708640020124</text:p>
              </table:table-cell>
              <table:table-cell office:value-type="float" office:value="0.322786126890042">
                <text:p>0.322786126890042</text:p>
              </table:table-cell>
              <table:table-cell office:value-type="float" office:value="1.53225228957787">
                <text:p>1.53225228957787</text:p>
              </table:table-cell>
              <table:table-cell office:value-type="float" office:value="0.0127875651716871">
                <text:p>0.0127875651716871</text:p>
              </table:table-cell>
              <table:table-cell office:value-type="float" office:value="-0.874166270264521">
                <text:p>-0.874166270264521</text:p>
              </table:table-cell>
              <table:table-cell office:value-type="float" office:value="0.952580105487923">
                <text:p>0.952580105487923</text:p>
              </table:table-cell>
              <table:table-cell office:value-type="float" office:value="-0.489854487509759">
                <text:p>-0.489854487509759</text:p>
              </table:table-cell>
              <table:table-cell office:value-type="float" office:value="0.761664554133434">
                <text:p>0.761664554133434</text:p>
              </table:table-cell>
              <table:table-cell office:value-type="float" office:value="0.282456377959667">
                <text:p>0.282456377959667</text:p>
              </table:table-cell>
              <table:table-cell office:value-type="float" office:value="-1.18093125511288">
                <text:p>-1.18093125511288</text:p>
              </table:table-cell>
              <table:table-cell office:value-type="float" office:value="-0.194314384286857">
                <text:p>-0.194314384286857</text:p>
              </table:table-cell>
              <table:table-cell office:value-type="float" office:value="-0.448788468486967">
                <text:p>-0.448788468486967</text:p>
              </table:table-cell>
              <table:table-cell office:value-type="float" office:value="1.39400376186424">
                <text:p>1.39400376186424</text:p>
              </table:table-cell>
              <table:table-cell office:value-type="float" office:value="2.95116682744881">
                <text:p>2.95116682744881</text:p>
              </table:table-cell>
              <table:table-cell office:value-type="float" office:value="0.353112478949163">
                <text:p>0.353112478949163</text:p>
              </table:table-cell>
              <table:table-cell office:value-type="float" office:value="-2.29271121812506">
                <text:p>-2.29271121812506</text:p>
              </table:table-cell>
              <table:table-cell office:value-type="float" office:value="-1.47907963164346">
                <text:p>-1.47907963164346</text:p>
              </table:table-cell>
              <table:table-cell office:value-type="float" office:value="-0.42494972265264">
                <text:p>-0.42494972265264</text:p>
              </table:table-cell>
              <table:table-cell office:value-type="float" office:value="-0.743805907903599">
                <text:p>-0.743805907903599</text:p>
              </table:table-cell>
              <table:table-cell office:value-type="float" office:value="0.139041168287803">
                <text:p>0.139041168287803</text:p>
              </table:table-cell>
              <table:table-cell office:value-type="float" office:value="-0.35071841954958">
                <text:p>-0.35071841954958</text:p>
              </table:table-cell>
              <table:table-cell office:value-type="float" office:value="0.474319862573393">
                <text:p>0.474319862573393</text:p>
              </table:table-cell>
              <table:table-cell office:value-type="float" office:value="0.553321604413309">
                <text:p>0.553321604413309</text:p>
              </table:table-cell>
              <table:table-cell office:value-type="float" office:value="-2.88177629957002">
                <text:p>-2.88177629957002</text:p>
              </table:table-cell>
              <table:table-cell office:value-type="float" office:value="-1.89439720768418">
                <text:p>-1.89439720768418</text:p>
              </table:table-cell>
              <table:table-cell office:value-type="float" office:value="-1.01587389881977">
                <text:p>-1.01587389881977</text:p>
              </table:table-cell>
              <table:table-cell office:value-type="float" office:value="0.527937984325935">
                <text:p>0.527937984325935</text:p>
              </table:table-cell>
            </table:table-row>
            <table:table-row>
              <table:table-cell office:value-type="string">
                <text:p>tarai</text:p>
                <draw:g>
                  <svg:desc>Sheet1.A60:Sheet1.A60</svg:desc>
                </draw:g>
              </table:table-cell>
              <table:table-cell office:value-type="float" office:value="-0.310737432421619">
                <text:p>-0.310737432421619</text:p>
                <draw:g>
                  <svg:desc>Sheet1.B60:Sheet1.AD60</svg:desc>
                </draw:g>
              </table:table-cell>
              <table:table-cell office:value-type="float" office:value="1.58838860796215">
                <text:p>1.58838860796215</text:p>
              </table:table-cell>
              <table:table-cell office:value-type="float" office:value="-0.0948528415311332">
                <text:p>-0.0948528415311332</text:p>
              </table:table-cell>
              <table:table-cell office:value-type="float" office:value="-1.3886461354818">
                <text:p>-1.3886461354818</text:p>
              </table:table-cell>
              <table:table-cell office:value-type="float" office:value="0.871195911044768">
                <text:p>0.871195911044768</text:p>
              </table:table-cell>
              <table:table-cell office:value-type="float" office:value="0.0141947350557214">
                <text:p>0.0141947350557214</text:p>
              </table:table-cell>
              <table:table-cell office:value-type="float" office:value="-0.480756553977842">
                <text:p>-0.480756553977842</text:p>
              </table:table-cell>
              <table:table-cell office:value-type="float" office:value="0.391352965830667">
                <text:p>0.391352965830667</text:p>
              </table:table-cell>
              <table:table-cell office:value-type="float" office:value="2.54601957618769">
                <text:p>2.54601957618769</text:p>
              </table:table-cell>
              <table:table-cell office:value-type="float" office:value="0.991501471004399">
                <text:p>0.991501471004399</text:p>
              </table:table-cell>
              <table:table-cell office:value-type="float" office:value="1.09822552486956">
                <text:p>1.09822552486956</text:p>
              </table:table-cell>
              <table:table-cell office:value-type="float" office:value="0.0829005279958395">
                <text:p>0.0829005279958395</text:p>
              </table:table-cell>
              <table:table-cell office:value-type="float" office:value="0.0710814580862961">
                <text:p>0.0710814580862961</text:p>
              </table:table-cell>
              <table:table-cell office:value-type="float" office:value="-0.200065842496844">
                <text:p>-0.200065842496844</text:p>
              </table:table-cell>
              <table:table-cell office:value-type="float" office:value="1.80783113076692">
                <text:p>1.80783113076692</text:p>
              </table:table-cell>
              <table:table-cell office:value-type="float" office:value="1.07405849035261">
                <text:p>1.07405849035261</text:p>
              </table:table-cell>
              <table:table-cell office:value-type="float" office:value="-1.12712855353546">
                <text:p>-1.12712855353546</text:p>
              </table:table-cell>
              <table:table-cell office:value-type="float" office:value="-2.45434508859088">
                <text:p>-2.45434508859088</text:p>
              </table:table-cell>
              <table:table-cell office:value-type="float" office:value="-1.27761166220535">
                <text:p>-1.27761166220535</text:p>
              </table:table-cell>
              <table:table-cell office:value-type="float" office:value="0.498607930364803">
                <text:p>0.498607930364803</text:p>
              </table:table-cell>
              <table:table-cell office:value-type="float" office:value="0.563971761714042">
                <text:p>0.563971761714042</text:p>
              </table:table-cell>
              <table:table-cell office:value-type="float" office:value="0.570995529403432">
                <text:p>0.570995529403432</text:p>
              </table:table-cell>
              <table:table-cell office:value-type="float" office:value="0.0323330757707605">
                <text:p>0.0323330757707605</text:p>
              </table:table-cell>
              <table:table-cell office:value-type="float" office:value="3.49893897776578">
                <text:p>3.49893897776578</text:p>
              </table:table-cell>
              <table:table-cell office:value-type="float" office:value="0.472888862611544">
                <text:p>0.472888862611544</text:p>
              </table:table-cell>
              <table:table-cell office:value-type="float" office:value="0.310810480564716">
                <text:p>0.310810480564716</text:p>
              </table:table-cell>
              <table:table-cell office:value-type="float" office:value="-0.310902502198702">
                <text:p>-0.310902502198702</text:p>
              </table:table-cell>
              <table:table-cell office:value-type="float" office:value="0.218678672005115">
                <text:p>0.218678672005115</text:p>
              </table:table-cell>
              <table:table-cell office:value-type="float" office:value="0.713965383591995">
                <text:p>0.713965383591995</text:p>
              </table:table-cell>
            </table:table-row>
            <table:table-row>
              <table:table-cell office:value-type="string">
                <text:p>ud</text:p>
                <draw:g>
                  <svg:desc>Sheet1.A61:Sheet1.A61</svg:desc>
                </draw:g>
              </table:table-cell>
              <table:table-cell office:value-type="float" office:value="-0.35073638161028">
                <text:p>-0.35073638161028</text:p>
                <draw:g>
                  <svg:desc>Sheet1.B61:Sheet1.AD61</svg:desc>
                </draw:g>
              </table:table-cell>
              <table:table-cell office:value-type="float" office:value="1.48888659677598">
                <text:p>1.48888659677598</text:p>
              </table:table-cell>
              <table:table-cell office:value-type="float" office:value="-0.193206705868169">
                <text:p>-0.193206705868169</text:p>
              </table:table-cell>
              <table:table-cell office:value-type="float" office:value="0.331622096058886">
                <text:p>0.331622096058886</text:p>
              </table:table-cell>
              <table:table-cell office:value-type="float" office:value="0.774661934123085">
                <text:p>0.774661934123085</text:p>
              </table:table-cell>
              <table:table-cell office:value-type="float" office:value="-0.0317654318389507">
                <text:p>-0.0317654318389507</text:p>
              </table:table-cell>
              <table:table-cell office:value-type="float" office:value="-0.474949914933821">
                <text:p>-0.474949914933821</text:p>
              </table:table-cell>
              <table:table-cell office:value-type="float" office:value="0.0887679504298139">
                <text:p>0.0887679504298139</text:p>
              </table:table-cell>
              <table:table-cell office:value-type="float" office:value="-2.53207136285292">
                <text:p>-2.53207136285292</text:p>
              </table:table-cell>
              <table:table-cell office:value-type="float" office:value="1.01746491371419">
                <text:p>1.01746491371419</text:p>
              </table:table-cell>
              <table:table-cell office:value-type="float" office:value="1.1288790094303">
                <text:p>1.1288790094303</text:p>
              </table:table-cell>
              <table:table-cell office:value-type="float" office:value="0.51776847223519">
                <text:p>0.51776847223519</text:p>
              </table:table-cell>
              <table:table-cell office:value-type="float" office:value="0.0189130542281084">
                <text:p>0.0189130542281084</text:p>
              </table:table-cell>
              <table:table-cell office:value-type="float" office:value="-0.164464059921552">
                <text:p>-0.164464059921552</text:p>
              </table:table-cell>
              <table:table-cell office:value-type="float" office:value="1.70945367638276">
                <text:p>1.70945367638276</text:p>
              </table:table-cell>
              <table:table-cell office:value-type="float" office:value="1.10045022000568">
                <text:p>1.10045022000568</text:p>
              </table:table-cell>
              <table:table-cell office:value-type="float" office:value="0.211422208807068">
                <text:p>0.211422208807068</text:p>
              </table:table-cell>
              <table:table-cell office:value-type="float" office:value="-2.49712909544884">
                <text:p>-2.49712909544884</text:p>
              </table:table-cell>
              <table:table-cell office:value-type="float" office:value="-1.17750663044139">
                <text:p>-1.17750663044139</text:p>
              </table:table-cell>
              <table:table-cell office:value-type="float" office:value="0.469896103358572">
                <text:p>0.469896103358572</text:p>
              </table:table-cell>
              <table:table-cell office:value-type="float" office:value="-1.18530516874957">
                <text:p>-1.18530516874957</text:p>
              </table:table-cell>
              <table:table-cell office:value-type="float" office:value="0.5203971511448">
                <text:p>0.5203971511448</text:p>
              </table:table-cell>
              <table:table-cell office:value-type="float" office:value="0.0314902954816029">
                <text:p>0.0314902954816029</text:p>
              </table:table-cell>
              <table:table-cell office:value-type="float" office:value="-0.0853448621803762">
                <text:p>-0.0853448621803762</text:p>
              </table:table-cell>
              <table:table-cell office:value-type="float" office:value="0.471051092652381">
                <text:p>0.471051092652381</text:p>
              </table:table-cell>
              <table:table-cell office:value-type="float" office:value="0.230231524808844">
                <text:p>0.230231524808844</text:p>
              </table:table-cell>
              <table:table-cell office:value-type="float" office:value="-0.215431948384498">
                <text:p>-0.215431948384498</text:p>
              </table:table-cell>
              <table:table-cell office:value-type="float" office:value="-1.4623671698524">
                <text:p>-1.4623671698524</text:p>
              </table:table-cell>
              <table:table-cell office:value-type="float" office:value="0.784504000742524">
                <text:p>0.7845040007425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